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200000B300000E2A000009E47BAFB418F3272F76.wmf" manifest:media-type="image/x-wmf"/>
  <manifest:file-entry manifest:full-path="Pictures/200000B300000E2A000009E4ADC70440B8166212.wmf" manifest:media-type="image/x-wmf"/>
  <manifest:file-entry manifest:full-path="Pictures/200000EC0000271100000C55919F8A6EDC35C712.wmf" manifest:media-type="image/x-wmf"/>
  <manifest:file-entry manifest:full-path="Pictures/200000B300000E2A000009E4A291D9C1C48F9DFB.wmf" manifest:media-type="image/x-wmf"/>
  <manifest:file-entry manifest:full-path="Pictures/200000ED0000271100000C553EE684FD53886576.wmf" manifest:media-type="image/x-wmf"/>
  <manifest:file-entry manifest:full-path="Pictures/200000ED0000273000000C55D0AB73F6B90278FE.wmf" manifest:media-type="image/x-wmf"/>
  <manifest:file-entry manifest:full-path="Pictures/200000B300000E2A000009E40B305ACCA899257A.wmf" manifest:media-type="image/x-wmf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8.19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52.37mm"/>
    </style:style>
    <style:style style:name="co20" style:family="table-column">
      <style:table-column-properties fo:break-before="auto" style:column-width="44.52mm"/>
    </style:style>
    <style:style style:name="co21" style:family="table-column">
      <style:table-column-properties fo:break-before="auto" style:column-width="43.64mm"/>
    </style:style>
    <style:style style:name="co22" style:family="table-column">
      <style:table-column-properties fo:break-before="auto" style:column-width="44.22mm"/>
    </style:style>
    <style:style style:name="co23" style:family="table-column">
      <style:table-column-properties fo:break-before="auto" style:column-width="22.58mm"/>
    </style:style>
    <style:style style:name="co68" style:family="table-column">
      <style:table-column-properties fo:break-before="auto" style:column-width="73.94mm"/>
    </style:style>
    <style:style style:name="co69" style:family="table-column">
      <style:table-column-properties fo:break-before="auto" style:column-width="9.7mm"/>
    </style:style>
    <style:style style:name="co70" style:family="table-column">
      <style:table-column-properties fo:break-before="auto" style:column-width="4.99mm"/>
    </style:style>
    <style:style style:name="co71" style:family="table-column">
      <style:table-column-properties fo:break-before="auto" style:column-width="49.42mm"/>
    </style:style>
    <style:style style:name="co72" style:family="table-column">
      <style:table-column-properties fo:break-before="auto" style:column-width="16.85mm"/>
    </style:style>
    <style:style style:name="co73" style:family="table-column">
      <style:table-column-properties fo:break-before="auto" style:column-width="4.48mm"/>
    </style:style>
    <style:style style:name="co74" style:family="table-column">
      <style:table-column-properties fo:break-before="auto" style:column-width="126.4mm"/>
    </style:style>
    <style:style style:name="co75" style:family="table-column">
      <style:table-column-properties fo:break-before="auto" style:column-width="10.35mm"/>
    </style:style>
    <style:style style:name="co76" style:family="table-column">
      <style:table-column-properties fo:break-before="auto" style:column-width="149.74mm"/>
    </style:style>
    <style:style style:name="co77" style:family="table-column">
      <style:table-column-properties fo:break-before="auto" style:column-width="2.75mm"/>
    </style:style>
    <style:style style:name="co78" style:family="table-column">
      <style:table-column-properties fo:break-before="auto" style:column-width="17.74mm"/>
    </style:style>
    <style:style style:name="co79" style:family="table-column">
      <style:table-column-properties fo:break-before="auto" style:column-width="37.25mm"/>
    </style:style>
    <style:style style:name="co80" style:family="table-column">
      <style:table-column-properties fo:break-before="auto" style:column-width="7.48mm"/>
    </style:style>
    <style:style style:name="co81" style:family="table-column">
      <style:table-column-properties fo:break-before="auto" style:column-width="8.63mm"/>
    </style:style>
    <style:style style:name="co82" style:family="table-column">
      <style:table-column-properties fo:break-before="auto" style:column-width="7.18mm"/>
    </style:style>
    <style:style style:name="co83" style:family="table-column">
      <style:table-column-properties fo:break-before="auto" style:column-width="22.67mm"/>
    </style:style>
    <style:style style:name="co31" style:family="table-column">
      <style:table-column-properties fo:break-before="auto" style:column-width="4.74mm"/>
    </style:style>
    <style:style style:name="co32" style:family="table-column">
      <style:table-column-properties fo:break-before="auto" style:column-width="37.71mm"/>
    </style:style>
    <style:style style:name="co33" style:family="table-column">
      <style:table-column-properties fo:break-before="auto" style:column-width="37.69mm"/>
    </style:style>
    <style:style style:name="co34" style:family="table-column">
      <style:table-column-properties fo:break-before="auto" style:column-width="20mm"/>
    </style:style>
    <style:style style:name="co35" style:family="table-column">
      <style:table-column-properties fo:break-before="auto" style:column-width="20.99mm"/>
    </style:style>
    <style:style style:name="co36" style:family="table-column">
      <style:table-column-properties fo:break-before="auto" style:column-width="7.46mm"/>
    </style:style>
    <style:style style:name="co37" style:family="table-column">
      <style:table-column-properties fo:break-before="auto" style:column-width="2.72mm"/>
    </style:style>
    <style:style style:name="co38" style:family="table-column">
      <style:table-column-properties fo:break-before="auto" style:column-width="20.41mm"/>
    </style:style>
    <style:style style:name="co39" style:family="table-column">
      <style:table-column-properties fo:break-before="auto" style:column-width="17.9mm"/>
    </style:style>
    <style:style style:name="co40" style:family="table-column">
      <style:table-column-properties fo:break-before="auto" style:column-width="7.27mm"/>
    </style:style>
    <style:style style:name="co41" style:family="table-column">
      <style:table-column-properties fo:break-before="auto" style:column-width="22.4mm"/>
    </style:style>
    <style:style style:name="co42" style:family="table-column">
      <style:table-column-properties fo:break-before="auto" style:column-width="50.34mm"/>
    </style:style>
    <style:style style:name="co43" style:family="table-column">
      <style:table-column-properties fo:break-before="auto" style:column-width="3.35mm"/>
    </style:style>
    <style:style style:name="co44" style:family="table-column">
      <style:table-column-properties fo:break-before="auto" style:column-width="17.44mm"/>
    </style:style>
    <style:style style:name="co45" style:family="table-column">
      <style:table-column-properties fo:break-before="auto" style:column-width="8.29mm"/>
    </style:style>
    <style:style style:name="co46" style:family="table-column">
      <style:table-column-properties fo:break-before="auto" style:column-width="3.92mm"/>
    </style:style>
    <style:style style:name="co47" style:family="table-column">
      <style:table-column-properties fo:break-before="auto" style:column-width="16.86mm"/>
    </style:style>
    <style:style style:name="co48" style:family="table-column">
      <style:table-column-properties fo:break-before="auto" style:column-width="3.81mm"/>
    </style:style>
    <style:style style:name="co49" style:family="table-column">
      <style:table-column-properties fo:break-before="auto" style:column-width="100.14mm"/>
    </style:style>
    <style:style style:name="co50" style:family="table-column">
      <style:table-column-properties fo:break-before="auto" style:column-width="3.07mm"/>
    </style:style>
    <style:style style:name="co51" style:family="table-column">
      <style:table-column-properties fo:break-before="auto" style:column-width="50.71mm"/>
    </style:style>
    <style:style style:name="co52" style:family="table-column">
      <style:table-column-properties fo:break-before="auto" style:column-width="61.63mm"/>
    </style:style>
    <style:style style:name="co53" style:family="table-column">
      <style:table-column-properties fo:break-before="auto" style:column-width="17.78mm"/>
    </style:style>
    <style:style style:name="co54" style:family="table-column">
      <style:table-column-properties fo:break-before="auto" style:column-width="2.86mm"/>
    </style:style>
    <style:style style:name="co55" style:family="table-column">
      <style:table-column-properties fo:break-before="auto" style:column-width="32.95mm"/>
    </style:style>
    <style:style style:name="co56" style:family="table-column">
      <style:table-column-properties fo:break-before="auto" style:column-width="3.63mm"/>
    </style:style>
    <style:style style:name="co57" style:family="table-column">
      <style:table-column-properties fo:break-before="auto" style:column-width="17.48mm"/>
    </style:style>
    <style:style style:name="co58" style:family="table-column">
      <style:table-column-properties fo:break-before="auto" style:column-width="17.5mm"/>
    </style:style>
    <style:style style:name="co59" style:family="table-column">
      <style:table-column-properties fo:break-before="auto" style:column-width="4mm"/>
    </style:style>
    <style:style style:name="co60" style:family="table-column">
      <style:table-column-properties fo:break-before="auto" style:column-width="1.94mm"/>
    </style:style>
    <style:style style:name="co61" style:family="table-column">
      <style:table-column-properties fo:break-before="auto" style:column-width="4.15mm"/>
    </style:style>
    <style:style style:name="co62" style:family="table-column">
      <style:table-column-properties fo:break-before="auto" style:column-width="34.55mm"/>
    </style:style>
    <style:style style:name="co63" style:family="table-column">
      <style:table-column-properties fo:break-before="auto" style:column-width="62.35mm"/>
    </style:style>
    <style:style style:name="co64" style:family="table-column">
      <style:table-column-properties fo:break-before="auto" style:column-width="8.98mm"/>
    </style:style>
    <style:style style:name="co65" style:family="table-column">
      <style:table-column-properties fo:break-before="auto" style:column-width="86.32mm"/>
    </style:style>
    <style:style style:name="co66" style:family="table-column">
      <style:table-column-properties fo:break-before="auto" style:column-width="45.86mm"/>
    </style:style>
    <style:style style:name="co67" style:family="table-column">
      <style:table-column-properties fo:break-before="auto" style:column-width="34.11mm"/>
    </style:style>
    <style:style style:name="co84" style:family="table-column">
      <style:table-column-properties fo:break-before="auto" style:column-width="17.69mm"/>
    </style:style>
    <style:style style:name="co85" style:family="table-column">
      <style:table-column-properties fo:break-before="auto" style:column-width="14.83mm"/>
    </style:style>
    <style:style style:name="co86" style:family="table-column">
      <style:table-column-properties fo:break-before="auto" style:column-width="3.18mm"/>
    </style:style>
    <style:style style:name="co87" style:family="table-column">
      <style:table-column-properties fo:break-before="auto" style:column-width="13.67mm"/>
    </style:style>
    <style:style style:name="co88" style:family="table-column">
      <style:table-column-properties fo:break-before="auto" style:column-width="24.08mm"/>
    </style:style>
    <style:style style:name="co89" style:family="table-column">
      <style:table-column-properties fo:break-before="auto" style:column-width="3.72mm"/>
    </style:style>
    <style:style style:name="co90" style:family="table-column">
      <style:table-column-properties fo:break-before="auto" style:column-width="34.08mm"/>
    </style:style>
    <style:style style:name="co91" style:family="table-column">
      <style:table-column-properties fo:break-before="auto" style:column-width="75.97mm"/>
    </style:style>
    <style:style style:name="co92" style:family="table-column">
      <style:table-column-properties fo:break-before="auto" style:column-width="40.01mm"/>
    </style:style>
    <style:style style:name="co93" style:family="table-column">
      <style:table-column-properties fo:break-before="auto" style:column-width="27.52mm"/>
    </style:style>
    <style:style style:name="co94" style:family="table-column">
      <style:table-column-properties fo:break-before="auto" style:column-width="15.42mm"/>
    </style:style>
    <style:style style:name="co95" style:family="table-column">
      <style:table-column-properties fo:break-before="auto" style:column-width="3.26mm"/>
    </style:style>
    <style:style style:name="co96" style:family="table-column">
      <style:table-column-properties fo:break-before="auto" style:column-width="22.07mm"/>
    </style:style>
    <style:style style:name="co97" style:family="table-column">
      <style:table-column-properties fo:break-before="auto" style:column-width="99.66mm"/>
    </style:style>
    <style:style style:name="co98" style:family="table-column">
      <style:table-column-properties fo:break-before="auto" style:column-width="58mm"/>
    </style:style>
    <style:style style:name="co99" style:family="table-column">
      <style:table-column-properties fo:break-before="auto" style:column-width="14.53mm"/>
    </style:style>
    <style:style style:name="co100" style:family="table-column">
      <style:table-column-properties fo:break-before="auto" style:column-width="16.28mm"/>
    </style:style>
    <style:style style:name="co101" style:family="table-column">
      <style:table-column-properties fo:break-before="auto" style:column-width="17.16mm"/>
    </style:style>
    <style:style style:name="co102" style:family="table-column">
      <style:table-column-properties fo:break-before="auto" style:column-width="23.5mm"/>
    </style:style>
    <style:style style:name="co103" style:family="table-column">
      <style:table-column-properties fo:break-before="auto" style:column-width="3.49mm"/>
    </style:style>
    <style:style style:name="co104" style:family="table-column">
      <style:table-column-properties fo:break-before="auto" style:column-width="9.77mm"/>
    </style:style>
    <style:style style:name="co105" style:family="table-column">
      <style:table-column-properties fo:break-before="auto" style:column-width="99.99mm"/>
    </style:style>
    <style:style style:name="co106" style:family="table-column">
      <style:table-column-properties fo:break-before="auto" style:column-width="45.23mm"/>
    </style:style>
    <style:style style:name="co107" style:family="table-column">
      <style:table-column-properties fo:break-before="auto" style:column-width="25.31mm"/>
    </style:style>
    <style:style style:name="co108" style:family="table-column">
      <style:table-column-properties fo:break-before="auto" style:column-width="17.43mm"/>
    </style:style>
    <style:style style:name="co109" style:family="table-column">
      <style:table-column-properties fo:break-before="auto" style:column-width="20.13mm"/>
    </style:style>
    <style:style style:name="co110" style:family="table-column">
      <style:table-column-properties fo:break-before="auto" style:column-width="15.12mm"/>
    </style:style>
    <style:style style:name="co111" style:family="table-column">
      <style:table-column-properties fo:break-before="auto" style:column-width="22.63mm"/>
    </style:style>
    <style:style style:name="ro7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25" style:family="table-row">
      <style:table-row-properties style:row-height="11.62mm" fo:break-before="auto" style:use-optimal-row-height="false"/>
    </style:style>
    <style:style style:name="ro26" style:family="table-row">
      <style:table-row-properties style:row-height="5.26mm" fo:break-before="auto" style:use-optimal-row-height="false"/>
    </style:style>
    <style:style style:name="ro27" style:family="table-row">
      <style:table-row-properties style:row-height="4.71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4.8mm" fo:break-before="auto" style:use-optimal-row-height="false"/>
    </style:style>
    <style:style style:name="ro14" style:family="table-row">
      <style:table-row-properties style:row-height="9.14mm" fo:break-before="auto" style:use-optimal-row-height="false"/>
    </style:style>
    <style:style style:name="ro15" style:family="table-row">
      <style:table-row-properties style:row-height="5.73mm" fo:break-before="auto" style:use-optimal-row-height="false"/>
    </style:style>
    <style:style style:name="ro16" style:family="table-row">
      <style:table-row-properties style:row-height="2.63mm" fo:break-before="auto" style:use-optimal-row-height="false"/>
    </style:style>
    <style:style style:name="ro17" style:family="table-row">
      <style:table-row-properties style:row-height="6mm" fo:break-before="auto" style:use-optimal-row-height="false"/>
    </style:style>
    <style:style style:name="ro18" style:family="table-row">
      <style:table-row-properties style:row-height="7mm" fo:break-before="auto" style:use-optimal-row-height="false"/>
    </style:style>
    <style:style style:name="ro19" style:family="table-row">
      <style:table-row-properties style:row-height="2.59mm" fo:break-before="auto" style:use-optimal-row-height="false"/>
    </style:style>
    <style:style style:name="ro20" style:family="table-row">
      <style:table-row-properties style:row-height="3mm" fo:break-before="auto" style:use-optimal-row-height="false"/>
    </style:style>
    <style:style style:name="ro21" style:family="table-row">
      <style:table-row-properties style:row-height="6.14mm" fo:break-before="auto" style:use-optimal-row-height="false"/>
    </style:style>
    <style:style style:name="ro22" style:family="table-row">
      <style:table-row-properties style:row-height="5.8mm" fo:break-before="auto" style:use-optimal-row-height="false"/>
    </style:style>
    <style:style style:name="ro23" style:family="table-row">
      <style:table-row-properties style:row-height="9.47mm" fo:break-before="auto" style:use-optimal-row-height="true"/>
    </style:style>
    <style:style style:name="ro24" style:family="table-row">
      <style:table-row-properties style:row-height="10.25mm" fo:break-before="auto" style:use-optimal-row-height="false"/>
    </style:style>
    <style:style style:name="ro28" style:family="table-row">
      <style:table-row-properties style:row-height="1.59mm" fo:break-before="auto" style:use-optimal-row-height="false"/>
    </style:style>
    <style:style style:name="ro29" style:family="table-row">
      <style:table-row-properties style:row-height="0.53mm" fo:break-before="auto" style:use-optimal-row-height="false"/>
    </style:style>
    <style:style style:name="ro30" style:family="table-row">
      <style:table-row-properties style:row-height="22.38mm" fo:break-before="auto" style:use-optimal-row-height="false"/>
    </style:style>
    <style:style style:name="ro31" style:family="table-row">
      <style:table-row-properties style:row-height="5.29mm" fo:break-before="auto" style:use-optimal-row-height="false"/>
    </style:style>
    <style:style style:name="ro32" style:family="table-row">
      <style:table-row-properties style:row-height="4.6mm" fo:break-before="auto" style:use-optimal-row-height="false"/>
    </style:style>
    <style:style style:name="ro33" style:family="table-row">
      <style:table-row-properties style:row-height="5.2mm" fo:break-before="auto" style:use-optimal-row-height="false"/>
    </style:style>
    <style:style style:name="ro34" style:family="table-row">
      <style:table-row-properties style:row-height="12.19mm" fo:break-before="auto" style:use-optimal-row-height="false"/>
    </style:style>
    <style:style style:name="ro35" style:family="table-row">
      <style:table-row-properties style:row-height="10.8m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percentage-style style:name="N10011" number:language="pt" number:country="BR">
      <number:number number:decimal-places="2" loext:min-decimal-places="2" number:min-integer-digits="1"/>
      <number:text>%</number:text>
    </number:percentage-style>
    <style:style style:name="ce4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 formula-hidden" style:print-content="true" fo:padding="0.71mm"/>
    </style:style>
    <style:style style:name="ce5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5f_BuiltIn_5f_Comma" style:data-style-name="N3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font-weight="bold" style:font-weight-asian="bold" style:font-weight-complex="bold"/>
    </style:style>
    <style:style style:name="ce57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Default">
      <style:table-cell-properties fo:background-color="#ffffff" style:cell-protect="protected formula-hidden" style:print-content="true"/>
    </style:style>
    <style:style style:name="ce63" style:family="table-cell" style:parent-style-name="Default">
      <style:table-cell-properties style:cell-protect="protected formula-hidden" style:print-content="true"/>
    </style:style>
    <style:style style:name="ce6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5" style:family="table-cell" style:parent-style-name="Excel_5f_BuiltIn_5f_Comma" style:data-style-name="N10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</style:style>
    <style:style style:name="ce67" style:family="table-cell" style:parent-style-name="Excel_5f_BuiltIn_5f_Comma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font-name="Arial1" style:font-name-asian="Microsoft YaHei" style:font-name-complex="Arial1"/>
    </style:style>
    <style:style style:name="ce73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start" fo:margin-left="0mm"/>
    </style:style>
    <style:style style:name="ce74" style:family="table-cell" style:parent-style-name="Excel_5f_BuiltIn_5f_Comma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value-type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fo:border="none"/>
    </style:style>
    <style:style style:name="ce35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35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color="#ff0000"/>
    </style:style>
    <style:style style:name="ce353" style:family="table-cell" style:parent-style-name="Default">
      <style:text-properties fo:color="#000000"/>
    </style:style>
    <style:style style:name="ce354" style:family="table-cell" style:parent-style-name="Default" style:data-style-name="N100">
      <style:table-cell-properties fo:border="0.06pt solid #000000"/>
    </style:style>
    <style:style style:name="ce355" style:family="table-cell" style:parent-style-name="Default" style:data-style-name="N37">
      <style:table-cell-properties fo:border="0.06pt solid #000000"/>
    </style:style>
    <style:style style:name="ce356" style:family="table-cell" style:parent-style-name="Default">
      <style:table-cell-properties fo:border="0.06pt solid #000000"/>
    </style:style>
    <style:style style:name="ce357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358" style:family="table-cell" style:parent-style-name="Default">
      <style:table-cell-properties fo:border="0.06pt solid #000000"/>
      <style:text-properties fo:color="#2300dc"/>
    </style:style>
    <style:style style:name="ce359" style:family="table-cell" style:parent-style-name="Default">
      <style:table-cell-properties fo:border="0.06pt solid #000000"/>
      <style:text-properties fo:color="#000000"/>
    </style:style>
    <style:style style:name="ce360" style:family="table-cell" style:parent-style-name="Default" style:data-style-name="N11">
      <style:table-cell-properties fo:border="0.06pt solid #000000"/>
    </style:style>
    <style:style style:name="ce361" style:family="table-cell" style:parent-style-name="Default" style:data-style-name="N37">
      <style:table-cell-properties fo:border="0.06pt solid #000000"/>
      <style:text-properties fo:color="#2300dc"/>
    </style:style>
    <style:style style:name="ce362" style:family="table-cell" style:parent-style-name="Default" style:data-style-name="N37">
      <style:table-cell-properties fo:border="0.06pt solid #000000"/>
      <style:text-properties fo:color="#000000"/>
    </style:style>
    <style:style style:name="ce36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transparent" fo:border="0.06pt solid #000000"/>
      <style:text-properties fo:color="#000000"/>
    </style:style>
    <style:style style:name="ce365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36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367" style:family="table-cell" style:parent-style-name="Default">
      <style:table-cell-properties fo:border="none"/>
      <style:text-properties fo:color="#ff0000"/>
    </style:style>
    <style:style style:name="ce368" style:family="table-cell" style:parent-style-name="Default">
      <style:table-cell-properties fo:border="none"/>
      <style:text-properties fo:color="#000000"/>
    </style:style>
    <style:style style:name="ce369" style:family="table-cell" style:parent-style-name="Default">
      <style:table-cell-properties fo:background-color="transparent" fo:border="none"/>
      <style:text-properties fo:color="#000000"/>
    </style:style>
    <style:style style:name="ce37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1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372" style:family="table-cell" style:parent-style-name="Default">
      <style:table-cell-properties fo:border="0.06pt solid #000000"/>
      <style:text-properties style:use-window-font-color="true"/>
    </style:style>
    <style:style style:name="ce373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374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375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76" style:family="table-cell" style:parent-style-name="Default">
      <style:table-cell-properties fo:border="0.06pt solid #000000"/>
      <style:text-properties fo:color="#ffffff"/>
    </style:style>
    <style:style style:name="ce377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378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379" style:family="table-cell" style:parent-style-name="Default">
      <style:table-cell-properties fo:border="none"/>
      <style:text-properties fo:color="#ffffff"/>
    </style:style>
    <style:style style:name="ce380" style:family="table-cell" style:parent-style-name="Default">
      <style:text-properties fo:color="#ffffff"/>
    </style:style>
    <style:style style:name="ce38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2" style:family="table-cell" style:parent-style-name="Default">
      <style:table-cell-properties fo:background-color="transparent" fo:border="0.06pt solid #000000"/>
    </style:style>
    <style:style style:name="ce383" style:family="table-cell" style:parent-style-name="Default">
      <style:table-cell-properties fo:border="0.06pt solid #000000"/>
      <style:text-properties fo:color="#ff0000"/>
    </style:style>
    <style:style style:name="ce38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3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9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395" style:family="table-cell" style:parent-style-name="Default">
      <style:text-properties fo:color="#0000ff"/>
    </style:style>
    <style:style style:name="ce10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able-cell-properties fo:background-color="#ffffff" style:cell-protect="protected formula-hidden" style:print-content="true" fo:padding="0.71mm"/>
    </style:style>
    <style:style style:name="ce10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Excel_5f_BuiltIn_5f_Comma" style:data-style-name="N3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font-weight="bold" style:font-weight-asian="bold" style:font-weight-complex="bold"/>
    </style:style>
    <style:style style:name="ce116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fo:background-color="#ffffff" style:cell-protect="protected formula-hidden" style:print-content="true"/>
    </style:style>
    <style:style style:name="ce122" style:family="table-cell" style:parent-style-name="Default">
      <style:table-cell-properties style:cell-protect="protected formula-hidden" style:print-content="true"/>
    </style:style>
    <style:style style:name="ce12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Excel_5f_BuiltIn_5f_Comma" style:data-style-name="N10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center" fo:margin-left="0mm"/>
    </style:style>
    <style:style style:name="ce126" style:family="table-cell" style:parent-style-name="Excel_5f_BuiltIn_5f_Comma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Excel_5f_BuiltIn_5f_Comma" style:data-style-name="N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font-name="Arial1" style:font-name-asian="Microsoft YaHei" style:font-name-complex="Arial1"/>
    </style:style>
    <style:style style:name="ce132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fo:padding="0.71mm" style:vertical-align="middle"/>
      <style:paragraph-properties fo:text-align="start" fo:margin-left="0mm"/>
    </style:style>
    <style:style style:name="ce133" style:family="table-cell" style:parent-style-name="Excel_5f_BuiltIn_5f_Comma" style:data-style-name="N30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wrap" fo:border="0.31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Excel_5f_BuiltIn_5f_Comma" style:data-style-name="N0">
      <style:table-cell-properties style:glyph-orientation-vertical="0" fo:border-bottom="0.31pt solid #000000" fo:background-color="#ffffff" style:cell-protect="none" style:print-content="true" style:diagonal-bl-tr="none" style:diagonal-tl-br="none" style:text-align-source="value-type" style:repeat-content="false" fo:wrap-option="wrap" fo:border-left="0.31pt solid #000000" style:direction="ltr" fo:padding="0.71mm" fo:border-right="0.31pt solid #000000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0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43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4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0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automatic"/>
      <style:paragraph-properties fo:margin-left="0mm" style:writing-mode="page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ffffff" style:cell-protect="protected formula-hidden" style:print-content="true"/>
      <style:text-properties fo:font-weight="bold" style:font-weight-asian="bold" style:font-weight-complex="bold"/>
    </style:style>
    <style:style style:name="ce158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font-weight="bold" style:font-weight-asian="bold" style:font-weight-complex="bold"/>
    </style:style>
    <style:style style:name="ce160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2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fo:background-color="#e6e6e6" style:cell-protect="protected formula-hidden" style:print-content="true" style:text-align-source="fix" style:repeat-content="false" fo:wrap-option="wrap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fo:border-bottom="0.06pt solid #000000" fo:background-color="#e6e6e6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0.06pt solid #000000" fo:padding="0.71mm" fo:border-right="none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6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78" style:family="table-cell" style:parent-style-name="Default">
      <style:table-cell-properties fo:border-bottom="none" fo:border-left="0.06pt solid #000000" fo:border-right="none" fo:border-top="0.06pt solid #000000"/>
    </style:style>
    <style:style style:name="ce179" style:family="table-cell" style:parent-style-name="Default">
      <style:table-cell-properties fo:border-bottom="none" fo:border-left="0.06pt solid #000000" fo:border-right="none" fo:border-top="none"/>
    </style:style>
    <style:style style:name="ce180" style:family="table-cell" style:parent-style-name="Default">
      <style:table-cell-properties style:glyph-orientation-vertical="0" fo:border-bottom="none" style:text-align-source="fix" style:repeat-content="false" fo:wrap-option="wrap" fo:border-left="0.06pt solid #000000" style:direction="ltr" fo:border-right="none" style:rotation-angle="0" style:rotation-align="non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1" style:family="table-cell" style:parent-style-name="Default">
      <style:table-cell-properties fo:border-bottom="0.06pt solid #000000" fo:border-left="0.06pt solid #000000" fo:border-right="none" fo:border-top="none"/>
    </style:style>
    <style:style style:name="ce182" style:family="table-cell" style:parent-style-name="Default">
      <style:table-cell-properties fo:background-color="#ffffff" style:cell-protect="protected formula-hidden" style:print-content="true" fo:border="non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0.06pt solid #000000" fo:padding="0.71mm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none" fo:background-color="#ffffff" style:cell-protect="protected formula-hidden" style:print-content="true" fo:border-left="0.06pt solid #000000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padding="0.71mm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fo:background-color="#e6e6e6" style:cell-protect="protected formula-hidden" style:print-content="false" style:text-align-source="fix" style:repeat-content="false" fo:border="0.06pt solid #000000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start" fo:margin-left="0mm"/>
      <style:text-properties style:font-name="Arial1" fo:font-size="10pt" style:font-name-asian="Microsoft YaHei" style:font-size-asian="10pt" style:font-name-complex="Arial1" style:font-size-complex="10pt"/>
    </style:style>
    <style:style style:name="ce195" style:family="table-cell" style:parent-style-name="Default" style:data-style-name="N158">
      <style:table-cell-properties style:glyph-orientation-vertical="0" style:cell-protect="formula-hidden" style:print-content="fals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97" style:family="table-cell" style:parent-style-name="Default">
      <style:table-cell-properties style:cell-protect="formula-hidden" style:print-content="false" style:text-align-source="fix" style:repeat-content="false" fo:background-color="transparent" fo:border="0.06pt solid #000000" style:vertical-align="middle"/>
      <style:paragraph-properties fo:text-align="center"/>
    </style:style>
    <style:style style:name="ce19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3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none" fo:border-top="0.06pt solid #000000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#e6e6e6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71mm" fo:border-right="none" fo:border-top="non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ackground-color="#cccccc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="none"/>
    </style:style>
    <style:style style:name="ce2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>
      <style:table-cell-properties fo:border-bottom="0.06pt solid #000000" fo:border-left="none" fo:border-right="none" fo:border-top="none"/>
    </style:style>
    <style:style style:name="ce219" style:family="table-cell" style:parent-style-name="Default">
      <style:table-cell-properties fo:background-color="#ffffff" style:cell-protect="protected formula-hidden" style:print-content="true" fo:border="non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fo:background-color="#c0c0c0" style:cell-protect="protected formula-hidden" style:print-content="true" fo:wrap-option="wrap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2" style:family="table-cell" style:parent-style-name="Default">
      <style:table-cell-properties fo:background-color="#c0c0c0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Default">
      <style:table-cell-properties fo:border-bottom="0.06pt solid #000000" fo:background-color="#666666" style:cell-protect="protected formula-hidden" style:print-content="true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</style:style>
    <style:style style:name="ce225" style:family="table-cell" style:parent-style-name="Default">
      <style:table-cell-properties fo:border-bottom="none" fo:background-color="#666666" style:cell-protect="protected formula-hidden" style:print-content="true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6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0.06pt solid #000000" fo:padding="0.71mm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0.06pt solid #000000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fo:background-color="#ffffff" style:cell-protect="protected formula-hidden" style:print-content="true" fo:border="none" fo:padding="0.71m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fo:background-color="#ffffff" style:cell-protect="protected formula-hidden" style:print-content="true" style:text-align-source="fix" style:repeat-content="false" fo:border="non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06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0.91pt solid #ffffff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238" style:family="table-cell" style:parent-style-name="Default" style:data-style-name="N157">
      <style:table-cell-properties style:cell-protect="none" style:print-content="true"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Excel_5f_BuiltIn_5f_Comma" style:data-style-name="N113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Excel_5f_BuiltIn_5f_Comma" style:data-style-name="N154">
      <style:table-cell-properties style:glyph-orientation-vertical="0" fo:background-color="#e6e6e6" style:cell-protect="protected" style:print-content="true" style:text-align-source="value-type" style:repeat-content="false" fo:wrap-option="no-wrap" fo:border="0.06pt solid #000000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Excel_5f_BuiltIn_5f_Comma" style:data-style-name="N157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Excel_5f_BuiltIn_5f_Comma" style:data-style-name="N157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none" style:rotation-angle="0" style:rotation-align="non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order-bottom="0.06pt solid #000000" fo:background-color="#666666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font-weight="bold" style:font-weight-asian="bold" style:font-weight-complex="bold"/>
    </style:style>
    <style:style style:name="ce245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none" fo:border-top="0.06pt solid #000000"/>
    </style:style>
    <style:style style:name="ce246" style:family="table-cell" style:parent-style-name="Default">
      <style:table-cell-properties fo:border-bottom="none" fo:background-color="#666666" style:cell-protect="protected formula-hidden" style:print-content="true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 style:data-style-name="N10011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91pt solid #ffffff" style:direction="ltr" fo:padding="0.71mm" fo:border-right="none" style:rotation-angle="0" style:rotation-align="none" style:shrink-to-fit="false" fo:border-top="none" style:vertical-align="automatic"/>
      <style:paragraph-properties fo:text-align="end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>
      <style:text-properties fo:font-size="9pt" style:font-size-asian="9pt" style:font-size-complex="9pt"/>
    </style:style>
    <style:style style:name="ce252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fo:background-color="#ffffff"/>
    </style:style>
    <style:style style:name="ce25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5" style:family="table-cell" style:parent-style-name="Default">
      <style:table-cell-properties fo:border-bottom="none" fo:background-color="#666666" style:cell-protect="protected formula-hidden" style:print-content="true" fo:border-left="none" fo:padding="0.71m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0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language-asian="en" style:country-asian="US" style:font-style-asian="normal" style:font-weight-asian="normal" style:font-name-complex="Arial1" style:font-size-complex="6.80000019073486pt" style:language-complex="en" style:country-complex="US" style:font-style-complex="normal" style:font-weight-complex="normal"/>
    </style:style>
    <style:style style:name="ce261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12pt" style:font-style-asian="normal" style:font-weight-asian="normal" style:font-name-complex="Arial1" style:font-size-complex="8pt" style:font-style-complex="normal" style:font-weight-complex="normal"/>
    </style:style>
    <style:style style:name="ce262" style:family="table-cell" style:parent-style-name="Default">
      <style:table-cell-properties fo:background-color="#ff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Arial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/>
    </style:style>
    <style:style style:name="ce263" style:family="table-cell" style:parent-style-name="Default">
      <style:table-cell-properties fo:background-color="#ffffff" style:cell-protect="protected formula-hidden" style:print-content="true" style:text-align-source="fix" style:repeat-content="false" fo:padding="0.71mm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6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/>
    </style:style>
    <style:style style:name="ce267" style:family="table-cell" style:parent-style-name="Default" style:data-style-name="N11">
      <style:table-cell-properties fo:background-color="#e6e6e6" style:cell-protect="none" style:print-content="true" style:text-align-source="fix" style:repeat-content="false" fo:border="0.06pt solid #000000" style:vertical-align="middle"/>
      <style:paragraph-properties fo:text-align="center" fo:margin-left="0mm"/>
    </style:style>
    <style:style style:name="ce268" style:family="table-cell" style:parent-style-name="Default" style:data-style-name="N11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Arial1" style:font-name-asian="Microsoft YaHei" style:font-name-complex="Arial1"/>
    </style:style>
    <style:style style:name="ce269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fo:background-color="#e6e6e6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cell-protect="protected formula-hidden" style:print-content="true" fo:background-color="transparent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fo:background-color="#ffffff" style:cell-protect="protected formula-hidden" style:print-content="true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fo:border-bottom="none" fo:background-color="#cccccc" style:cell-protect="protected formula-hidden" style:print-content="true" style:text-align-source="fix" style:repeat-content="false" fo:border-left="none" fo:padding="0.71mm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4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5" style:family="table-cell" style:parent-style-name="Default">
      <style:table-cell-properties fo:border-bottom="none" fo:background-color="#e6e6e6" style:cell-protect="protected formula-hidden" style:print-content="true" style:text-align-source="fix" style:repeat-content="false" fo:border-left="none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0.06pt solid #000000" fo:background-color="#cccccc" style:cell-protect="protected formula-hidden" style:print-content="true" style:text-align-source="fix" style:repeat-content="false" fo:border-left="none" fo:padding="0.71mm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7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order-bottom="none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3" style:family="table-cell" style:parent-style-name="Default">
      <style:table-cell-properties fo:border-bottom="0.06pt solid #000000" fo:background-color="#666666" style:cell-protect="protected formula-hidden" style:print-content="true" fo:border-left="none" fo:padding="0.71mm" fo:border-right="0.06pt solid #000000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87" style:family="table-cell" style:parent-style-name="Default">
      <style:table-cell-properties fo:border-bottom="none" fo:background-color="#ffffff" fo:border-left="none" fo:border-right="0.06pt solid #000000" fo:border-top="none" style:vertical-align="middle"/>
    </style:style>
    <style:style style:name="ce288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fo:background-color="#ffffff" style:cell-protect="protected formula-hidden" style:print-content="tru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background-color="#ffffff" style:vertical-align="middle"/>
    </style:style>
    <style:style style:name="ce293" style:family="table-cell" style:parent-style-name="Default">
      <style:table-cell-properties fo:background-color="#ffffff" style:cell-protect="protected formula-hidden" style:print-content="true" fo:padding="0.71mm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order-bottom="0.06pt solid #000000" fo:background-color="#ffffff" style:cell-protect="protected formula-hidden" style:print-content="true" fo:border-left="none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ackground-color="#ffffff" style:cell-protect="protected formula-hidden" style:print-content="true" fo:border="non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cell-protect="protected formula-hidden" style:print-content="true"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fo:background-color="#ffffff" style:cell-protect="protected formula-hidden" style:print-content="true" style:vertical-align="middle"/>
    </style:style>
    <style:style style:name="ce301" style:family="table-cell" style:parent-style-name="Default">
      <style:table-cell-properties style:cell-protect="protected formula-hidden" style:print-content="true"/>
      <style:text-properties fo:color="#000000"/>
    </style:style>
    <style:style style:name="ce302" style:family="table-cell" style:parent-style-name="Default">
      <style:table-cell-properties style:vertical-align="middle"/>
    </style:style>
    <style:style style:name="ce303" style:family="table-cell" style:parent-style-name="Default">
      <style:table-cell-properties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5" style:family="table-cell" style:parent-style-name="Default">
      <style:table-cell-properties fo:background-color="#ff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order-bottom="0.31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8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/>
    </style:style>
    <style:style style:name="ce311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start" fo:margin-left="0mm" style:writing-mode="page"/>
    </style:style>
    <style:style style:name="ce312" style:family="table-cell" style:parent-style-name="Default">
      <style:table-cell-properties style:glyph-orientation-vertical="0" fo:background-color="#ffffff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</style:style>
    <style:style style:name="ce314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cell-protect="none" style:print-content="true"/>
    </style:style>
    <style:style style:name="ce317" style:family="table-cell" style:parent-style-name="Default">
      <style:table-cell-properties style:glyph-orientation-vertical="0" fo:border-bottom="0.31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31pt solid #000000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ackground-color="#b3b3b3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9" style:family="table-cell" style:parent-style-name="Default">
      <style:table-cell-properties style:glyph-orientation-vertical="0" fo:background-color="#e6e6e6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</style:style>
    <style:style style:name="ce32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7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fo:background-color="#4c4c4c" style:cell-protect="protected formula-hidden" style:print-content="true"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>
      <style:table-cell-properties fo:border-bottom="none" fo:background-color="#b3b3b3" style:cell-protect="protected formula-hidden" style:print-content="tru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332" style:family="table-cell" style:parent-style-name="Default">
      <style:table-cell-properties style:glyph-orientation-vertical="0" fo:border-bottom="none" fo:background-color="#e6e6e6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font-name="Arial1" style:font-name-asian="Microsoft YaHei" style:font-name-complex="Arial1"/>
    </style:style>
    <style:style style:name="ce333" style:family="table-cell" style:parent-style-name="Default">
      <style:table-cell-properties style:glyph-orientation-vertical="0" fo:border-bottom="0.06pt solid #000000" fo:background-color="#cccccc" style:cell-protect="protected formula-hidden" style:print-content="tru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font-weight="bold" style:font-weight-asian="bold" style:font-weight-complex="bold"/>
    </style:style>
    <style:style style:name="ce334" style:family="table-cell" style:parent-style-name="Default">
      <style:table-cell-properties fo:background-color="#e6e6e6" style:cell-protect="protected formula-hidden" style:print-content="true" fo:border="none"/>
    </style:style>
    <style:style style:name="ce335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6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fo:background-color="#ffffff" style:cell-protect="protected formula-hidden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background-color="#e6e6e6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order-bottom="0.06pt solid #000000" fo:background-color="#e6e6e6" style:cell-protect="protected formula-hidden" style:print-content="true" fo:border-left="none" fo:border-right="0.06pt solid #000000" fo:border-top="0.06pt solid #000000"/>
    </style:style>
    <style:style style:name="ce341" style:family="table-cell" style:parent-style-name="Default">
      <style:table-cell-properties fo:background-color="#e6e6e6"/>
    </style:style>
    <style:style style:name="ce34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34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5" style:family="table-cell" style:parent-style-name="Default">
      <style:table-cell-properties fo:border-bottom="none" fo:background-color="#ffffff" style:cell-protect="protected formula-hidden" style:print-content="true" style:text-align-source="value-type" style:repeat-content="false" fo:wrap-option="wrap" fo:border-left="0.06pt solid #000000" fo:border-right="0.06pt solid #000000" fo:border-top="0.06pt solid #000000"/>
      <style:paragraph-properties fo:margin-left="0mm"/>
      <style:text-properties style:font-name="Arial" fo:font-size="10pt" style:font-size-asian="10pt" style:font-size-complex="10pt"/>
    </style:style>
    <style:style style:name="ce346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347" style:family="table-cell" style:parent-style-name="Default">
      <style:table-cell-properties fo:border-bottom="none" fo:background-color="#ffffff" style:cell-protect="protected formula-hidden" style:print-content="true" fo:wrap-option="wrap" fo:border-left="0.06pt solid #000000" fo:border-right="0.06pt solid #000000" fo:border-top="none"/>
      <style:text-properties style:font-name="Arial" fo:font-size="10pt" style:font-size-asian="10pt" style:font-size-complex="10pt"/>
    </style:style>
    <style:style style:name="ce348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6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7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398" style:family="table-cell" style:parent-style-name="Default">
      <style:table-cell-properties fo:background-color="#ffffff" style:cell-protect="protected formula-hidden" style:print-content="true"/>
      <style:text-properties style:font-name="Arial" fo:font-size="8pt" style:font-size-asian="8pt" style:font-size-complex="8pt"/>
    </style:style>
    <style:style style:name="ce399" style:family="table-cell" style:parent-style-name="Default">
      <style:table-cell-properties fo:background-color="#ffffff" style:cell-protect="protected formula-hidden" style:print-content="true" fo:wrap-option="wrap"/>
      <style:text-properties style:font-name="Arial" fo:font-size="8pt" style:font-size-asian="8pt" style:font-size-complex="8pt"/>
    </style:style>
    <style:style style:name="ce40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4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5" style:family="table-cell" style:parent-style-name="Default">
      <style:table-cell-properties fo:border-bottom="none" fo:background-color="#e6e6e6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0.06pt solid #000000" fo:background-color="#cccccc" style:cell-protect="protected formula-hidden" style:print-content="tru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ackground-color="#c0c0c0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fo:background-color="#ffffff" style:cell-protect="protected formula-hidden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41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1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3" style:family="table-cell" style:parent-style-name="Default">
      <style:table-cell-properties fo:background-color="#ffffff" style:cell-protect="protected formula-hidden" style:print-content="true" fo:border="none"/>
      <style:text-properties style:font-name="Arial" fo:font-size="8pt" style:font-size-asian="8pt" style:font-size-complex="8pt"/>
    </style:style>
    <style:style style:name="ce414" style:family="table-cell" style:parent-style-name="Default" style:data-style-name="N2">
      <style:table-cell-properties style:glyph-orientation-vertical="0" fo:border-bottom="0.06pt solid #000000" fo:background-color="#ffffff" style:cell-protect="none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6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Default">
      <style:table-cell-properties fo:background-color="#cccccc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2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3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4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0.06pt solid #000000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ackground-color="#ffffff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>
      <style:table-cell-properties fo:background-color="#cccccc" style:cell-protect="hidden-and-protected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ackground-color="#ffffff" style:cell-protect="protected formula-hidden" style:print-content="true"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2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style:cell-protect="protected formula-hidden" style:print-content="true" fo:background-color="transparent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5" style:family="table-cell" style:parent-style-name="Default">
      <style:table-cell-properties fo:border-bottom="none" style:cell-protect="protected formula-hidden" style:print-content="true" fo:background-color="transparent" fo:border-left="none" fo:padding="0.71mm" fo:border-right="none" fo:border-top="0.06pt solid #000000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71m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8" style:family="table-cell" style:parent-style-name="Default">
      <style:table-cell-properties style:cell-protect="hidden-and-protected" style:print-content="true"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cell-protect="hidden-and-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ackground-color="transparent"/>
      <style:text-properties fo:color="#ffffff"/>
    </style:style>
    <style:style style:name="ce441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fo:border-bottom="none" fo:background-color="#ffffff" style:cell-protect="protected formula-hidden" style:print-content="true" fo:border-left="none" fo:padding="0.71mm" fo:border-right="none" fo:border-top="0.99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7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0.99pt solid #000000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9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0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51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3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5" style:family="table-cell" style:parent-style-name="Default">
      <style:table-cell-properties style:glyph-orientation-vertical="0" fo:background-color="#b3b3b3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8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font-size-asian="10pt" style:language-asian="zxx" style:country-asian="none" style:font-style-asian="normal" style:font-weight-asian="normal" style:font-name-complex="Arial" style:font-size-complex="10pt" style:font-style-complex="normal" style:font-weight-complex="normal"/>
    </style:style>
    <style:style style:name="ce457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9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0.99pt solid #000000" fo:background-color="#ffffff" style:cell-protect="protected formula-hidden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cell-protect="protected formula-hidden" style:print-content="true"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cell-protect="protected formula-hidden" style:print-content="true" fo:background-color="transparent" fo:border-left="none" fo:padding="0.71mm" fo:border-right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order-bottom="0.06pt solid #000000" style:cell-protect="protected formula-hidden" style:print-content="true" fo:background-color="transparent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fo:background-color="transparent"/>
    </style:style>
    <style:style style:name="ce468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name-asian="Microsoft YaHei" style:font-size-asian="10pt" style:font-style-asian="normal" style:font-weight-asian="bold" style:font-name-complex="Arial1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fo:background-color="#c0c0c0" style:cell-protect="hidden-and-protected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99pt solid #000000" style:cell-protect="protected formula-hidden" style:print-content="true" fo:background-color="transparent" fo:border-left="none" fo:padding="0.71mm" fo:border-right="none" fo:border-top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ackground-color="#c0c0c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none" fo:background-color="#ffffff" style:cell-protect="protected formula-hidden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3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style:font-name-asian="Tahoma" style:font-size-asian="12pt" style:language-asian="pt" style:country-asian="BR" style:font-name-complex="Times New Roman" style:font-size-complex="12pt" style:language-complex="ar" style:country-complex="SA"/>
    </style:style>
    <style:style style:name="ce474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/>
    </style:style>
    <style:style style:name="ce47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fo:wrap-option="wrap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ffff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7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8" style:family="table-cell" style:parent-style-name="Default">
      <style:table-cell-properties fo:background-color="#ffffff" style:cell-protect="hidden-and-protected" style:print-content="true" style:diagonal-bl-tr="none" style:diagonal-tl-br="none" fo:border="none" fo:padding="0.71mm" style:rotation-align="non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9" style:family="table-cell" style:parent-style-name="Default">
      <style:table-cell-properties style:glyph-orientation-vertical="0" fo:background-color="#dddddd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e6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ackground-color="#c4c4c4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2" style:family="table-cell" style:parent-style-name="Default">
      <style:table-cell-properties style:glyph-orientation-vertical="0" fo:border-bottom="none" fo:background-color="#ffffff" style:cell-protect="protected formula-hidden" style:print-content="tru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none" fo:background-color="#c0c0c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ffffff" style:rotation-angle="0" style:rotation-align="none" style:shrink-to-fit="false" fo:border-top="non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ff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fo:language="none" fo:country="none" style:font-name-asian="Tahoma" style:font-size-asian="12pt" style:language-asian="none" style:country-asian="none" style:font-name-complex="Times New Roman" style:font-size-complex="12pt" style:language-complex="none" style:country-complex="none"/>
    </style:style>
    <style:style style:name="ce486" style:family="table-cell" style:parent-style-name="Default">
      <style:table-cell-properties fo:background-color="#ffffff" style:cell-protect="hidden-and-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0.31pt solid #000000" fo:background-color="#ffffff" style:cell-protect="hidden-and-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8" style:family="table-cell" style:parent-style-name="Default">
      <style:table-cell-properties fo:border-bottom="none" fo:background-color="#ffffff" style:cell-protect="hidden-and-protected" style:print-content="true" fo:border-left="none" fo:border-right="none" fo:border-top="0.06pt solid #000000"/>
      <style:text-properties style:font-name="Arial" fo:font-size="8pt" style:font-size-asian="8pt" style:font-size-complex="8pt"/>
    </style:style>
    <style:style style:name="ce489" style:family="table-cell" style:parent-style-name="Default">
      <style:table-cell-properties fo:background-color="#ffffff" style:cell-protect="hidden-and-protected" style:print-content="true"/>
      <style:text-properties style:font-name="Arial" fo:font-size="8pt" style:font-size-asian="8pt" style:font-size-complex="8pt"/>
    </style:style>
    <style:style style:name="ce490" style:family="table-cell" style:parent-style-name="Default">
      <style:table-cell-properties fo:background-color="#ffffff" style:cell-protect="hidden-and-protected" style:print-content="true" fo:wrap-option="wrap"/>
      <style:text-properties style:font-name="Arial" fo:font-size="8pt" style:font-size-asian="8pt" style:font-size-complex="8pt"/>
    </style:style>
    <style:style style:name="ce491" style:family="table-cell" style:parent-style-name="Default">
      <style:table-cell-properties fo:border-bottom="0.06pt solid #000000" fo:background-color="#ffffff" style:cell-protect="hidden-and-protected" style:print-content="true" fo:border-left="none" fo:padding="0.71mm" fo:border-right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cell-protect="hidden-and-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cell-protect="hidden-and-protected" style:print-content="true"/>
    </style:style>
    <style:style style:name="ce494" style:family="table-cell" style:parent-style-name="Default">
      <style:table-cell-properties style:glyph-orientation-vertical="0" fo:background-color="#c0c0c0" style:cell-protect="hidden-and-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5" style:family="table-cell" style:parent-style-name="Default">
      <style:table-cell-properties style:cell-protect="hidden-and-protected" style:print-content="true"/>
      <style:text-properties fo:color="#ff0000" fo:font-weight="bold" style:font-weight-asian="bold" style:font-weight-complex="bold"/>
    </style:style>
    <style:style style:name="ce496" style:family="table-cell" style:parent-style-name="Default">
      <style:table-cell-properties style:cell-protect="hidden-and-protected" style:print-content="true" fo:background-color="transparent" fo:padding="0.71mm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order-bottom="0.06pt solid #000000" style:cell-protect="none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use-window-font-color="true" style:font-name="Times New Roman" fo:font-size="12pt" style:font-name-asian="Tahoma" style:font-size-asian="12pt" style:language-asian="none" style:country-asian="none" style:font-size-complex="12pt" style:language-complex="none" style:country-complex="none"/>
    </style:style>
    <style:style style:name="ce498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9" style:family="table-cell" style:parent-style-name="Default">
      <style:table-cell-properties fo:background-color="#cccccc" style:cell-protect="protected formula-hidden" style:print-content="true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1" style:family="table-cell" style:parent-style-name="Default">
      <style:table-cell-properties style:glyph-orientation-vertical="0" fo:background-color="#c4c4c4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2" style:family="table-cell" style:parent-style-name="Default">
      <style:table-cell-properties fo:background-color="#ffffff" style:cell-protect="protected formula-hidden" style:print-content="true" style:diagonal-bl-tr="none" style:diagonal-tl-br="none" fo:border="none" fo:padding="0.71mm" style:rotation-align="non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3" style:family="table-cell" style:parent-style-name="Default">
      <style:table-cell-properties style:glyph-orientation-vertical="0" fo:background-color="#dddddd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e6e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5" style:family="table-cell" style:parent-style-name="Default">
      <style:table-cell-properties style:glyph-orientation-vertical="0" fo:background-color="#c0c0c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8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51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ext-properties fo:color="#ff0000"/>
    </style:style>
    <style:style style:name="ce513" style:family="table-cell" style:parent-style-name="Default">
      <style:text-properties fo:color="#000000"/>
    </style:style>
    <style:style style:name="ce514" style:family="table-cell" style:parent-style-name="Default" style:data-style-name="N100">
      <style:table-cell-properties fo:border="0.06pt solid #000000"/>
    </style:style>
    <style:style style:name="ce515" style:family="table-cell" style:parent-style-name="Default" style:data-style-name="N37">
      <style:table-cell-properties fo:border="0.06pt solid #000000"/>
    </style:style>
    <style:style style:name="ce516" style:family="table-cell" style:parent-style-name="Default">
      <style:table-cell-properties fo:border="0.06pt solid #000000"/>
    </style:style>
    <style:style style:name="ce517" style:family="table-cell" style:parent-style-name="Default">
      <style:table-cell-properties fo:background-color="#ff9966" fo:border="0.06pt solid #000000"/>
      <style:text-properties fo:color="#2300dc" fo:font-weight="bold" style:font-weight-asian="bold" style:font-weight-complex="bold"/>
    </style:style>
    <style:style style:name="ce518" style:family="table-cell" style:parent-style-name="Default">
      <style:table-cell-properties fo:border="0.06pt solid #000000"/>
      <style:text-properties fo:color="#2300dc"/>
    </style:style>
    <style:style style:name="ce519" style:family="table-cell" style:parent-style-name="Default">
      <style:table-cell-properties fo:border="0.06pt solid #000000"/>
      <style:text-properties fo:color="#000000"/>
    </style:style>
    <style:style style:name="ce520" style:family="table-cell" style:parent-style-name="Default" style:data-style-name="N11">
      <style:table-cell-properties fo:border="0.06pt solid #000000"/>
    </style:style>
    <style:style style:name="ce521" style:family="table-cell" style:parent-style-name="Default" style:data-style-name="N37">
      <style:table-cell-properties fo:border="0.06pt solid #000000"/>
      <style:text-properties fo:color="#2300dc"/>
    </style:style>
    <style:style style:name="ce522" style:family="table-cell" style:parent-style-name="Default" style:data-style-name="N37">
      <style:table-cell-properties fo:border="0.06pt solid #000000"/>
      <style:text-properties fo:color="#000000"/>
    </style:style>
    <style:style style:name="ce5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>
      <style:table-cell-properties fo:background-color="transparent" fo:border="0.06pt solid #000000"/>
      <style:text-properties fo:color="#000000"/>
    </style:style>
    <style:style style:name="ce525" style:family="table-cell" style:parent-style-name="Default">
      <style:table-cell-properties fo:border="0.06pt solid #000000"/>
      <style:text-properties fo:color="#000000" style:font-name="Arial1" style:font-name-asian="Microsoft YaHei" style:font-name-complex="Arial1"/>
    </style:style>
    <style:style style:name="ce526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527" style:family="table-cell" style:parent-style-name="Default">
      <style:table-cell-properties fo:border="none"/>
      <style:text-properties fo:color="#ff0000"/>
    </style:style>
    <style:style style:name="ce528" style:family="table-cell" style:parent-style-name="Default">
      <style:table-cell-properties fo:border="none"/>
      <style:text-properties fo:color="#000000"/>
    </style:style>
    <style:style style:name="ce529" style:family="table-cell" style:parent-style-name="Default">
      <style:table-cell-properties fo:background-color="transparent" fo:border="none"/>
      <style:text-properties fo:color="#000000"/>
    </style:style>
    <style:style style:name="ce530" style:family="table-cell" style:parent-style-name="Default">
      <style:table-cell-properties fo:border-bottom="0.06pt solid #000000" fo:background-color="#cfe7f5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1" style:family="table-cell" style:parent-style-name="Default">
      <style:table-cell-properties fo:border="0.06pt solid #000000"/>
      <style:text-properties style:font-name="Arial1" style:font-name-asian="Microsoft YaHei" style:font-name-complex="Arial1"/>
    </style:style>
    <style:style style:name="ce532" style:family="table-cell" style:parent-style-name="Default">
      <style:table-cell-properties fo:border="0.06pt solid #000000"/>
      <style:text-properties style:use-window-font-color="true"/>
    </style:style>
    <style:style style:name="ce533" style:family="table-cell" style:parent-style-name="Default">
      <style:table-cell-properties fo:border="0.06pt solid #000000"/>
      <style:text-properties fo:color="#ff0000" style:font-name="Arial1" style:font-name-asian="Microsoft YaHei" style:font-name-complex="Arial1"/>
    </style:style>
    <style:style style:name="ce534" style:family="table-cell" style:parent-style-name="Default">
      <style:table-cell-properties fo:border="none"/>
      <style:text-properties style:font-name="Arial1" style:font-name-asian="Microsoft YaHei" style:font-name-complex="Arial1"/>
    </style:style>
    <style:style style:name="ce535" style:family="table-cell" style:parent-style-name="Default">
      <style:table-cell-properties fo:border-bottom="0.06pt solid #000000" fo:background-color="#cfe7f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536" style:family="table-cell" style:parent-style-name="Default">
      <style:table-cell-properties fo:border="0.06pt solid #000000"/>
      <style:text-properties fo:color="#ffffff"/>
    </style:style>
    <style:style style:name="ce537" style:family="table-cell" style:parent-style-name="Default">
      <style:table-cell-properties fo:border="0.06pt solid #000000"/>
      <style:text-properties fo:color="#ffffff" style:font-name="Arial1" style:font-name-asian="Microsoft YaHei" style:font-name-complex="Arial1"/>
    </style:style>
    <style:style style:name="ce538" style:family="table-cell" style:parent-style-name="Default">
      <style:table-cell-properties fo:border="none"/>
      <style:text-properties fo:color="#ffffff" style:font-name="Arial1" style:font-name-asian="Microsoft YaHei" style:font-name-complex="Arial1"/>
    </style:style>
    <style:style style:name="ce539" style:family="table-cell" style:parent-style-name="Default">
      <style:table-cell-properties fo:border="none"/>
      <style:text-properties fo:color="#ffffff"/>
    </style:style>
    <style:style style:name="ce540" style:family="table-cell" style:parent-style-name="Default">
      <style:text-properties fo:color="#ffffff"/>
    </style:style>
    <style:style style:name="ce54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2" style:family="table-cell" style:parent-style-name="Default">
      <style:table-cell-properties fo:background-color="transparent" fo:border="0.06pt solid #000000"/>
    </style:style>
    <style:style style:name="ce543" style:family="table-cell" style:parent-style-name="Default">
      <style:table-cell-properties fo:border="0.06pt solid #000000"/>
      <style:text-properties fo:color="#ff0000"/>
    </style:style>
    <style:style style:name="ce544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</style:style>
    <style:style style:name="ce54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53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/>
    </style:style>
    <style:style style:name="ce555" style:family="table-cell" style:parent-style-name="Default">
      <style:text-properties fo:color="#0000ff"/>
    </style:style>
    <style:style style:name="gr1" style:family="graphic">
      <style:graphic-properties draw:marker-start="Arrowhead_20_5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5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5" draw:marker-start-width="2mm" draw:marker-start-center="false" draw:fill="solid" draw:fill-color="#ffffc0" draw:auto-grow-height="true" draw:auto-grow-width="false" fo:min-height="13.6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5" style:family="graphic">
      <style:graphic-properties draw:stroke="solid" svg:stroke-width="0.26mm" svg:stroke-color="#000000" draw:marker-start="Arrowhead_20_1" draw:marker-start-width="2mm" draw:marker-start-center="false" draw:stroke-linejoin="miter" draw:fill="solid" draw:fill-color="#ffffe1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Arial" fo:font-size="10pt" fo:language="none" fo:country="none" fo:font-style="normal" fo:font-weight="normal" style:font-size-asian="10pt" style:language-asian="none" style:country-asian="none" style:font-weight-asian="normal" style:font-size-complex="10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weight="normal" style:language-asian="none" style:country-asian="none" style:language-complex="none" style:country-complex="none" style:font-name-asian="Calibri" style:font-size-asian="11pt" style:font-size-complex="11pt" style:font-weight-asian="normal" style:font-weight-complex="normal"/>
    </style:style>
    <style:style style:name="T10" style:family="text">
      <style:text-properties style:font-name="Arial" fo:font-size="10pt" fo:font-weight="bold" style:font-size-asian="10pt" style:font-size-complex="10pt" style:font-weight-asian="bold" style:font-weight-complex="bold"/>
    </style:style>
    <style:style style:name="T11" style:family="text">
      <style:text-properties style:font-name="Arial" fo:font-size="10pt" style:font-size-asian="10pt" style:font-size-complex="10pt" fo:font-weight="normal" style:font-weight-asian="normal" style:font-weight-complex="normal"/>
    </style:style>
    <style:style style:name="T12" style:family="text">
      <style:text-properties fo:color="#000000" style:font-name="Arial" fo:font-size="10pt" fo:font-weight="bold" fo:font-style="normal" fo:language="none" fo:country="none" style:language-asian="none" style:country-asian="none" style:font-size-asian="11pt" style:font-size-complex="11pt" style:font-weight-asian="bold" style:font-weight-complex="bold"/>
    </style:style>
    <style:style style:name="T13" style:family="text">
      <style:text-properties fo:color="#000000" style:font-name="Arial" fo:font-size="10pt" fo:font-weight="bold" fo:font-style="normal" fo:language="none" fo:country="none" style:language-asian="none" style:country-asian="none" style:font-weight-asian="bold" style:font-weight-complex="bold" style:font-size-asian="10pt" style:font-size-complex="10pt"/>
    </style:style>
    <style:style style:name="T14" style:family="text">
      <style:text-properties fo:color="#000000" style:font-name="Arial" fo:font-size="10pt" fo:font-style="normal" fo:language="none" fo:country="none" style:language-asian="none" style:country-asian="none" style:font-size-asian="10pt" style:font-size-complex="10pt" fo:font-weight="normal" style:font-weight-asian="normal" style:font-weight-complex="normal"/>
    </style:style>
    <style:style style:name="T16" style:family="text">
      <style:text-properties style:font-name="Times New Roman" fo:font-size="12pt" style:letter-kerning="true" style:language-asian="none" style:country-asian="none" style:language-complex="none" style:country-complex="none" style:font-name-asian="Tahoma" style:font-size-asian="12pt" style:font-size-complex="12pt"/>
    </style:style>
    <style:style style:name="T17" style:family="text">
      <style:text-properties style:font-name="Times New Roman" fo:font-size="12pt" style:letter-kerning="true" style:language-asian="none" style:country-asian="none" style:language-complex="none" style:country-complex="none" style:font-name-asian="Tahoma" style:font-size-asian="12pt" style:font-size-complex="12pt" fo:language="none" fo:country="none" style:font-weight-complex="bold"/>
    </style:style>
    <style:style style:name="T18" style:family="text">
      <style:text-properties style:letter-kerning="true" style:language-asian="none" style:country-asian="none" style:language-complex="none" style:country-complex="none" style:font-name-asian="Tahoma" style:font-size-asian="12pt" style:font-size-complex="12pt"/>
    </style:style>
    <style:style style:name="T19" style:family="text">
      <style:text-properties style:letter-kerning="true" style:language-asian="none" style:country-asian="none" style:language-complex="none" style:country-complex="none" style:font-name-asian="Tahoma" style:font-size-asian="12pt" style:font-size-complex="12pt" fo:language="none" fo:country="none" style:font-weight-complex="bold"/>
    </style:style>
    <style:style style:name="T20" style:family="text">
      <style:text-properties style:font-name="Arial" fo:font-size="10pt" fo:font-weight="bold" style:font-size-asian="10pt" style:font-size-complex="10pt" style:font-weight-asian="bold" style:font-weight-complex="bold" fo:color="#000000" fo:font-style="normal" fo:language="none" fo:country="none" style:language-asian="none" style:country-asian="none"/>
    </style:style>
    <style:style style:name="T21" style:family="text">
      <style:text-properties style:font-name="Arial" fo:font-size="10pt" style:font-size-asian="10pt" style:font-size-complex="10pt" fo:color="#000000" fo:font-style="normal" fo:language="none" fo:country="none" style:language-asian="none" style:country-asian="none" fo:font-weight="normal" style:font-weight-asian="normal" style:font-weight-complex="normal"/>
    </style:style>
    <style:style style:name="T22" style:family="text">
      <style:text-properties style:letter-kerning="true" fo:language="none" fo:country="none" style:language-asian="none" style:country-asian="none" style:language-complex="none" style:country-complex="none" style:font-name-asian="Tahoma" style:font-size-asian="12pt" style:font-size-complex="12pt"/>
    </style:style>
    <style:style style:name="T23" style:family="text">
      <style:text-properties fo:color="#000000" style:font-name="Arial" fo:font-size="10pt" fo:font-weight="normal" fo:font-style="normal" fo:language="none" fo:country="none" style:language-asian="none" style:country-asian="none" style:font-size-asian="10pt" style:font-size-complex="10pt"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[$Validar.$A$6:.$A$63])" table:allow-empty-cell="false" table:display-list="unsorted" table:base-cell-address="ALI.C7">
          <table:error-message table:message-type="stop" table:display="true"/>
        </table:content-validation>
        <table:content-validation table:name="val2" table:condition="of:cell-content-is-in-list([$Validar.$D$2:.$D$6])" table:allow-empty-cell="true" table:display-list="unsorted" table:base-cell-address="AIE.C17"/>
        <table:content-validation table:name="val3" table:condition="of:cell-content-is-in-list([$Validar.$D$9:.$D$11])" table:allow-empty-cell="true" table:display-list="unsorted" table:base-cell-address="AIE.C21"/>
        <table:content-validation table:name="val4" table:condition="of:cell-content-is-in-list(&quot;Sim&quot;;&quot;Não&quot;)" table:allow-empty-cell="true" table:display-list="unsorted" table:base-cell-address="AIE.D51"/>
        <table:content-validation table:name="val5" table:condition="of:cell-content-is-in-list([$Validar.$D$14:.$D$17])" table:allow-empty-cell="true" table:display-list="unsorted" table:base-cell-address="Sumário.D53"/>
        <table:content-validation table:name="val6" table:condition="of:cell-content-is-in-list(&quot;Contagem Detalhada&quot;;&quot;Contagem Estimada NESMA&quot;;&quot;Contagem Estimativa&quot;;&quot;&quot;)" table:allow-empty-cell="true" table:display-list="unsorted" table:base-cell-address="AIE.H14"/>
        <table:content-validation table:name="val7" table:condition="of:cell-content-is-in-list([$Validar.$A$71:.$A$79])" table:allow-empty-cell="true" table:display-list="unsorted" table:base-cell-address="Sumário.H40"/>
        <table:content-validation table:name="val8" table:condition="of:cell-content-is-whole-number() and cell-content-is-between(6,7)" table:allow-empty-cell="true" table:base-cell-address="Sumário.H46">
          <table:error-message table:message-type="warning" table:title="Escolha 6 e 7" table:display="true">
            <text:p>Informe um número inteiro e positivo entre 6 e 7h/dia</text:p>
          </table:error-message>
        </table:content-validation>
        <table:content-validation table:name="val9" table:condition="of:cell-content-is-in-list([$Validar.$G$17:.$G$51])" table:allow-empty-cell="true" table:display-list="unsorted" table:base-cell-address="EE.M19">
          <table:error-message table:message-type="stop" table:display="true"/>
        </table:content-validation>
        <table:content-validation table:name="val10" table:condition="of:cell-content-is-in-list([$Validar.$G$2:.$G$13])" table:allow-empty-cell="true" table:display-list="unsorted" table:base-cell-address="AIE.O19">
          <table:error-message table:message-type="stop" table:display="true"/>
        </table:content-validation>
        <table:content-validation table:name="val11" table:condition="of:cell-content-is-in-list([$Validar.$G$17:.$G$51])" table:allow-empty-cell="true" table:display-list="unsorted" table:base-cell-address="SE.M19">
          <table:error-message table:message-type="stop" table:display="true"/>
        </table:content-validation>
        <table:content-validation table:name="val12" table:condition="of:cell-content-is-in-list([$Validar.$G$17:.$G$51])" table:allow-empty-cell="true" table:display-list="unsorted" table:base-cell-address="CE.M19">
          <table:error-message table:message-type="stop" table:display="true"/>
        </table:content-validation>
        <table:content-validation table:name="val13" table:condition="of:cell-content-is-in-list([$Validar.$G$17:.$G$51])" table:allow-empty-cell="true" table:display-list="unsorted" table:base-cell-address="Validar.M19">
          <table:error-message table:message-type="stop" table:display="true"/>
        </table:content-validation>
        <table:content-validation table:name="val14" table:condition="of:cell-content-is-in-list([$Validar.$G$17:.$G$51])" table:allow-empty-cell="true" table:display-list="unsorted" table:base-cell-address="Sumário.M19">
          <table:error-message table:message-type="stop" table:display="true"/>
        </table:content-validation>
      </table:content-validations>
      <table:table table:name="Versão" table:style-name="ta3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1018" table:default-cell-style-name="Default"/>
        <table:table-row table:style-name="ro7">
          <table:table-cell table:style-name="ce48" office:value-type="string" calcext:value-type="string" table:number-columns-spanned="6" table:number-rows-spanned="1">
            <text:p>Contagem de Pontos de Função de Projetos</text:p>
          </table:table-cell>
          <table:covered-table-cell table:number-columns-repeated="5" table:style-name="ce6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49" table:number-columns-repeated="6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0" office:value-type="string" calcext:value-type="string" table:number-columns-spanned="2" table:number-rows-spanned="1">
            <text:p>Projeto Software</text:p>
          </table:table-cell>
          <table:covered-table-cell table:style-name="ce50"/>
          <table:table-cell table:style-name="ce69" office:value-type="string" calcext:value-type="string" table:number-columns-spanned="4" table:number-rows-spanned="1">
            <text:p>Projeto ExemploEmpresa</text:p>
          </table:table-cell>
          <table:covered-table-cell table:number-columns-repeated="3" table:style-name="ce7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1"/>
          <table:table-cell table:style-name="ce49" table:number-columns-repeated="4"/>
          <table:table-cell table:style-name="ce52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2" office:value-type="string" calcext:value-type="string">
            <text:p>Histórico deste documento</text:p>
          </table:table-cell>
          <table:table-cell table:style-name="ce49" table:number-columns-repeated="5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3" office:value-type="string" calcext:value-type="string">
            <text:p>Data</text:p>
          </table:table-cell>
          <table:table-cell table:style-name="ce53" office:value-type="string" calcext:value-type="string">
            <text:p>Versão</text:p>
          </table:table-cell>
          <table:table-cell table:style-name="ce53" office:value-type="string" calcext:value-type="string">
            <text:p>Autor</text:p>
          </table:table-cell>
          <table:table-cell table:style-name="ce53" office:value-type="string" calcext:value-type="string">
            <text:p>Revisor</text:p>
          </table:table-cell>
          <table:table-cell table:style-name="ce53" office:value-type="string" calcext:value-type="string">
            <text:p>Aprovado Por</text:p>
          </table:table-cell>
          <table:table-cell table:style-name="ce53" office:value-type="string" calcext:value-type="string">
            <text:p>Descrição</text:p>
          </table:table-cell>
          <table:table-cell table:style-name="ce62" table:number-columns-repeated="73"/>
          <table:table-cell table:style-name="ce63" table:number-columns-repeated="945"/>
        </table:table-row>
        <table:table-row table:style-name="ro8">
          <table:table-cell table:style-name="ce54" office:value-type="date" office:date-value="2017-09-22" calcext:value-type="date">
            <text:p>22/09/17</text:p>
          </table:table-cell>
          <table:table-cell table:style-name="ce65" office:value-type="string" calcext:value-type="string">
            <text:p>1.0</text:p>
          </table:table-cell>
          <table:table-cell table:style-name="ce70" office:value-type="string" calcext:value-type="string">
            <text:p>Luciano Basso Buzzacaro, CFPS</text:p>
          </table:table-cell>
          <table:table-cell table:style-name="ce70" table:number-columns-repeated="2"/>
          <table:table-cell table:style-name="ce75" office:value-type="string" calcext:value-type="string">
            <text:p>Estimativa inicial</text:p>
          </table:table-cell>
          <table:table-cell table:style-name="ce62" table:number-columns-repeated="73"/>
          <table:table-cell table:style-name="ce63" table:number-columns-repeated="945"/>
        </table:table-row>
        <table:table-row table:style-name="ro2" table:number-rows-repeated="9">
          <table:table-cell table:style-name="ce54"/>
          <table:table-cell table:style-name="ce65"/>
          <table:table-cell table:style-name="ce70" table:number-columns-repeated="3"/>
          <table:table-cell table:style-name="ce76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5"/>
          <table:table-cell table:style-name="ce66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3">
          <table:table-cell table:style-name="ce56" office:value-type="string" calcext:value-type="string" table:number-columns-spanned="2" table:number-rows-spanned="1">
            <text:p>Artefatos utilizados na Contagem</text:p>
          </table:table-cell>
          <table:covered-table-cell table:style-name="ce66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3" office:value-type="string" calcext:value-type="string">
            <text:p>Data artefato</text:p>
          </table:table-cell>
          <table:table-cell table:style-name="ce53" office:value-type="string" calcext:value-type="string">
            <text:p>Versão artefato</text:p>
          </table:table-cell>
          <table:table-cell table:style-name="ce71" office:value-type="string" calcext:value-type="string" table:number-columns-spanned="4" table:number-rows-spanned="1">
            <text:p>Nome artefato</text:p>
          </table:table-cell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4"/>
          <table:table-cell table:style-name="ce65"/>
          <table:table-cell table:style-name="ce72" office:value-type="string" calcext:value-type="string" table:number-columns-spanned="4" table:number-rows-spanned="1">
            <text:p>Documento de Visão do Projeto ExemploEmpresa.odt</text:p>
          </table:table-cell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4"/>
          <table:table-cell table:style-name="ce65"/>
          <table:table-cell table:style-name="ce73" table:number-columns-spanned="4" table:number-rows-spanned="1"/>
          <table:covered-table-cell table:number-columns-repeated="3" table:style-name="ce49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7"/>
          <table:table-cell table:style-name="ce67"/>
          <table:table-cell table:style-name="ce49" table:number-columns-repeated="4"/>
          <table:table-cell table:style-name="ce62" table:number-columns-repeated="73"/>
          <table:table-cell table:style-name="ce63" table:number-columns-repeated="945"/>
        </table:table-row>
        <table:table-row table:style-name="ro2">
          <table:table-cell table:style-name="ce58" office:value-type="string" calcext:value-type="string">
            <text:p>Parecer do Estimador</text:p>
          </table:table-cell>
          <table:table-cell table:style-name="ce49" table:number-columns-repeated="5"/>
          <table:table-cell table:style-name="ce62" table:number-columns-repeated="73"/>
          <table:table-cell table:style-name="ce63" table:number-columns-repeated="945"/>
        </table:table-row>
        <table:table-row table:style-name="ro4">
          <table:table-cell table:style-name="ce59" office:value-type="string" calcext:value-type="string" table:number-columns-spanned="6" table:number-rows-spanned="5">
            <text:p>Aplicado o fator scope creep de 35% para a estimativa inicial. Estimativa baseada no DV.</text:p>
            <text:p>Com base na fórmula Capers Jones, a estimativa inicial de prazo é cerca de 5 meses e meio e o esforço é de 225 HD considerando uma produtividade de 15 HH/PF, sendo que nesta estimativa estão considerados 2 recursos humanos (pessoas) em tempo integral e 1 em tempo parcial 50%.</text:p>
          </table:table-cell>
          <table:covered-table-cell table:number-columns-repeated="5" table:style-name="ce68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0"/>
          <table:table-cell table:style-name="ce62" table:number-columns-repeated="73"/>
          <table:table-cell table:style-name="ce63" table:number-columns-repeated="945"/>
        </table:table-row>
        <table:table-row table:style-name="ro4">
          <table:covered-table-cell table:number-columns-repeated="6" table:style-name="ce61"/>
          <table:table-cell table:style-name="ce62" table:number-columns-repeated="73"/>
          <table:table-cell table:style-name="ce63" table:number-columns-repeated="945"/>
        </table:table-row>
        <table:table-row table:style-name="ro2" table:number-rows-repeated="124">
          <table:table-cell table:style-name="ce62" table:number-columns-repeated="1024"/>
        </table:table-row>
        <table:table-row table:style-name="ro2" table:number-rows-repeated="65384">
          <table:table-cell table:style-name="ce63" table:number-columns-repeated="1024"/>
        </table:table-row>
        <table:table-row table:style-name="ro2" table:number-rows-repeated="9830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ário" table:style-name="ta3" table:print-ranges="Sumário.A1:Sumário.J56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9" table:default-cell-style-name="Default"/>
        <table:table-column table:style-name="co39" table:number-columns-repeated="1004" table:default-cell-style-name="Default"/>
        <table:table-row table:style-name="ro12">
          <table:table-cell table:style-name="ce136"/>
          <table:table-cell table:style-name="ce153" office:value-type="string" calcext:value-type="string" table:number-columns-spanned="8" table:number-rows-spanned="1">
            <text:p>Informações da contagem de ponto de função</text:p>
          </table:table-cell>
          <table:covered-table-cell table:style-name="ce191"/>
          <table:covered-table-cell table:style-name="ce223"/>
          <table:covered-table-cell table:number-columns-repeated="5" table:style-name="ce243"/>
          <table:table-cell table:style-name="ce283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11" table:formula="of:=[Validar.A1]" office:value-type="string" office:string-value="Roteiro SISP" calcext:value-type="string">
            <text:p>Roteiro SISP</text:p>
          </table:table-cell>
          <table:table-cell table:style-name="ce193" table:formula="of:=[Validar.B1]" office:value-type="string" office:string-value="2.0" calcext:value-type="string">
            <text:p>2.0</text:p>
          </table:table-cell>
          <table:table-cell table:style-name="ce150"/>
          <table:table-cell table:style-name="ce244" office:value-type="string" calcext:value-type="string">
            <text:p>CPM:</text:p>
          </table:table-cell>
          <table:table-cell table:style-name="ce252" table:formula="of:=[Validar.B3]" office:value-type="string" office:string-value="4.3.1" calcext:value-type="string">
            <text:p>4.3.1</text:p>
          </table:table-cell>
          <table:table-cell table:style-name="ce139"/>
          <table:table-cell table:style-name="ce244" office:value-type="string" calcext:value-type="string">
            <text:p>Versão Planilha:</text:p>
          </table:table-cell>
          <table:table-cell table:style-name="ce252" table:formula="of:=[Validar.D25]" office:value-type="string" office:string-value="Modelo 1.1" calcext:value-type="string">
            <text:p>Modelo 1.1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3">
          <table:table-cell table:style-name="ce137"/>
          <table:table-cell table:style-name="ce155" office:value-type="string" calcext:value-type="string">
            <text:p>Projeto/Aplicação:</text:p>
          </table:table-cell>
          <table:table-cell table:style-name="ce194" table:formula="of:=[Versão.C3]" office:value-type="string" office:string-value="Projeto ExemploEmpresa" calcext:value-type="string" table:number-columns-spanned="7" table:number-rows-spanned="1">
            <office:annotation draw:style-name="gr1" draw:text-style-name="P1" svg:width="28.99mm" svg:height="9.91mm" svg:x="208.14mm" svg:y="2.99mm" draw:caption-point-x="-6.1mm" draw:caption-point-y="15.1mm">
              <dc:date>2014-07-03T00:00:00</dc:date>
              <text:p text:style-name="P2"><text:span text:style-name="T1">Preenchido na aba Versão</text:span></text:p>
            </office:annotation>
            <text:p>Projeto ExemploEmpresa</text:p>
          </table:table-cell>
          <table:covered-table-cell table:style-name="ce224"/>
          <table:covered-table-cell table:number-columns-repeated="5" table:style-name="ce24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6" office:value-type="string" calcext:value-type="string">
            <text:p>Linguagem:</text:p>
          </table:table-cell>
          <table:table-cell table:style-name="ce195" table:content-validation-name="val1" table:number-columns-spanned="3" table:number-rows-spanned="1"/>
          <table:covered-table-cell table:style-name="ce150"/>
          <table:covered-table-cell table:style-name="ce139"/>
          <table:table-cell table:style-name="ce253" table:number-columns-repeated="4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7" office:value-type="string" calcext:value-type="string">
            <text:p>Banco de Dados:</text:p>
          </table:table-cell>
          <table:table-cell table:style-name="ce196" table:number-columns-spanned="3" table:number-rows-spanned="1"/>
          <table:covered-table-cell table:style-name="ce150"/>
          <table:covered-table-cell table:style-name="ce139"/>
          <table:table-cell table:style-name="ce139" table:number-columns-repeated="4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7" office:value-type="string" calcext:value-type="string">
            <text:p>Plataforma:</text:p>
          </table:table-cell>
          <table:table-cell table:style-name="ce197" table:content-validation-name="val2" table:number-columns-spanned="3" table:number-rows-spanned="1"/>
          <table:covered-table-cell table:style-name="ce150"/>
          <table:covered-table-cell table:style-name="ce139"/>
          <table:table-cell table:style-name="ce139" table:number-columns-repeated="4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4">
          <table:table-cell table:style-name="ce137"/>
          <table:table-cell table:style-name="ce157" office:value-type="string" calcext:value-type="string">
            <text:p>Tipo da Contagem:</text:p>
          </table:table-cell>
          <table:table-cell table:style-name="ce197" table:content-validation-name="val3" office:value-type="string" calcext:value-type="string" table:number-columns-spanned="3" table:number-rows-spanned="1">
            <text:p>Estimativa Inicial</text:p>
          </table:table-cell>
          <table:covered-table-cell table:style-name="ce150"/>
          <table:covered-table-cell table:style-name="ce139"/>
          <table:table-cell table:style-name="ce254"/>
          <table:table-cell table:style-name="ce263" office:value-type="string" calcext:value-type="string">
            <text:p>Método de Contagem:</text:p>
          </table:table-cell>
          <table:table-cell table:style-name="ce266" table:content-validation-name="val6" office:value-type="string" calcext:value-type="string" table:number-columns-spanned="2" table:number-rows-spanned="1">
            <text:p>Contagem Estimada NESMA</text:p>
          </table:table-cell>
          <table:covered-table-cell table:style-name="ce139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37"/>
          <table:table-cell table:style-name="ce154"/>
          <table:table-cell table:style-name="ce192"/>
          <table:table-cell table:style-name="ce150"/>
          <table:table-cell table:style-name="ce139" table:number-columns-repeated="5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table-cell table:style-name="ce115" office:value-type="string" calcext:value-type="string" table:number-columns-spanned="1" table:number-rows-spanned="3">
            <text:p>Propósito, Escopo, Fronteira e <text:s text:c="3"/>Observações:</text:p>
          </table:table-cell>
          <table:table-cell table:style-name="ce198" office:value-type="string" calcext:value-type="string" table:number-columns-spanned="7" table:number-rows-spanned="4">
            <text:p>&lt; Por exemplo, (i) fornecer uma contagem de PF como insumo para o processo de estimativas de prazos e esforços para o desenvolvimento da aplicação; (ii) fornecer uma contagem de PF da base instalada de aplicações. &gt;</text:p>
          </table:table-cell>
          <table:covered-table-cell table:number-columns-repeated="6" table:style-name="ce161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covered-table-cell table:style-name="ce158"/>
          <table:covered-table-cell table:number-columns-repeated="7" table:style-name="ce199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covered-table-cell table:style-name="ce158"/>
          <table:covered-table-cell table:number-columns-repeated="7" table:style-name="ce161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table-cell table:style-name="ce159"/>
          <table:covered-table-cell table:style-name="ce200"/>
          <table:covered-table-cell table:number-columns-repeated="6" table:style-name="ce161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6">
          <table:table-cell table:style-name="ce138"/>
          <table:table-cell table:style-name="ce160"/>
          <table:table-cell table:style-name="ce201" table:number-columns-repeated="7"/>
          <table:table-cell table:style-name="ce285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9"/>
          <table:table-cell table:style-name="ce158"/>
          <table:table-cell table:style-name="ce161" table:number-columns-repeated="7"/>
          <table:table-cell table:style-name="ce150" table:number-columns-repeated="247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6"/>
          <table:table-cell table:style-name="ce153" office:value-type="string" calcext:value-type="string" table:number-columns-spanned="8" table:number-rows-spanned="1">
            <text:p>Resumo da contagem de pontos de função</text:p>
          </table:table-cell>
          <table:covered-table-cell table:number-columns-repeated="7" table:style-name="ce202"/>
          <table:table-cell table:style-name="ce283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5">
          <table:table-cell table:style-name="ce137"/>
          <table:table-cell table:style-name="ce161" table:number-columns-repeated="8"/>
          <table:table-cell table:style-name="ce286"/>
          <table:table-cell table:style-name="ce253" table:number-columns-repeated="7"/>
          <table:table-cell table:style-name="ce150" table:number-columns-repeated="239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40"/>
          <table:table-cell table:style-name="ce162" table:number-columns-spanned="1" table:number-rows-spanned="2"/>
          <table:table-cell table:style-name="ce150"/>
          <table:table-cell table:style-name="ce225" office:value-type="string" calcext:value-type="string" table:number-columns-spanned="3" table:number-rows-spanned="1">
            <text:p>Quantidade</text:p>
          </table:table-cell>
          <table:covered-table-cell table:style-name="ce246"/>
          <table:covered-table-cell table:style-name="ce255"/>
          <table:table-cell table:style-name="ce225" office:value-type="string" calcext:value-type="string" table:number-columns-spanned="3" table:number-rows-spanned="1">
            <text:p>Total de PF</text:p>
          </table:table-cell>
          <table:covered-table-cell table:style-name="ce246"/>
          <table:covered-table-cell table:style-name="ce255"/>
          <table:table-cell table:style-name="ce286"/>
          <table:table-cell table:style-name="ce253" table:number-columns-repeated="7"/>
          <table:table-cell table:style-name="ce150" table:number-columns-repeated="239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40"/>
          <table:covered-table-cell table:style-name="ce150"/>
          <table:table-cell table:style-name="ce150"/>
          <table:table-cell table:style-name="ce226" office:value-type="string" calcext:value-type="string">
            <text:p>Baixa</text:p>
          </table:table-cell>
          <table:table-cell table:style-name="ce226" office:value-type="string" calcext:value-type="string">
            <text:p>Média</text:p>
          </table:table-cell>
          <table:table-cell table:style-name="ce226" office:value-type="string" calcext:value-type="string">
            <text:p>Alta</text:p>
          </table:table-cell>
          <table:table-cell table:style-name="ce226" office:value-type="string" calcext:value-type="string">
            <text:p>Baixa </text:p>
          </table:table-cell>
          <table:table-cell table:style-name="ce226" office:value-type="string" calcext:value-type="string">
            <text:p>Média</text:p>
          </table:table-cell>
          <table:table-cell table:style-name="ce273" office:value-type="string" calcext:value-type="string">
            <text:p>Alta</text:p>
          </table:table-cell>
          <table:table-cell table:style-name="ce286"/>
          <table:table-cell table:style-name="ce253" table:number-columns-repeated="7"/>
          <table:table-cell table:style-name="ce150" table:number-columns-repeated="239"/>
          <table:table-cell table:style-name="ce121" table:number-columns-repeated="761"/>
          <table:table-cell table:number-columns-repeated="7"/>
        </table:table-row>
        <table:table-row table:style-name="ro18">
          <table:table-cell table:style-name="ce141"/>
          <table:table-cell table:style-name="ce163" office:value-type="string" calcext:value-type="string" table:number-columns-spanned="1" table:number-rows-spanned="3">
            <text:p>ALI</text:p>
            <text:p><text:span text:style-name="T4">Arquivo Lógico Interno</text:span></text:p>
          </table:table-cell>
          <table:table-cell table:style-name="ce203" office:value-type="string" calcext:value-type="string">
            <text:p>Função de Dados</text:p>
          </table:table-cell>
          <table:table-cell table:style-name="ce227" table:formula="of:=[ALI.E64]" office:value-type="float" office:value="1" calcext:value-type="float">
            <text:p>1</text:p>
          </table:table-cell>
          <table:table-cell table:style-name="ce227" table:formula="of:=[ALI.E65]" office:value-type="float" office:value="0" calcext:value-type="float">
            <text:p>0</text:p>
          </table:table-cell>
          <table:table-cell table:style-name="ce227" table:formula="of:=[ALI.E66]" office:value-type="float" office:value="0" calcext:value-type="float">
            <text:p>0</text:p>
          </table:table-cell>
          <table:table-cell table:style-name="ce227" table:formula="of:=[ALI.I64]" office:value-type="float" office:value="7" calcext:value-type="float">
            <text:p>7</text:p>
          </table:table-cell>
          <table:table-cell table:style-name="ce227" table:formula="of:=[ALI.I65]" office:value-type="float" office:value="0" calcext:value-type="float">
            <text:p>0</text:p>
          </table:table-cell>
          <table:table-cell table:style-name="ce274" table:formula="of:=[ALI.I66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1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ALI.E69]" office:value-type="float" office:value="0" calcext:value-type="float">
            <text:p>0</text:p>
          </table:table-cell>
          <table:table-cell table:style-name="ce228" table:formula="of:=[ALI.E70]" office:value-type="float" office:value="0" calcext:value-type="float">
            <text:p>0</text:p>
          </table:table-cell>
          <table:table-cell table:style-name="ce228" table:formula="of:=[ALI.E71]" office:value-type="float" office:value="0" calcext:value-type="float">
            <text:p>0</text:p>
          </table:table-cell>
          <table:table-cell table:style-name="ce228" table:formula="of:=[ALI.I69]" office:value-type="float" office:value="0" calcext:value-type="float">
            <text:p>0</text:p>
          </table:table-cell>
          <table:table-cell table:style-name="ce228" table:formula="of:=[ALI.I70]" office:value-type="float" office:value="0" calcext:value-type="float">
            <text:p>0</text:p>
          </table:table-cell>
          <table:table-cell table:style-name="ce275" table:formula="of:=[ALI.I71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2"/>
          <table:covered-table-cell table:style-name="ce165"/>
          <table:table-cell table:style-name="ce205" office:value-type="string" calcext:value-type="string">
            <text:p>Total de ALI</text:p>
          </table:table-cell>
          <table:table-cell table:style-name="ce229" table:formula="of:=[ALI.E74]" office:value-type="float" office:value="1" calcext:value-type="float">
            <text:p>1</text:p>
          </table:table-cell>
          <table:table-cell table:style-name="ce229" table:formula="of:=[ALI.E75]" office:value-type="float" office:value="0" calcext:value-type="float">
            <text:p>0</text:p>
          </table:table-cell>
          <table:table-cell table:style-name="ce229" table:formula="of:=[ALI.E76]" office:value-type="float" office:value="0" calcext:value-type="float">
            <text:p>0</text:p>
          </table:table-cell>
          <table:table-cell table:style-name="ce229" table:formula="of:=[.G25]+[.G26]" office:value-type="float" office:value="7" calcext:value-type="float">
            <text:p>7</text:p>
          </table:table-cell>
          <table:table-cell table:style-name="ce229" table:formula="of:=[.H25]+[.H26]" office:value-type="float" office:value="0" calcext:value-type="float">
            <text:p>0</text:p>
          </table:table-cell>
          <table:table-cell table:style-name="ce276" table:formula="of:=[.I25]+[.I26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43"/>
          <table:table-cell table:style-name="ce166"/>
          <table:table-cell table:style-name="ce206"/>
          <table:table-cell table:style-name="ce230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table-cell table:style-name="ce163" office:value-type="string" calcext:value-type="string" table:number-columns-spanned="1" table:number-rows-spanned="3">
            <text:p>AIE</text:p>
            <text:p><text:span text:style-name="T4">Arquivo de Interface Externa</text:span></text:p>
          </table:table-cell>
          <table:table-cell table:style-name="ce203" office:value-type="string" calcext:value-type="string">
            <text:p>Função de Dados</text:p>
          </table:table-cell>
          <table:table-cell table:style-name="ce227" table:formula="of:=[AIE.E65]" office:value-type="float" office:value="1" calcext:value-type="float">
            <text:p>1</text:p>
          </table:table-cell>
          <table:table-cell table:style-name="ce227" table:formula="of:=[AIE.E66]" office:value-type="float" office:value="0" calcext:value-type="float">
            <text:p>0</text:p>
          </table:table-cell>
          <table:table-cell table:style-name="ce227" table:formula="of:=[AIE.E67]" office:value-type="float" office:value="0" calcext:value-type="float">
            <text:p>0</text:p>
          </table:table-cell>
          <table:table-cell table:style-name="ce227" table:formula="of:=[AIE.I65]" office:value-type="float" office:value="5" calcext:value-type="float">
            <text:p>5</text:p>
          </table:table-cell>
          <table:table-cell table:style-name="ce227" table:formula="of:=[AIE.I66]" office:value-type="float" office:value="0" calcext:value-type="float">
            <text:p>0</text:p>
          </table:table-cell>
          <table:table-cell table:style-name="ce274" table:formula="of:=[AIE.I67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AIE.E70]" office:value-type="float" office:value="0" calcext:value-type="float">
            <text:p>0</text:p>
          </table:table-cell>
          <table:table-cell table:style-name="ce228" table:formula="of:=[AIE.E71]" office:value-type="float" office:value="0" calcext:value-type="float">
            <text:p>0</text:p>
          </table:table-cell>
          <table:table-cell table:style-name="ce228" table:formula="of:=[AIE.E72]" office:value-type="float" office:value="0" calcext:value-type="float">
            <text:p>0</text:p>
          </table:table-cell>
          <table:table-cell table:style-name="ce228" table:formula="of:=[AIE.I70]" office:value-type="float" office:value="0" calcext:value-type="float">
            <text:p>0</text:p>
          </table:table-cell>
          <table:table-cell table:style-name="ce228" table:formula="of:=[AIE.I71]" office:value-type="float" office:value="0" calcext:value-type="float">
            <text:p>0</text:p>
          </table:table-cell>
          <table:table-cell table:style-name="ce275" table:formula="of:=[AIE.I72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5"/>
          <table:table-cell table:style-name="ce205" office:value-type="string" calcext:value-type="string">
            <text:p>Total de AIE</text:p>
          </table:table-cell>
          <table:table-cell table:style-name="ce229" table:formula="of:=[.D29]+[.D30]" office:value-type="float" office:value="1" calcext:value-type="float">
            <text:p>1</text:p>
          </table:table-cell>
          <table:table-cell table:style-name="ce229" table:formula="of:=[.E29]+[.E30]" office:value-type="float" office:value="0" calcext:value-type="float">
            <text:p>0</text:p>
          </table:table-cell>
          <table:table-cell table:style-name="ce229" table:formula="of:=[.F29]+[.F30]" office:value-type="float" office:value="0" calcext:value-type="float">
            <text:p>0</text:p>
          </table:table-cell>
          <table:table-cell table:style-name="ce229" table:formula="of:=[.G29]+[.G30]" office:value-type="float" office:value="5" calcext:value-type="float">
            <text:p>5</text:p>
          </table:table-cell>
          <table:table-cell table:style-name="ce229" table:formula="of:=[.H29]+[.H30]" office:value-type="float" office:value="0" calcext:value-type="float">
            <text:p>0</text:p>
          </table:table-cell>
          <table:table-cell table:style-name="ce276" table:formula="of:=[.I29]+[.I30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9">
          <table:table-cell table:style-name="ce143"/>
          <table:table-cell table:style-name="ce167"/>
          <table:table-cell table:style-name="ce207"/>
          <table:table-cell table:style-name="ce231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table-cell table:style-name="ce168" office:value-type="string" calcext:value-type="string" table:number-columns-spanned="1" table:number-rows-spanned="3">
            <text:p>EE</text:p>
            <text:p><text:span text:style-name="T4">Entrada Externa</text:span></text:p>
          </table:table-cell>
          <table:table-cell table:style-name="ce203" office:value-type="string" calcext:value-type="string">
            <text:p>Função Transacional</text:p>
          </table:table-cell>
          <table:table-cell table:style-name="ce227" table:formula="of:=[EE.E65]" office:value-type="float" office:value="0" calcext:value-type="float">
            <text:p>0</text:p>
          </table:table-cell>
          <table:table-cell table:style-name="ce227" table:formula="of:=[EE.E66]" office:value-type="float" office:value="10" calcext:value-type="float">
            <text:p>10</text:p>
          </table:table-cell>
          <table:table-cell table:style-name="ce227" table:formula="of:=[EE.E67]" office:value-type="float" office:value="0" calcext:value-type="float">
            <text:p>0</text:p>
          </table:table-cell>
          <table:table-cell table:style-name="ce227" table:formula="of:=[EE.I65]" office:value-type="float" office:value="0" calcext:value-type="float">
            <text:p>0</text:p>
          </table:table-cell>
          <table:table-cell table:style-name="ce227" table:formula="of:=[EE.I66]" office:value-type="float" office:value="40" calcext:value-type="float">
            <text:p>40</text:p>
          </table:table-cell>
          <table:table-cell table:style-name="ce274" table:formula="of:=[EE.I67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EE.E70]" office:value-type="float" office:value="0" calcext:value-type="float">
            <text:p>0</text:p>
          </table:table-cell>
          <table:table-cell table:style-name="ce228" table:formula="of:=[EE.E71]" office:value-type="float" office:value="0" calcext:value-type="float">
            <text:p>0</text:p>
          </table:table-cell>
          <table:table-cell table:style-name="ce228" table:formula="of:=[EE.E72]" office:value-type="float" office:value="0" calcext:value-type="float">
            <text:p>0</text:p>
          </table:table-cell>
          <table:table-cell table:style-name="ce228" table:formula="of:=[EE.I70]" office:value-type="float" office:value="0" calcext:value-type="float">
            <text:p>0</text:p>
          </table:table-cell>
          <table:table-cell table:style-name="ce228" table:formula="of:=[EE.I71]" office:value-type="float" office:value="0" calcext:value-type="float">
            <text:p>0</text:p>
          </table:table-cell>
          <table:table-cell table:style-name="ce275" table:formula="of:=[EE.I72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5"/>
          <table:table-cell table:style-name="ce205" office:value-type="string" calcext:value-type="string">
            <text:p>Total de EE</text:p>
          </table:table-cell>
          <table:table-cell table:style-name="ce229" table:formula="of:=[.D33]+[.D34]" office:value-type="float" office:value="0" calcext:value-type="float">
            <text:p>0</text:p>
          </table:table-cell>
          <table:table-cell table:style-name="ce229" table:formula="of:=[.E33]+[.E34]" office:value-type="float" office:value="10" calcext:value-type="float">
            <text:p>10</text:p>
          </table:table-cell>
          <table:table-cell table:style-name="ce229" table:formula="of:=[.F33]+[.F34]" office:value-type="float" office:value="0" calcext:value-type="float">
            <text:p>0</text:p>
          </table:table-cell>
          <table:table-cell table:style-name="ce229" table:formula="of:=[.G33]+[.G34]" office:value-type="float" office:value="0" calcext:value-type="float">
            <text:p>0</text:p>
          </table:table-cell>
          <table:table-cell table:style-name="ce229" table:formula="of:=[.H33]+[.H34]" office:value-type="float" office:value="40" calcext:value-type="float">
            <text:p>40</text:p>
          </table:table-cell>
          <table:table-cell table:style-name="ce276" table:formula="of:=[.I33]+[.I34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9">
          <table:table-cell table:style-name="ce143"/>
          <table:table-cell table:style-name="ce167"/>
          <table:table-cell table:style-name="ce207"/>
          <table:table-cell table:style-name="ce230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table-cell table:style-name="ce168" office:value-type="string" calcext:value-type="string" table:number-columns-spanned="1" table:number-rows-spanned="3">
            <text:p>SE</text:p>
            <text:p><text:span text:style-name="T4">Saída Externa</text:span></text:p>
          </table:table-cell>
          <table:table-cell table:style-name="ce203" office:value-type="string" calcext:value-type="string">
            <text:p>Função Transacional</text:p>
          </table:table-cell>
          <table:table-cell table:style-name="ce227" table:formula="of:=[SE.E66]" office:value-type="float" office:value="0" calcext:value-type="float">
            <text:p>0</text:p>
          </table:table-cell>
          <table:table-cell table:style-name="ce227" table:formula="of:=[SE.E67]" office:value-type="float" office:value="5" calcext:value-type="float">
            <text:p>5</text:p>
          </table:table-cell>
          <table:table-cell table:style-name="ce227" table:formula="of:=[SE.E68]" office:value-type="float" office:value="0" calcext:value-type="float">
            <text:p>0</text:p>
          </table:table-cell>
          <table:table-cell table:style-name="ce227" table:formula="of:=[SE.I66]" office:value-type="float" office:value="0" calcext:value-type="float">
            <text:p>0</text:p>
          </table:table-cell>
          <table:table-cell table:style-name="ce227" table:formula="of:=[SE.I67]" office:value-type="float" office:value="25" calcext:value-type="float">
            <text:p>25</text:p>
          </table:table-cell>
          <table:table-cell table:style-name="ce274" table:formula="of:=[SE.I68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SE.E71]" office:value-type="float" office:value="0" calcext:value-type="float">
            <text:p>0</text:p>
          </table:table-cell>
          <table:table-cell table:style-name="ce228" table:formula="of:=[SE.E72]" office:value-type="float" office:value="0" calcext:value-type="float">
            <text:p>0</text:p>
          </table:table-cell>
          <table:table-cell table:style-name="ce228" table:formula="of:=[EE.E72]" office:value-type="float" office:value="0" calcext:value-type="float">
            <text:p>0</text:p>
          </table:table-cell>
          <table:table-cell table:style-name="ce228" table:formula="of:=[SE.I71]" office:value-type="float" office:value="0" calcext:value-type="float">
            <text:p>0</text:p>
          </table:table-cell>
          <table:table-cell table:style-name="ce228" table:formula="of:=[SE.I72]" office:value-type="float" office:value="0" calcext:value-type="float">
            <text:p>0</text:p>
          </table:table-cell>
          <table:table-cell table:style-name="ce275" table:formula="of:=[SE.I73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covered-table-cell table:style-name="ce165"/>
          <table:table-cell table:style-name="ce205" office:value-type="string" calcext:value-type="string">
            <text:p>Total de SE</text:p>
          </table:table-cell>
          <table:table-cell table:style-name="ce229" table:formula="of:=[.D37]+[.D38]" office:value-type="float" office:value="0" calcext:value-type="float">
            <text:p>0</text:p>
          </table:table-cell>
          <table:table-cell table:style-name="ce229" table:formula="of:=[.E37]+[.E38]" office:value-type="float" office:value="5" calcext:value-type="float">
            <text:p>5</text:p>
          </table:table-cell>
          <table:table-cell table:style-name="ce229" table:formula="of:=[.F37]+[.F38]" office:value-type="float" office:value="0" calcext:value-type="float">
            <text:p>0</text:p>
          </table:table-cell>
          <table:table-cell table:style-name="ce229" table:formula="of:=[.G37]+[.G38]" office:value-type="float" office:value="0" calcext:value-type="float">
            <text:p>0</text:p>
          </table:table-cell>
          <table:table-cell table:style-name="ce229" table:formula="of:=[.H37]+[.H38]" office:value-type="float" office:value="25" calcext:value-type="float">
            <text:p>25</text:p>
          </table:table-cell>
          <table:table-cell table:style-name="ce276" table:formula="of:=[.I37]+[.I38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9">
          <table:table-cell table:style-name="ce143"/>
          <table:table-cell table:style-name="ce167"/>
          <table:table-cell table:style-name="ce207"/>
          <table:table-cell table:style-name="ce231" table:number-columns-repeated="6"/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3"/>
          <table:table-cell table:style-name="ce168" office:value-type="string" calcext:value-type="string" table:number-columns-spanned="1" table:number-rows-spanned="3">
            <text:p>CE</text:p>
            <text:p><text:span text:style-name="T4">Consulta Externa</text:span></text:p>
          </table:table-cell>
          <table:table-cell table:style-name="ce203" office:value-type="string" calcext:value-type="string">
            <text:p>Função Transacional</text:p>
          </table:table-cell>
          <table:table-cell table:style-name="ce227" table:formula="of:=[CE.E65]" office:value-type="float" office:value="0" calcext:value-type="float">
            <text:p>0</text:p>
          </table:table-cell>
          <table:table-cell table:style-name="ce227" table:formula="of:=[CE.E66]" office:value-type="float" office:value="4" calcext:value-type="float">
            <text:p>4</text:p>
          </table:table-cell>
          <table:table-cell table:style-name="ce227" table:formula="of:=[CE.E67]" office:value-type="float" office:value="0" calcext:value-type="float">
            <text:p>0</text:p>
          </table:table-cell>
          <table:table-cell table:style-name="ce227" table:formula="of:=[CE.I65]" office:value-type="float" office:value="0" calcext:value-type="float">
            <text:p>0</text:p>
          </table:table-cell>
          <table:table-cell table:style-name="ce227" table:formula="of:=[CE.I66]" office:value-type="float" office:value="16" calcext:value-type="float">
            <text:p>16</text:p>
          </table:table-cell>
          <table:table-cell table:style-name="ce274" table:formula="of:=[CE.I67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4"/>
          <table:covered-table-cell table:style-name="ce164"/>
          <table:table-cell table:style-name="ce204" office:value-type="string" calcext:value-type="string">
            <text:p>Retrabalho</text:p>
          </table:table-cell>
          <table:table-cell table:style-name="ce228" table:formula="of:=[CE.E70]" office:value-type="float" office:value="0" calcext:value-type="float">
            <text:p>0</text:p>
          </table:table-cell>
          <table:table-cell table:style-name="ce228" table:formula="of:=[CE.E71]" office:value-type="float" office:value="0" calcext:value-type="float">
            <text:p>0</text:p>
          </table:table-cell>
          <table:table-cell table:style-name="ce228" table:formula="of:=[CE.I72]" office:value-type="float" office:value="0" calcext:value-type="float">
            <text:p>0</text:p>
          </table:table-cell>
          <table:table-cell table:style-name="ce228" table:formula="of:=[CE.I70]" office:value-type="float" office:value="0" calcext:value-type="float">
            <text:p>0</text:p>
          </table:table-cell>
          <table:table-cell table:style-name="ce228" table:formula="of:=[CE.I71]" office:value-type="float" office:value="0" calcext:value-type="float">
            <text:p>0</text:p>
          </table:table-cell>
          <table:table-cell table:style-name="ce275" table:formula="of:=[CE.I72]" office:value-type="float" office:value="0" calcext:value-type="float">
            <text:p>0</text:p>
          </table:table-cell>
          <table:table-cell table:style-name="ce287"/>
          <table:table-cell table:style-name="ce292" table:number-columns-repeated="7"/>
          <table:table-cell table:style-name="ce293" table:number-columns-repeated="239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8">
          <table:table-cell table:style-name="ce144"/>
          <table:covered-table-cell table:style-name="ce165"/>
          <table:table-cell table:style-name="ce205" office:value-type="string" calcext:value-type="string">
            <text:p>Total de CE</text:p>
          </table:table-cell>
          <table:table-cell table:style-name="ce229" table:formula="of:=[.D41]+[.D42]" office:value-type="float" office:value="0" calcext:value-type="float">
            <text:p>0</text:p>
          </table:table-cell>
          <table:table-cell table:style-name="ce229" table:formula="of:=[.E41]+[.E42]" office:value-type="float" office:value="4" calcext:value-type="float">
            <text:p>4</text:p>
          </table:table-cell>
          <table:table-cell table:style-name="ce229" table:formula="of:=[.F41]+[.F42]" office:value-type="float" office:value="0" calcext:value-type="float">
            <text:p>0</text:p>
          </table:table-cell>
          <table:table-cell table:style-name="ce229" table:formula="of:=[.G41]+[.G42]" office:value-type="float" office:value="0" calcext:value-type="float">
            <text:p>0</text:p>
          </table:table-cell>
          <table:table-cell table:style-name="ce229" table:formula="of:=[.H41]+[.H42]" office:value-type="float" office:value="16" calcext:value-type="float">
            <text:p>16</text:p>
          </table:table-cell>
          <table:table-cell table:style-name="ce276" table:formula="of:=[.I41]+[.I42]" office:value-type="float" office:value="0" calcext:value-type="float">
            <text:p>0</text:p>
          </table:table-cell>
          <table:table-cell table:style-name="ce288"/>
          <table:table-cell table:style-name="ce293" table:number-columns-repeated="246"/>
          <table:table-cell table:style-name="ce300" table:number-columns-repeated="761"/>
          <table:table-cell table:style-name="ce302"/>
          <table:table-cell table:number-columns-repeated="6"/>
        </table:table-row>
        <table:table-row table:style-name="ro16">
          <table:table-cell table:style-name="ce137"/>
          <table:table-cell table:style-name="ce161" table:number-columns-repeated="8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37"/>
          <table:table-cell table:style-name="ce169" office:value-type="string" calcext:value-type="string" table:number-columns-spanned="7" table:number-rows-spanned="1">
            <text:p>PF Função de Dados:</text:p>
          </table:table-cell>
          <table:covered-table-cell table:number-columns-repeated="6" table:style-name="ce208"/>
          <table:table-cell table:style-name="ce277" table:formula="of:=SUM(([.G27:.I27]);([.G31:.I31]))" office:value-type="float" office:value="12" calcext:value-type="float">
            <text:p>12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37"/>
          <table:table-cell table:style-name="ce170" office:value-type="string" calcext:value-type="string" table:number-columns-spanned="7" table:number-rows-spanned="1">
            <text:p>PF Retrabalho:</text:p>
          </table:table-cell>
          <table:covered-table-cell table:number-columns-repeated="6" table:style-name="ce209"/>
          <table:table-cell table:style-name="ce278" table:formula="of:=SUM(([.G26:.I26]);([.G30:.I30]);([.G34:.I34]);([.G38:.I38]);([.G42:.I42]))" office:value-type="float" office:value="0" calcext:value-type="float">
            <text:p>0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37"/>
          <table:table-cell table:style-name="ce170" office:value-type="string" calcext:value-type="string" table:number-columns-spanned="7" table:number-rows-spanned="1">
            <text:p>PF Função Transacional:</text:p>
          </table:table-cell>
          <table:covered-table-cell table:number-columns-repeated="6" table:style-name="ce209"/>
          <table:table-cell table:style-name="ce278" table:formula="of:=SUM(([.G35:.I35]);([.G39:.I39]);([.G43:.I43]))" office:value-type="float" office:value="81" calcext:value-type="float">
            <text:p>81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7">
          <table:table-cell table:style-name="ce137"/>
          <table:table-cell table:style-name="ce171" office:value-type="string" calcext:value-type="string" table:number-columns-spanned="7" table:number-rows-spanned="1">
            <text:p>Total de PF Bruto:</text:p>
          </table:table-cell>
          <table:covered-table-cell table:number-columns-repeated="6" table:style-name="ce210"/>
          <table:table-cell table:style-name="ce279" table:formula="of:=SUM(([.G27:.I27]);([.G31:.I31]);([.G35:.I35]);([.G39:.I39]);([.G43:.I43]))" office:value-type="float" office:value="93" calcext:value-type="float">
            <text:p>93</text:p>
          </table:table-cell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6">
          <table:table-cell table:style-name="ce137"/>
          <table:table-cell table:style-name="ce161" table:number-columns-repeated="8"/>
          <table:table-cell table:style-name="ce284"/>
          <table:table-cell table:style-name="ce150" table:number-columns-repeated="246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2"/>
          <table:table-cell table:style-name="ce211"/>
          <table:table-cell table:style-name="ce232"/>
          <table:table-cell table:style-name="ce247" table:number-columns-repeated="4"/>
          <table:table-cell table:style-name="ce280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3" office:value-type="string" calcext:value-type="string" table:number-columns-spanned="2" table:number-rows-spanned="1">
            <text:p>Scope Creep:</text:p>
          </table:table-cell>
          <table:covered-table-cell/>
          <table:table-cell table:style-name="ce233" table:content-validation-name="val4" office:value-type="string" calcext:value-type="string" table:number-columns-spanned="2" table:number-rows-spanned="1">
            <text:p>Sim</text:p>
          </table:table-cell>
          <table:covered-table-cell/>
          <table:table-cell table:style-name="ce253"/>
          <table:table-cell table:style-name="ce108" office:value-type="string" calcext:value-type="string">
            <text:p>Percentual: </text:p>
          </table:table-cell>
          <table:table-cell table:style-name="ce267" table:formula="of:=IF(AND([Sumário.C13]=&quot;Estimativa Inicial&quot;;[.D51]=&quot;Sim&quot;);0.35;0)" office:value-type="percentage" office:value="0.35" calcext:value-type="percentage">
            <text:p>35,00%</text:p>
          </table:table-cell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4"/>
          <table:table-cell table:style-name="ce212" office:value-type="string" calcext:value-type="string">
            <office:annotation draw:style-name="gr2" draw:text-style-name="P1" svg:width="28.99mm" svg:height="17.81mm" svg:x="85.82mm" svg:y="260.01mm" draw:caption-point-x="-5.77mm" draw:caption-point-y="16.43mm">
              <dc:date>2014-06-18T00:00:00</dc:date>
              <text:p text:style-name="P2"><text:span text:style-name="T1">Só aplicável a projetos inferiores a 100 PF</text:span></text:p>
            </office:annotation>
            <text:p>Fator de Criticidade:</text:p>
          </table:table-cell>
          <table:table-cell table:style-name="ce233" table:content-validation-name="val4" office:value-type="string" calcext:value-type="string" table:number-columns-spanned="2" table:number-rows-spanned="1">
            <text:p>Não</text:p>
          </table:table-cell>
          <table:covered-table-cell table:style-name="ce108"/>
          <table:table-cell table:style-name="ce256"/>
          <table:table-cell table:style-name="ce108" office:value-type="string" calcext:value-type="string">
            <text:p>Percentual: </text:p>
          </table:table-cell>
          <table:table-cell table:style-name="ce267" table:formula="of:=IF(AND([.I48]&lt;100;[.D52]=&quot;Sim&quot;);0.35;0)" office:value-type="percentage" office:value="0" calcext:value-type="percentage">
            <text:p>0,00%</text:p>
          </table:table-cell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3" office:value-type="string" calcext:value-type="string" table:number-columns-spanned="2" table:number-rows-spanned="1">
            <text:p>Redução de Cronograma:</text:p>
          </table:table-cell>
          <table:covered-table-cell table:style-name="ce212"/>
          <table:table-cell table:style-name="ce234" table:content-validation-name="val5" office:value-type="string" calcext:value-type="string" table:number-columns-spanned="2" table:number-rows-spanned="1">
            <text:p>Não</text:p>
          </table:table-cell>
          <table:covered-table-cell table:style-name="ce108"/>
          <table:table-cell table:style-name="ce108"/>
          <table:table-cell table:style-name="ce108" office:value-type="string" calcext:value-type="string">
            <text:p>Percentual: </text:p>
          </table:table-cell>
          <table:table-cell table:style-name="ce268" table:formula="of:=IF([.D53]=&quot;&quot;;&quot;&quot;;VLOOKUP([.D53];[Validar.D14:.E17];2;0))" office:value-type="percentage" office:value="0" calcext:value-type="percentage">
            <text:p>0,00%</text:p>
          </table:table-cell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4"/>
          <table:table-cell table:style-name="ce212"/>
          <table:table-cell table:style-name="ce148"/>
          <table:table-cell table:style-name="ce108" table:number-columns-repeated="4"/>
          <table:table-cell table:style-name="ce281"/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5"/>
          <table:table-cell table:style-name="ce175" office:value-type="string" calcext:value-type="string" table:number-columns-spanned="7" table:number-rows-spanned="1">
            <text:p>Total de PF:</text:p>
          </table:table-cell>
          <table:covered-table-cell table:style-name="ce213"/>
          <table:covered-table-cell table:style-name="ce235"/>
          <table:covered-table-cell table:number-columns-repeated="4" table:style-name="ce248"/>
          <table:table-cell table:style-name="ce282" table:formula="of:=[.I48]+([.I48]*[.H51])+([.I48]*[.H52])+([.I48]*[.H53])" office:value-type="float" office:value="125.55" calcext:value-type="float">
            <text:p>125,55</text:p>
          </table:table-cell>
          <table:table-cell table:style-name="ce286"/>
          <table:table-cell table:style-name="ce253" table:number-columns-repeated="10"/>
          <table:table-cell table:style-name="ce150" table:number-columns-repeated="2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6">
          <table:table-cell table:style-name="ce146"/>
          <table:table-cell table:style-name="ce176" table:number-columns-repeated="2"/>
          <table:table-cell table:style-name="ce236"/>
          <table:table-cell table:style-name="ce249" table:formula="of:=#REF!+#REF!+#REF!+#REF!+#REF!+#REF!" office:value-type="string" office:string-value="" calcext:value-type="error">
            <text:p>#REF!</text:p>
          </table:table-cell>
          <table:table-cell table:style-name="ce257" table:number-columns-repeated="4"/>
          <table:table-cell table:style-name="ce285"/>
          <table:table-cell table:style-name="ce150" table:number-columns-repeated="32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77" office:value-type="string" calcext:value-type="string">
            <text:p>Estimativa de Esforço</text:p>
          </table:table-cell>
          <table:table-cell table:style-name="ce150" table:number-columns-repeated="40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7"/>
          <table:table-cell table:style-name="ce178"/>
          <table:table-cell table:style-name="ce214"/>
          <table:table-cell table:style-name="ce237" table:number-columns-repeated="3"/>
          <table:table-cell table:style-name="ce264"/>
          <table:table-cell table:style-name="ce220" table:number-columns-repeated="3"/>
          <table:table-cell table:style-name="ce29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79"/>
          <table:table-cell table:style-name="ce215" office:value-type="string" calcext:value-type="string">
            <text:p>Produtividade </text:p>
          </table:table-cell>
          <table:table-cell table:style-name="ce238" office:value-type="float" office:value="15" calcext:value-type="float">
            <text:p>15,0 </text:p>
          </table:table-cell>
          <table:table-cell table:style-name="ce250" office:value-type="string" calcext:value-type="string">
            <text:p>HH por PF (Informada pelo LP de acordo com a produtividade da equipe)</text:p>
          </table:table-cell>
          <table:table-cell table:style-name="ce258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80" office:value-type="string" calcext:value-type="string" table:number-columns-spanned="2" table:number-rows-spanned="1">
            <text:p>Esforço Total = (PF Total * Produtividade) </text:p>
          </table:table-cell>
          <table:covered-table-cell/>
          <table:table-cell table:style-name="ce239" table:formula="of:=IF([.D60]&lt;&gt;0;([.I55]*[.D60])/8)" office:value-type="float" office:value="235.40625" calcext:value-type="float">
            <text:p>235,41 </text:p>
          </table:table-cell>
          <table:table-cell table:style-name="ce250" office:value-type="string" calcext:value-type="string">
            <text:p>HD (Homem-Dia)</text:p>
          </table:table-cell>
          <table:table-cell table:style-name="ce258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79"/>
          <table:table-cell table:style-name="ce216"/>
          <table:table-cell table:style-name="ce240" table:formula="of:=[.I55]*[.D60]" office:value-type="float" office:value="1883.25" calcext:value-type="float">
            <text:p>1.883 </text:p>
          </table:table-cell>
          <table:table-cell table:style-name="ce250" office:value-type="string" calcext:value-type="string">
            <text:p>HH (Homem-Hora)</text:p>
          </table:table-cell>
          <table:table-cell table:style-name="ce258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79"/>
          <table:table-cell table:style-name="ce217"/>
          <table:table-cell table:style-name="ce241"/>
          <table:table-cell table:style-name="ce251"/>
          <table:table-cell table:style-name="ce217"/>
          <table:table-cell table:style-name="ce216"/>
          <table:table-cell table:style-name="ce150" table:number-columns-repeated="2"/>
          <table:table-cell table:style-name="ce219"/>
          <table:table-cell table:style-name="ce284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7"/>
          <table:table-cell table:style-name="ce181"/>
          <table:table-cell table:style-name="ce218"/>
          <table:table-cell table:style-name="ce242" table:number-columns-repeated="3"/>
          <table:table-cell table:style-name="ce265"/>
          <table:table-cell table:style-name="ce176" table:number-columns-repeated="3"/>
          <table:table-cell table:style-name="ce285"/>
          <table:table-cell table:style-name="ce150" table:number-columns-repeated="3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2">
          <table:table-cell table:style-name="ce147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7"/>
          <table:table-cell table:style-name="ce182" office:value-type="string" calcext:value-type="string">
            <text:p>Estimativas para projetos acima de 100 PF (abaixo disso observar a Tabela 7)</text:p>
          </table:table-cell>
          <table:table-cell table:style-name="ce219" table:number-columns-repeated="13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7"/>
          <table:table-cell table:style-name="ce183"/>
          <table:table-cell table:style-name="ce220" table:number-columns-repeated="8"/>
          <table:table-cell table:style-name="ce29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7"/>
          <table:table-cell table:style-name="ce184" office:value-type="string" calcext:value-type="string" table:number-columns-spanned="5" table:number-rows-spanned="1">
            <text:p>Escolha o <text:span text:style-name="T5">Expoente t:</text:span></text:p>
          </table:table-cell>
          <table:covered-table-cell table:style-name="ce221"/>
          <table:covered-table-cell table:style-name="ce111"/>
          <table:covered-table-cell table:number-columns-repeated="2" table:style-name="ce150"/>
          <table:table-cell table:style-name="ce150"/>
          <table:table-cell table:style-name="ce269" table:content-validation-name="val7" office:value-type="string" calcext:value-type="string" table:number-columns-spanned="2" table:number-rows-spanned="1">
            <text:p>0,35 – Sistema web ou cliente servidor</text:p>
          </table:table-cell>
          <table:covered-table-cell table:style-name="ce150"/>
          <table:table-cell table:style-name="ce150"/>
          <table:table-cell table:style-name="ce28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0">
          <table:table-cell table:style-name="ce147"/>
          <table:table-cell table:style-name="ce140"/>
          <table:table-cell table:style-name="ce150" table:number-columns-repeated="8"/>
          <table:table-cell table:style-name="ce28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8"/>
          <table:table-cell table:style-name="ce185" office:value-type="string" calcext:value-type="string" table:number-columns-spanned="5" table:number-rows-spanned="1">
            <text:p>Prazo Estimado de Desenvolvimento (Tamanho Previsto ^ Expoente):</text:p>
          </table:table-cell>
          <table:covered-table-cell table:style-name="ce222"/>
          <table:covered-table-cell table:number-columns-repeated="3" table:style-name="ce150"/>
          <table:table-cell table:style-name="ce150"/>
          <table:table-cell table:style-name="ce270" table:formula="of:=IF(OR([.H68]=&quot;Nenhum&quot;;[.I55]&lt;100);&quot;&quot;;[.I55]^(VLOOKUP([.H68];[Validar.A71:.B79];2)))" office:value-type="float" office:value="5.42732527634131" calcext:value-type="float">
            <text:p>5,43</text:p>
          </table:table-cell>
          <table:table-cell table:style-name="ce150" table:formula="of:=IF(OR([.H68]=&quot;Nenhum&quot;;[.I55]&lt;100);&quot;&quot;;&quot;meses&quot;)" office:value-type="string" office:string-value="meses" calcext:value-type="string">
            <text:p>meses</text:p>
          </table:table-cell>
          <table:table-cell table:style-name="ce150"/>
          <table:table-cell table:style-name="ce284"/>
          <table:table-cell table:style-name="ce150" table:number-columns-repeated="3"/>
          <table:table-cell table:style-name="ce219"/>
          <table:table-cell table:style-name="ce150" table:number-columns-repeated="27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0">
          <table:table-cell table:style-name="ce148"/>
          <table:table-cell table:style-name="ce140"/>
          <table:table-cell table:style-name="ce150" table:number-columns-repeated="3"/>
          <table:table-cell table:style-name="ce259"/>
          <table:table-cell table:style-name="ce150" table:number-columns-repeated="3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8"/>
          <table:table-cell table:style-name="ce186" office:value-type="string" calcext:value-type="string" table:number-columns-spanned="5" table:number-rows-spanned="1">
            <office:annotation draw:style-name="gr3" draw:text-style-name="P1" svg:width="153.23mm" svg:height="15.68mm" svg:x="147.28mm" svg:y="352.75mm" draw:caption-point-x="-6.24mm" draw:caption-point-y="16.88mm">
              <dc:date>2015-06-04T00:00:00</dc:date>
              <text:p text:style-name="P2"><text:span text:style-name="T1">O LP poderá estabelecer um prazo menor que o mínimo recomendado, desde que tenha analisado sua viabilidade em seu planejamento.</text:span></text:p>
              <text:p text:style-name="P2"><text:span text:style-name="T1"/></text:p>
            </office:annotation>
            <text:p>Prazo Mínimo de Desenvolvimento (Prazo Estimado de Desenvolvimento * 0,75):</text:p>
          </table:table-cell>
          <table:covered-table-cell table:number-columns-repeated="3" table:style-name="ce150"/>
          <table:covered-table-cell table:style-name="ce260"/>
          <table:table-cell table:style-name="ce150"/>
          <table:table-cell table:style-name="ce270" table:formula="of:=IF(OR([.H68]=&quot;Nenhum&quot;;[.I55]&lt;100);&quot;&quot;;[.H70]*0.75)" office:value-type="float" office:value="4.07049395725598" calcext:value-type="float">
            <text:p>4,07</text:p>
          </table:table-cell>
          <table:table-cell table:style-name="ce150" table:formula="of:=IF(OR([.H68]=&quot;Nenhum&quot;;[.I55]&lt;100);&quot;&quot;;&quot;meses&quot;)" office:value-type="string" office:string-value="meses" calcext:value-type="string">
            <text:p>mese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0">
          <table:table-cell table:style-name="ce148"/>
          <table:table-cell table:style-name="ce140"/>
          <table:table-cell table:style-name="ce150" table:number-columns-repeated="2"/>
          <table:table-cell/>
          <table:table-cell table:style-name="ce261"/>
          <table:table-cell table:style-name="ce150" table:number-columns-repeated="3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7">
          <table:table-cell table:style-name="ce148"/>
          <table:table-cell table:style-name="ce187" office:value-type="string" calcext:value-type="string" table:number-columns-spanned="5" table:number-rows-spanned="1">
            <text:p>Produtividade Diária (h/dia): </text:p>
          </table:table-cell>
          <table:covered-table-cell table:number-columns-repeated="3" table:style-name="ce150"/>
          <table:covered-table-cell table:style-name="ce260"/>
          <table:table-cell table:style-name="ce150"/>
          <table:table-cell table:style-name="ce271" table:content-validation-name="val8" office:value-type="float" office:value="7" calcext:value-type="float">
            <text:p>7</text:p>
          </table:table-cell>
          <table:table-cell table:style-name="ce150" office:value-type="string" calcext:value-type="string">
            <text:p>hora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0">
          <table:table-cell table:style-name="ce148"/>
          <table:table-cell table:style-name="ce140"/>
          <table:table-cell table:style-name="ce150" table:number-columns-repeated="3"/>
          <table:table-cell table:style-name="ce262"/>
          <table:table-cell table:style-name="ce150" table:number-columns-repeated="3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1">
          <table:table-cell table:style-name="ce148"/>
          <table:table-cell table:style-name="ce188" office:value-type="string" calcext:value-type="string" table:number-columns-spanned="6" table:number-rows-spanned="1">
            <text:p>Equipe = (Esforço Previsto / 21 * Produtividade Diária * Prazo Estimado de Desenvolvimento):</text:p>
          </table:table-cell>
          <table:covered-table-cell table:number-columns-repeated="5" table:style-name="ce150"/>
          <table:table-cell table:style-name="ce270" table:formula="of:=IF(OR([.H68]=&quot;Nenhum&quot;;[.I55]&lt;100);&quot;&quot;;[.D62]/(21*[.H74]*[.H70]))" office:value-type="float" office:value="2.36050427005773" calcext:value-type="float">
            <text:p>2,36</text:p>
          </table:table-cell>
          <table:table-cell table:style-name="ce150" office:value-type="string" calcext:value-type="string">
            <text:p>pessoa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4"/>
          <table:table-cell table:style-name="ce150" table:number-columns-repeated="2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0">
          <table:table-cell table:style-name="ce149"/>
          <table:table-cell table:style-name="ce140"/>
          <table:table-cell table:style-name="ce150" table:number-columns-repeated="7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16">
          <table:table-cell table:style-name="ce149"/>
          <table:table-cell table:style-name="ce189"/>
          <table:table-cell table:style-name="ce220" table:number-columns-repeated="7"/>
          <table:table-cell table:style-name="ce290"/>
          <table:table-cell table:style-name="ce296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4">
          <table:table-cell table:style-name="ce149"/>
          <table:table-cell table:style-name="ce140" office:value-type="string" calcext:value-type="string">
            <text:p>Número de pessoas na equipe:</text:p>
          </table:table-cell>
          <table:table-cell table:style-name="ce150" table:number-columns-repeated="5"/>
          <table:table-cell table:style-name="ce272" office:value-type="float" office:value="3" calcext:value-type="float">
            <text:p>3</text:p>
          </table:table-cell>
          <table:table-cell table:style-name="ce150" office:value-type="string" calcext:value-type="string">
            <text:p>pessoa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0">
          <table:table-cell table:style-name="ce149"/>
          <table:table-cell table:style-name="ce140"/>
          <table:table-cell table:style-name="ce150" table:number-columns-repeated="7"/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2">
          <table:table-cell table:style-name="ce149"/>
          <table:table-cell table:style-name="ce188" office:value-type="string" calcext:value-type="string" table:number-columns-spanned="6" table:number-rows-spanned="1">
            <text:p>Prazo <text:span text:style-name="T6">Manual</text:span> Estimado = (Esforço Previsto / 21 * Produtividade Diária * Equipe):</text:p>
          </table:table-cell>
          <table:covered-table-cell table:number-columns-repeated="5" table:style-name="ce150"/>
          <table:table-cell table:style-name="ce270" table:formula="of:=IF(OR([.H68]=&quot;Nenhum&quot;;[.I55]&lt;100;[.H79]=&quot;&quot;);&quot;&quot;;[.D62]/(21*[.H74]*[.H79]))" office:value-type="float" office:value="4.27040816326531" calcext:value-type="float">
            <text:p>4,27</text:p>
          </table:table-cell>
          <table:table-cell table:style-name="ce150" office:value-type="string" calcext:value-type="string">
            <text:p>meses</text:p>
          </table:table-cell>
          <table:table-cell table:style-name="ce289"/>
          <table:table-cell table:style-name="ce295"/>
          <table:table-cell table:style-name="ce289" table:number-columns-repeated="3"/>
          <table:table-cell table:style-name="ce298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0">
          <table:table-cell table:style-name="ce149"/>
          <table:table-cell table:style-name="ce181"/>
          <table:table-cell table:style-name="ce176" table:number-columns-repeated="7"/>
          <table:table-cell table:style-name="ce291"/>
          <table:table-cell table:style-name="ce297"/>
          <table:table-cell table:style-name="ce298" table:number-columns-repeated="4"/>
          <table:table-cell table:style-name="ce289" table:number-columns-repeated="27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">
          <table:table-cell table:style-name="ce149"/>
          <table:table-cell table:style-name="ce150" table:number-columns-repeated="8"/>
          <table:table-cell table:style-name="ce289" table:number-columns-repeated="33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3">
          <table:table-cell table:style-name="ce149"/>
          <table:table-cell table:style-name="ce190" office:value-type="string" calcext:value-type="string" table:number-columns-spanned="10" table:number-rows-spanned="1">
            <text:p>Observação: para adicionar linhas nas abas ALI, AIE, EE, SE e CE deve-se selecionar toda a linha, copiar o conteúdo de uma linha existente, inserir uma nova linha acima da anterior e colar o conteúdo. Dessa forma a planilha se recalcula corretamente.</text:p>
          </table:table-cell>
          <table:covered-table-cell table:number-columns-repeated="9" table:style-name="ce150"/>
          <table:table-cell table:style-name="ce150" table:number-columns-repeated="8"/>
          <table:table-cell table:style-name="ce289" table:number-columns-repeated="23"/>
          <table:table-cell table:style-name="ce299" table:number-columns-repeated="214"/>
          <table:table-cell table:style-name="ce301" table:number-columns-repeated="761"/>
          <table:table-cell table:number-columns-repeated="7"/>
        </table:table-row>
        <table:table-row table:style-name="ro2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4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>
          <table:table-cell table:style-name="ce148"/>
          <table:table-cell table:style-name="ce150" table:number-columns-repeated="41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13">
          <table:table-cell table:style-name="ce150" table:number-columns-repeated="256"/>
          <table:table-cell table:style-name="ce121" table:number-columns-repeated="761"/>
          <table:table-cell table:number-columns-repeated="7"/>
        </table:table-row>
        <table:table-row table:style-name="ro28">
          <table:table-cell table:style-name="ce151"/>
          <table:table-cell table:style-name="ce150" table:number-columns-repeated="255"/>
          <table:table-cell table:style-name="ce121" table:number-columns-repeated="761"/>
          <table:table-cell table:number-columns-repeated="7"/>
        </table:table-row>
        <table:table-row table:style-name="ro29">
          <table:table-cell table:style-name="ce151"/>
          <table:table-cell table:style-name="ce150" table:number-columns-repeated="255"/>
          <table:table-cell table:style-name="ce121" table:number-columns-repeated="761"/>
          <table:table-cell table:number-columns-repeated="7"/>
        </table:table-row>
        <table:table-row table:style-name="ro12">
          <table:table-cell table:style-name="ce151"/>
          <table:table-cell table:style-name="ce150" table:number-columns-repeated="255"/>
          <table:table-cell table:style-name="ce121" table:number-columns-repeated="761"/>
          <table:table-cell table:number-columns-repeated="7"/>
        </table:table-row>
        <table:table-row table:style-name="ro30">
          <table:table-cell table:style-name="ce150" table:number-columns-repeated="256"/>
          <table:table-cell table:style-name="ce121" table:number-columns-repeated="761"/>
          <table:table-cell table:number-columns-repeated="7"/>
        </table:table-row>
        <table:table-row table:style-name="ro2" table:number-rows-repeated="51">
          <table:table-cell table:style-name="ce150" table:number-columns-repeated="256"/>
          <table:table-cell table:style-name="ce121" table:number-columns-repeated="761"/>
          <table:table-cell table:number-columns-repeated="7"/>
        </table:table-row>
        <table:table-row table:style-name="ro2" table:number-rows-repeated="33">
          <table:table-cell table:style-name="ce150"/>
          <table:table-cell table:style-name="ce152" table:number-columns-repeated="8"/>
          <table:table-cell table:style-name="ce150" table:number-columns-repeated="247"/>
          <table:table-cell table:style-name="ce121" table:number-columns-repeated="761"/>
          <table:table-cell table:number-columns-repeated="7"/>
        </table:table-row>
        <table:table-row table:style-name="ro2" table:number-rows-repeated="65352">
          <table:table-cell table:style-name="ce152" table:number-columns-repeated="9"/>
          <table:table-cell table:style-name="ce150" table:number-columns-repeated="3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 table:number-rows-repeated="10">
          <table:table-cell table:style-name="ce152"/>
          <table:table-cell table:number-columns-repeated="8"/>
          <table:table-cell table:style-name="ce150" table:number-columns-repeated="33"/>
          <table:table-cell table:style-name="ce152" table:number-columns-repeated="214"/>
          <table:table-cell table:style-name="ce122" table:number-columns-repeated="761"/>
          <table:table-cell table:number-columns-repeated="7"/>
        </table:table-row>
        <table:table-row table:style-name="ro2" table:number-rows-repeated="9830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I" table:style-name="ta3">
        <table:shapes>
          <draw:frame draw:z-index="0" draw:name="Picture 366" draw:style-name="gr4" draw:text-style-name="P3" svg:width="81.79mm" svg:height="28.34mm" svg:x="8.05mm" svg:y="39.9mm">
            <draw:image xlink:href="Pictures/200000EC0000271100000C55919F8A6EDC35C712.wmf" xlink:type="simple" xlink:show="embed" xlink:actuate="onLoad">
              <text:p/>
            </draw:image>
          </draw:frame>
          <draw:frame draw:z-index="1" draw:name="Picture 368" draw:style-name="gr4" draw:text-style-name="P3" svg:width="30.31mm" svg:height="23.12mm" svg:x="93.14mm" svg:y="43.46mm">
            <draw:image xlink:href="Pictures/200000B300000E2A000009E4A291D9C1C48F9DFB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3" table:default-cell-style-name="Default"/>
        <table:table-column table:style-name="co52" table:visibility="collapse" table:default-cell-style-name="Default"/>
        <table:table-column table:style-name="co43" table:visibility="collapse" table:default-cell-style-name="Default"/>
        <table:table-column table:style-name="co53" table:visibility="collapse" table:default-cell-style-name="Default"/>
        <table:table-column table:style-name="co54" table:visibility="collapse" table:default-cell-style-name="Default"/>
        <table:table-column table:style-name="co53" table:visibility="collapse" table:default-cell-style-name="Default"/>
        <table:table-column table:style-name="co43" table:visibility="collapse" table:default-cell-style-name="Default"/>
        <table:table-column table:style-name="co53" table:visibility="collapse" table:default-cell-style-name="Default"/>
        <table:table-column table:style-name="co43" table:visibility="collapse" table:default-cell-style-name="Default"/>
        <table:table-column table:style-name="co55" table:visibility="collapse" table:default-cell-style-name="Default"/>
        <table:table-column table:style-name="co43" table:visibility="collapse" table:default-cell-style-name="Default"/>
        <table:table-column table:style-name="co34" table:default-cell-style-name="Default"/>
        <table:table-column table:style-name="co56" table:visibility="collapse" table:default-cell-style-name="Default"/>
        <table:table-column table:style-name="co57" table:visibility="collapse" table:default-cell-style-name="Default"/>
        <table:table-column table:style-name="co56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39" table:number-columns-repeated="987" table:default-cell-style-name="Default"/>
        <table:table-row table:style-name="ro12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3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6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2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3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6"/>
          <table:table-cell table:style-name="ce433"/>
          <table:table-cell table:style-name="ce150"/>
          <table:table-cell table:style-name="ce425"/>
          <table:table-cell table:style-name="ce150" table:number-columns-repeated="953"/>
          <table:table-cell table:style-name="ce122" table:number-columns-repeated="7"/>
          <table:table-cell table:number-columns-repeated="29"/>
        </table:table-row>
        <table:table-row table:style-name="ro12">
          <table:table-cell table:style-name="ce148" table:number-columns-repeated="3"/>
          <table:table-cell table:style-name="ce322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12">
          <table:table-cell table:style-name="ce303"/>
          <table:table-cell table:style-name="ce307" office:value-type="string" calcext:value-type="string" table:number-columns-spanned="36" table:number-rows-spanned="1">
            <text:p>Formulário de Identificação de Arquivos Lógicos Internos (ALI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16" table:style-name="ce307"/>
          <table:covered-table-cell table:style-name="ce434"/>
          <table:covered-table-cell table:number-columns-repeated="2" table:style-name="ce307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31">
          <table:table-cell table:style-name="ce304" table:number-columns-repeated="13"/>
          <table:table-cell table:style-name="ce412"/>
          <table:table-cell table:style-name="ce150" table:number-columns-repeated="18"/>
          <table:table-cell table:style-name="ce433"/>
          <table:table-cell table:style-name="ce150"/>
          <table:table-cell table:style-name="ce441"/>
          <table:table-cell table:style-name="ce445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61" table:number-columns-repeated="10"/>
          <table:table-cell table:style-name="ce344" office:value-type="string" calcext:value-type="string">
            <text:p>Orientação de Preenchimento</text:p>
          </table:table-cell>
          <table:table-cell table:style-name="ce396"/>
          <table:table-cell table:style-name="ce408"/>
          <table:table-cell table:style-name="ce150" table:number-columns-repeated="9"/>
          <table:table-cell table:style-name="ce425" table:number-columns-repeated="3"/>
          <table:table-cell table:style-name="ce150" table:number-columns-repeated="7"/>
          <table:table-cell table:style-name="ce433"/>
          <table:table-cell table:style-name="ce150" table:number-columns-repeated="4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table-cell table:style-name="ce345" office:value-type="string" calcext:value-type="string" table:number-columns-spanned="27" table:number-rows-spanned="2">
            <text:p><text:span text:style-name="T7">1) Rastreabilidade:</text:span><text:span text:style-name="T8"> </text:span><text:span text:style-name="T9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style-name="ce409"/>
          <table:covered-table-cell table:style-name="ce413"/>
          <table:covered-table-cell table:style-name="ce409"/>
          <table:covered-table-cell table:style-name="ce413"/>
          <table:covered-table-cell table:number-columns-repeated="9" table:style-name="ce409"/>
          <table:covered-table-cell table:number-columns-repeated="7" table:style-name="ce220"/>
          <table:covered-table-cell table:style-name="ce435"/>
          <table:covered-table-cell table:style-name="ce220"/>
          <table:covered-table-cell table:style-name="ce29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covered-table-cell table:style-name="ce346"/>
          <table:covered-table-cell table:number-columns-repeated="14" table:style-name="ce398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table-cell table:style-name="ce347" office:value-type="string" calcext:value-type="string" table:number-columns-spanned="27" table:number-rows-spanned="2">
            <text:p><text:span text:style-name="T10">2) Documentação Arquivos Referenciados, Registros Lógicos, Tipos de Dados: </text:span><text:span text:style-name="T11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covered-table-cell table:style-name="ce145"/>
          <table:covered-table-cell table:style-name="ce148"/>
          <table:covered-table-cell table:number-columns-repeated="10" table:style-name="ce150"/>
          <table:covered-table-cell table:number-columns-repeated="3" table:style-name="ce425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table-cell table:style-name="ce348" table:number-columns-spanned="27" table:number-rows-spanned="2"/>
          <table:covered-table-cell table:style-name="ce148"/>
          <table:covered-table-cell table:number-columns-repeated="10" table:style-name="ce150"/>
          <table:covered-table-cell table:number-columns-repeated="3" table:style-name="ce425"/>
          <table:covered-table-cell table:number-columns-repeated="7" table:style-name="ce150"/>
          <table:covered-table-cell table:style-name="ce433"/>
          <table:covered-table-cell table:style-name="ce150"/>
          <table:covered-table-cell table:style-name="ce284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0"/>
          <table:covered-table-cell table:style-name="ce146"/>
          <table:covered-table-cell table:style-name="ce148"/>
          <table:covered-table-cell table:style-name="ce176"/>
          <table:covered-table-cell table:style-name="ce219"/>
          <table:covered-table-cell table:style-name="ce176"/>
          <table:covered-table-cell table:style-name="ce219"/>
          <table:covered-table-cell table:number-columns-repeated="6" table:style-name="ce176"/>
          <table:covered-table-cell table:number-columns-repeated="3" table:style-name="ce426"/>
          <table:covered-table-cell table:number-columns-repeated="7" table:style-name="ce176"/>
          <table:covered-table-cell table:style-name="ce436"/>
          <table:covered-table-cell table:style-name="ce176"/>
          <table:covered-table-cell table:style-name="ce285"/>
          <table:covered-table-cell table:number-columns-repeated="2" table:style-name="ce150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2">
          <table:table-cell table:style-name="ce148" table:number-columns-repeated="14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23">
          <table:table-cell table:style-name="ce148"/>
          <table:table-cell table:style-name="ce308" office:value-type="string" calcext:value-type="string" table:number-columns-spanned="2" table:number-rows-spanned="1">
            <text:p>Nome do ALI</text:p>
          </table:table-cell>
          <table:covered-table-cell table:style-name="ce308"/>
          <table:table-cell table:style-name="ce324"/>
          <table:table-cell table:style-name="ce327" office:value-type="string" calcext:value-type="string">
            <text:p>RL</text:p>
          </table:table-cell>
          <table:table-cell table:style-name="ce335"/>
          <table:table-cell table:style-name="ce327" office:value-type="string" calcext:value-type="string">
            <text:p>Memória</text:p>
            <text:p>RL</text:p>
          </table:table-cell>
          <table:table-cell table:style-name="ce335"/>
          <table:table-cell table:style-name="ce327" office:value-type="string" calcext:value-type="string">
            <text:p>TD's</text:p>
          </table:table-cell>
          <table:table-cell table:style-name="ce335"/>
          <table:table-cell table:style-name="ce327" office:value-type="string" calcext:value-type="string">
            <text:p>Memória</text:p>
            <text:p>TD</text:p>
          </table:table-cell>
          <table:table-cell table:style-name="ce400"/>
          <table:table-cell table:style-name="ce327" office:value-type="string" calcext:value-type="string">
            <text:p>Tipo de </text:p>
            <text:p>Demanda</text:p>
          </table:table-cell>
          <table:table-cell table:style-name="ce335"/>
          <table:table-cell table:style-name="ce327" office:value-type="string" calcext:value-type="string">
            <text:p>Classificação</text:p>
          </table:table-cell>
          <table:table-cell table:style-name="ce335"/>
          <table:table-cell table:style-name="ce415" office:value-type="string" calcext:value-type="string">
            <text:p>Tipo</text:p>
          </table:table-cell>
          <table:table-cell table:style-name="ce418"/>
          <table:table-cell table:style-name="ce421" office:value-type="string" calcext:value-type="string">
            <text:p>Tipo Válido</text:p>
          </table:table-cell>
          <table:table-cell table:style-name="ce418"/>
          <table:table-cell table:style-name="ce422"/>
          <table:table-cell table:style-name="ce418"/>
          <table:table-cell table:style-name="ce421" office:value-type="string" calcext:value-type="string">
            <text:p>Fator SISP</text:p>
          </table:table-cell>
          <table:table-cell table:style-name="ce418"/>
          <table:table-cell table:style-name="ce415" office:value-type="string" calcext:value-type="string">
            <text:p>Forma de Cálculo</text:p>
          </table:table-cell>
          <table:table-cell table:style-name="ce335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15" office:value-type="string" calcext:value-type="string">
            <text:p>ALI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446"/>
          <table:table-cell table:style-name="ce327" office:value-type="string" calcext:value-type="string">
            <text:p>Rastreabilidade /</text:p>
            <text:p>Justificativa</text:p>
          </table:table-cell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2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23"/>
          <table:table-cell table:style-name="ce419"/>
          <table:table-cell table:style-name="ce416" table:number-columns-repeated="3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4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office:value-type="string" calcext:value-type="string" table:number-columns-spanned="2" table:number-rows-spanned="1">
            <text:p>Empresa</text:p>
          </table:table-cell>
          <table:covered-table-cell table:style-name="ce315"/>
          <table:table-cell table:style-name="ce325"/>
          <table:table-cell table:style-name="ce328" office:value-type="float" office:value="3" calcext:value-type="float">
            <text:p>3</text:p>
          </table:table-cell>
          <table:table-cell table:style-name="ce336"/>
          <table:table-cell table:style-name="ce328" office:value-type="string" calcext:value-type="string">
            <text:p>Empresa, Metas, Fases</text:p>
          </table:table-cell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ISNA(VLOOKUP([.Q19];[Validar.I$2:.K$84];2;0));&quot;Não&quot;;&quot;Sim&quot;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19]=&quot; - &quot;;&quot;*&quot;;IF([.S19]=&quot;Sim&quot;; VLOOKUP([.Q19];[Validar.I$2:.K$84];3;0); &quot;*&quot;))" office:value-type="float" office:value="1" calcext:value-type="float">
            <text:p>1</text:p>
          </table:table-cell>
          <table:table-cell table:style-name="ce427"/>
          <table:table-cell table:style-name="ce428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30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Baixa" calcext:value-type="string">
            <text:p>Baixa</text:p>
          </table:table-cell>
          <table:table-cell table:style-name="ce401"/>
          <table:table-cell table:style-name="ce432" table:formula="of:=IF([.AA19]=&quot;Baixa&quot;;7;IF([.AA19]=&quot;Média&quot;;10;IF([.AA19]=&quot;Alta&quot;;15;&quot;*&quot;)))" office:value-type="float" office:value="7" calcext:value-type="float">
            <text:p>7</text:p>
          </table:table-cell>
          <table:table-cell table:style-name="ce420"/>
          <table:table-cell table:style-name="ce432" table:formula="of:=IF([.Q19]=&quot; - &quot;;&quot;*&quot;;IF([.S19]=&quot;Sim&quot;;IF(VLOOKUP([.Q19];[Validar.I$2:.Q$84];5;0)=&quot;ALI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401"/>
          <table:table-cell table:style-name="ce442" table:formula="of:=IF([.Q19]=&quot; - &quot;;&quot;*&quot;;IF([.AE19]=&quot;Não&quot;;&quot;*&quot;;IF([.AC19]=&quot;*&quot;;&quot;*&quot;;IF([.Y19]=&quot;P&quot;;[.AC19]*[.W19];[.W19]))))" office:value-type="float" office:value="7" calcext:value-type="float">
            <text:p>7</text:p>
          </table:table-cell>
          <table:table-cell table:style-name="ce447"/>
          <table:table-cell table:style-name="ce311" office:value-type="string" calcext:value-type="string">
            <text:p>Necessidade 1, 2, 3</text:p>
          </table:table-cell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0]=&quot;Baixa&quot;;7;IF([.AA20]=&quot;Média&quot;;10;IF([.AA2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0]=&quot; - &quot;;&quot;*&quot;;IF([.S20]=&quot;Sim&quot;;IF(VLOOKUP([.Q2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1]=&quot;Baixa&quot;;7;IF([.AA21]=&quot;Média&quot;;10;IF([.AA2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1]=&quot; - &quot;;&quot;*&quot;;IF([.S21]=&quot;Sim&quot;;IF(VLOOKUP([.Q2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2]=&quot;Baixa&quot;;7;IF([.AA22]=&quot;Média&quot;;10;IF([.AA2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2]=&quot; - &quot;;&quot;*&quot;;IF([.S22]=&quot;Sim&quot;;IF(VLOOKUP([.Q2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3]=&quot;Baixa&quot;;7;IF([.AA23]=&quot;Média&quot;;10;IF([.AA2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3]=&quot; - &quot;;&quot;*&quot;;IF([.S23]=&quot;Sim&quot;;IF(VLOOKUP([.Q2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4]=&quot;Baixa&quot;;7;IF([.AA24]=&quot;Média&quot;;10;IF([.AA2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4]=&quot; - &quot;;&quot;*&quot;;IF([.S24]=&quot;Sim&quot;;IF(VLOOKUP([.Q2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5]=&quot;Baixa&quot;;7;IF([.AA25]=&quot;Média&quot;;10;IF([.AA2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5]=&quot; - &quot;;&quot;*&quot;;IF([.S25]=&quot;Sim&quot;;IF(VLOOKUP([.Q2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6]=&quot;Baixa&quot;;7;IF([.AA26]=&quot;Média&quot;;10;IF([.AA2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6]=&quot; - &quot;;&quot;*&quot;;IF([.S26]=&quot;Sim&quot;;IF(VLOOKUP([.Q2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7]=&quot;Baixa&quot;;7;IF([.AA27]=&quot;Média&quot;;10;IF([.AA2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7]=&quot; - &quot;;&quot;*&quot;;IF([.S27]=&quot;Sim&quot;;IF(VLOOKUP([.Q2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8]=&quot;Baixa&quot;;7;IF([.AA28]=&quot;Média&quot;;10;IF([.AA2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8]=&quot; - &quot;;&quot;*&quot;;IF([.S28]=&quot;Sim&quot;;IF(VLOOKUP([.Q2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2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7;IF([.AA29]=&quot;Média&quot;;10;IF([.AA2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9]=&quot; - &quot;;&quot;*&quot;;IF([.S29]=&quot;Sim&quot;;IF(VLOOKUP([.Q2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7;IF([.AA30]=&quot;Média&quot;;10;IF([.AA3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0]=&quot; - &quot;;&quot;*&quot;;IF([.S30]=&quot;Sim&quot;;IF(VLOOKUP([.Q3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7;IF([.AA31]=&quot;Média&quot;;10;IF([.AA3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1]=&quot; - &quot;;&quot;*&quot;;IF([.S31]=&quot;Sim&quot;;IF(VLOOKUP([.Q3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7;IF([.AA32]=&quot;Média&quot;;10;IF([.AA3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2]=&quot; - &quot;;&quot;*&quot;;IF([.S32]=&quot;Sim&quot;;IF(VLOOKUP([.Q3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7;IF([.AA33]=&quot;Média&quot;;10;IF([.AA3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3]=&quot; - &quot;;&quot;*&quot;;IF([.S33]=&quot;Sim&quot;;IF(VLOOKUP([.Q3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7;IF([.AA34]=&quot;Média&quot;;10;IF([.AA3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4]=&quot; - &quot;;&quot;*&quot;;IF([.S34]=&quot;Sim&quot;;IF(VLOOKUP([.Q3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7;IF([.AA35]=&quot;Média&quot;;10;IF([.AA3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5]=&quot; - &quot;;&quot;*&quot;;IF([.S35]=&quot;Sim&quot;;IF(VLOOKUP([.Q3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7;IF([.AA36]=&quot;Média&quot;;10;IF([.AA3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6]=&quot; - &quot;;&quot;*&quot;;IF([.S36]=&quot;Sim&quot;;IF(VLOOKUP([.Q3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7;IF([.AA37]=&quot;Média&quot;;10;IF([.AA3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7]=&quot; - &quot;;&quot;*&quot;;IF([.S37]=&quot;Sim&quot;;IF(VLOOKUP([.Q3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7;IF([.AA38]=&quot;Média&quot;;10;IF([.AA3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8]=&quot; - &quot;;&quot;*&quot;;IF([.S38]=&quot;Sim&quot;;IF(VLOOKUP([.Q3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3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7;IF([.AA39]=&quot;Média&quot;;10;IF([.AA3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9]=&quot; - &quot;;&quot;*&quot;;IF([.S39]=&quot;Sim&quot;;IF(VLOOKUP([.Q3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7;IF([.AA40]=&quot;Média&quot;;10;IF([.AA4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0]=&quot; - &quot;;&quot;*&quot;;IF([.S40]=&quot;Sim&quot;;IF(VLOOKUP([.Q4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7;IF([.AA41]=&quot;Média&quot;;10;IF([.AA4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1]=&quot; - &quot;;&quot;*&quot;;IF([.S41]=&quot;Sim&quot;;IF(VLOOKUP([.Q4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7;IF([.AA42]=&quot;Média&quot;;10;IF([.AA4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2]=&quot; - &quot;;&quot;*&quot;;IF([.S42]=&quot;Sim&quot;;IF(VLOOKUP([.Q4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7;IF([.AA43]=&quot;Média&quot;;10;IF([.AA4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3]=&quot; - &quot;;&quot;*&quot;;IF([.S43]=&quot;Sim&quot;;IF(VLOOKUP([.Q4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7;IF([.AA44]=&quot;Média&quot;;10;IF([.AA4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4]=&quot; - &quot;;&quot;*&quot;;IF([.S44]=&quot;Sim&quot;;IF(VLOOKUP([.Q4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7;IF([.AA45]=&quot;Média&quot;;10;IF([.AA4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5]=&quot; - &quot;;&quot;*&quot;;IF([.S45]=&quot;Sim&quot;;IF(VLOOKUP([.Q4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7;IF([.AA46]=&quot;Média&quot;;10;IF([.AA4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6]=&quot; - &quot;;&quot;*&quot;;IF([.S46]=&quot;Sim&quot;;IF(VLOOKUP([.Q4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7;IF([.AA47]=&quot;Média&quot;;10;IF([.AA4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7]=&quot; - &quot;;&quot;*&quot;;IF([.S47]=&quot;Sim&quot;;IF(VLOOKUP([.Q4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7;IF([.AA48]=&quot;Média&quot;;10;IF([.AA4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8]=&quot; - &quot;;&quot;*&quot;;IF([.S48]=&quot;Sim&quot;;IF(VLOOKUP([.Q4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4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7;IF([.AA49]=&quot;Média&quot;;10;IF([.AA4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9]=&quot; - &quot;;&quot;*&quot;;IF([.S49]=&quot;Sim&quot;;IF(VLOOKUP([.Q4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7;IF([.AA50]=&quot;Média&quot;;10;IF([.AA5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0]=&quot; - &quot;;&quot;*&quot;;IF([.S50]=&quot;Sim&quot;;IF(VLOOKUP([.Q5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1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7;IF([.AA51]=&quot;Média&quot;;10;IF([.AA51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1]=&quot; - &quot;;&quot;*&quot;;IF([.S51]=&quot;Sim&quot;;IF(VLOOKUP([.Q51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2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7;IF([.AA52]=&quot;Média&quot;;10;IF([.AA52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2]=&quot; - &quot;;&quot;*&quot;;IF([.S52]=&quot;Sim&quot;;IF(VLOOKUP([.Q52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3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7;IF([.AA53]=&quot;Média&quot;;10;IF([.AA53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3]=&quot; - &quot;;&quot;*&quot;;IF([.S53]=&quot;Sim&quot;;IF(VLOOKUP([.Q53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4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7;IF([.AA54]=&quot;Média&quot;;10;IF([.AA54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4]=&quot; - &quot;;&quot;*&quot;;IF([.S54]=&quot;Sim&quot;;IF(VLOOKUP([.Q54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5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7;IF([.AA55]=&quot;Média&quot;;10;IF([.AA55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5]=&quot; - &quot;;&quot;*&quot;;IF([.S55]=&quot;Sim&quot;;IF(VLOOKUP([.Q55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6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7;IF([.AA56]=&quot;Média&quot;;10;IF([.AA56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6]=&quot; - &quot;;&quot;*&quot;;IF([.S56]=&quot;Sim&quot;;IF(VLOOKUP([.Q56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7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7;IF([.AA57]=&quot;Média&quot;;10;IF([.AA57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7]=&quot; - &quot;;&quot;*&quot;;IF([.S57]=&quot;Sim&quot;;IF(VLOOKUP([.Q57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8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7;IF([.AA58]=&quot;Média&quot;;10;IF([.AA58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8]=&quot; - &quot;;&quot;*&quot;;IF([.S58]=&quot;Sim&quot;;IF(VLOOKUP([.Q58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59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7;IF([.AA59]=&quot;Média&quot;;10;IF([.AA59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9]=&quot; - &quot;;&quot;*&quot;;IF([.S59]=&quot;Sim&quot;;IF(VLOOKUP([.Q59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3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ISNA(VLOOKUP([.Q60];[Validar.I$2:.K$84];2;0));&quot;Não&quot;;&quot;Sim&quot;)" office:value-type="string" office:string-value="Não" calcext:value-type="string">
            <text:p>Não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427"/>
          <table:table-cell table:style-name="ce428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30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7;IF([.AA60]=&quot;Média&quot;;10;IF([.AA60]=&quot;Alta&quot;;15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60]=&quot; - &quot;;&quot;*&quot;;IF([.S60]=&quot;Sim&quot;;IF(VLOOKUP([.Q60];[Validar.I$2:.Q$84];5;0)=&quot;ALI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42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3"/>
          <table:table-cell table:style-name="ce122" table:number-columns-repeated="755"/>
          <table:table-cell table:number-columns-repeated="29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14"/>
          <table:table-cell table:style-name="ce148"/>
          <table:table-cell table:style-name="ce150" table:number-columns-repeated="6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/>
          <table:table-cell table:style-name="ce152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13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ALI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410"/>
          <table:table-cell table:style-name="ce402"/>
          <table:table-cell table:style-name="ce111"/>
          <table:table-cell table:style-name="ce402" table:number-columns-repeated="10"/>
          <table:table-cell table:style-name="ce148"/>
          <table:table-cell table:style-name="ce431"/>
          <table:table-cell table:style-name="ce150" table:number-columns-repeated="5"/>
          <table:table-cell table:style-name="ce433"/>
          <table:table-cell table:style-name="ce150"/>
          <table:table-cell table:style-name="ce443"/>
          <table:table-cell table:style-name="ce150"/>
          <table:table-cell table:style-name="ce121"/>
          <table:table-cell table:style-name="ce152" table:number-columns-repeated="205"/>
          <table:table-cell table:style-name="ce122" table:number-columns-repeated="753"/>
          <table:table-cell table:number-columns-repeated="29"/>
        </table:table-row>
        <table:table-row table:style-name="ro1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402" table:number-columns-repeated="13"/>
          <table:table-cell table:style-name="ce429"/>
          <table:table-cell table:style-name="ce150" table:number-columns-repeated="6"/>
          <table:table-cell table:style-name="ce433"/>
          <table:table-cell table:style-name="ce150" table:number-columns-repeated="4"/>
          <table:table-cell table:style-name="ce152" table:number-columns-repeated="205"/>
          <table:table-cell table:style-name="ce122" table:number-columns-repeated="753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1" calcext:value-type="float" table:number-columns-spanned="4" table:number-rows-spanned="1">
            <text:p>1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7" calcext:value-type="float" table:number-columns-spanned="4" table:number-rows-spanned="1">
            <text:p>7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16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411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402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16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402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4]+[.E69]" office:value-type="float" office:value="1" calcext:value-type="float" table:number-columns-spanned="4" table:number-rows-spanned="1">
            <text:p>1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69]+[.I64]" office:value-type="float" office:value="7" calcext:value-type="float" table:number-columns-spanned="4" table:number-rows-spanned="1">
            <text:p>7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5]+[.E70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65]+[.I70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>
          <table:table-cell table:style-name="ce148" table:number-columns-repeated="4"/>
          <table:table-cell table:style-name="ce333" table:formula="of:=SUM([.E74:.E76])" office:value-type="float" office:value="1" calcext:value-type="float" table:number-columns-spanned="4" table:number-rows-spanned="1">
            <text:p>1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4:.I76])" office:value-type="float" office:value="7" calcext:value-type="float" table:number-columns-spanned="4" table:number-rows-spanned="1">
            <text:p>7</text:p>
          </table:table-cell>
          <table:covered-table-cell table:style-name="ce339"/>
          <table:covered-table-cell table:style-name="ce349"/>
          <table:covered-table-cell table:style-name="ce407"/>
          <table:table-cell table:style-name="ce402"/>
          <table:table-cell table:style-name="ce148"/>
          <table:table-cell table:style-name="ce150" table:number-columns-repeated="18"/>
          <table:table-cell table:style-name="ce433"/>
          <table:table-cell table:style-name="ce150"/>
          <table:table-cell table:style-name="ce425"/>
          <table:table-cell table:style-name="ce150" table:number-columns-repeated="203"/>
          <table:table-cell table:style-name="ce121" table:number-columns-repeated="750"/>
          <table:table-cell table:style-name="ce122" table:number-columns-repeated="7"/>
          <table:table-cell table:number-columns-repeated="29"/>
        </table:table-row>
        <table:table-row table:style-name="ro2" table:number-rows-repeated="65389">
          <table:table-cell table:style-name="ce303"/>
          <table:table-cell table:style-name="ce148" table:number-columns-repeated="13"/>
          <table:table-cell table:style-name="ce152" table:number-columns-repeated="18"/>
          <table:table-cell table:style-name="ce433"/>
          <table:table-cell table:style-name="ce152"/>
          <table:table-cell table:style-name="ce444"/>
          <table:table-cell table:style-name="ce150" table:number-columns-repeated="2"/>
          <table:table-cell table:style-name="ce152" table:number-columns-repeated="201"/>
          <table:table-cell table:style-name="ce122" table:number-columns-repeated="757"/>
          <table:table-cell table:number-columns-repeated="29"/>
        </table:table-row>
        <table:table-row table:style-name="ro2">
          <table:table-cell table:number-columns-repeated="4"/>
          <table:table-cell table:style-name="ce148" table:number-columns-repeated="7"/>
          <table:table-cell table:number-columns-repeated="1013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IE" table:style-name="ta3">
        <table:shapes>
          <draw:frame draw:z-index="0" draw:name="Picture 358" draw:style-name="gr4" draw:text-style-name="P3" svg:width="87.61mm" svg:height="25.03mm" svg:x="7.71mm" svg:y="42.47mm">
            <draw:image xlink:href="Pictures/200000EC0000271100000C55919F8A6EDC35C712.wmf" xlink:type="simple" xlink:show="embed" xlink:actuate="onLoad">
              <text:p/>
            </draw:image>
          </draw:frame>
          <draw:frame draw:z-index="1" draw:name="Picture 359" draw:style-name="gr4" draw:text-style-name="P3" svg:width="37.99mm" svg:height="19.94mm" svg:x="98.67mm" svg:y="45.69mm">
            <draw:image xlink:href="Pictures/200000B300000E2A000009E40B305ACCA899257A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65" table:default-cell-style-name="Default"/>
        <table:table-column table:style-name="co50" table:default-cell-style-name="Default"/>
        <table:table-column table:style-name="co66" table:default-cell-style-name="Default"/>
        <table:table-column table:style-name="co43" table:default-cell-style-name="Default"/>
        <table:table-column table:style-name="co67" table:visibility="collapse" table:default-cell-style-name="Default"/>
        <table:table-column table:style-name="co43" table:visibility="collapse" table:default-cell-style-name="Default"/>
        <table:table-column table:style-name="co84" table:visibility="collapse" table:default-cell-style-name="Default"/>
        <table:table-column table:style-name="co37" table:visibility="collapse" table:default-cell-style-name="Default"/>
        <table:table-column table:style-name="co85" table:visibility="collapse" table:default-cell-style-name="Default"/>
        <table:table-column table:style-name="co86" table:visibility="collapse" table:default-cell-style-name="Default"/>
        <table:table-column table:style-name="co87" table:visibility="collapse" table:default-cell-style-name="Default"/>
        <table:table-column table:style-name="co86" table:visibility="collapse" table:default-cell-style-name="Default"/>
        <table:table-column table:style-name="co88" table:visibility="collapse" table:default-cell-style-name="Default"/>
        <table:table-column table:style-name="co89" table:visibility="collapse" table:default-cell-style-name="Default"/>
        <table:table-column table:style-name="co34" table:default-cell-style-name="Default"/>
        <table:table-column table:style-name="co86" table:visibility="collapse" table:default-cell-style-name="Default"/>
        <table:table-column table:style-name="co39" table:visibility="collapse" table:default-cell-style-name="Default"/>
        <table:table-column table:style-name="co86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2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3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2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3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953"/>
          <table:table-cell table:style-name="ce122" table:number-columns-repeated="11"/>
          <table:table-cell table:number-columns-repeated="27"/>
        </table:table-row>
        <table:table-row table:style-name="ro12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12">
          <table:table-cell table:style-name="ce303"/>
          <table:table-cell table:style-name="ce448" office:value-type="string" calcext:value-type="string" table:number-columns-spanned="36" table:number-rows-spanned="1">
            <text:p>Formulário de Identificação de Arquivos Interface Externa (AIE)</text:p>
          </table:table-cell>
          <table:covered-table-cell table:number-columns-repeated="3" table:style-name="ce448"/>
          <table:covered-table-cell table:style-name="ce158"/>
          <table:covered-table-cell table:style-name="ce448"/>
          <table:covered-table-cell table:style-name="ce158"/>
          <table:covered-table-cell table:style-name="ce448"/>
          <table:covered-table-cell table:style-name="ce158"/>
          <table:covered-table-cell table:style-name="ce448"/>
          <table:covered-table-cell table:style-name="ce158"/>
          <table:covered-table-cell table:style-name="ce448"/>
          <table:covered-table-cell table:style-name="ce158"/>
          <table:covered-table-cell table:number-columns-repeated="13" table:style-name="ce448"/>
          <table:covered-table-cell table:number-columns-repeated="2" table:style-name="ce461"/>
          <table:covered-table-cell table:style-name="ce464"/>
          <table:covered-table-cell table:number-columns-repeated="2" table:style-name="ce461"/>
          <table:covered-table-cell table:style-name="ce470"/>
          <table:covered-table-cell table:number-columns-repeated="4" table:style-name="ce461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31">
          <table:table-cell table:style-name="ce304" table:number-columns-repeated="13"/>
          <table:table-cell table:style-name="ce412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7">1) Rastreabilidade:</text:span><text:span text:style-name="T8"> </text:span><text:span text:style-name="T9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13" table:style-name="ce409"/>
          <table:covered-table-cell table:number-columns-repeated="2" table:style-name="ce220"/>
          <table:covered-table-cell table:style-name="ce465"/>
          <table:covered-table-cell table:number-columns-repeated="2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covered-table-cell table:style-name="ce346"/>
          <table:covered-table-cell table:number-columns-repeated="14" table:style-name="ce398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10">2) Documentação Arquivos Referenciados, Registros Lógicos, Tipos de Dados: </text:span><text:span text:style-name="T11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table-cell table:style-name="ce456" office:value-type="string" calcext:value-type="string" table:number-columns-spanned="25" table:number-rows-spanned="2">
            <text:p><text:span text:style-name="T12">3) Documentação de Fronteira AIE</text:span><text:span text:style-name="T13">: </text:span><text:span text:style-name="T14">Para cada AIE, identificar a fronteira utilizada ao lado da funcionalidade entre parêntesis. Por exemplo: Funcionário (Sistema RH). </text:span></text:p>
          </table:table-cell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2" table:style-name="ce150"/>
          <table:covered-table-cell table:style-name="ce463"/>
          <table:covered-table-cell table:number-columns-repeated="2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12" table:style-name="ce176"/>
          <table:covered-table-cell table:style-name="ce426"/>
          <table:covered-table-cell table:number-columns-repeated="2" table:style-name="ce176"/>
          <table:covered-table-cell table:style-name="ce466"/>
          <table:covered-table-cell table:number-columns-repeated="2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12">
          <table:table-cell table:style-name="ce148" table:number-columns-repeated="14"/>
          <table:table-cell table:style-name="ce150" table:number-columns-repeated="12"/>
          <table:table-cell table:style-name="ce425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24">
          <table:table-cell table:style-name="ce148"/>
          <table:table-cell table:style-name="ce449" office:value-type="string" calcext:value-type="string" table:number-columns-spanned="2" table:number-rows-spanned="1">
            <text:p>Nome do AI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RL</text:p>
          </table:table-cell>
          <table:table-cell table:style-name="ce453"/>
          <table:table-cell table:style-name="ce451" office:value-type="string" calcext:value-type="string">
            <text:p>Memória</text:p>
            <text:p>RL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15" office:value-type="string" calcext:value-type="string">
            <text:p>Tipo</text:p>
          </table:table-cell>
          <table:table-cell table:style-name="ce457"/>
          <table:table-cell table:style-name="ce421" office:value-type="string" calcext:value-type="string">
            <text:p>Tipo Válido</text:p>
          </table:table-cell>
          <table:table-cell table:style-name="ce457"/>
          <table:table-cell table:style-name="ce422"/>
          <table:table-cell table:style-name="ce457"/>
          <table:table-cell table:style-name="ce421" office:value-type="string" calcext:value-type="string">
            <text:p>Fator SISP</text:p>
          </table:table-cell>
          <table:table-cell table:style-name="ce457"/>
          <table:table-cell table:style-name="ce421" office:value-type="string" calcext:value-type="string">
            <text:p>Fórmula de Cálculo</text:p>
          </table:table-cell>
          <table:table-cell table:style-name="ce453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68" office:value-type="string" calcext:value-type="string">
            <text:p>AIE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2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23"/>
          <table:table-cell table:style-name="ce419"/>
          <table:table-cell table:style-name="ce416"/>
          <table:table-cell table:style-name="ce419" table:number-columns-repeated="2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6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office:value-type="string" calcext:value-type="string" table:number-columns-spanned="2" table:number-rows-spanned="1">
            <text:p>Pessoa Física [Sistema de Cadastro Clientes]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19]=&quot; - &quot;;&quot;*&quot;;IF([.S19]=&quot;Sim&quot;; VLOOKUP([.Q19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59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60" table:formula="of:=IF(AND([Sumário.$H$13]=&quot;Contagem Estimada NESMA&quot;;NOT(ISBLANK([.B19])));&quot;Baixa&quot;;IF(AND([.E19]=1;[.I19]&lt;=50;[.I19]&gt;0);&quot;Baixa&quot;;IF(AND([.E19]&gt;=2;[.E19]&lt;=5;[.I19]&gt;0;[.I19]&lt;20);&quot;Baixa&quot;;IF(AND([.E19]=1;[.I19]&gt;50);&quot;Média&quot;;IF(AND([.E19]&gt;=2;[.E19]&lt;=5;[.I19]&gt;=20;[.I19]&lt;=50);&quot;Média&quot;;IF(AND([.E19]&gt;5;[.I19]&gt;=1;[.I19]&lt;=19);&quot;Média&quot;;IF(AND([.E19]&gt;=2;[.E19]&lt;=5;[.I19]&gt;50);&quot;Alta&quot;;IF(AND([.E19]&gt;5;[.I19]&gt;=20);&quot;Alta&quot;;&quot;*&quot;))))))))" office:value-type="string" office:string-value="Baixa" calcext:value-type="string">
            <text:p>Baixa</text:p>
          </table:table-cell>
          <table:table-cell table:style-name="ce462"/>
          <table:table-cell table:style-name="ce432" table:formula="of:=IF([.AA19]=&quot;Baixa&quot;;5;IF([.AA19]=&quot;Média&quot;;7;IF([.AA19]=&quot;Alta&quot;;10;&quot;*&quot;)))" office:value-type="float" office:value="5" calcext:value-type="float">
            <text:p>5</text:p>
          </table:table-cell>
          <table:table-cell table:style-name="ce420"/>
          <table:table-cell table:style-name="ce469" table:formula="of:=IF([.Q19]=&quot; - &quot;;&quot;*&quot;;IF([.S19]=&quot;Sim&quot;;IF(VLOOKUP([.Q19];[Validar.I$2:.Q$84];6;0)=&quot;AI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Necessidade 1</text:p>
          </table:table-cell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0]=&quot; - &quot;;&quot;*&quot;;IF( ISNA(VLOOKUP([.Q2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0]=&quot; - &quot;;&quot;*&quot;;IF([.S20]=&quot;Sim&quot;; VLOOKUP([.Q2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0]=&quot; - &quot;;&quot;*&quot;;IF([.S20]=&quot;Sim&quot;;VLOOKUP([.Q2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0])));&quot;Baixa&quot;;IF(AND([.E20]=1;[.I20]&lt;=50;[.I20]&gt;0);&quot;Baixa&quot;;IF(AND([.E20]&gt;=2;[.E20]&lt;=5;[.I20]&gt;0;[.I20]&lt;20);&quot;Baixa&quot;;IF(AND([.E20]=1;[.I20]&gt;50);&quot;Média&quot;;IF(AND([.E20]&gt;=2;[.E20]&lt;=5;[.I20]&gt;=20;[.I20]&lt;=50);&quot;Média&quot;;IF(AND([.E20]&gt;5;[.I20]&gt;=1;[.I20]&lt;=19);&quot;Média&quot;;IF(AND([.E20]&gt;=2;[.E20]&lt;=5;[.I20]&gt;50);&quot;Alta&quot;;IF(AND([.E20]&gt;5;[.I2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0]=&quot;Baixa&quot;;5;IF([.AA20]=&quot;Média&quot;;7;IF([.AA2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0]=&quot; - &quot;;&quot;*&quot;;IF([.S20]=&quot;Sim&quot;;IF(VLOOKUP([.Q2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1]=&quot; - &quot;;&quot;*&quot;;IF( ISNA(VLOOKUP([.Q2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1]=&quot; - &quot;;&quot;*&quot;;IF([.S21]=&quot;Sim&quot;; VLOOKUP([.Q2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1]=&quot; - &quot;;&quot;*&quot;;IF([.S21]=&quot;Sim&quot;;VLOOKUP([.Q2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1])));&quot;Baixa&quot;;IF(AND([.E21]=1;[.I21]&lt;=50;[.I21]&gt;0);&quot;Baixa&quot;;IF(AND([.E21]&gt;=2;[.E21]&lt;=5;[.I21]&gt;0;[.I21]&lt;20);&quot;Baixa&quot;;IF(AND([.E21]=1;[.I21]&gt;50);&quot;Média&quot;;IF(AND([.E21]&gt;=2;[.E21]&lt;=5;[.I21]&gt;=20;[.I21]&lt;=50);&quot;Média&quot;;IF(AND([.E21]&gt;5;[.I21]&gt;=1;[.I21]&lt;=19);&quot;Média&quot;;IF(AND([.E21]&gt;=2;[.E21]&lt;=5;[.I21]&gt;50);&quot;Alta&quot;;IF(AND([.E21]&gt;5;[.I2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1]=&quot;Baixa&quot;;5;IF([.AA21]=&quot;Média&quot;;7;IF([.AA2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1]=&quot; - &quot;;&quot;*&quot;;IF([.S21]=&quot;Sim&quot;;IF(VLOOKUP([.Q2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2]=&quot; - &quot;;&quot;*&quot;;IF( ISNA(VLOOKUP([.Q2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2]=&quot; - &quot;;&quot;*&quot;;IF([.S22]=&quot;Sim&quot;; VLOOKUP([.Q2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2]=&quot; - &quot;;&quot;*&quot;;IF([.S22]=&quot;Sim&quot;;VLOOKUP([.Q2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2])));&quot;Baixa&quot;;IF(AND([.E22]=1;[.I22]&lt;=50;[.I22]&gt;0);&quot;Baixa&quot;;IF(AND([.E22]&gt;=2;[.E22]&lt;=5;[.I22]&gt;0;[.I22]&lt;20);&quot;Baixa&quot;;IF(AND([.E22]=1;[.I22]&gt;50);&quot;Média&quot;;IF(AND([.E22]&gt;=2;[.E22]&lt;=5;[.I22]&gt;=20;[.I22]&lt;=50);&quot;Média&quot;;IF(AND([.E22]&gt;5;[.I22]&gt;=1;[.I22]&lt;=19);&quot;Média&quot;;IF(AND([.E22]&gt;=2;[.E22]&lt;=5;[.I22]&gt;50);&quot;Alta&quot;;IF(AND([.E22]&gt;5;[.I2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2]=&quot;Baixa&quot;;5;IF([.AA22]=&quot;Média&quot;;7;IF([.AA2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2]=&quot; - &quot;;&quot;*&quot;;IF([.S22]=&quot;Sim&quot;;IF(VLOOKUP([.Q2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3]=&quot; - &quot;;&quot;*&quot;;IF([.S23]=&quot;Sim&quot;; VLOOKUP([.Q2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3])));&quot;Baixa&quot;;IF(AND([.E23]=1;[.I23]&lt;=50;[.I23]&gt;0);&quot;Baixa&quot;;IF(AND([.E23]&gt;=2;[.E23]&lt;=5;[.I23]&gt;0;[.I23]&lt;20);&quot;Baixa&quot;;IF(AND([.E23]=1;[.I23]&gt;50);&quot;Média&quot;;IF(AND([.E23]&gt;=2;[.E23]&lt;=5;[.I23]&gt;=20;[.I23]&lt;=50);&quot;Média&quot;;IF(AND([.E23]&gt;5;[.I23]&gt;=1;[.I23]&lt;=19);&quot;Média&quot;;IF(AND([.E23]&gt;=2;[.E23]&lt;=5;[.I23]&gt;50);&quot;Alta&quot;;IF(AND([.E23]&gt;5;[.I2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3]=&quot;Baixa&quot;;5;IF([.AA23]=&quot;Média&quot;;7;IF([.AA2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3]=&quot; - &quot;;&quot;*&quot;;IF([.S23]=&quot;Sim&quot;;IF(VLOOKUP([.Q2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4]=&quot; - &quot;;&quot;*&quot;;IF([.S24]=&quot;Sim&quot;; VLOOKUP([.Q2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4])));&quot;Baixa&quot;;IF(AND([.E24]=1;[.I24]&lt;=50;[.I24]&gt;0);&quot;Baixa&quot;;IF(AND([.E24]&gt;=2;[.E24]&lt;=5;[.I24]&gt;0;[.I24]&lt;20);&quot;Baixa&quot;;IF(AND([.E24]=1;[.I24]&gt;50);&quot;Média&quot;;IF(AND([.E24]&gt;=2;[.E24]&lt;=5;[.I24]&gt;=20;[.I24]&lt;=50);&quot;Média&quot;;IF(AND([.E24]&gt;5;[.I24]&gt;=1;[.I24]&lt;=19);&quot;Média&quot;;IF(AND([.E24]&gt;=2;[.E24]&lt;=5;[.I24]&gt;50);&quot;Alta&quot;;IF(AND([.E24]&gt;5;[.I2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4]=&quot;Baixa&quot;;5;IF([.AA24]=&quot;Média&quot;;7;IF([.AA2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4]=&quot; - &quot;;&quot;*&quot;;IF([.S24]=&quot;Sim&quot;;IF(VLOOKUP([.Q2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5]=&quot; - &quot;;&quot;*&quot;;IF([.S25]=&quot;Sim&quot;; VLOOKUP([.Q2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5])));&quot;Baixa&quot;;IF(AND([.E25]=1;[.I25]&lt;=50;[.I25]&gt;0);&quot;Baixa&quot;;IF(AND([.E25]&gt;=2;[.E25]&lt;=5;[.I25]&gt;0;[.I25]&lt;20);&quot;Baixa&quot;;IF(AND([.E25]=1;[.I25]&gt;50);&quot;Média&quot;;IF(AND([.E25]&gt;=2;[.E25]&lt;=5;[.I25]&gt;=20;[.I25]&lt;=50);&quot;Média&quot;;IF(AND([.E25]&gt;5;[.I25]&gt;=1;[.I25]&lt;=19);&quot;Média&quot;;IF(AND([.E25]&gt;=2;[.E25]&lt;=5;[.I25]&gt;50);&quot;Alta&quot;;IF(AND([.E25]&gt;5;[.I2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5]=&quot;Baixa&quot;;5;IF([.AA25]=&quot;Média&quot;;7;IF([.AA2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5]=&quot; - &quot;;&quot;*&quot;;IF([.S25]=&quot;Sim&quot;;IF(VLOOKUP([.Q2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6]=&quot; - &quot;;&quot;*&quot;;IF([.S26]=&quot;Sim&quot;; VLOOKUP([.Q2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6])));&quot;Baixa&quot;;IF(AND([.E26]=1;[.I26]&lt;=50;[.I26]&gt;0);&quot;Baixa&quot;;IF(AND([.E26]&gt;=2;[.E26]&lt;=5;[.I26]&gt;0;[.I26]&lt;20);&quot;Baixa&quot;;IF(AND([.E26]=1;[.I26]&gt;50);&quot;Média&quot;;IF(AND([.E26]&gt;=2;[.E26]&lt;=5;[.I26]&gt;=20;[.I26]&lt;=50);&quot;Média&quot;;IF(AND([.E26]&gt;5;[.I26]&gt;=1;[.I26]&lt;=19);&quot;Média&quot;;IF(AND([.E26]&gt;=2;[.E26]&lt;=5;[.I26]&gt;50);&quot;Alta&quot;;IF(AND([.E26]&gt;5;[.I2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6]=&quot;Baixa&quot;;5;IF([.AA26]=&quot;Média&quot;;7;IF([.AA2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6]=&quot; - &quot;;&quot;*&quot;;IF([.S26]=&quot;Sim&quot;;IF(VLOOKUP([.Q2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7]=&quot; - &quot;;&quot;*&quot;;IF([.S27]=&quot;Sim&quot;; VLOOKUP([.Q2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7])));&quot;Baixa&quot;;IF(AND([.E27]=1;[.I27]&lt;=50;[.I27]&gt;0);&quot;Baixa&quot;;IF(AND([.E27]&gt;=2;[.E27]&lt;=5;[.I27]&gt;0;[.I27]&lt;20);&quot;Baixa&quot;;IF(AND([.E27]=1;[.I27]&gt;50);&quot;Média&quot;;IF(AND([.E27]&gt;=2;[.E27]&lt;=5;[.I27]&gt;=20;[.I27]&lt;=50);&quot;Média&quot;;IF(AND([.E27]&gt;5;[.I27]&gt;=1;[.I27]&lt;=19);&quot;Média&quot;;IF(AND([.E27]&gt;=2;[.E27]&lt;=5;[.I27]&gt;50);&quot;Alta&quot;;IF(AND([.E27]&gt;5;[.I2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7]=&quot;Baixa&quot;;5;IF([.AA27]=&quot;Média&quot;;7;IF([.AA2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7]=&quot; - &quot;;&quot;*&quot;;IF([.S27]=&quot;Sim&quot;;IF(VLOOKUP([.Q2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8]=&quot; - &quot;;&quot;*&quot;;IF([.S28]=&quot;Sim&quot;; VLOOKUP([.Q2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8])));&quot;Baixa&quot;;IF(AND([.E28]=1;[.I28]&lt;=50;[.I28]&gt;0);&quot;Baixa&quot;;IF(AND([.E28]&gt;=2;[.E28]&lt;=5;[.I28]&gt;0;[.I28]&lt;20);&quot;Baixa&quot;;IF(AND([.E28]=1;[.I28]&gt;50);&quot;Média&quot;;IF(AND([.E28]&gt;=2;[.E28]&lt;=5;[.I28]&gt;=20;[.I28]&lt;=50);&quot;Média&quot;;IF(AND([.E28]&gt;5;[.I28]&gt;=1;[.I28]&lt;=19);&quot;Média&quot;;IF(AND([.E28]&gt;=2;[.E28]&lt;=5;[.I28]&gt;50);&quot;Alta&quot;;IF(AND([.E28]&gt;5;[.I2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8]=&quot;Baixa&quot;;5;IF([.AA28]=&quot;Média&quot;;7;IF([.AA2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8]=&quot; - &quot;;&quot;*&quot;;IF([.S28]=&quot;Sim&quot;;IF(VLOOKUP([.Q2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29])));&quot;Baixa&quot;;IF(AND([.E29]=1;[.I29]&lt;=50;[.I29]&gt;0);&quot;Baixa&quot;;IF(AND([.E29]&gt;=2;[.E29]&lt;=5;[.I29]&gt;0;[.I29]&lt;20);&quot;Baixa&quot;;IF(AND([.E29]=1;[.I29]&gt;50);&quot;Média&quot;;IF(AND([.E29]&gt;=2;[.E29]&lt;=5;[.I29]&gt;=20;[.I29]&lt;=50);&quot;Média&quot;;IF(AND([.E29]&gt;5;[.I29]&gt;=1;[.I29]&lt;=19);&quot;Média&quot;;IF(AND([.E29]&gt;=2;[.E29]&lt;=5;[.I29]&gt;50);&quot;Alta&quot;;IF(AND([.E29]&gt;5;[.I2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5;IF([.AA29]=&quot;Média&quot;;7;IF([.AA2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9]=&quot; - &quot;;&quot;*&quot;;IF([.S29]=&quot;Sim&quot;;IF(VLOOKUP([.Q2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0])));&quot;Baixa&quot;;IF(AND([.E30]=1;[.I30]&lt;=50;[.I30]&gt;0);&quot;Baixa&quot;;IF(AND([.E30]&gt;=2;[.E30]&lt;=5;[.I30]&gt;0;[.I30]&lt;20);&quot;Baixa&quot;;IF(AND([.E30]=1;[.I30]&gt;50);&quot;Média&quot;;IF(AND([.E30]&gt;=2;[.E30]&lt;=5;[.I30]&gt;=20;[.I30]&lt;=50);&quot;Média&quot;;IF(AND([.E30]&gt;5;[.I30]&gt;=1;[.I30]&lt;=19);&quot;Média&quot;;IF(AND([.E30]&gt;=2;[.E30]&lt;=5;[.I30]&gt;50);&quot;Alta&quot;;IF(AND([.E30]&gt;5;[.I3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5;IF([.AA30]=&quot;Média&quot;;7;IF([.AA3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0]=&quot; - &quot;;&quot;*&quot;;IF([.S30]=&quot;Sim&quot;;IF(VLOOKUP([.Q3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1])));&quot;Baixa&quot;;IF(AND([.E31]=1;[.I31]&lt;=50;[.I31]&gt;0);&quot;Baixa&quot;;IF(AND([.E31]&gt;=2;[.E31]&lt;=5;[.I31]&gt;0;[.I31]&lt;20);&quot;Baixa&quot;;IF(AND([.E31]=1;[.I31]&gt;50);&quot;Média&quot;;IF(AND([.E31]&gt;=2;[.E31]&lt;=5;[.I31]&gt;=20;[.I31]&lt;=50);&quot;Média&quot;;IF(AND([.E31]&gt;5;[.I31]&gt;=1;[.I31]&lt;=19);&quot;Média&quot;;IF(AND([.E31]&gt;=2;[.E31]&lt;=5;[.I31]&gt;50);&quot;Alta&quot;;IF(AND([.E31]&gt;5;[.I3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5;IF([.AA31]=&quot;Média&quot;;7;IF([.AA3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1]=&quot; - &quot;;&quot;*&quot;;IF([.S31]=&quot;Sim&quot;;IF(VLOOKUP([.Q3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2])));&quot;Baixa&quot;;IF(AND([.E32]=1;[.I32]&lt;=50;[.I32]&gt;0);&quot;Baixa&quot;;IF(AND([.E32]&gt;=2;[.E32]&lt;=5;[.I32]&gt;0;[.I32]&lt;20);&quot;Baixa&quot;;IF(AND([.E32]=1;[.I32]&gt;50);&quot;Média&quot;;IF(AND([.E32]&gt;=2;[.E32]&lt;=5;[.I32]&gt;=20;[.I32]&lt;=50);&quot;Média&quot;;IF(AND([.E32]&gt;5;[.I32]&gt;=1;[.I32]&lt;=19);&quot;Média&quot;;IF(AND([.E32]&gt;=2;[.E32]&lt;=5;[.I32]&gt;50);&quot;Alta&quot;;IF(AND([.E32]&gt;5;[.I3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5;IF([.AA32]=&quot;Média&quot;;7;IF([.AA3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2]=&quot; - &quot;;&quot;*&quot;;IF([.S32]=&quot;Sim&quot;;IF(VLOOKUP([.Q3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3])));&quot;Baixa&quot;;IF(AND([.E33]=1;[.I33]&lt;=50;[.I33]&gt;0);&quot;Baixa&quot;;IF(AND([.E33]&gt;=2;[.E33]&lt;=5;[.I33]&gt;0;[.I33]&lt;20);&quot;Baixa&quot;;IF(AND([.E33]=1;[.I33]&gt;50);&quot;Média&quot;;IF(AND([.E33]&gt;=2;[.E33]&lt;=5;[.I33]&gt;=20;[.I33]&lt;=50);&quot;Média&quot;;IF(AND([.E33]&gt;5;[.I33]&gt;=1;[.I33]&lt;=19);&quot;Média&quot;;IF(AND([.E33]&gt;=2;[.E33]&lt;=5;[.I33]&gt;50);&quot;Alta&quot;;IF(AND([.E33]&gt;5;[.I3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5;IF([.AA33]=&quot;Média&quot;;7;IF([.AA3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3]=&quot; - &quot;;&quot;*&quot;;IF([.S33]=&quot;Sim&quot;;IF(VLOOKUP([.Q3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4])));&quot;Baixa&quot;;IF(AND([.E34]=1;[.I34]&lt;=50;[.I34]&gt;0);&quot;Baixa&quot;;IF(AND([.E34]&gt;=2;[.E34]&lt;=5;[.I34]&gt;0;[.I34]&lt;20);&quot;Baixa&quot;;IF(AND([.E34]=1;[.I34]&gt;50);&quot;Média&quot;;IF(AND([.E34]&gt;=2;[.E34]&lt;=5;[.I34]&gt;=20;[.I34]&lt;=50);&quot;Média&quot;;IF(AND([.E34]&gt;5;[.I34]&gt;=1;[.I34]&lt;=19);&quot;Média&quot;;IF(AND([.E34]&gt;=2;[.E34]&lt;=5;[.I34]&gt;50);&quot;Alta&quot;;IF(AND([.E34]&gt;5;[.I3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5;IF([.AA34]=&quot;Média&quot;;7;IF([.AA3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4]=&quot; - &quot;;&quot;*&quot;;IF([.S34]=&quot;Sim&quot;;IF(VLOOKUP([.Q3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5])));&quot;Baixa&quot;;IF(AND([.E35]=1;[.I35]&lt;=50;[.I35]&gt;0);&quot;Baixa&quot;;IF(AND([.E35]&gt;=2;[.E35]&lt;=5;[.I35]&gt;0;[.I35]&lt;20);&quot;Baixa&quot;;IF(AND([.E35]=1;[.I35]&gt;50);&quot;Média&quot;;IF(AND([.E35]&gt;=2;[.E35]&lt;=5;[.I35]&gt;=20;[.I35]&lt;=50);&quot;Média&quot;;IF(AND([.E35]&gt;5;[.I35]&gt;=1;[.I35]&lt;=19);&quot;Média&quot;;IF(AND([.E35]&gt;=2;[.E35]&lt;=5;[.I35]&gt;50);&quot;Alta&quot;;IF(AND([.E35]&gt;5;[.I3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5;IF([.AA35]=&quot;Média&quot;;7;IF([.AA3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5]=&quot; - &quot;;&quot;*&quot;;IF([.S35]=&quot;Sim&quot;;IF(VLOOKUP([.Q3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6])));&quot;Baixa&quot;;IF(AND([.E36]=1;[.I36]&lt;=50;[.I36]&gt;0);&quot;Baixa&quot;;IF(AND([.E36]&gt;=2;[.E36]&lt;=5;[.I36]&gt;0;[.I36]&lt;20);&quot;Baixa&quot;;IF(AND([.E36]=1;[.I36]&gt;50);&quot;Média&quot;;IF(AND([.E36]&gt;=2;[.E36]&lt;=5;[.I36]&gt;=20;[.I36]&lt;=50);&quot;Média&quot;;IF(AND([.E36]&gt;5;[.I36]&gt;=1;[.I36]&lt;=19);&quot;Média&quot;;IF(AND([.E36]&gt;=2;[.E36]&lt;=5;[.I36]&gt;50);&quot;Alta&quot;;IF(AND([.E36]&gt;5;[.I3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5;IF([.AA36]=&quot;Média&quot;;7;IF([.AA3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6]=&quot; - &quot;;&quot;*&quot;;IF([.S36]=&quot;Sim&quot;;IF(VLOOKUP([.Q3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7])));&quot;Baixa&quot;;IF(AND([.E37]=1;[.I37]&lt;=50;[.I37]&gt;0);&quot;Baixa&quot;;IF(AND([.E37]&gt;=2;[.E37]&lt;=5;[.I37]&gt;0;[.I37]&lt;20);&quot;Baixa&quot;;IF(AND([.E37]=1;[.I37]&gt;50);&quot;Média&quot;;IF(AND([.E37]&gt;=2;[.E37]&lt;=5;[.I37]&gt;=20;[.I37]&lt;=50);&quot;Média&quot;;IF(AND([.E37]&gt;5;[.I37]&gt;=1;[.I37]&lt;=19);&quot;Média&quot;;IF(AND([.E37]&gt;=2;[.E37]&lt;=5;[.I37]&gt;50);&quot;Alta&quot;;IF(AND([.E37]&gt;5;[.I3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5;IF([.AA37]=&quot;Média&quot;;7;IF([.AA3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7]=&quot; - &quot;;&quot;*&quot;;IF([.S37]=&quot;Sim&quot;;IF(VLOOKUP([.Q3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8])));&quot;Baixa&quot;;IF(AND([.E38]=1;[.I38]&lt;=50;[.I38]&gt;0);&quot;Baixa&quot;;IF(AND([.E38]&gt;=2;[.E38]&lt;=5;[.I38]&gt;0;[.I38]&lt;20);&quot;Baixa&quot;;IF(AND([.E38]=1;[.I38]&gt;50);&quot;Média&quot;;IF(AND([.E38]&gt;=2;[.E38]&lt;=5;[.I38]&gt;=20;[.I38]&lt;=50);&quot;Média&quot;;IF(AND([.E38]&gt;5;[.I38]&gt;=1;[.I38]&lt;=19);&quot;Média&quot;;IF(AND([.E38]&gt;=2;[.E38]&lt;=5;[.I38]&gt;50);&quot;Alta&quot;;IF(AND([.E38]&gt;5;[.I3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5;IF([.AA38]=&quot;Média&quot;;7;IF([.AA3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8]=&quot; - &quot;;&quot;*&quot;;IF([.S38]=&quot;Sim&quot;;IF(VLOOKUP([.Q3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39])));&quot;Baixa&quot;;IF(AND([.E39]=1;[.I39]&lt;=50;[.I39]&gt;0);&quot;Baixa&quot;;IF(AND([.E39]&gt;=2;[.E39]&lt;=5;[.I39]&gt;0;[.I39]&lt;20);&quot;Baixa&quot;;IF(AND([.E39]=1;[.I39]&gt;50);&quot;Média&quot;;IF(AND([.E39]&gt;=2;[.E39]&lt;=5;[.I39]&gt;=20;[.I39]&lt;=50);&quot;Média&quot;;IF(AND([.E39]&gt;5;[.I39]&gt;=1;[.I39]&lt;=19);&quot;Média&quot;;IF(AND([.E39]&gt;=2;[.E39]&lt;=5;[.I39]&gt;50);&quot;Alta&quot;;IF(AND([.E39]&gt;5;[.I3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5;IF([.AA39]=&quot;Média&quot;;7;IF([.AA3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9]=&quot; - &quot;;&quot;*&quot;;IF([.S39]=&quot;Sim&quot;;IF(VLOOKUP([.Q3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0])));&quot;Baixa&quot;;IF(AND([.E40]=1;[.I40]&lt;=50;[.I40]&gt;0);&quot;Baixa&quot;;IF(AND([.E40]&gt;=2;[.E40]&lt;=5;[.I40]&gt;0;[.I40]&lt;20);&quot;Baixa&quot;;IF(AND([.E40]=1;[.I40]&gt;50);&quot;Média&quot;;IF(AND([.E40]&gt;=2;[.E40]&lt;=5;[.I40]&gt;=20;[.I40]&lt;=50);&quot;Média&quot;;IF(AND([.E40]&gt;5;[.I40]&gt;=1;[.I40]&lt;=19);&quot;Média&quot;;IF(AND([.E40]&gt;=2;[.E40]&lt;=5;[.I40]&gt;50);&quot;Alta&quot;;IF(AND([.E40]&gt;5;[.I4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5;IF([.AA40]=&quot;Média&quot;;7;IF([.AA4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0]=&quot; - &quot;;&quot;*&quot;;IF([.S40]=&quot;Sim&quot;;IF(VLOOKUP([.Q4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1])));&quot;Baixa&quot;;IF(AND([.E41]=1;[.I41]&lt;=50;[.I41]&gt;0);&quot;Baixa&quot;;IF(AND([.E41]&gt;=2;[.E41]&lt;=5;[.I41]&gt;0;[.I41]&lt;20);&quot;Baixa&quot;;IF(AND([.E41]=1;[.I41]&gt;50);&quot;Média&quot;;IF(AND([.E41]&gt;=2;[.E41]&lt;=5;[.I41]&gt;=20;[.I41]&lt;=50);&quot;Média&quot;;IF(AND([.E41]&gt;5;[.I41]&gt;=1;[.I41]&lt;=19);&quot;Média&quot;;IF(AND([.E41]&gt;=2;[.E41]&lt;=5;[.I41]&gt;50);&quot;Alta&quot;;IF(AND([.E41]&gt;5;[.I4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5;IF([.AA41]=&quot;Média&quot;;7;IF([.AA4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1]=&quot; - &quot;;&quot;*&quot;;IF([.S41]=&quot;Sim&quot;;IF(VLOOKUP([.Q4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2])));&quot;Baixa&quot;;IF(AND([.E42]=1;[.I42]&lt;=50;[.I42]&gt;0);&quot;Baixa&quot;;IF(AND([.E42]&gt;=2;[.E42]&lt;=5;[.I42]&gt;0;[.I42]&lt;20);&quot;Baixa&quot;;IF(AND([.E42]=1;[.I42]&gt;50);&quot;Média&quot;;IF(AND([.E42]&gt;=2;[.E42]&lt;=5;[.I42]&gt;=20;[.I42]&lt;=50);&quot;Média&quot;;IF(AND([.E42]&gt;5;[.I42]&gt;=1;[.I42]&lt;=19);&quot;Média&quot;;IF(AND([.E42]&gt;=2;[.E42]&lt;=5;[.I42]&gt;50);&quot;Alta&quot;;IF(AND([.E42]&gt;5;[.I4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5;IF([.AA42]=&quot;Média&quot;;7;IF([.AA4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2]=&quot; - &quot;;&quot;*&quot;;IF([.S42]=&quot;Sim&quot;;IF(VLOOKUP([.Q4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3])));&quot;Baixa&quot;;IF(AND([.E43]=1;[.I43]&lt;=50;[.I43]&gt;0);&quot;Baixa&quot;;IF(AND([.E43]&gt;=2;[.E43]&lt;=5;[.I43]&gt;0;[.I43]&lt;20);&quot;Baixa&quot;;IF(AND([.E43]=1;[.I43]&gt;50);&quot;Média&quot;;IF(AND([.E43]&gt;=2;[.E43]&lt;=5;[.I43]&gt;=20;[.I43]&lt;=50);&quot;Média&quot;;IF(AND([.E43]&gt;5;[.I43]&gt;=1;[.I43]&lt;=19);&quot;Média&quot;;IF(AND([.E43]&gt;=2;[.E43]&lt;=5;[.I43]&gt;50);&quot;Alta&quot;;IF(AND([.E43]&gt;5;[.I4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5;IF([.AA43]=&quot;Média&quot;;7;IF([.AA4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3]=&quot; - &quot;;&quot;*&quot;;IF([.S43]=&quot;Sim&quot;;IF(VLOOKUP([.Q4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4])));&quot;Baixa&quot;;IF(AND([.E44]=1;[.I44]&lt;=50;[.I44]&gt;0);&quot;Baixa&quot;;IF(AND([.E44]&gt;=2;[.E44]&lt;=5;[.I44]&gt;0;[.I44]&lt;20);&quot;Baixa&quot;;IF(AND([.E44]=1;[.I44]&gt;50);&quot;Média&quot;;IF(AND([.E44]&gt;=2;[.E44]&lt;=5;[.I44]&gt;=20;[.I44]&lt;=50);&quot;Média&quot;;IF(AND([.E44]&gt;5;[.I44]&gt;=1;[.I44]&lt;=19);&quot;Média&quot;;IF(AND([.E44]&gt;=2;[.E44]&lt;=5;[.I44]&gt;50);&quot;Alta&quot;;IF(AND([.E44]&gt;5;[.I4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5;IF([.AA44]=&quot;Média&quot;;7;IF([.AA4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4]=&quot; - &quot;;&quot;*&quot;;IF([.S44]=&quot;Sim&quot;;IF(VLOOKUP([.Q4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5])));&quot;Baixa&quot;;IF(AND([.E45]=1;[.I45]&lt;=50;[.I45]&gt;0);&quot;Baixa&quot;;IF(AND([.E45]&gt;=2;[.E45]&lt;=5;[.I45]&gt;0;[.I45]&lt;20);&quot;Baixa&quot;;IF(AND([.E45]=1;[.I45]&gt;50);&quot;Média&quot;;IF(AND([.E45]&gt;=2;[.E45]&lt;=5;[.I45]&gt;=20;[.I45]&lt;=50);&quot;Média&quot;;IF(AND([.E45]&gt;5;[.I45]&gt;=1;[.I45]&lt;=19);&quot;Média&quot;;IF(AND([.E45]&gt;=2;[.E45]&lt;=5;[.I45]&gt;50);&quot;Alta&quot;;IF(AND([.E45]&gt;5;[.I4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5;IF([.AA45]=&quot;Média&quot;;7;IF([.AA4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5]=&quot; - &quot;;&quot;*&quot;;IF([.S45]=&quot;Sim&quot;;IF(VLOOKUP([.Q4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6])));&quot;Baixa&quot;;IF(AND([.E46]=1;[.I46]&lt;=50;[.I46]&gt;0);&quot;Baixa&quot;;IF(AND([.E46]&gt;=2;[.E46]&lt;=5;[.I46]&gt;0;[.I46]&lt;20);&quot;Baixa&quot;;IF(AND([.E46]=1;[.I46]&gt;50);&quot;Média&quot;;IF(AND([.E46]&gt;=2;[.E46]&lt;=5;[.I46]&gt;=20;[.I46]&lt;=50);&quot;Média&quot;;IF(AND([.E46]&gt;5;[.I46]&gt;=1;[.I46]&lt;=19);&quot;Média&quot;;IF(AND([.E46]&gt;=2;[.E46]&lt;=5;[.I46]&gt;50);&quot;Alta&quot;;IF(AND([.E46]&gt;5;[.I4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5;IF([.AA46]=&quot;Média&quot;;7;IF([.AA4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6]=&quot; - &quot;;&quot;*&quot;;IF([.S46]=&quot;Sim&quot;;IF(VLOOKUP([.Q4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7])));&quot;Baixa&quot;;IF(AND([.E47]=1;[.I47]&lt;=50;[.I47]&gt;0);&quot;Baixa&quot;;IF(AND([.E47]&gt;=2;[.E47]&lt;=5;[.I47]&gt;0;[.I47]&lt;20);&quot;Baixa&quot;;IF(AND([.E47]=1;[.I47]&gt;50);&quot;Média&quot;;IF(AND([.E47]&gt;=2;[.E47]&lt;=5;[.I47]&gt;=20;[.I47]&lt;=50);&quot;Média&quot;;IF(AND([.E47]&gt;5;[.I47]&gt;=1;[.I47]&lt;=19);&quot;Média&quot;;IF(AND([.E47]&gt;=2;[.E47]&lt;=5;[.I47]&gt;50);&quot;Alta&quot;;IF(AND([.E47]&gt;5;[.I4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5;IF([.AA47]=&quot;Média&quot;;7;IF([.AA4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7]=&quot; - &quot;;&quot;*&quot;;IF([.S47]=&quot;Sim&quot;;IF(VLOOKUP([.Q4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8])));&quot;Baixa&quot;;IF(AND([.E48]=1;[.I48]&lt;=50;[.I48]&gt;0);&quot;Baixa&quot;;IF(AND([.E48]&gt;=2;[.E48]&lt;=5;[.I48]&gt;0;[.I48]&lt;20);&quot;Baixa&quot;;IF(AND([.E48]=1;[.I48]&gt;50);&quot;Média&quot;;IF(AND([.E48]&gt;=2;[.E48]&lt;=5;[.I48]&gt;=20;[.I48]&lt;=50);&quot;Média&quot;;IF(AND([.E48]&gt;5;[.I48]&gt;=1;[.I48]&lt;=19);&quot;Média&quot;;IF(AND([.E48]&gt;=2;[.E48]&lt;=5;[.I48]&gt;50);&quot;Alta&quot;;IF(AND([.E48]&gt;5;[.I4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5;IF([.AA48]=&quot;Média&quot;;7;IF([.AA4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8]=&quot; - &quot;;&quot;*&quot;;IF([.S48]=&quot;Sim&quot;;IF(VLOOKUP([.Q4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49])));&quot;Baixa&quot;;IF(AND([.E49]=1;[.I49]&lt;=50;[.I49]&gt;0);&quot;Baixa&quot;;IF(AND([.E49]&gt;=2;[.E49]&lt;=5;[.I49]&gt;0;[.I49]&lt;20);&quot;Baixa&quot;;IF(AND([.E49]=1;[.I49]&gt;50);&quot;Média&quot;;IF(AND([.E49]&gt;=2;[.E49]&lt;=5;[.I49]&gt;=20;[.I49]&lt;=50);&quot;Média&quot;;IF(AND([.E49]&gt;5;[.I49]&gt;=1;[.I49]&lt;=19);&quot;Média&quot;;IF(AND([.E49]&gt;=2;[.E49]&lt;=5;[.I49]&gt;50);&quot;Alta&quot;;IF(AND([.E49]&gt;5;[.I4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5;IF([.AA49]=&quot;Média&quot;;7;IF([.AA4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9]=&quot; - &quot;;&quot;*&quot;;IF([.S49]=&quot;Sim&quot;;IF(VLOOKUP([.Q4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0])));&quot;Baixa&quot;;IF(AND([.E50]=1;[.I50]&lt;=50;[.I50]&gt;0);&quot;Baixa&quot;;IF(AND([.E50]&gt;=2;[.E50]&lt;=5;[.I50]&gt;0;[.I50]&lt;20);&quot;Baixa&quot;;IF(AND([.E50]=1;[.I50]&gt;50);&quot;Média&quot;;IF(AND([.E50]&gt;=2;[.E50]&lt;=5;[.I50]&gt;=20;[.I50]&lt;=50);&quot;Média&quot;;IF(AND([.E50]&gt;5;[.I50]&gt;=1;[.I50]&lt;=19);&quot;Média&quot;;IF(AND([.E50]&gt;=2;[.E50]&lt;=5;[.I50]&gt;50);&quot;Alta&quot;;IF(AND([.E50]&gt;5;[.I5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5;IF([.AA50]=&quot;Média&quot;;7;IF([.AA5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0]=&quot; - &quot;;&quot;*&quot;;IF([.S50]=&quot;Sim&quot;;IF(VLOOKUP([.Q5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1])));&quot;Baixa&quot;;IF(AND([.E51]=1;[.I51]&lt;=50;[.I51]&gt;0);&quot;Baixa&quot;;IF(AND([.E51]&gt;=2;[.E51]&lt;=5;[.I51]&gt;0;[.I51]&lt;20);&quot;Baixa&quot;;IF(AND([.E51]=1;[.I51]&gt;50);&quot;Média&quot;;IF(AND([.E51]&gt;=2;[.E51]&lt;=5;[.I51]&gt;=20;[.I51]&lt;=50);&quot;Média&quot;;IF(AND([.E51]&gt;5;[.I51]&gt;=1;[.I51]&lt;=19);&quot;Média&quot;;IF(AND([.E51]&gt;=2;[.E51]&lt;=5;[.I51]&gt;50);&quot;Alta&quot;;IF(AND([.E51]&gt;5;[.I51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5;IF([.AA51]=&quot;Média&quot;;7;IF([.AA51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1]=&quot; - &quot;;&quot;*&quot;;IF([.S51]=&quot;Sim&quot;;IF(VLOOKUP([.Q51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2])));&quot;Baixa&quot;;IF(AND([.E52]=1;[.I52]&lt;=50;[.I52]&gt;0);&quot;Baixa&quot;;IF(AND([.E52]&gt;=2;[.E52]&lt;=5;[.I52]&gt;0;[.I52]&lt;20);&quot;Baixa&quot;;IF(AND([.E52]=1;[.I52]&gt;50);&quot;Média&quot;;IF(AND([.E52]&gt;=2;[.E52]&lt;=5;[.I52]&gt;=20;[.I52]&lt;=50);&quot;Média&quot;;IF(AND([.E52]&gt;5;[.I52]&gt;=1;[.I52]&lt;=19);&quot;Média&quot;;IF(AND([.E52]&gt;=2;[.E52]&lt;=5;[.I52]&gt;50);&quot;Alta&quot;;IF(AND([.E52]&gt;5;[.I52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5;IF([.AA52]=&quot;Média&quot;;7;IF([.AA52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2]=&quot; - &quot;;&quot;*&quot;;IF([.S52]=&quot;Sim&quot;;IF(VLOOKUP([.Q52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3])));&quot;Baixa&quot;;IF(AND([.E53]=1;[.I53]&lt;=50;[.I53]&gt;0);&quot;Baixa&quot;;IF(AND([.E53]&gt;=2;[.E53]&lt;=5;[.I53]&gt;0;[.I53]&lt;20);&quot;Baixa&quot;;IF(AND([.E53]=1;[.I53]&gt;50);&quot;Média&quot;;IF(AND([.E53]&gt;=2;[.E53]&lt;=5;[.I53]&gt;=20;[.I53]&lt;=50);&quot;Média&quot;;IF(AND([.E53]&gt;5;[.I53]&gt;=1;[.I53]&lt;=19);&quot;Média&quot;;IF(AND([.E53]&gt;=2;[.E53]&lt;=5;[.I53]&gt;50);&quot;Alta&quot;;IF(AND([.E53]&gt;5;[.I53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5;IF([.AA53]=&quot;Média&quot;;7;IF([.AA53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3]=&quot; - &quot;;&quot;*&quot;;IF([.S53]=&quot;Sim&quot;;IF(VLOOKUP([.Q53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4])));&quot;Baixa&quot;;IF(AND([.E54]=1;[.I54]&lt;=50;[.I54]&gt;0);&quot;Baixa&quot;;IF(AND([.E54]&gt;=2;[.E54]&lt;=5;[.I54]&gt;0;[.I54]&lt;20);&quot;Baixa&quot;;IF(AND([.E54]=1;[.I54]&gt;50);&quot;Média&quot;;IF(AND([.E54]&gt;=2;[.E54]&lt;=5;[.I54]&gt;=20;[.I54]&lt;=50);&quot;Média&quot;;IF(AND([.E54]&gt;5;[.I54]&gt;=1;[.I54]&lt;=19);&quot;Média&quot;;IF(AND([.E54]&gt;=2;[.E54]&lt;=5;[.I54]&gt;50);&quot;Alta&quot;;IF(AND([.E54]&gt;5;[.I54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5;IF([.AA54]=&quot;Média&quot;;7;IF([.AA54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4]=&quot; - &quot;;&quot;*&quot;;IF([.S54]=&quot;Sim&quot;;IF(VLOOKUP([.Q54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5])));&quot;Baixa&quot;;IF(AND([.E55]=1;[.I55]&lt;=50;[.I55]&gt;0);&quot;Baixa&quot;;IF(AND([.E55]&gt;=2;[.E55]&lt;=5;[.I55]&gt;0;[.I55]&lt;20);&quot;Baixa&quot;;IF(AND([.E55]=1;[.I55]&gt;50);&quot;Média&quot;;IF(AND([.E55]&gt;=2;[.E55]&lt;=5;[.I55]&gt;=20;[.I55]&lt;=50);&quot;Média&quot;;IF(AND([.E55]&gt;5;[.I55]&gt;=1;[.I55]&lt;=19);&quot;Média&quot;;IF(AND([.E55]&gt;=2;[.E55]&lt;=5;[.I55]&gt;50);&quot;Alta&quot;;IF(AND([.E55]&gt;5;[.I55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5;IF([.AA55]=&quot;Média&quot;;7;IF([.AA55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5]=&quot; - &quot;;&quot;*&quot;;IF([.S55]=&quot;Sim&quot;;IF(VLOOKUP([.Q55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6])));&quot;Baixa&quot;;IF(AND([.E56]=1;[.I56]&lt;=50;[.I56]&gt;0);&quot;Baixa&quot;;IF(AND([.E56]&gt;=2;[.E56]&lt;=5;[.I56]&gt;0;[.I56]&lt;20);&quot;Baixa&quot;;IF(AND([.E56]=1;[.I56]&gt;50);&quot;Média&quot;;IF(AND([.E56]&gt;=2;[.E56]&lt;=5;[.I56]&gt;=20;[.I56]&lt;=50);&quot;Média&quot;;IF(AND([.E56]&gt;5;[.I56]&gt;=1;[.I56]&lt;=19);&quot;Média&quot;;IF(AND([.E56]&gt;=2;[.E56]&lt;=5;[.I56]&gt;50);&quot;Alta&quot;;IF(AND([.E56]&gt;5;[.I56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5;IF([.AA56]=&quot;Média&quot;;7;IF([.AA56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6]=&quot; - &quot;;&quot;*&quot;;IF([.S56]=&quot;Sim&quot;;IF(VLOOKUP([.Q56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7])));&quot;Baixa&quot;;IF(AND([.E57]=1;[.I57]&lt;=50;[.I57]&gt;0);&quot;Baixa&quot;;IF(AND([.E57]&gt;=2;[.E57]&lt;=5;[.I57]&gt;0;[.I57]&lt;20);&quot;Baixa&quot;;IF(AND([.E57]=1;[.I57]&gt;50);&quot;Média&quot;;IF(AND([.E57]&gt;=2;[.E57]&lt;=5;[.I57]&gt;=20;[.I57]&lt;=50);&quot;Média&quot;;IF(AND([.E57]&gt;5;[.I57]&gt;=1;[.I57]&lt;=19);&quot;Média&quot;;IF(AND([.E57]&gt;=2;[.E57]&lt;=5;[.I57]&gt;50);&quot;Alta&quot;;IF(AND([.E57]&gt;5;[.I57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5;IF([.AA57]=&quot;Média&quot;;7;IF([.AA57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7]=&quot; - &quot;;&quot;*&quot;;IF([.S57]=&quot;Sim&quot;;IF(VLOOKUP([.Q57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8])));&quot;Baixa&quot;;IF(AND([.E58]=1;[.I58]&lt;=50;[.I58]&gt;0);&quot;Baixa&quot;;IF(AND([.E58]&gt;=2;[.E58]&lt;=5;[.I58]&gt;0;[.I58]&lt;20);&quot;Baixa&quot;;IF(AND([.E58]=1;[.I58]&gt;50);&quot;Média&quot;;IF(AND([.E58]&gt;=2;[.E58]&lt;=5;[.I58]&gt;=20;[.I58]&lt;=50);&quot;Média&quot;;IF(AND([.E58]&gt;5;[.I58]&gt;=1;[.I58]&lt;=19);&quot;Média&quot;;IF(AND([.E58]&gt;=2;[.E58]&lt;=5;[.I58]&gt;50);&quot;Alta&quot;;IF(AND([.E58]&gt;5;[.I58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5;IF([.AA58]=&quot;Média&quot;;7;IF([.AA58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8]=&quot; - &quot;;&quot;*&quot;;IF([.S58]=&quot;Sim&quot;;IF(VLOOKUP([.Q58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59])));&quot;Baixa&quot;;IF(AND([.E59]=1;[.I59]&lt;=50;[.I59]&gt;0);&quot;Baixa&quot;;IF(AND([.E59]&gt;=2;[.E59]&lt;=5;[.I59]&gt;0;[.I59]&lt;20);&quot;Baixa&quot;;IF(AND([.E59]=1;[.I59]&gt;50);&quot;Média&quot;;IF(AND([.E59]&gt;=2;[.E59]&lt;=5;[.I59]&gt;=20;[.I59]&lt;=50);&quot;Média&quot;;IF(AND([.E59]&gt;5;[.I59]&gt;=1;[.I59]&lt;=19);&quot;Média&quot;;IF(AND([.E59]&gt;=2;[.E59]&lt;=5;[.I59]&gt;50);&quot;Alta&quot;;IF(AND([.E59]&gt;5;[.I59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5;IF([.AA59]=&quot;Média&quot;;7;IF([.AA59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9]=&quot; - &quot;;&quot;*&quot;;IF([.S59]=&quot;Sim&quot;;IF(VLOOKUP([.Q59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1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59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60" table:formula="of:=IF(AND([Sumário.$H$13]=&quot;Contagem Estimada NESMA&quot;;NOT(ISBLANK([.B60])));&quot;Baixa&quot;;IF(AND([.E60]=1;[.I60]&lt;=50;[.I60]&gt;0);&quot;Baixa&quot;;IF(AND([.E60]&gt;=2;[.E60]&lt;=5;[.I60]&gt;0;[.I60]&lt;20);&quot;Baixa&quot;;IF(AND([.E60]=1;[.I60]&gt;50);&quot;Média&quot;;IF(AND([.E60]&gt;=2;[.E60]&lt;=5;[.I60]&gt;=20;[.I60]&lt;=50);&quot;Média&quot;;IF(AND([.E60]&gt;5;[.I60]&gt;=1;[.I60]&lt;=19);&quot;Média&quot;;IF(AND([.E60]&gt;=2;[.E60]&lt;=5;[.I60]&gt;50);&quot;Alta&quot;;IF(AND([.E60]&gt;5;[.I60]&gt;=20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5;IF([.AA60]=&quot;Média&quot;;7;IF([.AA60]=&quot;Alta&quot;;10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60]=&quot; - &quot;;&quot;*&quot;;IF([.S60]=&quot;Sim&quot;;IF(VLOOKUP([.Q60];[Validar.I$2:.Q$84];6;0)=&quot;AI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5"/>
          <table:table-cell table:number-columns-repeated="27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/>
          <table:table-cell table:style-name="ce150" table:number-columns-repeated="6"/>
          <table:table-cell table:style-name="ce152"/>
          <table:table-cell table:style-name="ce150" table:number-columns-repeated="9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7"/>
          <table:table-cell table:style-name="ce122" table:number-columns-repeated="763"/>
          <table:table-cell table:number-columns-repeated="27"/>
        </table:table-row>
        <table:table-row table:style-name="ro13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/>
          <table:table-cell table:style-name="ce150" table:number-columns-repeated="6"/>
          <table:table-cell table:style-name="ce458"/>
          <table:table-cell table:style-name="ce150" table:number-columns-repeated="3"/>
          <table:table-cell table:style-name="ce111"/>
          <table:table-cell table:style-name="ce150"/>
          <table:table-cell table:style-name="ce425"/>
          <table:table-cell table:style-name="ce150"/>
          <table:table-cell table:style-name="ce425"/>
          <table:table-cell table:style-name="ce150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1"/>
          <table:table-cell table:style-name="ce122" table:number-columns-repeated="759"/>
          <table:table-cell table:number-columns-repeated="27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AI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Função de Dados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1" calcext:value-type="float" table:number-columns-spanned="4" table:number-rows-spanned="1">
            <text:p>1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5" calcext:value-type="float" table:number-columns-spanned="4" table:number-rows-spanned="1">
            <text:p>5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5]+[.E70]" office:value-type="float" office:value="1" calcext:value-type="float" table:number-columns-spanned="4" table:number-rows-spanned="1">
            <text:p>1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0]+[.I65]" office:value-type="float" office:value="5" calcext:value-type="float" table:number-columns-spanned="4" table:number-rows-spanned="1">
            <text:p>5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66]+[.I71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>
          <table:table-cell table:style-name="ce148" table:number-columns-repeated="4"/>
          <table:table-cell table:style-name="ce333" table:formula="of:=SUM([.E75:.E77])" office:value-type="float" office:value="1" calcext:value-type="float" table:number-columns-spanned="4" table:number-rows-spanned="1">
            <text:p>1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5:.I77])" office:value-type="float" office:value="5" calcext:value-type="float" table:number-columns-spanned="4" table:number-rows-spanned="1">
            <text:p>5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1"/>
          <table:table-cell table:number-columns-repeated="27"/>
        </table:table-row>
        <table:table-row table:style-name="ro2" table:number-rows-repeated="91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2"/>
          <table:table-cell table:style-name="ce152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2" table:number-rows-repeated="65297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2"/>
          <table:table-cell table:style-name="ce463"/>
          <table:table-cell table:style-name="ce150" table:number-columns-repeated="2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1"/>
          <table:table-cell table:number-columns-repeated="27"/>
        </table:table-row>
        <table:table-row table:style-name="ro2" table:number-rows-repeated="70">
          <table:table-cell table:number-columns-repeated="29"/>
          <table:table-cell table:style-name="ce467"/>
          <table:table-cell table:number-columns-repeated="994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E" table:style-name="ta3">
        <table:shapes>
          <draw:frame draw:z-index="0" draw:name="Picture 4208" draw:style-name="gr4" draw:text-style-name="P3" svg:width="82.24mm" svg:height="24.62mm" svg:x="6.83mm" svg:y="41.84mm">
            <draw:image xlink:href="Pictures/200000ED0000271100000C553EE684FD53886576.wmf" xlink:type="simple" xlink:show="embed" xlink:actuate="onLoad">
              <text:p/>
            </draw:image>
          </draw:frame>
          <draw:frame draw:z-index="1" draw:name="Picture 4209" draw:style-name="gr4" draw:text-style-name="P3" svg:width="31.89mm" svg:height="21.41mm" svg:x="91.63mm" svg:y="43.98mm">
            <draw:image xlink:href="Pictures/200000B300000E2A000009E4ADC70440B8166212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91" table:default-cell-style-name="Default"/>
        <table:table-column table:style-name="co50" table:default-cell-style-name="Default"/>
        <table:table-column table:style-name="co92" table:default-cell-style-name="Default"/>
        <table:table-column table:style-name="co43" table:default-cell-style-name="Default"/>
        <table:table-column table:style-name="co93" table:visibility="collapse" table:default-cell-style-name="Default"/>
        <table:table-column table:style-name="co43" table:visibility="collapse" table:default-cell-style-name="Default"/>
        <table:table-column table:style-name="co94" table:visibility="collapse" table:default-cell-style-name="Default"/>
        <table:table-column table:style-name="co95" table:visibility="collapse" table:default-cell-style-name="Default"/>
        <table:table-column table:style-name="co85" table:visibility="collapse" table:default-cell-style-name="Default"/>
        <table:table-column table:style-name="co86" table:visibility="collapse" table:default-cell-style-name="Default"/>
        <table:table-column table:style-name="co87" table:visibility="collapse" table:default-cell-style-name="Default"/>
        <table:table-column table:style-name="co86" table:visibility="collapse" table:default-cell-style-name="Default"/>
        <table:table-column table:style-name="co96" table:visibility="collapse" table:default-cell-style-name="Default"/>
        <table:table-column table:style-name="co54" table:visibility="collapse" table:default-cell-style-name="Default"/>
        <table:table-column table:style-name="co34" table:default-cell-style-name="Default"/>
        <table:table-column table:style-name="co86" table:visibility="collapse" table:default-cell-style-name="Default"/>
        <table:table-column table:style-name="co39" table:visibility="collapse" table:default-cell-style-name="Default"/>
        <table:table-column table:style-name="co86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2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3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3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303"/>
          <table:table-cell table:style-name="ce307" office:value-type="string" calcext:value-type="string" table:number-columns-spanned="36" table:number-rows-spanned="1">
            <text:p>Formulário de Identificação de Entradas Externas (EE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13" table:style-name="ce307"/>
          <table:covered-table-cell table:number-columns-repeated="5" table:style-name="ce150"/>
          <table:covered-table-cell table:style-name="ce433"/>
          <table:covered-table-cell table:number-columns-repeated="4" table:style-name="ce150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31">
          <table:table-cell table:style-name="ce304"/>
          <table:table-cell table:style-name="ce472" table:number-columns-repeated="4"/>
          <table:table-cell table:style-name="ce304"/>
          <table:table-cell table:style-name="ce472"/>
          <table:table-cell table:style-name="ce304"/>
          <table:table-cell table:style-name="ce472"/>
          <table:table-cell table:style-name="ce304"/>
          <table:table-cell table:style-name="ce472"/>
          <table:table-cell table:style-name="ce304"/>
          <table:table-cell table:style-name="ce472"/>
          <table:table-cell table:style-name="ce412"/>
          <table:table-cell table:style-name="ce220" table:number-columns-repeated="12"/>
          <table:table-cell table:style-name="ce482"/>
          <table:table-cell table:style-name="ce220" table:number-columns-repeated="5"/>
          <table:table-cell table:style-name="ce435"/>
          <table:table-cell table:style-name="ce22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7">1) Rastreabilidade:</text:span><text:span text:style-name="T8"> </text:span><text:span text:style-name="T9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13" table:style-name="ce409"/>
          <table:covered-table-cell table:number-columns-repeated="5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346"/>
          <table:covered-table-cell table:number-columns-repeated="14" table:style-name="ce398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10">2) Documentação Arquivos Referenciados, Registros Lógicos, Tipos de Dados: </text:span><text:span text:style-name="T11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475" office:value-type="string" calcext:value-type="string" table:number-columns-spanned="25" table:number-rows-spanned="2">
            <text:p><text:span text:style-name="T10">3) </text:span><text:span text:style-name="T20">Manutenção em Interface: </text:span><text:span text:style-name="T21">Em caso de Manutenção em Interface considerar AR:1 e TD:1, independentemente da complexidade da funcionalidade alterada.</text:span></text:p>
          </table:table-cell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12" table:style-name="ce176"/>
          <table:covered-table-cell table:style-name="ce426"/>
          <table:covered-table-cell table:number-columns-repeated="5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4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34">
          <table:table-cell table:style-name="ce148"/>
          <table:table-cell table:style-name="ce449" office:value-type="string" calcext:value-type="string" table:number-columns-spanned="2" table:number-rows-spanned="1">
            <text:p>Nome do E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AR</text:p>
          </table:table-cell>
          <table:table-cell table:style-name="ce453"/>
          <table:table-cell table:style-name="ce451" office:value-type="string" calcext:value-type="string">
            <text:p>Memória</text:p>
            <text:p>AR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office:annotation draw:style-name="gr5" draw:text-style-name="P5" svg:width="34.94mm" svg:height="6.06mm" svg:x="192.53mm" svg:y="64.64mm" draw:caption-point-x="31.78mm" draw:caption-point-y="8.82mm">
              <dc:date>2012-05-02T00:00:00</dc:date>
              <text:p text:style-name="P4"><text:span text:style-name="T3">Ver aba "Orientação"</text:span></text:p>
              <text:p text:style-name="P4"><text:span text:style-name="T3"/></text:p>
            </office:annotation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15" office:value-type="string" calcext:value-type="string">
            <text:p>Tipo</text:p>
          </table:table-cell>
          <table:table-cell table:style-name="ce476"/>
          <table:table-cell table:style-name="ce421" office:value-type="string" calcext:value-type="string">
            <text:p>Tipo Válido</text:p>
          </table:table-cell>
          <table:table-cell table:style-name="ce476"/>
          <table:table-cell table:style-name="ce477"/>
          <table:table-cell table:style-name="ce476"/>
          <table:table-cell table:style-name="ce421" office:value-type="string" calcext:value-type="string">
            <text:p>Fator SISP</text:p>
          </table:table-cell>
          <table:table-cell table:style-name="ce476"/>
          <table:table-cell table:style-name="ce421" office:value-type="string" calcext:value-type="string">
            <text:p>Fórmula de Cálculo</text:p>
          </table:table-cell>
          <table:table-cell table:style-name="ce481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15" office:value-type="string" calcext:value-type="string">
            <text:p>EE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2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78"/>
          <table:table-cell table:style-name="ce419"/>
          <table:table-cell table:style-name="ce416"/>
          <table:table-cell table:style-name="ce419" table:number-columns-repeated="2"/>
          <table:table-cell table:style-name="ce117"/>
          <table:table-cell table:style-name="ce148"/>
          <table:table-cell table:style-name="ce117"/>
          <table:table-cell table:style-name="ce416"/>
          <table:table-cell table:style-name="ce419"/>
          <table:table-cell table:style-name="ce416"/>
          <table:table-cell table:style-name="ce419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5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office:value-type="string" calcext:value-type="string" table:number-columns-spanned="2" table:number-rows-spanned="1">
            <text:p>Incluir Projeto Empresa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19]=&quot; - &quot;;&quot;*&quot;;IF([.S19]=&quot;Sim&quot;; VLOOKUP([.Q19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19])));&quot;Média&quot;;IF(AND([.E19]&lt;=1;[.I19]&lt;=15;[.I19]&gt;0);&quot;Baixa&quot;;IF(AND([.E19]=2;[.I19]&lt;5);&quot;Baixa&quot;;IF(AND([.E19]&lt;=1;[.I19]&gt;15);&quot;Média&quot;;IF(AND([.E19]=2;[.I19]&gt;4;[.I19]&lt;=15);&quot;Média&quot;;IF(AND([.E19]&gt;2;[.I19]&lt;5);&quot;Média&quot;;IF(                                                                     AND                                                                      ([.E19]=2;[.I19]&gt;15);&quot;Alta&quot;;IF(AND([.E19]&gt;2;[.I19]&gt;4);&quot;Alta&quot;;&quot;*&quot;))))))))" office:value-type="string" office:string-value="Média" calcext:value-type="string">
            <text:p>Média</text:p>
          </table:table-cell>
          <table:table-cell table:style-name="ce484"/>
          <table:table-cell table:style-name="ce432" table:formula="of:=IF([.AA19]=&quot;Baixa&quot;;3;IF([.AA19]=&quot;Média&quot;;4;IF([.AA19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19]=&quot; - &quot;;&quot;*&quot;;IF([.S19]=&quot;Sim&quot;;IF(VLOOKUP([.Q19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1.1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office:value-type="string" calcext:value-type="string" table:number-columns-spanned="2" table:number-rows-spanned="1">
            <text:p>Alterar Projeto Empresa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0]=&quot; - &quot;;&quot;*&quot;;IF( ISNA(VLOOKUP([.Q20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0]=&quot; - &quot;;&quot;*&quot;;IF([.S20]=&quot;Sim&quot;; VLOOKUP([.Q20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0]=&quot; - &quot;;&quot;*&quot;;IF([.S20]=&quot;Sim&quot;;VLOOKUP([.Q20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0])));&quot;Média&quot;;IF(AND([.E20]&lt;=1;[.I20]&lt;=15;[.I20]&gt;0);&quot;Baixa&quot;;IF(AND([.E20]=2;[.I20]&lt;5);&quot;Baixa&quot;;IF(AND([.E20]&lt;=1;[.I20]&gt;15);&quot;Média&quot;;IF(AND([.E20]=2;[.I20]&gt;4;[.I20]&lt;=15);&quot;Média&quot;;IF(AND([.E20]&gt;2;[.I20]&lt;5);&quot;Média&quot;;IF(                                                                     AND                                                                      ([.E20]=2;[.I20]&gt;15);&quot;Alta&quot;;IF(AND([.E20]&gt;2;[.I20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0]=&quot;Baixa&quot;;3;IF([.AA20]=&quot;Média&quot;;4;IF([.AA20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0]=&quot; - &quot;;&quot;*&quot;;IF([.S20]=&quot;Sim&quot;;IF(VLOOKUP([.Q20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float" office:value="0" calcext:value-type="float">
            <text:p>0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1.2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office:value-type="string" calcext:value-type="string" table:number-columns-spanned="2" table:number-rows-spanned="1">
            <text:p>Excluir Projeto Empresa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1]=&quot; - &quot;;&quot;*&quot;;IF( ISNA(VLOOKUP([.Q21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1]=&quot; - &quot;;&quot;*&quot;;IF([.S21]=&quot;Sim&quot;; VLOOKUP([.Q21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1]=&quot; - &quot;;&quot;*&quot;;IF([.S21]=&quot;Sim&quot;;VLOOKUP([.Q21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1])));&quot;Média&quot;;IF(AND([.E21]&lt;=1;[.I21]&lt;=15;[.I21]&gt;0);&quot;Baixa&quot;;IF(AND([.E21]=2;[.I21]&lt;5);&quot;Baixa&quot;;IF(AND([.E21]&lt;=1;[.I21]&gt;15);&quot;Média&quot;;IF(AND([.E21]=2;[.I21]&gt;4;[.I21]&lt;=15);&quot;Média&quot;;IF(AND([.E21]&gt;2;[.I21]&lt;5);&quot;Média&quot;;IF(                                                                     AND                                                                      ([.E21]=2;[.I21]&gt;15);&quot;Alta&quot;;IF(AND([.E21]&gt;2;[.I21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1]=&quot;Baixa&quot;;3;IF([.AA21]=&quot;Média&quot;;4;IF([.AA21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1]=&quot; - &quot;;&quot;*&quot;;IF([.S21]=&quot;Sim&quot;;IF(VLOOKUP([.Q21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float" office:value="0" calcext:value-type="float">
            <text:p>0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1.3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3" office:value-type="string" calcext:value-type="string" table:number-columns-spanned="2" table:number-rows-spanned="1">
            <text:p>Homologar cadastro da Empresa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2]=&quot; - &quot;;&quot;*&quot;;IF( ISNA(VLOOKUP([.Q22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2]=&quot; - &quot;;&quot;*&quot;;IF([.S22]=&quot;Sim&quot;; VLOOKUP([.Q22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2]=&quot; - &quot;;&quot;*&quot;;IF([.S22]=&quot;Sim&quot;;VLOOKUP([.Q22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2])));&quot;Média&quot;;IF(AND([.E22]&lt;=1;[.I22]&lt;=15;[.I22]&gt;0);&quot;Baixa&quot;;IF(AND([.E22]=2;[.I22]&lt;5);&quot;Baixa&quot;;IF(AND([.E22]&lt;=1;[.I22]&gt;15);&quot;Média&quot;;IF(AND([.E22]=2;[.I22]&gt;4;[.I22]&lt;=15);&quot;Média&quot;;IF(AND([.E22]&gt;2;[.I22]&lt;5);&quot;Média&quot;;IF(                                                                     AND                                                                      ([.E22]=2;[.I22]&gt;15);&quot;Alta&quot;;IF(AND([.E22]&gt;2;[.I22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2]=&quot;Baixa&quot;;3;IF([.AA22]=&quot;Média&quot;;4;IF([.AA22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2]=&quot; - &quot;;&quot;*&quot;;IF([.S22]=&quot;Sim&quot;;IF(VLOOKUP([.Q22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float" office:value="0" calcext:value-type="float">
            <text:p>0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1.6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4" office:value-type="string" calcext:value-type="string" table:number-columns-spanned="2" table:number-rows-spanned="1">
            <text:p><text:span text:style-name="T16">Incluir </text:span><text:span text:style-name="T17">Indicadores de Metas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3]=&quot; - &quot;;&quot;*&quot;;IF( ISNA(VLOOKUP([.Q23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3]=&quot; - &quot;;&quot;*&quot;;IF([.S23]=&quot;Sim&quot;; VLOOKUP([.Q23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3]=&quot; - &quot;;&quot;*&quot;;IF([.S23]=&quot;Sim&quot;;VLOOKUP([.Q23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3])));&quot;Média&quot;;IF(AND([.E23]&lt;=1;[.I23]&lt;=15;[.I23]&gt;0);&quot;Baixa&quot;;IF(AND([.E23]=2;[.I23]&lt;5);&quot;Baixa&quot;;IF(AND([.E23]&lt;=1;[.I23]&gt;15);&quot;Média&quot;;IF(AND([.E23]=2;[.I23]&gt;4;[.I23]&lt;=15);&quot;Média&quot;;IF(AND([.E23]&gt;2;[.I23]&lt;5);&quot;Média&quot;;IF(                                                                     AND                                                                      ([.E23]=2;[.I23]&gt;15);&quot;Alta&quot;;IF(AND([.E23]&gt;2;[.I23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3]=&quot;Baixa&quot;;3;IF([.AA23]=&quot;Média&quot;;4;IF([.AA23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3]=&quot; - &quot;;&quot;*&quot;;IF([.S23]=&quot;Sim&quot;;IF(VLOOKUP([.Q23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float" office:value="0" calcext:value-type="float">
            <text:p>0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2.1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3" office:value-type="string" calcext:value-type="string" table:number-columns-spanned="2" table:number-rows-spanned="1">
            <text:p><text:span text:style-name="T18">Alterar </text:span><text:span text:style-name="T19">Indicadores de Metas</text:span>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4]=&quot; - &quot;;&quot;*&quot;;IF( ISNA(VLOOKUP([.Q24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4]=&quot; - &quot;;&quot;*&quot;;IF([.S24]=&quot;Sim&quot;; VLOOKUP([.Q24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4]=&quot; - &quot;;&quot;*&quot;;IF([.S24]=&quot;Sim&quot;;VLOOKUP([.Q24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4])));&quot;Média&quot;;IF(AND([.E24]&lt;=1;[.I24]&lt;=15;[.I24]&gt;0);&quot;Baixa&quot;;IF(AND([.E24]=2;[.I24]&lt;5);&quot;Baixa&quot;;IF(AND([.E24]&lt;=1;[.I24]&gt;15);&quot;Média&quot;;IF(AND([.E24]=2;[.I24]&gt;4;[.I24]&lt;=15);&quot;Média&quot;;IF(AND([.E24]&gt;2;[.I24]&lt;5);&quot;Média&quot;;IF(                                                                     AND                                                                      ([.E24]=2;[.I24]&gt;15);&quot;Alta&quot;;IF(AND([.E24]&gt;2;[.I24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4]=&quot;Baixa&quot;;3;IF([.AA24]=&quot;Média&quot;;4;IF([.AA24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4]=&quot; - &quot;;&quot;*&quot;;IF([.S24]=&quot;Sim&quot;;IF(VLOOKUP([.Q24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float" office:value="0" calcext:value-type="float">
            <text:p>0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2.2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3" office:value-type="string" calcext:value-type="string" table:number-columns-spanned="2" table:number-rows-spanned="1">
            <text:p><text:span text:style-name="T18">Excluir </text:span><text:span text:style-name="T19">Indicadores de Metas</text:span>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5]=&quot; - &quot;;&quot;*&quot;;IF( ISNA(VLOOKUP([.Q25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5]=&quot; - &quot;;&quot;*&quot;;IF([.S25]=&quot;Sim&quot;; VLOOKUP([.Q25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5]=&quot; - &quot;;&quot;*&quot;;IF([.S25]=&quot;Sim&quot;;VLOOKUP([.Q25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5])));&quot;Média&quot;;IF(AND([.E25]&lt;=1;[.I25]&lt;=15;[.I25]&gt;0);&quot;Baixa&quot;;IF(AND([.E25]=2;[.I25]&lt;5);&quot;Baixa&quot;;IF(AND([.E25]&lt;=1;[.I25]&gt;15);&quot;Média&quot;;IF(AND([.E25]=2;[.I25]&gt;4;[.I25]&lt;=15);&quot;Média&quot;;IF(AND([.E25]&gt;2;[.I25]&lt;5);&quot;Média&quot;;IF(                                                                     AND                                                                      ([.E25]=2;[.I25]&gt;15);&quot;Alta&quot;;IF(AND([.E25]&gt;2;[.I25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5]=&quot;Baixa&quot;;3;IF([.AA25]=&quot;Média&quot;;4;IF([.AA25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5]=&quot; - &quot;;&quot;*&quot;;IF([.S25]=&quot;Sim&quot;;IF(VLOOKUP([.Q25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float" office:value="0" calcext:value-type="float">
            <text:p>0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2.3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4" office:value-type="string" calcext:value-type="string" table:number-columns-spanned="2" table:number-rows-spanned="1">
            <text:p>Adicionar Fase da Empresa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6]=&quot; - &quot;;&quot;*&quot;;IF( ISNA(VLOOKUP([.Q26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6]=&quot; - &quot;;&quot;*&quot;;IF([.S26]=&quot;Sim&quot;; VLOOKUP([.Q26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6]=&quot; - &quot;;&quot;*&quot;;IF([.S26]=&quot;Sim&quot;;VLOOKUP([.Q26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6])));&quot;Média&quot;;IF(AND([.E26]&lt;=1;[.I26]&lt;=15;[.I26]&gt;0);&quot;Baixa&quot;;IF(AND([.E26]=2;[.I26]&lt;5);&quot;Baixa&quot;;IF(AND([.E26]&lt;=1;[.I26]&gt;15);&quot;Média&quot;;IF(AND([.E26]=2;[.I26]&gt;4;[.I26]&lt;=15);&quot;Média&quot;;IF(AND([.E26]&gt;2;[.I26]&lt;5);&quot;Média&quot;;IF(                                                                     AND                                                                      ([.E26]=2;[.I26]&gt;15);&quot;Alta&quot;;IF(AND([.E26]&gt;2;[.I26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6]=&quot;Baixa&quot;;3;IF([.AA26]=&quot;Média&quot;;4;IF([.AA26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6]=&quot; - &quot;;&quot;*&quot;;IF([.S26]=&quot;Sim&quot;;IF(VLOOKUP([.Q26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float" office:value="0" calcext:value-type="float">
            <text:p>0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3.1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4" office:value-type="string" calcext:value-type="string" table:number-columns-spanned="2" table:number-rows-spanned="1">
            <text:p>Alterar Fase da Empresa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7]=&quot; - &quot;;&quot;*&quot;;IF( ISNA(VLOOKUP([.Q27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7]=&quot; - &quot;;&quot;*&quot;;IF([.S27]=&quot;Sim&quot;; VLOOKUP([.Q27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7]=&quot; - &quot;;&quot;*&quot;;IF([.S27]=&quot;Sim&quot;;VLOOKUP([.Q27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7])));&quot;Média&quot;;IF(AND([.E27]&lt;=1;[.I27]&lt;=15;[.I27]&gt;0);&quot;Baixa&quot;;IF(AND([.E27]=2;[.I27]&lt;5);&quot;Baixa&quot;;IF(AND([.E27]&lt;=1;[.I27]&gt;15);&quot;Média&quot;;IF(AND([.E27]=2;[.I27]&gt;4;[.I27]&lt;=15);&quot;Média&quot;;IF(AND([.E27]&gt;2;[.I27]&lt;5);&quot;Média&quot;;IF(                                                                     AND                                                                      ([.E27]=2;[.I27]&gt;15);&quot;Alta&quot;;IF(AND([.E27]&gt;2;[.I27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7]=&quot;Baixa&quot;;3;IF([.AA27]=&quot;Média&quot;;4;IF([.AA27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7]=&quot; - &quot;;&quot;*&quot;;IF([.S27]=&quot;Sim&quot;;IF(VLOOKUP([.Q27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float" office:value="0" calcext:value-type="float">
            <text:p>0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3.2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4" office:value-type="string" calcext:value-type="string" table:number-columns-spanned="2" table:number-rows-spanned="1">
            <text:p>Inativar Fase da Empresa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8]=&quot; - &quot;;&quot;*&quot;;IF( ISNA(VLOOKUP([.Q28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8]=&quot; - &quot;;&quot;*&quot;;IF([.S28]=&quot;Sim&quot;; VLOOKUP([.Q28];[Validar.I$2:.K$84];3;0); &quot;*&quot;))" office:value-type="float" office:value="1" calcext:value-type="float">
            <text:p>1</text:p>
          </table:table-cell>
          <table:table-cell table:style-name="ce420"/>
          <table:table-cell table:style-name="ce480" table:formula="of:=IF([.Q28]=&quot; - &quot;;&quot;*&quot;;IF([.S28]=&quot;Sim&quot;;VLOOKUP([.Q28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483" table:formula="of:=IF(AND([Sumário.$H$13]=&quot;Contagem Estimada NESMA&quot;;NOT(ISBLANK([.B28])));&quot;Média&quot;;IF(AND([.E28]&lt;=1;[.I28]&lt;=15;[.I28]&gt;0);&quot;Baixa&quot;;IF(AND([.E28]=2;[.I28]&lt;5);&quot;Baixa&quot;;IF(AND([.E28]&lt;=1;[.I28]&gt;15);&quot;Média&quot;;IF(AND([.E28]=2;[.I28]&gt;4;[.I28]&lt;=15);&quot;Média&quot;;IF(AND([.E28]&gt;2;[.I28]&lt;5);&quot;Média&quot;;IF(                                                                     AND                                                                      ([.E28]=2;[.I28]&gt;15);&quot;Alta&quot;;IF(AND([.E28]&gt;2;[.I28]&gt;4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8]=&quot;Baixa&quot;;3;IF([.AA28]=&quot;Média&quot;;4;IF([.AA28]=&quot;Alta&quot;;6;&quot;*&quot;)))" office:value-type="float" office:value="4" calcext:value-type="float">
            <text:p>4</text:p>
          </table:table-cell>
          <table:table-cell table:style-name="ce420"/>
          <table:table-cell table:style-name="ce469" table:formula="of:=IF([.Q28]=&quot; - &quot;;&quot;*&quot;;IF([.S28]=&quot;Sim&quot;;IF(VLOOKUP([.Q28];[Validar.I$2:.Q$84];7;0)=&quot;E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float" office:value="0" calcext:value-type="float">
            <text:p>0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3.3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29]=&quot; - &quot;;&quot;*&quot;;IF([.S29]=&quot;Sim&quot;; VLOOKUP([.Q2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29])));&quot;Média&quot;;IF(AND([.E29]&lt;=1;[.I29]&lt;=15;[.I29]&gt;0);&quot;Baixa&quot;;IF(AND([.E29]=2;[.I29]&lt;5);&quot;Baixa&quot;;IF(AND([.E29]&lt;=1;[.I29]&gt;15);&quot;Média&quot;;IF(AND([.E29]=2;[.I29]&gt;4;[.I29]&lt;=15);&quot;Média&quot;;IF(AND([.E29]&gt;2;[.I29]&lt;5);&quot;Média&quot;;IF(                                                                     AND                                                                      ([.E29]=2;[.I29]&gt;15);&quot;Alta&quot;;IF(AND([.E29]&gt;2;[.I2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29]=&quot; - &quot;;&quot;*&quot;;IF([.S29]=&quot;Sim&quot;;IF(VLOOKUP([.Q2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0]=&quot; - &quot;;&quot;*&quot;;IF([.S30]=&quot;Sim&quot;; VLOOKUP([.Q3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0])));&quot;Média&quot;;IF(AND([.E30]&lt;=1;[.I30]&lt;=15;[.I30]&gt;0);&quot;Baixa&quot;;IF(AND([.E30]=2;[.I30]&lt;5);&quot;Baixa&quot;;IF(AND([.E30]&lt;=1;[.I30]&gt;15);&quot;Média&quot;;IF(AND([.E30]=2;[.I30]&gt;4;[.I30]&lt;=15);&quot;Média&quot;;IF(AND([.E30]&gt;2;[.I30]&lt;5);&quot;Média&quot;;IF(                                                                     AND                                                                      ([.E30]=2;[.I30]&gt;15);&quot;Alta&quot;;IF(AND([.E30]&gt;2;[.I3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0]=&quot; - &quot;;&quot;*&quot;;IF([.S30]=&quot;Sim&quot;;IF(VLOOKUP([.Q3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1]=&quot; - &quot;;&quot;*&quot;;IF([.S31]=&quot;Sim&quot;; VLOOKUP([.Q3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1])));&quot;Média&quot;;IF(AND([.E31]&lt;=1;[.I31]&lt;=15;[.I31]&gt;0);&quot;Baixa&quot;;IF(AND([.E31]=2;[.I31]&lt;5);&quot;Baixa&quot;;IF(AND([.E31]&lt;=1;[.I31]&gt;15);&quot;Média&quot;;IF(AND([.E31]=2;[.I31]&gt;4;[.I31]&lt;=15);&quot;Média&quot;;IF(AND([.E31]&gt;2;[.I31]&lt;5);&quot;Média&quot;;IF(                                                                     AND                                                                      ([.E31]=2;[.I31]&gt;15);&quot;Alta&quot;;IF(AND([.E31]&gt;2;[.I31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1]=&quot; - &quot;;&quot;*&quot;;IF([.S31]=&quot;Sim&quot;;IF(VLOOKUP([.Q3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2]=&quot; - &quot;;&quot;*&quot;;IF([.S32]=&quot;Sim&quot;; VLOOKUP([.Q3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2])));&quot;Média&quot;;IF(AND([.E32]&lt;=1;[.I32]&lt;=15;[.I32]&gt;0);&quot;Baixa&quot;;IF(AND([.E32]=2;[.I32]&lt;5);&quot;Baixa&quot;;IF(AND([.E32]&lt;=1;[.I32]&gt;15);&quot;Média&quot;;IF(AND([.E32]=2;[.I32]&gt;4;[.I32]&lt;=15);&quot;Média&quot;;IF(AND([.E32]&gt;2;[.I32]&lt;5);&quot;Média&quot;;IF(                                                                     AND                                                                      ([.E32]=2;[.I32]&gt;15);&quot;Alta&quot;;IF(AND([.E32]&gt;2;[.I32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2]=&quot; - &quot;;&quot;*&quot;;IF([.S32]=&quot;Sim&quot;;IF(VLOOKUP([.Q3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3]=&quot; - &quot;;&quot;*&quot;;IF([.S33]=&quot;Sim&quot;; VLOOKUP([.Q3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3])));&quot;Média&quot;;IF(AND([.E33]&lt;=1;[.I33]&lt;=15;[.I33]&gt;0);&quot;Baixa&quot;;IF(AND([.E33]=2;[.I33]&lt;5);&quot;Baixa&quot;;IF(AND([.E33]&lt;=1;[.I33]&gt;15);&quot;Média&quot;;IF(AND([.E33]=2;[.I33]&gt;4;[.I33]&lt;=15);&quot;Média&quot;;IF(AND([.E33]&gt;2;[.I33]&lt;5);&quot;Média&quot;;IF(                                                                     AND                                                                      ([.E33]=2;[.I33]&gt;15);&quot;Alta&quot;;IF(AND([.E33]&gt;2;[.I33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3]=&quot; - &quot;;&quot;*&quot;;IF([.S33]=&quot;Sim&quot;;IF(VLOOKUP([.Q3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4]=&quot; - &quot;;&quot;*&quot;;IF([.S34]=&quot;Sim&quot;; VLOOKUP([.Q3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4])));&quot;Média&quot;;IF(AND([.E34]&lt;=1;[.I34]&lt;=15;[.I34]&gt;0);&quot;Baixa&quot;;IF(AND([.E34]=2;[.I34]&lt;5);&quot;Baixa&quot;;IF(AND([.E34]&lt;=1;[.I34]&gt;15);&quot;Média&quot;;IF(AND([.E34]=2;[.I34]&gt;4;[.I34]&lt;=15);&quot;Média&quot;;IF(AND([.E34]&gt;2;[.I34]&lt;5);&quot;Média&quot;;IF(                                                                     AND                                                                      ([.E34]=2;[.I34]&gt;15);&quot;Alta&quot;;IF(AND([.E34]&gt;2;[.I34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4]=&quot; - &quot;;&quot;*&quot;;IF([.S34]=&quot;Sim&quot;;IF(VLOOKUP([.Q3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5]=&quot; - &quot;;&quot;*&quot;;IF([.S35]=&quot;Sim&quot;; VLOOKUP([.Q3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5])));&quot;Média&quot;;IF(AND([.E35]&lt;=1;[.I35]&lt;=15;[.I35]&gt;0);&quot;Baixa&quot;;IF(AND([.E35]=2;[.I35]&lt;5);&quot;Baixa&quot;;IF(AND([.E35]&lt;=1;[.I35]&gt;15);&quot;Média&quot;;IF(AND([.E35]=2;[.I35]&gt;4;[.I35]&lt;=15);&quot;Média&quot;;IF(AND([.E35]&gt;2;[.I35]&lt;5);&quot;Média&quot;;IF(                                                                     AND                                                                      ([.E35]=2;[.I35]&gt;15);&quot;Alta&quot;;IF(AND([.E35]&gt;2;[.I35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5]=&quot; - &quot;;&quot;*&quot;;IF([.S35]=&quot;Sim&quot;;IF(VLOOKUP([.Q3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6]=&quot; - &quot;;&quot;*&quot;;IF([.S36]=&quot;Sim&quot;; VLOOKUP([.Q3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6])));&quot;Média&quot;;IF(AND([.E36]&lt;=1;[.I36]&lt;=15;[.I36]&gt;0);&quot;Baixa&quot;;IF(AND([.E36]=2;[.I36]&lt;5);&quot;Baixa&quot;;IF(AND([.E36]&lt;=1;[.I36]&gt;15);&quot;Média&quot;;IF(AND([.E36]=2;[.I36]&gt;4;[.I36]&lt;=15);&quot;Média&quot;;IF(AND([.E36]&gt;2;[.I36]&lt;5);&quot;Média&quot;;IF(                                                                     AND                                                                      ([.E36]=2;[.I36]&gt;15);&quot;Alta&quot;;IF(AND([.E36]&gt;2;[.I36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6]=&quot; - &quot;;&quot;*&quot;;IF([.S36]=&quot;Sim&quot;;IF(VLOOKUP([.Q3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7]=&quot; - &quot;;&quot;*&quot;;IF([.S37]=&quot;Sim&quot;; VLOOKUP([.Q3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7])));&quot;Média&quot;;IF(AND([.E37]&lt;=1;[.I37]&lt;=15;[.I37]&gt;0);&quot;Baixa&quot;;IF(AND([.E37]=2;[.I37]&lt;5);&quot;Baixa&quot;;IF(AND([.E37]&lt;=1;[.I37]&gt;15);&quot;Média&quot;;IF(AND([.E37]=2;[.I37]&gt;4;[.I37]&lt;=15);&quot;Média&quot;;IF(AND([.E37]&gt;2;[.I37]&lt;5);&quot;Média&quot;;IF(                                                                     AND                                                                      ([.E37]=2;[.I37]&gt;15);&quot;Alta&quot;;IF(AND([.E37]&gt;2;[.I37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7]=&quot; - &quot;;&quot;*&quot;;IF([.S37]=&quot;Sim&quot;;IF(VLOOKUP([.Q3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8]=&quot; - &quot;;&quot;*&quot;;IF([.S38]=&quot;Sim&quot;; VLOOKUP([.Q3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8])));&quot;Média&quot;;IF(AND([.E38]&lt;=1;[.I38]&lt;=15;[.I38]&gt;0);&quot;Baixa&quot;;IF(AND([.E38]=2;[.I38]&lt;5);&quot;Baixa&quot;;IF(AND([.E38]&lt;=1;[.I38]&gt;15);&quot;Média&quot;;IF(AND([.E38]=2;[.I38]&gt;4;[.I38]&lt;=15);&quot;Média&quot;;IF(AND([.E38]&gt;2;[.I38]&lt;5);&quot;Média&quot;;IF(                                                                     AND                                                                      ([.E38]=2;[.I38]&gt;15);&quot;Alta&quot;;IF(AND([.E38]&gt;2;[.I38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8]=&quot; - &quot;;&quot;*&quot;;IF([.S38]=&quot;Sim&quot;;IF(VLOOKUP([.Q3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39]=&quot; - &quot;;&quot;*&quot;;IF([.S39]=&quot;Sim&quot;; VLOOKUP([.Q3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39])));&quot;Média&quot;;IF(AND([.E39]&lt;=1;[.I39]&lt;=15;[.I39]&gt;0);&quot;Baixa&quot;;IF(AND([.E39]=2;[.I39]&lt;5);&quot;Baixa&quot;;IF(AND([.E39]&lt;=1;[.I39]&gt;15);&quot;Média&quot;;IF(AND([.E39]=2;[.I39]&gt;4;[.I39]&lt;=15);&quot;Média&quot;;IF(AND([.E39]&gt;2;[.I39]&lt;5);&quot;Média&quot;;IF(                                                                     AND                                                                      ([.E39]=2;[.I39]&gt;15);&quot;Alta&quot;;IF(AND([.E39]&gt;2;[.I3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39]=&quot; - &quot;;&quot;*&quot;;IF([.S39]=&quot;Sim&quot;;IF(VLOOKUP([.Q3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0]=&quot; - &quot;;&quot;*&quot;;IF([.S40]=&quot;Sim&quot;; VLOOKUP([.Q4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0])));&quot;Média&quot;;IF(AND([.E40]&lt;=1;[.I40]&lt;=15;[.I40]&gt;0);&quot;Baixa&quot;;IF(AND([.E40]=2;[.I40]&lt;5);&quot;Baixa&quot;;IF(AND([.E40]&lt;=1;[.I40]&gt;15);&quot;Média&quot;;IF(AND([.E40]=2;[.I40]&gt;4;[.I40]&lt;=15);&quot;Média&quot;;IF(AND([.E40]&gt;2;[.I40]&lt;5);&quot;Média&quot;;IF(                                                                     AND                                                                      ([.E40]=2;[.I40]&gt;15);&quot;Alta&quot;;IF(AND([.E40]&gt;2;[.I4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0]=&quot; - &quot;;&quot;*&quot;;IF([.S40]=&quot;Sim&quot;;IF(VLOOKUP([.Q4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1]=&quot; - &quot;;&quot;*&quot;;IF([.S41]=&quot;Sim&quot;; VLOOKUP([.Q4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1])));&quot;Média&quot;;IF(AND([.E41]&lt;=1;[.I41]&lt;=15;[.I41]&gt;0);&quot;Baixa&quot;;IF(AND([.E41]=2;[.I41]&lt;5);&quot;Baixa&quot;;IF(AND([.E41]&lt;=1;[.I41]&gt;15);&quot;Média&quot;;IF(AND([.E41]=2;[.I41]&gt;4;[.I41]&lt;=15);&quot;Média&quot;;IF(AND([.E41]&gt;2;[.I41]&lt;5);&quot;Média&quot;;IF(                                                                     AND                                                                      ([.E41]=2;[.I41]&gt;15);&quot;Alta&quot;;IF(AND([.E41]&gt;2;[.I41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1]=&quot; - &quot;;&quot;*&quot;;IF([.S41]=&quot;Sim&quot;;IF(VLOOKUP([.Q4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2]=&quot; - &quot;;&quot;*&quot;;IF([.S42]=&quot;Sim&quot;; VLOOKUP([.Q4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2])));&quot;Média&quot;;IF(AND([.E42]&lt;=1;[.I42]&lt;=15;[.I42]&gt;0);&quot;Baixa&quot;;IF(AND([.E42]=2;[.I42]&lt;5);&quot;Baixa&quot;;IF(AND([.E42]&lt;=1;[.I42]&gt;15);&quot;Média&quot;;IF(AND([.E42]=2;[.I42]&gt;4;[.I42]&lt;=15);&quot;Média&quot;;IF(AND([.E42]&gt;2;[.I42]&lt;5);&quot;Média&quot;;IF(                                                                     AND                                                                      ([.E42]=2;[.I42]&gt;15);&quot;Alta&quot;;IF(AND([.E42]&gt;2;[.I42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2]=&quot; - &quot;;&quot;*&quot;;IF([.S42]=&quot;Sim&quot;;IF(VLOOKUP([.Q4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3]=&quot; - &quot;;&quot;*&quot;;IF([.S43]=&quot;Sim&quot;; VLOOKUP([.Q4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3])));&quot;Média&quot;;IF(AND([.E43]&lt;=1;[.I43]&lt;=15;[.I43]&gt;0);&quot;Baixa&quot;;IF(AND([.E43]=2;[.I43]&lt;5);&quot;Baixa&quot;;IF(AND([.E43]&lt;=1;[.I43]&gt;15);&quot;Média&quot;;IF(AND([.E43]=2;[.I43]&gt;4;[.I43]&lt;=15);&quot;Média&quot;;IF(AND([.E43]&gt;2;[.I43]&lt;5);&quot;Média&quot;;IF(                                                                     AND                                                                      ([.E43]=2;[.I43]&gt;15);&quot;Alta&quot;;IF(AND([.E43]&gt;2;[.I43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3]=&quot; - &quot;;&quot;*&quot;;IF([.S43]=&quot;Sim&quot;;IF(VLOOKUP([.Q4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4]=&quot; - &quot;;&quot;*&quot;;IF([.S44]=&quot;Sim&quot;; VLOOKUP([.Q4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4])));&quot;Média&quot;;IF(AND([.E44]&lt;=1;[.I44]&lt;=15;[.I44]&gt;0);&quot;Baixa&quot;;IF(AND([.E44]=2;[.I44]&lt;5);&quot;Baixa&quot;;IF(AND([.E44]&lt;=1;[.I44]&gt;15);&quot;Média&quot;;IF(AND([.E44]=2;[.I44]&gt;4;[.I44]&lt;=15);&quot;Média&quot;;IF(AND([.E44]&gt;2;[.I44]&lt;5);&quot;Média&quot;;IF(                                                                     AND                                                                      ([.E44]=2;[.I44]&gt;15);&quot;Alta&quot;;IF(AND([.E44]&gt;2;[.I44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4]=&quot; - &quot;;&quot;*&quot;;IF([.S44]=&quot;Sim&quot;;IF(VLOOKUP([.Q4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5]=&quot; - &quot;;&quot;*&quot;;IF([.S45]=&quot;Sim&quot;; VLOOKUP([.Q4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5])));&quot;Média&quot;;IF(AND([.E45]&lt;=1;[.I45]&lt;=15;[.I45]&gt;0);&quot;Baixa&quot;;IF(AND([.E45]=2;[.I45]&lt;5);&quot;Baixa&quot;;IF(AND([.E45]&lt;=1;[.I45]&gt;15);&quot;Média&quot;;IF(AND([.E45]=2;[.I45]&gt;4;[.I45]&lt;=15);&quot;Média&quot;;IF(AND([.E45]&gt;2;[.I45]&lt;5);&quot;Média&quot;;IF(                                                                     AND                                                                      ([.E45]=2;[.I45]&gt;15);&quot;Alta&quot;;IF(AND([.E45]&gt;2;[.I45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5]=&quot; - &quot;;&quot;*&quot;;IF([.S45]=&quot;Sim&quot;;IF(VLOOKUP([.Q4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6]=&quot; - &quot;;&quot;*&quot;;IF([.S46]=&quot;Sim&quot;; VLOOKUP([.Q4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6])));&quot;Média&quot;;IF(AND([.E46]&lt;=1;[.I46]&lt;=15;[.I46]&gt;0);&quot;Baixa&quot;;IF(AND([.E46]=2;[.I46]&lt;5);&quot;Baixa&quot;;IF(AND([.E46]&lt;=1;[.I46]&gt;15);&quot;Média&quot;;IF(AND([.E46]=2;[.I46]&gt;4;[.I46]&lt;=15);&quot;Média&quot;;IF(AND([.E46]&gt;2;[.I46]&lt;5);&quot;Média&quot;;IF(                                                                     AND                                                                      ([.E46]=2;[.I46]&gt;15);&quot;Alta&quot;;IF(AND([.E46]&gt;2;[.I46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6]=&quot; - &quot;;&quot;*&quot;;IF([.S46]=&quot;Sim&quot;;IF(VLOOKUP([.Q4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7]=&quot; - &quot;;&quot;*&quot;;IF([.S47]=&quot;Sim&quot;; VLOOKUP([.Q4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7])));&quot;Média&quot;;IF(AND([.E47]&lt;=1;[.I47]&lt;=15;[.I47]&gt;0);&quot;Baixa&quot;;IF(AND([.E47]=2;[.I47]&lt;5);&quot;Baixa&quot;;IF(AND([.E47]&lt;=1;[.I47]&gt;15);&quot;Média&quot;;IF(AND([.E47]=2;[.I47]&gt;4;[.I47]&lt;=15);&quot;Média&quot;;IF(AND([.E47]&gt;2;[.I47]&lt;5);&quot;Média&quot;;IF(                                                                     AND                                                                      ([.E47]=2;[.I47]&gt;15);&quot;Alta&quot;;IF(AND([.E47]&gt;2;[.I47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7]=&quot; - &quot;;&quot;*&quot;;IF([.S47]=&quot;Sim&quot;;IF(VLOOKUP([.Q4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8]=&quot; - &quot;;&quot;*&quot;;IF([.S48]=&quot;Sim&quot;; VLOOKUP([.Q4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8])));&quot;Média&quot;;IF(AND([.E48]&lt;=1;[.I48]&lt;=15;[.I48]&gt;0);&quot;Baixa&quot;;IF(AND([.E48]=2;[.I48]&lt;5);&quot;Baixa&quot;;IF(AND([.E48]&lt;=1;[.I48]&gt;15);&quot;Média&quot;;IF(AND([.E48]=2;[.I48]&gt;4;[.I48]&lt;=15);&quot;Média&quot;;IF(AND([.E48]&gt;2;[.I48]&lt;5);&quot;Média&quot;;IF(                                                                     AND                                                                      ([.E48]=2;[.I48]&gt;15);&quot;Alta&quot;;IF(AND([.E48]&gt;2;[.I48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8]=&quot; - &quot;;&quot;*&quot;;IF([.S48]=&quot;Sim&quot;;IF(VLOOKUP([.Q4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49]=&quot; - &quot;;&quot;*&quot;;IF([.S49]=&quot;Sim&quot;; VLOOKUP([.Q4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49])));&quot;Média&quot;;IF(AND([.E49]&lt;=1;[.I49]&lt;=15;[.I49]&gt;0);&quot;Baixa&quot;;IF(AND([.E49]=2;[.I49]&lt;5);&quot;Baixa&quot;;IF(AND([.E49]&lt;=1;[.I49]&gt;15);&quot;Média&quot;;IF(AND([.E49]=2;[.I49]&gt;4;[.I49]&lt;=15);&quot;Média&quot;;IF(AND([.E49]&gt;2;[.I49]&lt;5);&quot;Média&quot;;IF(                                                                     AND                                                                      ([.E49]=2;[.I49]&gt;15);&quot;Alta&quot;;IF(AND([.E49]&gt;2;[.I4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49]=&quot; - &quot;;&quot;*&quot;;IF([.S49]=&quot;Sim&quot;;IF(VLOOKUP([.Q4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0]=&quot; - &quot;;&quot;*&quot;;IF([.S50]=&quot;Sim&quot;; VLOOKUP([.Q5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0])));&quot;Média&quot;;IF(AND([.E50]&lt;=1;[.I50]&lt;=15;[.I50]&gt;0);&quot;Baixa&quot;;IF(AND([.E50]=2;[.I50]&lt;5);&quot;Baixa&quot;;IF(AND([.E50]&lt;=1;[.I50]&gt;15);&quot;Média&quot;;IF(AND([.E50]=2;[.I50]&gt;4;[.I50]&lt;=15);&quot;Média&quot;;IF(AND([.E50]&gt;2;[.I50]&lt;5);&quot;Média&quot;;IF(                                                                     AND                                                                      ([.E50]=2;[.I50]&gt;15);&quot;Alta&quot;;IF(AND([.E50]&gt;2;[.I5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0]=&quot; - &quot;;&quot;*&quot;;IF([.S50]=&quot;Sim&quot;;IF(VLOOKUP([.Q5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1]=&quot; - &quot;;&quot;*&quot;;IF([.S51]=&quot;Sim&quot;; VLOOKUP([.Q51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1])));&quot;Média&quot;;IF(AND([.E51]&lt;=1;[.I51]&lt;=15;[.I51]&gt;0);&quot;Baixa&quot;;IF(AND([.E51]=2;[.I51]&lt;5);&quot;Baixa&quot;;IF(AND([.E51]&lt;=1;[.I51]&gt;15);&quot;Média&quot;;IF(AND([.E51]=2;[.I51]&gt;4;[.I51]&lt;=15);&quot;Média&quot;;IF(AND([.E51]&gt;2;[.I51]&lt;5);&quot;Média&quot;;IF(                                                                     AND                                                                      ([.E51]=2;[.I51]&gt;15);&quot;Alta&quot;;IF(AND([.E51]&gt;2;[.I51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1]=&quot; - &quot;;&quot;*&quot;;IF([.S51]=&quot;Sim&quot;;IF(VLOOKUP([.Q51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2]=&quot; - &quot;;&quot;*&quot;;IF([.S52]=&quot;Sim&quot;; VLOOKUP([.Q52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2])));&quot;Média&quot;;IF(AND([.E52]&lt;=1;[.I52]&lt;=15;[.I52]&gt;0);&quot;Baixa&quot;;IF(AND([.E52]=2;[.I52]&lt;5);&quot;Baixa&quot;;IF(AND([.E52]&lt;=1;[.I52]&gt;15);&quot;Média&quot;;IF(AND([.E52]=2;[.I52]&gt;4;[.I52]&lt;=15);&quot;Média&quot;;IF(AND([.E52]&gt;2;[.I52]&lt;5);&quot;Média&quot;;IF(                                                                     AND                                                                      ([.E52]=2;[.I52]&gt;15);&quot;Alta&quot;;IF(AND([.E52]&gt;2;[.I52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2]=&quot; - &quot;;&quot;*&quot;;IF([.S52]=&quot;Sim&quot;;IF(VLOOKUP([.Q52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3]=&quot; - &quot;;&quot;*&quot;;IF([.S53]=&quot;Sim&quot;; VLOOKUP([.Q53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3])));&quot;Média&quot;;IF(AND([.E53]&lt;=1;[.I53]&lt;=15;[.I53]&gt;0);&quot;Baixa&quot;;IF(AND([.E53]=2;[.I53]&lt;5);&quot;Baixa&quot;;IF(AND([.E53]&lt;=1;[.I53]&gt;15);&quot;Média&quot;;IF(AND([.E53]=2;[.I53]&gt;4;[.I53]&lt;=15);&quot;Média&quot;;IF(AND([.E53]&gt;2;[.I53]&lt;5);&quot;Média&quot;;IF(                                                                     AND                                                                      ([.E53]=2;[.I53]&gt;15);&quot;Alta&quot;;IF(AND([.E53]&gt;2;[.I53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3]=&quot; - &quot;;&quot;*&quot;;IF([.S53]=&quot;Sim&quot;;IF(VLOOKUP([.Q53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4]=&quot; - &quot;;&quot;*&quot;;IF([.S54]=&quot;Sim&quot;; VLOOKUP([.Q54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4])));&quot;Média&quot;;IF(AND([.E54]&lt;=1;[.I54]&lt;=15;[.I54]&gt;0);&quot;Baixa&quot;;IF(AND([.E54]=2;[.I54]&lt;5);&quot;Baixa&quot;;IF(AND([.E54]&lt;=1;[.I54]&gt;15);&quot;Média&quot;;IF(AND([.E54]=2;[.I54]&gt;4;[.I54]&lt;=15);&quot;Média&quot;;IF(AND([.E54]&gt;2;[.I54]&lt;5);&quot;Média&quot;;IF(                                                                     AND                                                                      ([.E54]=2;[.I54]&gt;15);&quot;Alta&quot;;IF(AND([.E54]&gt;2;[.I54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4]=&quot; - &quot;;&quot;*&quot;;IF([.S54]=&quot;Sim&quot;;IF(VLOOKUP([.Q54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5]=&quot; - &quot;;&quot;*&quot;;IF([.S55]=&quot;Sim&quot;; VLOOKUP([.Q55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5])));&quot;Média&quot;;IF(AND([.E55]&lt;=1;[.I55]&lt;=15;[.I55]&gt;0);&quot;Baixa&quot;;IF(AND([.E55]=2;[.I55]&lt;5);&quot;Baixa&quot;;IF(AND([.E55]&lt;=1;[.I55]&gt;15);&quot;Média&quot;;IF(AND([.E55]=2;[.I55]&gt;4;[.I55]&lt;=15);&quot;Média&quot;;IF(AND([.E55]&gt;2;[.I55]&lt;5);&quot;Média&quot;;IF(                                                                     AND                                                                      ([.E55]=2;[.I55]&gt;15);&quot;Alta&quot;;IF(AND([.E55]&gt;2;[.I55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5]=&quot; - &quot;;&quot;*&quot;;IF([.S55]=&quot;Sim&quot;;IF(VLOOKUP([.Q55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6]=&quot; - &quot;;&quot;*&quot;;IF([.S56]=&quot;Sim&quot;; VLOOKUP([.Q56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6])));&quot;Média&quot;;IF(AND([.E56]&lt;=1;[.I56]&lt;=15;[.I56]&gt;0);&quot;Baixa&quot;;IF(AND([.E56]=2;[.I56]&lt;5);&quot;Baixa&quot;;IF(AND([.E56]&lt;=1;[.I56]&gt;15);&quot;Média&quot;;IF(AND([.E56]=2;[.I56]&gt;4;[.I56]&lt;=15);&quot;Média&quot;;IF(AND([.E56]&gt;2;[.I56]&lt;5);&quot;Média&quot;;IF(                                                                     AND                                                                      ([.E56]=2;[.I56]&gt;15);&quot;Alta&quot;;IF(AND([.E56]&gt;2;[.I56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6]=&quot; - &quot;;&quot;*&quot;;IF([.S56]=&quot;Sim&quot;;IF(VLOOKUP([.Q56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7]=&quot; - &quot;;&quot;*&quot;;IF([.S57]=&quot;Sim&quot;; VLOOKUP([.Q57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7])));&quot;Média&quot;;IF(AND([.E57]&lt;=1;[.I57]&lt;=15;[.I57]&gt;0);&quot;Baixa&quot;;IF(AND([.E57]=2;[.I57]&lt;5);&quot;Baixa&quot;;IF(AND([.E57]&lt;=1;[.I57]&gt;15);&quot;Média&quot;;IF(AND([.E57]=2;[.I57]&gt;4;[.I57]&lt;=15);&quot;Média&quot;;IF(AND([.E57]&gt;2;[.I57]&lt;5);&quot;Média&quot;;IF(                                                                     AND                                                                      ([.E57]=2;[.I57]&gt;15);&quot;Alta&quot;;IF(AND([.E57]&gt;2;[.I57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7]=&quot; - &quot;;&quot;*&quot;;IF([.S57]=&quot;Sim&quot;;IF(VLOOKUP([.Q57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8]=&quot; - &quot;;&quot;*&quot;;IF([.S58]=&quot;Sim&quot;; VLOOKUP([.Q58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8])));&quot;Média&quot;;IF(AND([.E58]&lt;=1;[.I58]&lt;=15;[.I58]&gt;0);&quot;Baixa&quot;;IF(AND([.E58]=2;[.I58]&lt;5);&quot;Baixa&quot;;IF(AND([.E58]&lt;=1;[.I58]&gt;15);&quot;Média&quot;;IF(AND([.E58]=2;[.I58]&gt;4;[.I58]&lt;=15);&quot;Média&quot;;IF(AND([.E58]&gt;2;[.I58]&lt;5);&quot;Média&quot;;IF(                                                                     AND                                                                      ([.E58]=2;[.I58]&gt;15);&quot;Alta&quot;;IF(AND([.E58]&gt;2;[.I58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8]=&quot; - &quot;;&quot;*&quot;;IF([.S58]=&quot;Sim&quot;;IF(VLOOKUP([.Q58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59]=&quot; - &quot;;&quot;*&quot;;IF([.S59]=&quot;Sim&quot;; VLOOKUP([.Q59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59])));&quot;Média&quot;;IF(AND([.E59]&lt;=1;[.I59]&lt;=15;[.I59]&gt;0);&quot;Baixa&quot;;IF(AND([.E59]=2;[.I59]&lt;5);&quot;Baixa&quot;;IF(AND([.E59]&lt;=1;[.I59]&gt;15);&quot;Média&quot;;IF(AND([.E59]=2;[.I59]&gt;4;[.I59]&lt;=15);&quot;Média&quot;;IF(AND([.E59]&gt;2;[.I59]&lt;5);&quot;Média&quot;;IF(                                                                     AND                                                                      ([.E59]=2;[.I59]&gt;15);&quot;Alta&quot;;IF(AND([.E59]&gt;2;[.I59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59]=&quot; - &quot;;&quot;*&quot;;IF([.S59]=&quot;Sim&quot;;IF(VLOOKUP([.Q59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2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79"/>
          <table:table-cell table:style-name="ce420"/>
          <table:table-cell table:style-name="ce417" table:formula="of:=IF([.Q60]=&quot; - &quot;;&quot;*&quot;;IF([.S60]=&quot;Sim&quot;; VLOOKUP([.Q60];[Validar.I$2:.K$84];3;0); &quot;*&quot;))" office:value-type="string" office:string-value="*" calcext:value-type="string">
            <text:p>*</text:p>
          </table:table-cell>
          <table:table-cell table:style-name="ce420"/>
          <table:table-cell table:style-name="ce480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483" table:formula="of:=IF(AND([Sumário.$H$13]=&quot;Contagem Estimada NESMA&quot;;NOT(ISBLANK([.B60])));&quot;Média&quot;;IF(AND([.E60]&lt;=1;[.I60]&lt;=15;[.I60]&gt;0);&quot;Baixa&quot;;IF(AND([.E60]=2;[.I60]&lt;5);&quot;Baixa&quot;;IF(AND([.E60]&lt;=1;[.I60]&gt;15);&quot;Média&quot;;IF(AND([.E60]=2;[.I60]&gt;4;[.I60]&lt;=15);&quot;Média&quot;;IF(AND([.E60]&gt;2;[.I60]&lt;5);&quot;Média&quot;;IF(                                                                     AND                                                                      ([.E60]=2;[.I60]&gt;15);&quot;Alta&quot;;IF(AND([.E60]&gt;2;[.I60]&gt;4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420"/>
          <table:table-cell table:style-name="ce469" table:formula="of:=IF([.Q60]=&quot; - &quot;;&quot;*&quot;;IF([.S60]=&quot;Sim&quot;;IF(VLOOKUP([.Q60];[Validar.I$2:.Q$84];7;0)=&quot;E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/>
          <table:table-cell table:style-name="ce150" table:number-columns-repeated="6"/>
          <table:table-cell table:style-name="ce152"/>
          <table:table-cell table:style-name="ce150" table:number-columns-repeated="9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6"/>
          <table:table-cell table:style-name="ce122" table:number-columns-repeated="763"/>
          <table:table-cell table:number-columns-repeated="28"/>
        </table:table-row>
        <table:table-row table:style-name="ro13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/>
          <table:table-cell table:style-name="ce150" table:number-columns-repeated="10"/>
          <table:table-cell table:style-name="ce111"/>
          <table:table-cell table:style-name="ce150"/>
          <table:table-cell table:style-name="ce425"/>
          <table:table-cell table:style-name="ce150" table:number-columns-repeated="3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0"/>
          <table:table-cell table:style-name="ce122" table:number-columns-repeated="759"/>
          <table:table-cell table:number-columns-repeated="28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E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10" calcext:value-type="float" table:number-columns-spanned="4" table:number-rows-spanned="1">
            <text:p>1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40" calcext:value-type="float" table:number-columns-spanned="4" table:number-rows-spanned="1">
            <text:p>4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6]+[.E71]" office:value-type="float" office:value="10" calcext:value-type="float" table:number-columns-spanned="4" table:number-rows-spanned="1">
            <text:p>10</text:p>
          </table:table-cell>
          <table:covered-table-cell table:number-columns-repeated="2"/>
          <table:covered-table-cell table:style-name="ce216"/>
          <table:table-cell table:style-name="ce332" table:formula="of:=[.I66]+[.I71]" office:value-type="float" office:value="40" calcext:value-type="float" table:number-columns-spanned="4" table:number-rows-spanned="1">
            <text:p>4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4"/>
          <table:table-cell table:style-name="ce333" table:formula="of:=SUM([.E75:.E77])" office:value-type="float" office:value="10" calcext:value-type="float" table:number-columns-spanned="4" table:number-rows-spanned="1">
            <text:p>10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5:.I77])" office:value-type="float" office:value="40" calcext:value-type="float" table:number-columns-spanned="4" table:number-rows-spanned="1">
            <text:p>40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 table:number-rows-repeated="65385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" table:number-rows-repeated="9831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" table:style-name="ta3">
        <table:shapes>
          <draw:frame draw:z-index="0" draw:name="Picture 2583" draw:style-name="gr4" draw:text-style-name="P3" svg:width="29.92mm" svg:height="20.36mm" svg:x="95.2mm" svg:y="45.66mm">
            <draw:image xlink:href="Pictures/200000B300000E2A000009E47BAFB418F3272F76.wmf" xlink:type="simple" xlink:show="embed" xlink:actuate="onLoad">
              <text:p/>
            </draw:image>
          </draw:frame>
          <draw:frame draw:z-index="1" draw:name="Imagem 18" draw:style-name="gr4" draw:text-style-name="P3" svg:width="84.47mm" svg:height="25.41mm" svg:x="6.65mm" svg:y="41.48mm">
            <draw:image xlink:href="Pictures/200000ED0000273000000C55D0AB73F6B90278FE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97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98" table:default-cell-style-name="Default"/>
        <table:table-column table:style-name="co50" table:default-cell-style-name="Default"/>
        <table:table-column table:style-name="co92" table:default-cell-style-name="Default"/>
        <table:table-column table:style-name="co43" table:default-cell-style-name="Default"/>
        <table:table-column table:style-name="co99" table:visibility="collapse" table:default-cell-style-name="ce493"/>
        <table:table-column table:style-name="co37" table:visibility="collapse" table:default-cell-style-name="ce493"/>
        <table:table-column table:style-name="co100" table:visibility="collapse" table:default-cell-style-name="ce493"/>
        <table:table-column table:style-name="co37" table:visibility="collapse" table:default-cell-style-name="ce493"/>
        <table:table-column table:style-name="co101" table:visibility="collapse" table:default-cell-style-name="ce493"/>
        <table:table-column table:style-name="co54" table:visibility="collapse" table:default-cell-style-name="ce493"/>
        <table:table-column table:style-name="co87" table:visibility="collapse" table:default-cell-style-name="ce493"/>
        <table:table-column table:style-name="co54" table:visibility="collapse" table:default-cell-style-name="ce493"/>
        <table:table-column table:style-name="co102" table:visibility="collapse" table:default-cell-style-name="ce493"/>
        <table:table-column table:style-name="co54" table:visibility="collapse" table:default-cell-style-name="ce493"/>
        <table:table-column table:style-name="co34" table:default-cell-style-name="Default"/>
        <table:table-column table:style-name="co54" table:visibility="collapse" table:default-cell-style-name="Default"/>
        <table:table-column table:style-name="co39" table:visibility="collapse" table:default-cell-style-name="Default"/>
        <table:table-column table:style-name="co54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103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2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3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3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2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12">
          <table:table-cell table:style-name="ce303"/>
          <table:table-cell table:style-name="ce448" office:value-type="string" calcext:value-type="string" table:number-columns-spanned="36" table:number-rows-spanned="1">
            <text:p>Formulário de Identificação de Saídas Externas (SE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2" table:style-name="ce307"/>
          <table:covered-table-cell table:number-columns-repeated="10" table:style-name="ce487"/>
          <table:covered-table-cell table:style-name="ce307"/>
          <table:covered-table-cell table:number-columns-repeated="5" table:style-name="ce150"/>
          <table:covered-table-cell table:style-name="ce433"/>
          <table:covered-table-cell table:number-columns-repeated="4" table:style-name="ce150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31">
          <table:table-cell table:style-name="ce304" table:number-columns-repeated="13"/>
          <table:table-cell table:style-name="ce41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7">1) Rastreabilidade:</text:span><text:span text:style-name="T8"> </text:span><text:span text:style-name="T9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2" table:style-name="ce409"/>
          <table:covered-table-cell table:number-columns-repeated="10" table:style-name="ce488"/>
          <table:covered-table-cell table:style-name="ce409"/>
          <table:covered-table-cell table:number-columns-repeated="5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346"/>
          <table:covered-table-cell table:number-columns-repeated="3" table:style-name="ce398"/>
          <table:covered-table-cell table:number-columns-repeated="10" table:style-name="ce489"/>
          <table:covered-table-cell table:style-name="ce398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10">2) Documentação Arquivos Referenciados, Registros Lógicos, Tipos de Dados: </text:span><text:span text:style-name="T11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3" table:style-name="ce399"/>
          <table:covered-table-cell table:number-columns-repeated="10" table:style-name="ce490"/>
          <table:covered-table-cell table:style-name="ce399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2" table:style-name="ce150"/>
          <table:covered-table-cell table:number-columns-repeated="10" table:style-name="ce486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table-cell table:style-name="ce475" office:value-type="string" calcext:value-type="string" table:number-columns-spanned="25" table:number-rows-spanned="2">
            <text:p><text:span text:style-name="T10">3) </text:span><text:span text:style-name="T20">Manutenção em Interface: </text:span><text:span text:style-name="T21">Em caso de Manutenção em Interface considerar AR:1 e TD:1, independentemente da complexidade da funcionalidade alterada.</text:span></text:p>
          </table:table-cell>
          <table:covered-table-cell table:style-name="ce148"/>
          <table:covered-table-cell table:number-columns-repeated="2" table:style-name="ce150"/>
          <table:covered-table-cell table:number-columns-repeated="10" table:style-name="ce486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2" table:style-name="ce176"/>
          <table:covered-table-cell table:number-columns-repeated="10" table:style-name="ce491"/>
          <table:covered-table-cell table:style-name="ce426"/>
          <table:covered-table-cell table:number-columns-repeated="5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12">
          <table:table-cell table:style-name="ce148" table:number-columns-repeated="14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35">
          <table:table-cell table:style-name="ce148"/>
          <table:table-cell table:style-name="ce449" office:value-type="string" calcext:value-type="string" table:number-columns-spanned="2" table:number-rows-spanned="1">
            <text:p>Nome do S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AR</text:p>
          </table:table-cell>
          <table:table-cell table:style-name="ce453"/>
          <table:table-cell table:style-name="ce451" office:value-type="string" calcext:value-type="string">
            <text:p>Memória</text:p>
            <text:p>AR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15" office:value-type="string" calcext:value-type="string">
            <text:p>Tipo</text:p>
          </table:table-cell>
          <table:table-cell table:style-name="ce476"/>
          <table:table-cell table:style-name="ce421" office:value-type="string" calcext:value-type="string">
            <text:p>Tipo Válido</text:p>
          </table:table-cell>
          <table:table-cell table:style-name="ce476"/>
          <table:table-cell table:style-name="ce422"/>
          <table:table-cell table:style-name="ce476"/>
          <table:table-cell table:style-name="ce421" office:value-type="string" calcext:value-type="string">
            <text:p>Fator SISP</text:p>
          </table:table-cell>
          <table:table-cell table:style-name="ce476"/>
          <table:table-cell table:style-name="ce421" office:value-type="string" calcext:value-type="string">
            <text:p>Fórmula de Cálculo</text:p>
          </table:table-cell>
          <table:table-cell table:style-name="ce495"/>
          <table:table-cell table:style-name="ce327" office:value-type="string" calcext:value-type="string">
            <text:p>Complex.</text:p>
          </table:table-cell>
          <table:table-cell table:style-name="ce335"/>
          <table:table-cell table:style-name="ce415" office:value-type="string" calcext:value-type="string">
            <text:p>PF Cheio</text:p>
          </table:table-cell>
          <table:table-cell table:style-name="ce418"/>
          <table:table-cell table:style-name="ce421" office:value-type="string" calcext:value-type="string">
            <text:p>SE</text:p>
          </table:table-cell>
          <table:table-cell table:style-name="ce418"/>
          <table:table-cell table:style-name="ce437"/>
          <table:table-cell table:style-name="ce335"/>
          <table:table-cell table:style-name="ce327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2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23"/>
          <table:table-cell table:style-name="ce419"/>
          <table:table-cell table:style-name="ce416"/>
          <table:table-cell table:style-name="ce419" table:number-columns-repeated="3"/>
          <table:table-cell table:style-name="ce148"/>
          <table:table-cell table:style-name="ce117"/>
          <table:table-cell table:style-name="ce416"/>
          <table:table-cell table:style-name="ce419" table:number-columns-repeated="3"/>
          <table:table-cell table:style-name="ce438"/>
          <table:table-cell table:style-name="ce117"/>
          <table:table-cell table:style-name="ce148"/>
          <table:table-cell table:style-name="ce447"/>
          <table:table-cell table:style-name="ce152" table:number-columns-repeated="205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85" office:value-type="string" calcext:value-type="string" table:number-columns-spanned="2" table:number-rows-spanned="1">
            <text:p><text:span text:style-name="T22">Listar Empresa informando a quantidade de projetos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19]=&quot; - &quot;;&quot;*&quot;;IF([.S19]=&quot;Sim&quot;; VLOOKUP([.Q19];[Validar.I$2:.K$84];3;0);&quot;*&quot;))" office:value-type="float" office:value="1" calcext:value-type="float">
            <text:p>1</text:p>
          </table:table-cell>
          <table:table-cell table:style-name="ce420"/>
          <table:table-cell table:style-name="ce432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420"/>
          <table:table-cell table:style-name="ce483" table:formula="of:=IF(AND([Sumário.$H$13]=&quot;Contagem Estimada NESMA&quot;;NOT(ISBLANK([.B19])));&quot;Média&quot;;IF(AND([.E19]&lt;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" office:value-type="string" office:string-value="Média" calcext:value-type="string">
            <text:p>Média</text:p>
          </table:table-cell>
          <table:table-cell table:style-name="ce484"/>
          <table:table-cell table:style-name="ce432" table:formula="of:=IF([.AA19]=&quot;Baixa&quot;;4;IF([.AA19]=&quot;Média&quot;;5;IF([.AA19]=&quot;Alta&quot;;7;&quot;*&quot;)))" office:value-type="float" office:value="5" calcext:value-type="float">
            <text:p>5</text:p>
          </table:table-cell>
          <table:table-cell table:style-name="ce420"/>
          <table:table-cell table:style-name="ce432" table:formula="of:=IF([.Q19]=&quot; - &quot;;&quot;*&quot;;IF([.S19]=&quot;Sim&quot;;IF(VLOOKUP([.Q19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F1.5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85" office:value-type="string" calcext:value-type="string" table:number-columns-spanned="2" table:number-rows-spanned="1">
            <text:p><text:span text:style-name="T22">Enviar email marketing para os contatos das Empresas registrando os emails que retornarem erro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0]=&quot;&quot;)OR([.O20]=&quot;&quot;);&quot; - &quot;;[.M20] &amp; &quot; - &quot; &amp; [.O20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0]=&quot; - &quot;;&quot;*&quot;;IF( ISNA(VLOOKUP([.Q20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0]=&quot; - &quot;;&quot;*&quot;;IF([.S20]=&quot;Sim&quot;; VLOOKUP([.Q20];[Validar.I$2:.K$84];3;0);&quot;*&quot;))" office:value-type="float" office:value="1" calcext:value-type="float">
            <text:p>1</text:p>
          </table:table-cell>
          <table:table-cell table:style-name="ce420"/>
          <table:table-cell table:style-name="ce432" table:formula="of:=IF([.Q20]=&quot; - &quot;;&quot;*&quot;;IF([.S20]=&quot;Sim&quot;;VLOOKUP([.Q20];[Validar.I$2:.L$84];4;0);&quot;*&quot;))" office:value-type="string" office:string-value="P" calcext:value-type="string">
            <text:p>P</text:p>
          </table:table-cell>
          <table:table-cell table:style-name="ce420"/>
          <table:table-cell table:style-name="ce483" table:formula="of:=IF(AND([Sumário.$H$13]=&quot;Contagem Estimada NESMA&quot;;NOT(ISBLANK([.B20])));&quot;Média&quot;;IF(AND([.E20]&lt;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0]=&quot;Baixa&quot;;4;IF([.AA20]=&quot;Média&quot;;5;IF([.AA20]=&quot;Alta&quot;;7;&quot;*&quot;)))" office:value-type="float" office:value="5" calcext:value-type="float">
            <text:p>5</text:p>
          </table:table-cell>
          <table:table-cell table:style-name="ce420"/>
          <table:table-cell table:style-name="ce432" table:formula="of:=IF([.Q20]=&quot; - &quot;;&quot;*&quot;;IF([.S20]=&quot;Sim&quot;;IF(VLOOKUP([.Q20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0]=&quot; - &quot;;&quot;*&quot;;IF([.AE20]=&quot;Não&quot;;&quot;*&quot;;IF([.AC20]=&quot;*&quot;;&quot;*&quot;;IF([.Y20]=&quot;P&quot;;[.AC20]*[.U20];[.U20]))))" office:value-type="float" office:value="0" calcext:value-type="float">
            <text:p>0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F1.7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85" office:value-type="string" calcext:value-type="string" table:number-columns-spanned="2" table:number-rows-spanned="1">
            <text:p><text:span text:style-name="T22">Gerar relatório de Metas totalizado por tipo de Empresa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1]=&quot;&quot;)OR([.O21]=&quot;&quot;);&quot; - &quot;;[.M21] &amp; &quot; - &quot; &amp; [.O21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1]=&quot; - &quot;;&quot;*&quot;;IF( ISNA(VLOOKUP([.Q21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1]=&quot; - &quot;;&quot;*&quot;;IF([.S21]=&quot;Sim&quot;; VLOOKUP([.Q21];[Validar.I$2:.K$84];3;0);&quot;*&quot;))" office:value-type="float" office:value="1" calcext:value-type="float">
            <text:p>1</text:p>
          </table:table-cell>
          <table:table-cell table:style-name="ce420"/>
          <table:table-cell table:style-name="ce432" table:formula="of:=IF([.Q21]=&quot; - &quot;;&quot;*&quot;;IF([.S21]=&quot;Sim&quot;;VLOOKUP([.Q21];[Validar.I$2:.L$84];4;0);&quot;*&quot;))" office:value-type="string" office:string-value="P" calcext:value-type="string">
            <text:p>P</text:p>
          </table:table-cell>
          <table:table-cell table:style-name="ce420"/>
          <table:table-cell table:style-name="ce483" table:formula="of:=IF(AND([Sumário.$H$13]=&quot;Contagem Estimada NESMA&quot;;NOT(ISBLANK([.B21])));&quot;Média&quot;;IF(AND([.E21]&lt;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1]=&quot;Baixa&quot;;4;IF([.AA21]=&quot;Média&quot;;5;IF([.AA21]=&quot;Alta&quot;;7;&quot;*&quot;)))" office:value-type="float" office:value="5" calcext:value-type="float">
            <text:p>5</text:p>
          </table:table-cell>
          <table:table-cell table:style-name="ce420"/>
          <table:table-cell table:style-name="ce432" table:formula="of:=IF([.Q21]=&quot; - &quot;;&quot;*&quot;;IF([.S21]=&quot;Sim&quot;;IF(VLOOKUP([.Q21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1]=&quot; - &quot;;&quot;*&quot;;IF([.AE21]=&quot;Não&quot;;&quot;*&quot;;IF([.AC21]=&quot;*&quot;;&quot;*&quot;;IF([.Y21]=&quot;P&quot;;[.AC21]*[.U21];[.U21]))))" office:value-type="float" office:value="0" calcext:value-type="float">
            <text:p>0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F4.1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73" office:value-type="string" calcext:value-type="string" table:number-columns-spanned="2" table:number-rows-spanned="1">
            <text:p><text:span text:style-name="T22">Gerar relatório dos indicadores de metas com gráfico de percentuais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2]=&quot;&quot;)OR([.O22]=&quot;&quot;);&quot; - &quot;;[.M22] &amp; &quot; - &quot; &amp; [.O22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2]=&quot; - &quot;;&quot;*&quot;;IF( ISNA(VLOOKUP([.Q22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2]=&quot; - &quot;;&quot;*&quot;;IF([.S22]=&quot;Sim&quot;; VLOOKUP([.Q22];[Validar.I$2:.K$84];3;0);&quot;*&quot;))" office:value-type="float" office:value="1" calcext:value-type="float">
            <text:p>1</text:p>
          </table:table-cell>
          <table:table-cell table:style-name="ce420"/>
          <table:table-cell table:style-name="ce432" table:formula="of:=IF([.Q22]=&quot; - &quot;;&quot;*&quot;;IF([.S22]=&quot;Sim&quot;;VLOOKUP([.Q22];[Validar.I$2:.L$84];4;0);&quot;*&quot;))" office:value-type="string" office:string-value="P" calcext:value-type="string">
            <text:p>P</text:p>
          </table:table-cell>
          <table:table-cell table:style-name="ce420"/>
          <table:table-cell table:style-name="ce483" table:formula="of:=IF(AND([Sumário.$H$13]=&quot;Contagem Estimada NESMA&quot;;NOT(ISBLANK([.B22])));&quot;Média&quot;;IF(AND([.E22]&lt;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2]=&quot;Baixa&quot;;4;IF([.AA22]=&quot;Média&quot;;5;IF([.AA22]=&quot;Alta&quot;;7;&quot;*&quot;)))" office:value-type="float" office:value="5" calcext:value-type="float">
            <text:p>5</text:p>
          </table:table-cell>
          <table:table-cell table:style-name="ce420"/>
          <table:table-cell table:style-name="ce432" table:formula="of:=IF([.Q22]=&quot; - &quot;;&quot;*&quot;;IF([.S22]=&quot;Sim&quot;;IF(VLOOKUP([.Q22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2]=&quot; - &quot;;&quot;*&quot;;IF([.AE22]=&quot;Não&quot;;&quot;*&quot;;IF([.AC22]=&quot;*&quot;;&quot;*&quot;;IF([.Y22]=&quot;P&quot;;[.AC22]*[.U22];[.U22]))))" office:value-type="float" office:value="0" calcext:value-type="float">
            <text:p>0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F4.2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485" office:value-type="string" calcext:value-type="string" table:number-columns-spanned="2" table:number-rows-spanned="1">
            <text:p><text:span text:style-name="T22">Gerar relatório de Empresas que mais entraram em contato nos últimos dois anos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/>
          <table:table-cell table:style-name="ce417" table:formula="of:=IF(([.M23]=&quot;&quot;)OR([.O23]=&quot;&quot;);&quot; - &quot;;[.M23] &amp; &quot; - &quot; &amp; [.O23])" office:value-type="string" office:string-value="Desenvolvimento - Incluída" calcext:value-type="string">
            <text:p>Desenvolvimento - Incluída</text:p>
          </table:table-cell>
          <table:table-cell table:style-name="ce420"/>
          <table:table-cell table:style-name="ce417" table:formula="of:=IF([.Q23]=&quot; - &quot;;&quot;*&quot;;IF( ISNA(VLOOKUP([.Q23];[Validar.I$2:.K$84];2;0));&quot;Não&quot;;&quot;Sim&quot;))" office:value-type="string" office:string-value="Sim" calcext:value-type="string">
            <text:p>Sim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3]=&quot; - &quot;;&quot;*&quot;;IF([.S23]=&quot;Sim&quot;; VLOOKUP([.Q23];[Validar.I$2:.K$84];3;0);&quot;*&quot;))" office:value-type="float" office:value="1" calcext:value-type="float">
            <text:p>1</text:p>
          </table:table-cell>
          <table:table-cell table:style-name="ce420"/>
          <table:table-cell table:style-name="ce432" table:formula="of:=IF([.Q23]=&quot; - &quot;;&quot;*&quot;;IF([.S23]=&quot;Sim&quot;;VLOOKUP([.Q23];[Validar.I$2:.L$84];4;0);&quot;*&quot;))" office:value-type="string" office:string-value="P" calcext:value-type="string">
            <text:p>P</text:p>
          </table:table-cell>
          <table:table-cell table:style-name="ce420"/>
          <table:table-cell table:style-name="ce483" table:formula="of:=IF(AND([Sumário.$H$13]=&quot;Contagem Estimada NESMA&quot;;NOT(ISBLANK([.B23])));&quot;Média&quot;;IF(AND([.E23]&lt;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" office:value-type="string" office:string-value="Média" calcext:value-type="string">
            <text:p>Média</text:p>
          </table:table-cell>
          <table:table-cell table:style-name="ce401"/>
          <table:table-cell table:style-name="ce432" table:formula="of:=IF([.AA23]=&quot;Baixa&quot;;4;IF([.AA23]=&quot;Média&quot;;5;IF([.AA23]=&quot;Alta&quot;;7;&quot;*&quot;)))" office:value-type="float" office:value="5" calcext:value-type="float">
            <text:p>5</text:p>
          </table:table-cell>
          <table:table-cell table:style-name="ce420"/>
          <table:table-cell table:style-name="ce432" table:formula="of:=IF([.Q23]=&quot; - &quot;;&quot;*&quot;;IF([.S23]=&quot;Sim&quot;;IF(VLOOKUP([.Q23];[Validar.I$2:.Q$84];8;0)=&quot;SE&quot;;&quot;Sim&quot;;&quot;Não&quot;);&quot;*&quot;))" office:value-type="string" office:string-value="Sim" calcext:value-type="string">
            <text:p>Sim</text:p>
          </table:table-cell>
          <table:table-cell table:style-name="ce420"/>
          <table:table-cell table:style-name="ce439" table:formula="of:=IF([.Q23]=&quot; - &quot;;&quot;*&quot;;IF([.AE23]=&quot;Não&quot;;&quot;*&quot;;IF([.AC23]=&quot;*&quot;;&quot;*&quot;;IF([.Y23]=&quot;P&quot;;[.AC23]*[.U23];[.U23]))))" office:value-type="float" office:value="0" calcext:value-type="float">
            <text:p>0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float" office:value="5" calcext:value-type="float">
            <text:p>5</text:p>
          </table:table-cell>
          <table:table-cell table:style-name="ce447"/>
          <table:table-cell table:style-name="ce311" office:value-type="string" calcext:value-type="string">
            <text:p>F4.3</text:p>
          </table:table-cell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4])));&quot;Média&quot;;IF(AND([.E24]&lt;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4]=&quot;Baixa&quot;;4;IF([.AA24]=&quot;Média&quot;;5;IF([.AA2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4]=&quot; - &quot;;&quot;*&quot;;IF([.S24]=&quot;Sim&quot;;IF(VLOOKUP([.Q2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5])));&quot;Média&quot;;IF(AND([.E25]&lt;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5]=&quot;Baixa&quot;;4;IF([.AA25]=&quot;Média&quot;;5;IF([.AA2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5]=&quot; - &quot;;&quot;*&quot;;IF([.S25]=&quot;Sim&quot;;IF(VLOOKUP([.Q2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6])));&quot;Média&quot;;IF(AND([.E26]&lt;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6]=&quot;Baixa&quot;;4;IF([.AA26]=&quot;Média&quot;;5;IF([.AA2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6]=&quot; - &quot;;&quot;*&quot;;IF([.S26]=&quot;Sim&quot;;IF(VLOOKUP([.Q2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7])));&quot;Média&quot;;IF(AND([.E27]&lt;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7]=&quot;Baixa&quot;;4;IF([.AA27]=&quot;Média&quot;;5;IF([.AA2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7]=&quot; - &quot;;&quot;*&quot;;IF([.S27]=&quot;Sim&quot;;IF(VLOOKUP([.Q2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8])));&quot;Média&quot;;IF(AND([.E28]&lt;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8]=&quot;Baixa&quot;;4;IF([.AA28]=&quot;Média&quot;;5;IF([.AA2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8]=&quot; - &quot;;&quot;*&quot;;IF([.S28]=&quot;Sim&quot;;IF(VLOOKUP([.Q2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29])));&quot;Média&quot;;IF(AND([.E29]&lt;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29]=&quot;Baixa&quot;;4;IF([.AA29]=&quot;Média&quot;;5;IF([.AA2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29]=&quot; - &quot;;&quot;*&quot;;IF([.S29]=&quot;Sim&quot;;IF(VLOOKUP([.Q2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0])));&quot;Média&quot;;IF(AND([.E30]&lt;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0]=&quot;Baixa&quot;;4;IF([.AA30]=&quot;Média&quot;;5;IF([.AA3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0]=&quot; - &quot;;&quot;*&quot;;IF([.S30]=&quot;Sim&quot;;IF(VLOOKUP([.Q3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1])));&quot;Média&quot;;IF(AND([.E31]&lt;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1]=&quot;Baixa&quot;;4;IF([.AA31]=&quot;Média&quot;;5;IF([.AA31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1]=&quot; - &quot;;&quot;*&quot;;IF([.S31]=&quot;Sim&quot;;IF(VLOOKUP([.Q3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2])));&quot;Média&quot;;IF(AND([.E32]&lt;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2]=&quot;Baixa&quot;;4;IF([.AA32]=&quot;Média&quot;;5;IF([.AA32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2]=&quot; - &quot;;&quot;*&quot;;IF([.S32]=&quot;Sim&quot;;IF(VLOOKUP([.Q3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3])));&quot;Média&quot;;IF(AND([.E33]&lt;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3]=&quot;Baixa&quot;;4;IF([.AA33]=&quot;Média&quot;;5;IF([.AA33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3]=&quot; - &quot;;&quot;*&quot;;IF([.S33]=&quot;Sim&quot;;IF(VLOOKUP([.Q3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4])));&quot;Média&quot;;IF(AND([.E34]&lt;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4]=&quot;Baixa&quot;;4;IF([.AA34]=&quot;Média&quot;;5;IF([.AA3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4]=&quot; - &quot;;&quot;*&quot;;IF([.S34]=&quot;Sim&quot;;IF(VLOOKUP([.Q3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5])));&quot;Média&quot;;IF(AND([.E35]&lt;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5]=&quot;Baixa&quot;;4;IF([.AA35]=&quot;Média&quot;;5;IF([.AA3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5]=&quot; - &quot;;&quot;*&quot;;IF([.S35]=&quot;Sim&quot;;IF(VLOOKUP([.Q3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6])));&quot;Média&quot;;IF(AND([.E36]&lt;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6]=&quot;Baixa&quot;;4;IF([.AA36]=&quot;Média&quot;;5;IF([.AA3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6]=&quot; - &quot;;&quot;*&quot;;IF([.S36]=&quot;Sim&quot;;IF(VLOOKUP([.Q3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7])));&quot;Média&quot;;IF(AND([.E37]&lt;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7]=&quot;Baixa&quot;;4;IF([.AA37]=&quot;Média&quot;;5;IF([.AA3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7]=&quot; - &quot;;&quot;*&quot;;IF([.S37]=&quot;Sim&quot;;IF(VLOOKUP([.Q3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8])));&quot;Média&quot;;IF(AND([.E38]&lt;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8]=&quot;Baixa&quot;;4;IF([.AA38]=&quot;Média&quot;;5;IF([.AA3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8]=&quot; - &quot;;&quot;*&quot;;IF([.S38]=&quot;Sim&quot;;IF(VLOOKUP([.Q3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39])));&quot;Média&quot;;IF(AND([.E39]&lt;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39]=&quot;Baixa&quot;;4;IF([.AA39]=&quot;Média&quot;;5;IF([.AA3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39]=&quot; - &quot;;&quot;*&quot;;IF([.S39]=&quot;Sim&quot;;IF(VLOOKUP([.Q3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0])));&quot;Média&quot;;IF(AND([.E40]&lt;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0]=&quot;Baixa&quot;;4;IF([.AA40]=&quot;Média&quot;;5;IF([.AA4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0]=&quot; - &quot;;&quot;*&quot;;IF([.S40]=&quot;Sim&quot;;IF(VLOOKUP([.Q4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1])));&quot;Média&quot;;IF(AND([.E41]&lt;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1]=&quot;Baixa&quot;;4;IF([.AA41]=&quot;Média&quot;;5;IF([.AA41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1]=&quot; - &quot;;&quot;*&quot;;IF([.S41]=&quot;Sim&quot;;IF(VLOOKUP([.Q4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2])));&quot;Média&quot;;IF(AND([.E42]&lt;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2]=&quot;Baixa&quot;;4;IF([.AA42]=&quot;Média&quot;;5;IF([.AA42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2]=&quot; - &quot;;&quot;*&quot;;IF([.S42]=&quot;Sim&quot;;IF(VLOOKUP([.Q4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3])));&quot;Média&quot;;IF(AND([.E43]&lt;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3]=&quot;Baixa&quot;;4;IF([.AA43]=&quot;Média&quot;;5;IF([.AA43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3]=&quot; - &quot;;&quot;*&quot;;IF([.S43]=&quot;Sim&quot;;IF(VLOOKUP([.Q4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4])));&quot;Média&quot;;IF(AND([.E44]&lt;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4]=&quot;Baixa&quot;;4;IF([.AA44]=&quot;Média&quot;;5;IF([.AA4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4]=&quot; - &quot;;&quot;*&quot;;IF([.S44]=&quot;Sim&quot;;IF(VLOOKUP([.Q4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5])));&quot;Média&quot;;IF(AND([.E45]&lt;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5]=&quot;Baixa&quot;;4;IF([.AA45]=&quot;Média&quot;;5;IF([.AA4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5]=&quot; - &quot;;&quot;*&quot;;IF([.S45]=&quot;Sim&quot;;IF(VLOOKUP([.Q4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6])));&quot;Média&quot;;IF(AND([.E46]&lt;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6]=&quot;Baixa&quot;;4;IF([.AA46]=&quot;Média&quot;;5;IF([.AA4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6]=&quot; - &quot;;&quot;*&quot;;IF([.S46]=&quot;Sim&quot;;IF(VLOOKUP([.Q4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7])));&quot;Média&quot;;IF(AND([.E47]&lt;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7]=&quot;Baixa&quot;;4;IF([.AA47]=&quot;Média&quot;;5;IF([.AA4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7]=&quot; - &quot;;&quot;*&quot;;IF([.S47]=&quot;Sim&quot;;IF(VLOOKUP([.Q4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8])));&quot;Média&quot;;IF(AND([.E48]&lt;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8]=&quot;Baixa&quot;;4;IF([.AA48]=&quot;Média&quot;;5;IF([.AA4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8]=&quot; - &quot;;&quot;*&quot;;IF([.S48]=&quot;Sim&quot;;IF(VLOOKUP([.Q4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49])));&quot;Média&quot;;IF(AND([.E49]&lt;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49]=&quot;Baixa&quot;;4;IF([.AA49]=&quot;Média&quot;;5;IF([.AA4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49]=&quot; - &quot;;&quot;*&quot;;IF([.S49]=&quot;Sim&quot;;IF(VLOOKUP([.Q4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0])));&quot;Média&quot;;IF(AND([.E50]&lt;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0]=&quot;Baixa&quot;;4;IF([.AA50]=&quot;Média&quot;;5;IF([.AA5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0]=&quot; - &quot;;&quot;*&quot;;IF([.S50]=&quot;Sim&quot;;IF(VLOOKUP([.Q5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1])));&quot;Média&quot;;IF(AND([.E51]&lt;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1]=&quot;Baixa&quot;;4;IF([.AA51]=&quot;Média&quot;;5;IF([.AA51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1]=&quot; - &quot;;&quot;*&quot;;IF([.S51]=&quot;Sim&quot;;IF(VLOOKUP([.Q51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2])));&quot;Média&quot;;IF(AND([.E52]&lt;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2]=&quot;Baixa&quot;;4;IF([.AA52]=&quot;Média&quot;;5;IF([.AA52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2]=&quot; - &quot;;&quot;*&quot;;IF([.S52]=&quot;Sim&quot;;IF(VLOOKUP([.Q52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3])));&quot;Média&quot;;IF(AND([.E53]&lt;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3]=&quot;Baixa&quot;;4;IF([.AA53]=&quot;Média&quot;;5;IF([.AA53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3]=&quot; - &quot;;&quot;*&quot;;IF([.S53]=&quot;Sim&quot;;IF(VLOOKUP([.Q53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4])));&quot;Média&quot;;IF(AND([.E54]&lt;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4]=&quot;Baixa&quot;;4;IF([.AA54]=&quot;Média&quot;;5;IF([.AA54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4]=&quot; - &quot;;&quot;*&quot;;IF([.S54]=&quot;Sim&quot;;IF(VLOOKUP([.Q54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5])));&quot;Média&quot;;IF(AND([.E55]&lt;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5]=&quot;Baixa&quot;;4;IF([.AA55]=&quot;Média&quot;;5;IF([.AA55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5]=&quot; - &quot;;&quot;*&quot;;IF([.S55]=&quot;Sim&quot;;IF(VLOOKUP([.Q55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6])));&quot;Média&quot;;IF(AND([.E56]&lt;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6]=&quot;Baixa&quot;;4;IF([.AA56]=&quot;Média&quot;;5;IF([.AA56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6]=&quot; - &quot;;&quot;*&quot;;IF([.S56]=&quot;Sim&quot;;IF(VLOOKUP([.Q56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7])));&quot;Média&quot;;IF(AND([.E57]&lt;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7]=&quot;Baixa&quot;;4;IF([.AA57]=&quot;Média&quot;;5;IF([.AA57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7]=&quot; - &quot;;&quot;*&quot;;IF([.S57]=&quot;Sim&quot;;IF(VLOOKUP([.Q57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8])));&quot;Média&quot;;IF(AND([.E58]&lt;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8]=&quot;Baixa&quot;;4;IF([.AA58]=&quot;Média&quot;;5;IF([.AA58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8]=&quot; - &quot;;&quot;*&quot;;IF([.S58]=&quot;Sim&quot;;IF(VLOOKUP([.Q58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59])));&quot;Média&quot;;IF(AND([.E59]&lt;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59]=&quot;Baixa&quot;;4;IF([.AA59]=&quot;Média&quot;;5;IF([.AA59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59]=&quot; - &quot;;&quot;*&quot;;IF([.S59]=&quot;Sim&quot;;IF(VLOOKUP([.Q59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3"/>
          <table:table-cell table:style-name="ce336"/>
          <table:table-cell table:style-name="ce414" table:content-validation-name="val10"/>
          <table:table-cell table:style-name="ce401"/>
          <table:table-cell table:style-name="ce417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20"/>
          <table:table-cell table:style-name="ce417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20"/>
          <table:table-cell table:style-name="ce424"/>
          <table:table-cell table:style-name="ce420"/>
          <table:table-cell table:style-name="ce417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420"/>
          <table:table-cell table:style-name="ce432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20"/>
          <table:table-cell table:style-name="ce483" table:formula="of:=IF(AND([Sumário.$H$13]=&quot;Contagem Estimada NESMA&quot;;NOT(ISBLANK([.B60])));&quot;Média&quot;;IF(AND([.E60]&lt;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" office:value-type="string" office:string-value="*" calcext:value-type="string">
            <text:p>*</text:p>
          </table:table-cell>
          <table:table-cell table:style-name="ce401"/>
          <table:table-cell table:style-name="ce432" table:formula="of:=IF([.AA60]=&quot;Baixa&quot;;4;IF([.AA60]=&quot;Média&quot;;5;IF([.AA60]=&quot;Alta&quot;;7;&quot;*&quot;)))" office:value-type="string" office:string-value="*" calcext:value-type="string">
            <text:p>*</text:p>
          </table:table-cell>
          <table:table-cell table:style-name="ce420"/>
          <table:table-cell table:style-name="ce432" table:formula="of:=IF([.Q60]=&quot; - &quot;;&quot;*&quot;;IF([.S60]=&quot;Sim&quot;;IF(VLOOKUP([.Q60];[Validar.I$2:.Q$84];8;0)=&quot;SE&quot;;&quot;Sim&quot;;&quot;Não&quot;);&quot;*&quot;))" office:value-type="string" office:string-value="*" calcext:value-type="string">
            <text:p>*</text:p>
          </table:table-cell>
          <table:table-cell table:style-name="ce420"/>
          <table:table-cell table:style-name="ce43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4"/>
          <table:table-cell table:style-name="ce122" table:number-columns-repeated="755"/>
          <table:table-cell table:number-columns-repeated="28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/>
          <table:table-cell table:style-name="ce486" table:number-columns-repeated="6"/>
          <table:table-cell table:style-name="ce492"/>
          <table:table-cell table:style-name="ce486" table:number-columns-repeated="3"/>
          <table:table-cell table:style-name="ce150" table:number-columns-repeated="2"/>
          <table:table-cell table:style-name="ce486" table:number-columns-repeated="4"/>
          <table:table-cell table:style-name="ce496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6"/>
          <table:table-cell table:style-name="ce122" table:number-columns-repeated="763"/>
          <table:table-cell table:number-columns-repeated="28"/>
        </table:table-row>
        <table:table-row table:style-name="ro13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/>
          <table:table-cell table:style-name="ce486" table:number-columns-repeated="6"/>
          <table:table-cell table:style-name="ce494" table:formula="of:=SUM([.AA19:.AA60])" office:value-type="float" office:value="0" calcext:value-type="float">
            <text:p>0</text:p>
          </table:table-cell>
          <table:table-cell table:style-name="ce486" table:number-columns-repeated="3"/>
          <table:table-cell table:style-name="ce111"/>
          <table:table-cell table:style-name="ce150"/>
          <table:table-cell table:style-name="ce425"/>
          <table:table-cell table:style-name="ce150" table:number-columns-repeated="3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0"/>
          <table:table-cell table:style-name="ce122" table:number-columns-repeated="759"/>
          <table:table-cell table:number-columns-repeated="28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429"/>
          <table:table-cell table:style-name="ce486" table:number-columns-repeated="10"/>
          <table:table-cell table:style-name="ce150" table:number-columns-repeated="2"/>
          <table:table-cell table:style-name="ce425"/>
          <table:table-cell table:style-name="ce150" table:number-columns-repeated="3"/>
          <table:table-cell table:style-name="ce433"/>
          <table:table-cell table:style-name="ce150" table:number-columns-repeated="4"/>
          <table:table-cell table:style-name="ce152" table:number-columns-repeated="200"/>
          <table:table-cell table:style-name="ce122" table:number-columns-repeated="759"/>
          <table:table-cell table:number-columns-repeated="28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S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5" calcext:value-type="float" table:number-columns-spanned="4" table:number-rows-spanned="1">
            <text:p>5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25" calcext:value-type="float" table:number-columns-spanned="4" table:number-rows-spanned="1">
            <text:p>25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6]+[.E71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1]+[.I66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7]+[.E72]" office:value-type="float" office:value="5" calcext:value-type="float" table:number-columns-spanned="4" table:number-rows-spanned="1">
            <text:p>5</text:p>
          </table:table-cell>
          <table:covered-table-cell table:number-columns-repeated="2"/>
          <table:covered-table-cell table:style-name="ce216"/>
          <table:table-cell table:style-name="ce332" table:formula="of:=[.I67]+[.I72]" office:value-type="float" office:value="25" calcext:value-type="float" table:number-columns-spanned="4" table:number-rows-spanned="1">
            <text:p>25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8]+[.E73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3]+[.I68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>
          <table:table-cell table:style-name="ce148" table:number-columns-repeated="4"/>
          <table:table-cell table:style-name="ce333" table:formula="of:=SUM([.E76:.E78])" office:value-type="float" office:value="5" calcext:value-type="float" table:number-columns-spanned="4" table:number-rows-spanned="1">
            <text:p>5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6:.I78])" office:value-type="float" office:value="25" calcext:value-type="float" table:number-columns-spanned="4" table:number-rows-spanned="1">
            <text:p>25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2"/>
          <table:table-cell table:style-name="ce486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2"/>
          <table:table-cell table:style-name="ce121" table:number-columns-repeated="750"/>
          <table:table-cell table:style-name="ce122" table:number-columns-repeated="11"/>
          <table:table-cell table:number-columns-repeated="28"/>
        </table:table-row>
        <table:table-row table:style-name="ro2" table:number-rows-repeated="65388">
          <table:table-cell table:style-name="ce303"/>
          <table:table-cell table:style-name="ce148" table:number-columns-repeated="13"/>
          <table:table-cell table:style-name="ce152" table:number-columns-repeated="2"/>
          <table:table-cell table:style-name="ce492" table:number-columns-repeated="10"/>
          <table:table-cell table:style-name="ce444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8"/>
          <table:table-cell table:style-name="ce122" table:number-columns-repeated="761"/>
          <table:table-cell table:number-columns-repeated="28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E" table:style-name="ta3">
        <table:shapes>
          <draw:frame draw:z-index="0" draw:name="Picture 5111" draw:style-name="gr4" draw:text-style-name="P3" svg:width="31.9mm" svg:height="21.17mm" svg:x="94.15mm" svg:y="43.43mm">
            <draw:image xlink:href="Pictures/200000B300000E2A000009E4ADC70440B8166212.wmf" xlink:type="simple" xlink:show="embed" xlink:actuate="onLoad">
              <text:p/>
            </draw:image>
          </draw:frame>
          <draw:frame draw:z-index="1" draw:name="Imagem 55" draw:style-name="gr4" draw:text-style-name="P3" svg:width="85.01mm" svg:height="25.39mm" svg:x="6.86mm" svg:y="40.84mm">
            <draw:image xlink:href="Pictures/200000ED0000273000000C55D0AB73F6B90278FE.wmf" xlink:type="simple" xlink:show="embed" xlink:actuate="onLoad">
              <text:p/>
            </draw:image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10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105" table:default-cell-style-name="Default"/>
        <table:table-column table:style-name="co50" table:default-cell-style-name="Default"/>
        <table:table-column table:style-name="co106" table:default-cell-style-name="Default"/>
        <table:table-column table:style-name="co43" table:default-cell-style-name="Default"/>
        <table:table-column table:style-name="co107" table:visibility="collapse" table:default-cell-style-name="Default"/>
        <table:table-column table:style-name="co37" table:visibility="collapse" table:default-cell-style-name="Default"/>
        <table:table-column table:style-name="co108" table:visibility="collapse" table:default-cell-style-name="Default"/>
        <table:table-column table:style-name="co37" table:visibility="collapse" table:default-cell-style-name="Default"/>
        <table:table-column table:style-name="co109" table:visibility="collapse" table:default-cell-style-name="Default"/>
        <table:table-column table:style-name="co54" table:visibility="collapse" table:default-cell-style-name="Default"/>
        <table:table-column table:style-name="co110" table:visibility="collapse" table:default-cell-style-name="Default"/>
        <table:table-column table:style-name="co54" table:visibility="collapse" table:default-cell-style-name="Default"/>
        <table:table-column table:style-name="co111" table:visibility="collapse" table:default-cell-style-name="Default"/>
        <table:table-column table:style-name="co54" table:visibility="collapse" table:default-cell-style-name="Default"/>
        <table:table-column table:style-name="co34" table:default-cell-style-name="Default"/>
        <table:table-column table:style-name="co86" table:visibility="collapse" table:default-cell-style-name="Default"/>
        <table:table-column table:style-name="co39" table:visibility="collapse" table:default-cell-style-name="Default"/>
        <table:table-column table:style-name="co54" table:visibility="collapse" table:default-cell-style-name="Default"/>
        <table:table-column table:style-name="co58" table:visibility="collapse" table:default-cell-style-name="Default"/>
        <table:table-column table:style-name="co59" table:visibility="collapse" table:default-cell-style-name="Default"/>
        <table:table-column table:style-name="co60" table:visibility="collapse" table:default-cell-style-name="ce440"/>
        <table:table-column table:style-name="co59" table:default-cell-style-name="Default"/>
        <table:table-column table:style-name="co34" table:default-cell-style-name="Default"/>
        <table:table-column table:style-name="co86" table:default-cell-style-name="Default"/>
        <table:table-column table:style-name="co90" table:default-cell-style-name="Default"/>
        <table:table-column table:style-name="co39" table:number-columns-repeated="987" table:default-cell-style-name="Default"/>
        <table:table-row table:style-name="ro12" table:number-rows-repeated="2">
          <table:table-cell table:style-name="ce148" table:number-columns-repeated="2"/>
          <table:table-cell table:style-name="ce312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3">
          <table:table-cell table:style-name="ce148"/>
          <table:table-cell table:style-name="ce306" office:value-type="string" calcext:value-type="string" table:number-columns-spanned="2" table:number-rows-spanned="1">
            <text:p>Projeto/Aplicação:</text:p>
          </table:table-cell>
          <table:covered-table-cell table:style-name="ce313"/>
          <table:table-cell table:style-name="ce194" table:formula="of:=[Versão.C3]" office:value-type="string" office:string-value="Projeto ExemploEmpresa" calcext:value-type="string" table:number-columns-spanned="13" table:number-rows-spanned="1">
            <text:p>Projeto ExemploEmpresa</text:p>
          </table:table-cell>
          <table:covered-table-cell table:style-name="ce245"/>
          <table:covered-table-cell table:style-name="ce334"/>
          <table:covered-table-cell table:style-name="ce340"/>
          <table:covered-table-cell table:number-columns-repeated="7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2">
          <table:table-cell table:style-name="ce148" table:number-columns-repeated="2"/>
          <table:table-cell table:style-name="ce314"/>
          <table:table-cell table:style-name="ce322" table:number-columns-repeated="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3">
          <table:table-cell table:style-name="ce148"/>
          <table:table-cell table:style-name="ce306" table:number-columns-spanned="2" table:number-rows-spanned="1"/>
          <table:covered-table-cell table:style-name="ce148"/>
          <table:table-cell table:style-name="ce323" table:number-columns-spanned="13" table:number-rows-spanned="1"/>
          <table:covered-table-cell table:style-name="ce322"/>
          <table:covered-table-cell table:number-columns-repeated="9" table:style-name="ce148"/>
          <table:covered-table-cell table:number-columns-repeated="2" table:style-name="ce150"/>
          <table:table-cell table:style-name="ce150" table:number-columns-repeated="10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953"/>
          <table:table-cell table:style-name="ce122" table:number-columns-repeated="12"/>
          <table:table-cell table:number-columns-repeated="26"/>
        </table:table-row>
        <table:table-row table:style-name="ro12">
          <table:table-cell table:style-name="ce148" table:number-columns-repeated="3"/>
          <table:table-cell table:style-name="ce450" table:number-columns-spanned="2" table:number-rows-spanned="1"/>
          <table:covered-table-cell table:style-name="ce322"/>
          <table:table-cell table:style-name="ce148" table:number-columns-repeated="9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12">
          <table:table-cell table:style-name="ce303"/>
          <table:table-cell table:style-name="ce307" office:value-type="string" calcext:value-type="string" table:number-columns-spanned="36" table:number-rows-spanned="1">
            <text:p>Formulário de Identificação de Consultas Externas (CE)</text:p>
          </table:table-cell>
          <table:covered-table-cell table:number-columns-repeated="3"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style-name="ce307"/>
          <table:covered-table-cell table:style-name="ce158"/>
          <table:covered-table-cell table:number-columns-repeated="13" table:style-name="ce307"/>
          <table:covered-table-cell table:number-columns-repeated="5" table:style-name="ce150"/>
          <table:covered-table-cell table:style-name="ce433"/>
          <table:covered-table-cell table:number-columns-repeated="4" table:style-name="ce150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31">
          <table:table-cell table:style-name="ce304" table:number-columns-repeated="13"/>
          <table:table-cell table:style-name="ce412"/>
          <table:table-cell table:style-name="ce150" table:number-columns-repeated="12"/>
          <table:table-cell table:style-name="ce482"/>
          <table:table-cell table:style-name="ce220" table:number-columns-repeated="5"/>
          <table:table-cell table:style-name="ce435"/>
          <table:table-cell table:style-name="ce22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61" table:number-columns-repeated="12"/>
          <table:table-cell table:style-name="ce455" office:value-type="string" calcext:value-type="string">
            <text:p>Orientação de Preenchimento</text:p>
          </table:table-cell>
          <table:table-cell table:style-name="ce161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table-cell table:style-name="ce345" office:value-type="string" calcext:value-type="string" table:number-columns-spanned="25" table:number-rows-spanned="2">
            <text:p><text:span text:style-name="T7">1) Rastreabilidade:</text:span><text:span text:style-name="T8"> </text:span><text:span text:style-name="T9">A coluna rastreabilidade deve ser preenchida para facilitar a identificação das funcionalidades. Deve-se documentar o requisito observado na identificação da funcionalidade. Por exemplo, Consulta de Clientes (F 3.2) ou Consulta Usuário (Caso de Uso 2)</text:span></text:p>
          </table:table-cell>
          <table:covered-table-cell table:style-name="ce397"/>
          <table:covered-table-cell table:number-columns-repeated="13" table:style-name="ce409"/>
          <table:covered-table-cell table:number-columns-repeated="5" table:style-name="ce220"/>
          <table:covered-table-cell table:style-name="ce435"/>
          <table:covered-table-cell table:number-columns-repeated="3" table:style-name="ce220"/>
          <table:covered-table-cell table:style-name="ce29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covered-table-cell table:style-name="ce346"/>
          <table:covered-table-cell table:number-columns-repeated="14" table:style-name="ce398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table-cell table:style-name="ce347" office:value-type="string" calcext:value-type="string" table:number-columns-spanned="25" table:number-rows-spanned="2">
            <text:p><text:span text:style-name="T10">2) Documentação Arquivos Referenciados, Registros Lógicos, Tipos de Dados: </text:span><text:span text:style-name="T11">Devemos descrever os ARs, RLs e TDs para justificar a complexidade da função. Em geral, recomenda-se descrever todos os RLs e ARs. Os TDs até justificar a complexidade da função. </text:span></text:p>
          </table:table-cell>
          <table:covered-table-cell table:number-columns-repeated="14" table:style-name="ce399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covered-table-cell table:style-name="ce145"/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table-cell table:style-name="ce475" office:value-type="string" calcext:value-type="string" table:number-columns-spanned="25" table:number-rows-spanned="2">
            <text:p><text:span text:style-name="T10">3) </text:span><text:span text:style-name="T20">Manutenção em Interface: </text:span><text:span text:style-name="T21">Em caso de Manutenção em Interface considerar AR:1 e TD:1, independentemente da complexidade da funcionalidade alterada.</text:span></text:p>
          </table:table-cell>
          <table:covered-table-cell table:style-name="ce148"/>
          <table:covered-table-cell table:number-columns-repeated="12" table:style-name="ce150"/>
          <table:covered-table-cell table:style-name="ce425"/>
          <table:covered-table-cell table:number-columns-repeated="5" table:style-name="ce150"/>
          <table:covered-table-cell table:style-name="ce433"/>
          <table:covered-table-cell table:number-columns-repeated="3" table:style-name="ce150"/>
          <table:covered-table-cell table:style-name="ce28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2"/>
          <table:covered-table-cell table:style-name="ce146"/>
          <table:covered-table-cell table:style-name="ce148"/>
          <table:covered-table-cell table:number-columns-repeated="12" table:style-name="ce176"/>
          <table:covered-table-cell table:style-name="ce426"/>
          <table:covered-table-cell table:number-columns-repeated="5" table:style-name="ce176"/>
          <table:covered-table-cell table:style-name="ce436"/>
          <table:covered-table-cell table:number-columns-repeated="3" table:style-name="ce176"/>
          <table:covered-table-cell table:style-name="ce285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12">
          <table:table-cell table:style-name="ce148" table:number-columns-repeated="14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23">
          <table:table-cell table:style-name="ce148"/>
          <table:table-cell table:style-name="ce449" office:value-type="string" calcext:value-type="string" table:number-columns-spanned="2" table:number-rows-spanned="1">
            <text:p>Nome do CE</text:p>
          </table:table-cell>
          <table:covered-table-cell table:style-name="ce449"/>
          <table:table-cell table:style-name="ce117"/>
          <table:table-cell table:style-name="ce451" office:value-type="string" calcext:value-type="string">
            <text:p>AR</text:p>
          </table:table-cell>
          <table:table-cell table:style-name="ce453"/>
          <table:table-cell table:style-name="ce451" office:value-type="string" calcext:value-type="string">
            <text:p>Memória</text:p>
            <text:p>AR</text:p>
          </table:table-cell>
          <table:table-cell table:style-name="ce453"/>
          <table:table-cell table:style-name="ce451" office:value-type="string" calcext:value-type="string">
            <text:p>TD's</text:p>
          </table:table-cell>
          <table:table-cell table:style-name="ce453"/>
          <table:table-cell table:style-name="ce451" office:value-type="string" calcext:value-type="string">
            <text:p>Memória</text:p>
            <text:p>TD</text:p>
          </table:table-cell>
          <table:table-cell table:style-name="ce401"/>
          <table:table-cell table:style-name="ce451" office:value-type="string" calcext:value-type="string">
            <text:p>Tipo de </text:p>
            <text:p>Demanda</text:p>
          </table:table-cell>
          <table:table-cell table:style-name="ce453"/>
          <table:table-cell table:style-name="ce451" office:value-type="string" calcext:value-type="string">
            <text:p>Classificação</text:p>
          </table:table-cell>
          <table:table-cell table:style-name="ce453"/>
          <table:table-cell table:style-name="ce498" office:value-type="string" calcext:value-type="string">
            <text:p>Tipo</text:p>
          </table:table-cell>
          <table:table-cell table:style-name="ce453"/>
          <table:table-cell table:style-name="ce500" office:value-type="string" calcext:value-type="string">
            <text:p>Tipo Válido</text:p>
          </table:table-cell>
          <table:table-cell table:style-name="ce453"/>
          <table:table-cell table:style-name="ce501"/>
          <table:table-cell table:style-name="ce453"/>
          <table:table-cell table:style-name="ce500" office:value-type="string" calcext:value-type="string">
            <text:p>Fator SISP</text:p>
          </table:table-cell>
          <table:table-cell table:style-name="ce453"/>
          <table:table-cell table:style-name="ce500" office:value-type="string" calcext:value-type="string">
            <text:p>Fórmula de Cálculo</text:p>
          </table:table-cell>
          <table:table-cell table:style-name="ce453"/>
          <table:table-cell table:style-name="ce451" office:value-type="string" calcext:value-type="string">
            <text:p>Complex.</text:p>
          </table:table-cell>
          <table:table-cell table:style-name="ce453"/>
          <table:table-cell table:style-name="ce498" office:value-type="string" calcext:value-type="string">
            <text:p>PF Cheio</text:p>
          </table:table-cell>
          <table:table-cell table:style-name="ce453"/>
          <table:table-cell table:style-name="ce498" office:value-type="string" calcext:value-type="string">
            <text:p>CE</text:p>
          </table:table-cell>
          <table:table-cell table:style-name="ce453"/>
          <table:table-cell table:style-name="ce507"/>
          <table:table-cell table:style-name="ce453"/>
          <table:table-cell table:style-name="ce451" office:value-type="string" calcext:value-type="string">
            <text:p>PF SISP</text:p>
          </table:table-cell>
          <table:table-cell table:style-name="ce199"/>
          <table:table-cell table:style-name="ce451" office:value-type="string" calcext:value-type="string">
            <text:p>Rastreabilidade /</text:p>
            <text:p>Justificativa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2">
          <table:table-cell table:style-name="ce148"/>
          <table:table-cell table:style-name="ce309" table:number-columns-spanned="2" table:number-rows-spanned="1"/>
          <table:covered-table-cell table:style-name="ce309"/>
          <table:table-cell table:style-name="ce148" table:number-columns-repeated="2"/>
          <table:table-cell table:style-name="ce117" table:number-columns-repeated="3"/>
          <table:table-cell table:style-name="ce148" table:number-columns-repeated="3"/>
          <table:table-cell table:style-name="ce401"/>
          <table:table-cell table:style-name="ce148"/>
          <table:table-cell table:style-name="ce117" office:value-type="string" calcext:value-type="string">
            <text:p><text:s/></text:p>
          </table:table-cell>
          <table:table-cell table:style-name="ce148"/>
          <table:table-cell table:style-name="ce117"/>
          <table:table-cell table:style-name="ce148"/>
          <table:table-cell table:style-name="ce117" table:number-columns-repeated="3"/>
          <table:table-cell table:style-name="ce502"/>
          <table:table-cell table:style-name="ce117"/>
          <table:table-cell table:style-name="ce148"/>
          <table:table-cell table:style-name="ce117" table:number-columns-repeated="3"/>
          <table:table-cell table:style-name="ce148"/>
          <table:table-cell table:style-name="ce117"/>
          <table:table-cell table:style-name="ce148"/>
          <table:table-cell table:style-name="ce117" table:number-columns-repeated="3"/>
          <table:table-cell table:style-name="ce508"/>
          <table:table-cell table:style-name="ce117"/>
          <table:table-cell table:style-name="ce148"/>
          <table:table-cell table:style-name="ce447"/>
          <table:table-cell table:style-name="ce152" table:number-columns-repeated="206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485" office:value-type="string" calcext:value-type="string" table:number-columns-spanned="2" table:number-rows-spanned="1">
            <text:p><text:span text:style-name="T22">Consultar Empresa</text:span>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 office:value-type="string" calcext:value-type="string">
            <text:p><text:s/></text:p>
          </table:table-cell>
          <table:table-cell table:style-name="ce499" table:formula="of:=IF(([.M19]=&quot;&quot;)OR([.O19]=&quot;&quot;);&quot; - &quot;;[.M19] &amp; &quot; - &quot; &amp; [.O19])" office:value-type="string" office:string-value="Desenvolvimento - Incluída" calcext:value-type="string">
            <text:p>Desenvolvimento - Incluída</text:p>
          </table:table-cell>
          <table:table-cell table:style-name="ce401"/>
          <table:table-cell table:style-name="ce499" table:formula="of:=IF([.Q19]=&quot; - &quot;;&quot;*&quot;;IF( ISNA(VLOOKUP([.Q19];[Validar.I$2:.K$84];2;0));&quot;Não&quot;;&quot;Sim&quot;))" office:value-type="string" office:string-value="Sim" calcext:value-type="string">
            <text:p>Sim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19]=&quot; - &quot;;&quot;*&quot;;IF([.S19]=&quot;Sim&quot;; VLOOKUP([.Q19];[Validar.I$2:.K$84];3;0);&quot;*&quot;))" office:value-type="float" office:value="1" calcext:value-type="float">
            <text:p>1</text:p>
          </table:table-cell>
          <table:table-cell table:style-name="ce401"/>
          <table:table-cell table:style-name="ce499" table:formula="of:=IF([.Q19]=&quot; - &quot;;&quot;*&quot;;IF([.S19]=&quot;Sim&quot;;VLOOKUP([.Q19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505" table:formula="of:=IF(AND([Sumário.$H$13]=&quot;Contagem Estimada NESMA&quot;;NOT(ISBLANK([.B19])));&quot;Média&quot;;IF(OR([.E19]&lt;=0;[.I19]&lt;=0);&quot;*&quot;;IF(AND([.E19]=1;[.I19]&lt;=19;[.I19]&gt;0);&quot;Baixa&quot;;IF(AND([.E19]&gt;=2;[.E19]&lt;=3;[.I19]&lt;=5);&quot;Baixa&quot;;IF(AND([.E19]&gt;=2;[.E19]&lt;=3;[.I19]&gt;=6;[.I19]&lt;=19);&quot;Média&quot;;IF(AND([.E19]&lt;=1;[.I19]&gt;19);&quot;Média&quot;;IF(AND([.E19]&gt;3;[.I19]&lt;=5);&quot;Média&quot;;IF(AND([.E19]&gt;=2;[.E19]&lt;=3;[.I19]&gt;19);&quot;Alta&quot;;IF(AND([.E19]&gt;3;[.I19]&gt;5);&quot;Alta&quot;;&quot;*&quot;)))))))))" office:value-type="string" office:string-value="Média" calcext:value-type="string">
            <text:p>Média</text:p>
          </table:table-cell>
          <table:table-cell table:style-name="ce401"/>
          <table:table-cell table:style-name="ce442" table:formula="of:=IF([.AA19]=&quot;Baixa&quot;;3;IF([.AA19]=&quot;Média&quot;;4;IF([.AA19]=&quot;Alta&quot;;6;&quot;*&quot;)))" office:value-type="float" office:value="4" calcext:value-type="float">
            <text:p>4</text:p>
          </table:table-cell>
          <table:table-cell table:style-name="ce401"/>
          <table:table-cell table:style-name="ce442" table:formula="of:=IF([.Q19]=&quot; - &quot;;&quot;*&quot;;IF([.S19]=&quot;Sim&quot;;IF(VLOOKUP([.Q19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401"/>
          <table:table-cell table:style-name="ce509" table:formula="of:=IF([.Q19]=&quot; - &quot;;&quot;*&quot;;IF([.AE19]=&quot;Não&quot;;&quot;*&quot;;IF([.AC19]=&quot;*&quot;;&quot;*&quot;;IF([.Y19]=&quot;P&quot;;[.AC19]*[.U19];[.U19]))))" office:value-type="float" office:value="0" calcext:value-type="float">
            <text:p>0</text:p>
          </table:table-cell>
          <table:table-cell table:style-name="ce401"/>
          <table:table-cell table:style-name="ce471" table:formula="of:=IF([.Q19]=&quot; - &quot;;&quot;*&quot;;IF([.AE19]=&quot;Não&quot;;&quot;*&quot;;IF([.AC19]=&quot;*&quot;;&quot;*&quot;;IF([.Y19]=&quot;P&quot;;[.AC19]*[.W19];[.W19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1.4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474" office:value-type="string" calcext:value-type="string" table:number-columns-spanned="2" table:number-rows-spanned="1">
            <text:p><text:span text:style-name="T16">Consultar </text:span><text:span text:style-name="T17">Indicadores de Metas</text:span>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 office:value-type="string" calcext:value-type="string">
            <text:p><text:s/></text:p>
          </table:table-cell>
          <table:table-cell table:style-name="ce499" table:formula="of:=IF(([.M20]=&quot;&quot;)OR([.O20]=&quot;&quot;);&quot; - &quot;;[.M20] &amp; &quot; - &quot; &amp; [.O20])" office:value-type="string" office:string-value="Desenvolvimento - Incluída" calcext:value-type="string">
            <text:p>Desenvolvimento - Incluída</text:p>
          </table:table-cell>
          <table:table-cell table:style-name="ce401"/>
          <table:table-cell table:style-name="ce499" table:formula="of:=IF([.Q20]=&quot; - &quot;;&quot;*&quot;;IF( ISNA(VLOOKUP([.Q20];[Validar.I$2:.K$84];2;0));&quot;Não&quot;;&quot;Sim&quot;))" office:value-type="string" office:string-value="Sim" calcext:value-type="string">
            <text:p>Sim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0]=&quot; - &quot;;&quot;*&quot;;IF([.S20]=&quot;Sim&quot;; VLOOKUP([.Q20];[Validar.I$2:.K$84];3;0);&quot;*&quot;))" office:value-type="float" office:value="1" calcext:value-type="float">
            <text:p>1</text:p>
          </table:table-cell>
          <table:table-cell table:style-name="ce401"/>
          <table:table-cell table:style-name="ce499" table:formula="of:=IF([.Q20]=&quot; - &quot;;&quot;*&quot;;IF([.S20]=&quot;Sim&quot;;VLOOKUP([.Q20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505" table:formula="of:=IF(AND([Sumário.$H$13]=&quot;Contagem Estimada NESMA&quot;;NOT(ISBLANK([.B20])));&quot;Média&quot;;IF(OR([.E20]&lt;=0;[.I20]&lt;=0);&quot;*&quot;;IF(AND([.E20]=1;[.I20]&lt;=19;[.I20]&gt;0);&quot;Baixa&quot;;IF(AND([.E20]&gt;=2;[.E20]&lt;=3;[.I20]&lt;=5);&quot;Baixa&quot;;IF(AND([.E20]&gt;=2;[.E20]&lt;=3;[.I20]&gt;=6;[.I20]&lt;=19);&quot;Média&quot;;IF(AND([.E20]&lt;=1;[.I20]&gt;19);&quot;Média&quot;;IF(AND([.E20]&gt;3;[.I20]&lt;=5);&quot;Média&quot;;IF(AND([.E20]&gt;=2;[.E20]&lt;=3;[.I20]&gt;19);&quot;Alta&quot;;IF(AND([.E20]&gt;3;[.I20]&gt;5);&quot;Alta&quot;;&quot;*&quot;)))))))))" office:value-type="string" office:string-value="Média" calcext:value-type="string">
            <text:p>Média</text:p>
          </table:table-cell>
          <table:table-cell table:style-name="ce506"/>
          <table:table-cell table:style-name="ce442" table:formula="of:=IF([.AA20]=&quot;Baixa&quot;;3;IF([.AA20]=&quot;Média&quot;;4;IF([.AA20]=&quot;Alta&quot;;6;&quot;*&quot;)))" office:value-type="float" office:value="4" calcext:value-type="float">
            <text:p>4</text:p>
          </table:table-cell>
          <table:table-cell table:style-name="ce401"/>
          <table:table-cell table:style-name="ce442" table:formula="of:=IF([.Q20]=&quot; - &quot;;&quot;*&quot;;IF([.S20]=&quot;Sim&quot;;IF(VLOOKUP([.Q20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401"/>
          <table:table-cell table:style-name="ce509" table:formula="of:=IF([.Q20]=&quot; - &quot;;&quot;*&quot;;IF([.AE20]=&quot;Não&quot;;&quot;*&quot;;IF([.AC20]=&quot;*&quot;;&quot;*&quot;;IF([.Y20]=&quot;P&quot;;[.AC20]*[.U20];[.U20]))))" office:value-type="float" office:value="0" calcext:value-type="float">
            <text:p>0</text:p>
          </table:table-cell>
          <table:table-cell table:style-name="ce401"/>
          <table:table-cell table:style-name="ce471" table:formula="of:=IF([.Q20]=&quot; - &quot;;&quot;*&quot;;IF([.AE20]=&quot;Não&quot;;&quot;*&quot;;IF([.AC20]=&quot;*&quot;;&quot;*&quot;;IF([.Y20]=&quot;P&quot;;[.AC20]*[.W20];[.W20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2.4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473" office:value-type="string" calcext:value-type="string" table:number-columns-spanned="2" table:number-rows-spanned="1">
            <text:p><text:span text:style-name="T22">Exportar consulta no formato Excel</text:span></text:p>
          </table:table-cell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 office:value-type="string" calcext:value-type="string">
            <text:p><text:s/></text:p>
          </table:table-cell>
          <table:table-cell table:style-name="ce499" table:formula="of:=IF(([.M21]=&quot;&quot;)OR([.O21]=&quot;&quot;);&quot; - &quot;;[.M21] &amp; &quot; - &quot; &amp; [.O21])" office:value-type="string" office:string-value="Desenvolvimento - Incluída" calcext:value-type="string">
            <text:p>Desenvolvimento - Incluída</text:p>
          </table:table-cell>
          <table:table-cell table:style-name="ce401"/>
          <table:table-cell table:style-name="ce499" table:formula="of:=IF([.Q21]=&quot; - &quot;;&quot;*&quot;;IF( ISNA(VLOOKUP([.Q21];[Validar.I$2:.K$84];2;0));&quot;Não&quot;;&quot;Sim&quot;))" office:value-type="string" office:string-value="Sim" calcext:value-type="string">
            <text:p>Sim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1]=&quot; - &quot;;&quot;*&quot;;IF([.S21]=&quot;Sim&quot;; VLOOKUP([.Q21];[Validar.I$2:.K$84];3;0);&quot;*&quot;))" office:value-type="float" office:value="1" calcext:value-type="float">
            <text:p>1</text:p>
          </table:table-cell>
          <table:table-cell table:style-name="ce401"/>
          <table:table-cell table:style-name="ce499" table:formula="of:=IF([.Q21]=&quot; - &quot;;&quot;*&quot;;IF([.S21]=&quot;Sim&quot;;VLOOKUP([.Q21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505" table:formula="of:=IF(AND([Sumário.$H$13]=&quot;Contagem Estimada NESMA&quot;;NOT(ISBLANK([.B21])));&quot;Média&quot;;IF(OR([.E21]&lt;=0;[.I21]&lt;=0);&quot;*&quot;;IF(AND([.E21]=1;[.I21]&lt;=19;[.I21]&gt;0);&quot;Baixa&quot;;IF(AND([.E21]&gt;=2;[.E21]&lt;=3;[.I21]&lt;=5);&quot;Baixa&quot;;IF(AND([.E21]&gt;=2;[.E21]&lt;=3;[.I21]&gt;=6;[.I21]&lt;=19);&quot;Média&quot;;IF(AND([.E21]&lt;=1;[.I21]&gt;19);&quot;Média&quot;;IF(AND([.E21]&gt;3;[.I21]&lt;=5);&quot;Média&quot;;IF(AND([.E21]&gt;=2;[.E21]&lt;=3;[.I21]&gt;19);&quot;Alta&quot;;IF(AND([.E21]&gt;3;[.I21]&gt;5);&quot;Alta&quot;;&quot;*&quot;)))))))))" office:value-type="string" office:string-value="Média" calcext:value-type="string">
            <text:p>Média</text:p>
          </table:table-cell>
          <table:table-cell table:style-name="ce506"/>
          <table:table-cell table:style-name="ce442" table:formula="of:=IF([.AA21]=&quot;Baixa&quot;;3;IF([.AA21]=&quot;Média&quot;;4;IF([.AA21]=&quot;Alta&quot;;6;&quot;*&quot;)))" office:value-type="float" office:value="4" calcext:value-type="float">
            <text:p>4</text:p>
          </table:table-cell>
          <table:table-cell table:style-name="ce401"/>
          <table:table-cell table:style-name="ce442" table:formula="of:=IF([.Q21]=&quot; - &quot;;&quot;*&quot;;IF([.S21]=&quot;Sim&quot;;IF(VLOOKUP([.Q21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401"/>
          <table:table-cell table:style-name="ce509" table:formula="of:=IF([.Q21]=&quot; - &quot;;&quot;*&quot;;IF([.AE21]=&quot;Não&quot;;&quot;*&quot;;IF([.AC21]=&quot;*&quot;;&quot;*&quot;;IF([.Y21]=&quot;P&quot;;[.AC21]*[.U21];[.U21]))))" office:value-type="float" office:value="0" calcext:value-type="float">
            <text:p>0</text:p>
          </table:table-cell>
          <table:table-cell table:style-name="ce401"/>
          <table:table-cell table:style-name="ce471" table:formula="of:=IF([.Q21]=&quot; - &quot;;&quot;*&quot;;IF([.AE21]=&quot;Não&quot;;&quot;*&quot;;IF([.AC21]=&quot;*&quot;;&quot;*&quot;;IF([.Y21]=&quot;P&quot;;[.AC21]*[.W21];[.W21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2.5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497" office:value-type="string" calcext:value-type="string" table:number-columns-spanned="2" table:number-rows-spanned="1">
            <text:p><text:span text:style-name="T18">Consultar </text:span><text:span text:style-name="T19">Fase das Empresas</text:span></text:p>
          </table:table-cell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 office:value-type="string" calcext:value-type="string">
            <text:p>Desenvolvimento</text:p>
          </table:table-cell>
          <table:table-cell table:style-name="ce336"/>
          <table:table-cell table:style-name="ce414" table:content-validation-name="val10" office:value-type="string" calcext:value-type="string">
            <text:p>Incluída</text:p>
          </table:table-cell>
          <table:table-cell table:style-name="ce401" office:value-type="string" calcext:value-type="string">
            <text:p><text:s/></text:p>
          </table:table-cell>
          <table:table-cell table:style-name="ce499" table:formula="of:=IF(([.M22]=&quot;&quot;)OR([.O22]=&quot;&quot;);&quot; - &quot;;[.M22] &amp; &quot; - &quot; &amp; [.O22])" office:value-type="string" office:string-value="Desenvolvimento - Incluída" calcext:value-type="string">
            <text:p>Desenvolvimento - Incluída</text:p>
          </table:table-cell>
          <table:table-cell table:style-name="ce401"/>
          <table:table-cell table:style-name="ce499" table:formula="of:=IF([.Q22]=&quot; - &quot;;&quot;*&quot;;IF( ISNA(VLOOKUP([.Q22];[Validar.I$2:.K$84];2;0));&quot;Não&quot;;&quot;Sim&quot;))" office:value-type="string" office:string-value="Sim" calcext:value-type="string">
            <text:p>Sim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2]=&quot; - &quot;;&quot;*&quot;;IF([.S22]=&quot;Sim&quot;; VLOOKUP([.Q22];[Validar.I$2:.K$84];3;0);&quot;*&quot;))" office:value-type="float" office:value="1" calcext:value-type="float">
            <text:p>1</text:p>
          </table:table-cell>
          <table:table-cell table:style-name="ce401"/>
          <table:table-cell table:style-name="ce499" table:formula="of:=IF([.Q22]=&quot; - &quot;;&quot;*&quot;;IF([.S22]=&quot;Sim&quot;;VLOOKUP([.Q22];[Validar.I$2:.L$84];4;0);&quot;*&quot;))" office:value-type="string" office:string-value="P" calcext:value-type="string">
            <text:p>P</text:p>
          </table:table-cell>
          <table:table-cell table:style-name="ce401"/>
          <table:table-cell table:style-name="ce505" table:formula="of:=IF(AND([Sumário.$H$13]=&quot;Contagem Estimada NESMA&quot;;NOT(ISBLANK([.B22])));&quot;Média&quot;;IF(OR([.E22]&lt;=0;[.I22]&lt;=0);&quot;*&quot;;IF(AND([.E22]=1;[.I22]&lt;=19;[.I22]&gt;0);&quot;Baixa&quot;;IF(AND([.E22]&gt;=2;[.E22]&lt;=3;[.I22]&lt;=5);&quot;Baixa&quot;;IF(AND([.E22]&gt;=2;[.E22]&lt;=3;[.I22]&gt;=6;[.I22]&lt;=19);&quot;Média&quot;;IF(AND([.E22]&lt;=1;[.I22]&gt;19);&quot;Média&quot;;IF(AND([.E22]&gt;3;[.I22]&lt;=5);&quot;Média&quot;;IF(AND([.E22]&gt;=2;[.E22]&lt;=3;[.I22]&gt;19);&quot;Alta&quot;;IF(AND([.E22]&gt;3;[.I22]&gt;5);&quot;Alta&quot;;&quot;*&quot;)))))))))" office:value-type="string" office:string-value="Média" calcext:value-type="string">
            <text:p>Média</text:p>
          </table:table-cell>
          <table:table-cell table:style-name="ce506"/>
          <table:table-cell table:style-name="ce442" table:formula="of:=IF([.AA22]=&quot;Baixa&quot;;3;IF([.AA22]=&quot;Média&quot;;4;IF([.AA22]=&quot;Alta&quot;;6;&quot;*&quot;)))" office:value-type="float" office:value="4" calcext:value-type="float">
            <text:p>4</text:p>
          </table:table-cell>
          <table:table-cell table:style-name="ce401"/>
          <table:table-cell table:style-name="ce442" table:formula="of:=IF([.Q22]=&quot; - &quot;;&quot;*&quot;;IF([.S22]=&quot;Sim&quot;;IF(VLOOKUP([.Q22];[Validar.I$2:.Q$84];9;0)=&quot;CE&quot;;&quot;Sim&quot;;&quot;Não&quot;);&quot;*&quot;))" office:value-type="string" office:string-value="Sim" calcext:value-type="string">
            <text:p>Sim</text:p>
          </table:table-cell>
          <table:table-cell table:style-name="ce401"/>
          <table:table-cell table:style-name="ce509" table:formula="of:=IF([.Q22]=&quot; - &quot;;&quot;*&quot;;IF([.AE22]=&quot;Não&quot;;&quot;*&quot;;IF([.AC22]=&quot;*&quot;;&quot;*&quot;;IF([.Y22]=&quot;P&quot;;[.AC22]*[.U22];[.U22]))))" office:value-type="float" office:value="0" calcext:value-type="float">
            <text:p>0</text:p>
          </table:table-cell>
          <table:table-cell table:style-name="ce401"/>
          <table:table-cell table:style-name="ce471" table:formula="of:=IF([.Q22]=&quot; - &quot;;&quot;*&quot;;IF([.AE22]=&quot;Não&quot;;&quot;*&quot;;IF([.AC22]=&quot;*&quot;;&quot;*&quot;;IF([.Y22]=&quot;P&quot;;[.AC22]*[.W22];[.W22]))))" office:value-type="float" office:value="4" calcext:value-type="float">
            <text:p>4</text:p>
          </table:table-cell>
          <table:table-cell table:style-name="ce447"/>
          <table:table-cell table:style-name="ce311" office:value-type="string" calcext:value-type="string">
            <text:p>F3.4</text:p>
          </table:table-cell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5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3]=&quot;&quot;)OR([.O23]=&quot;&quot;);&quot; - &quot;;[.M23] &amp; &quot; - &quot; &amp; [.O2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3]=&quot; - &quot;;&quot;*&quot;;IF( ISNA(VLOOKUP([.Q2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3]=&quot; - &quot;;&quot;*&quot;;IF([.S23]=&quot;Sim&quot;; VLOOKUP([.Q2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3]=&quot; - &quot;;&quot;*&quot;;IF([.S23]=&quot;Sim&quot;;VLOOKUP([.Q2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3])));&quot;Média&quot;;IF(OR([.E23]&lt;=0;[.I23]&lt;=0);&quot;*&quot;;IF(AND([.E23]=1;[.I23]&lt;=19;[.I23]&gt;0);&quot;Baixa&quot;;IF(AND([.E23]&gt;=2;[.E23]&lt;=3;[.I23]&lt;=5);&quot;Baixa&quot;;IF(AND([.E23]&gt;=2;[.E23]&lt;=3;[.I23]&gt;=6;[.I23]&lt;=19);&quot;Média&quot;;IF(AND([.E23]&lt;=1;[.I23]&gt;19);&quot;Média&quot;;IF(AND([.E23]&gt;3;[.I23]&lt;=5);&quot;Média&quot;;IF(AND([.E23]&gt;=2;[.E23]&lt;=3;[.I23]&gt;19);&quot;Alta&quot;;IF(AND([.E23]&gt;3;[.I2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3]=&quot;Baixa&quot;;3;IF([.AA23]=&quot;Média&quot;;4;IF([.AA2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3]=&quot; - &quot;;&quot;*&quot;;IF([.S23]=&quot;Sim&quot;;IF(VLOOKUP([.Q2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3]=&quot; - &quot;;&quot;*&quot;;IF([.AE23]=&quot;Não&quot;;&quot;*&quot;;IF([.AC23]=&quot;*&quot;;&quot;*&quot;;IF([.Y23]=&quot;P&quot;;[.AC23]*[.U23];[.U2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3]=&quot; - &quot;;&quot;*&quot;;IF([.AE23]=&quot;Não&quot;;&quot;*&quot;;IF([.AC23]=&quot;*&quot;;&quot;*&quot;;IF([.Y23]=&quot;P&quot;;[.AC23]*[.W23];[.W2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4]=&quot;&quot;)OR([.O24]=&quot;&quot;);&quot; - &quot;;[.M24] &amp; &quot; - &quot; &amp; [.O2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4]=&quot; - &quot;;&quot;*&quot;;IF( ISNA(VLOOKUP([.Q2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4]=&quot; - &quot;;&quot;*&quot;;IF([.S24]=&quot;Sim&quot;; VLOOKUP([.Q2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4]=&quot; - &quot;;&quot;*&quot;;IF([.S24]=&quot;Sim&quot;;VLOOKUP([.Q2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4])));&quot;Média&quot;;IF(OR([.E24]&lt;=0;[.I24]&lt;=0);&quot;*&quot;;IF(AND([.E24]=1;[.I24]&lt;=19;[.I24]&gt;0);&quot;Baixa&quot;;IF(AND([.E24]&gt;=2;[.E24]&lt;=3;[.I24]&lt;=5);&quot;Baixa&quot;;IF(AND([.E24]&gt;=2;[.E24]&lt;=3;[.I24]&gt;=6;[.I24]&lt;=19);&quot;Média&quot;;IF(AND([.E24]&lt;=1;[.I24]&gt;19);&quot;Média&quot;;IF(AND([.E24]&gt;3;[.I24]&lt;=5);&quot;Média&quot;;IF(AND([.E24]&gt;=2;[.E24]&lt;=3;[.I24]&gt;19);&quot;Alta&quot;;IF(AND([.E24]&gt;3;[.I2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4]=&quot;Baixa&quot;;3;IF([.AA24]=&quot;Média&quot;;4;IF([.AA2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4]=&quot; - &quot;;&quot;*&quot;;IF([.S24]=&quot;Sim&quot;;IF(VLOOKUP([.Q2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4]=&quot; - &quot;;&quot;*&quot;;IF([.AE24]=&quot;Não&quot;;&quot;*&quot;;IF([.AC24]=&quot;*&quot;;&quot;*&quot;;IF([.Y24]=&quot;P&quot;;[.AC24]*[.U24];[.U2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4]=&quot; - &quot;;&quot;*&quot;;IF([.AE24]=&quot;Não&quot;;&quot;*&quot;;IF([.AC24]=&quot;*&quot;;&quot;*&quot;;IF([.Y24]=&quot;P&quot;;[.AC24]*[.W24];[.W2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5]=&quot;&quot;)OR([.O25]=&quot;&quot;);&quot; - &quot;;[.M25] &amp; &quot; - &quot; &amp; [.O2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5]=&quot; - &quot;;&quot;*&quot;;IF( ISNA(VLOOKUP([.Q2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5]=&quot; - &quot;;&quot;*&quot;;IF([.S25]=&quot;Sim&quot;; VLOOKUP([.Q2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5]=&quot; - &quot;;&quot;*&quot;;IF([.S25]=&quot;Sim&quot;;VLOOKUP([.Q2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5])));&quot;Média&quot;;IF(OR([.E25]&lt;=0;[.I25]&lt;=0);&quot;*&quot;;IF(AND([.E25]=1;[.I25]&lt;=19;[.I25]&gt;0);&quot;Baixa&quot;;IF(AND([.E25]&gt;=2;[.E25]&lt;=3;[.I25]&lt;=5);&quot;Baixa&quot;;IF(AND([.E25]&gt;=2;[.E25]&lt;=3;[.I25]&gt;=6;[.I25]&lt;=19);&quot;Média&quot;;IF(AND([.E25]&lt;=1;[.I25]&gt;19);&quot;Média&quot;;IF(AND([.E25]&gt;3;[.I25]&lt;=5);&quot;Média&quot;;IF(AND([.E25]&gt;=2;[.E25]&lt;=3;[.I25]&gt;19);&quot;Alta&quot;;IF(AND([.E25]&gt;3;[.I2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5]=&quot;Baixa&quot;;3;IF([.AA25]=&quot;Média&quot;;4;IF([.AA2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5]=&quot; - &quot;;&quot;*&quot;;IF([.S25]=&quot;Sim&quot;;IF(VLOOKUP([.Q2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5]=&quot; - &quot;;&quot;*&quot;;IF([.AE25]=&quot;Não&quot;;&quot;*&quot;;IF([.AC25]=&quot;*&quot;;&quot;*&quot;;IF([.Y25]=&quot;P&quot;;[.AC25]*[.U25];[.U2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5]=&quot; - &quot;;&quot;*&quot;;IF([.AE25]=&quot;Não&quot;;&quot;*&quot;;IF([.AC25]=&quot;*&quot;;&quot;*&quot;;IF([.Y25]=&quot;P&quot;;[.AC25]*[.W25];[.W2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6]=&quot;&quot;)OR([.O26]=&quot;&quot;);&quot; - &quot;;[.M26] &amp; &quot; - &quot; &amp; [.O2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6]=&quot; - &quot;;&quot;*&quot;;IF( ISNA(VLOOKUP([.Q2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6]=&quot; - &quot;;&quot;*&quot;;IF([.S26]=&quot;Sim&quot;; VLOOKUP([.Q2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6]=&quot; - &quot;;&quot;*&quot;;IF([.S26]=&quot;Sim&quot;;VLOOKUP([.Q2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6])));&quot;Média&quot;;IF(OR([.E26]&lt;=0;[.I26]&lt;=0);&quot;*&quot;;IF(AND([.E26]=1;[.I26]&lt;=19;[.I26]&gt;0);&quot;Baixa&quot;;IF(AND([.E26]&gt;=2;[.E26]&lt;=3;[.I26]&lt;=5);&quot;Baixa&quot;;IF(AND([.E26]&gt;=2;[.E26]&lt;=3;[.I26]&gt;=6;[.I26]&lt;=19);&quot;Média&quot;;IF(AND([.E26]&lt;=1;[.I26]&gt;19);&quot;Média&quot;;IF(AND([.E26]&gt;3;[.I26]&lt;=5);&quot;Média&quot;;IF(AND([.E26]&gt;=2;[.E26]&lt;=3;[.I26]&gt;19);&quot;Alta&quot;;IF(AND([.E26]&gt;3;[.I2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6]=&quot;Baixa&quot;;3;IF([.AA26]=&quot;Média&quot;;4;IF([.AA2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6]=&quot; - &quot;;&quot;*&quot;;IF([.S26]=&quot;Sim&quot;;IF(VLOOKUP([.Q2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6]=&quot; - &quot;;&quot;*&quot;;IF([.AE26]=&quot;Não&quot;;&quot;*&quot;;IF([.AC26]=&quot;*&quot;;&quot;*&quot;;IF([.Y26]=&quot;P&quot;;[.AC26]*[.U26];[.U2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6]=&quot; - &quot;;&quot;*&quot;;IF([.AE26]=&quot;Não&quot;;&quot;*&quot;;IF([.AC26]=&quot;*&quot;;&quot;*&quot;;IF([.Y26]=&quot;P&quot;;[.AC26]*[.W26];[.W2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7]=&quot;&quot;)OR([.O27]=&quot;&quot;);&quot; - &quot;;[.M27] &amp; &quot; - &quot; &amp; [.O2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7]=&quot; - &quot;;&quot;*&quot;;IF( ISNA(VLOOKUP([.Q2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7]=&quot; - &quot;;&quot;*&quot;;IF([.S27]=&quot;Sim&quot;; VLOOKUP([.Q2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7]=&quot; - &quot;;&quot;*&quot;;IF([.S27]=&quot;Sim&quot;;VLOOKUP([.Q2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7])));&quot;Média&quot;;IF(OR([.E27]&lt;=0;[.I27]&lt;=0);&quot;*&quot;;IF(AND([.E27]=1;[.I27]&lt;=19;[.I27]&gt;0);&quot;Baixa&quot;;IF(AND([.E27]&gt;=2;[.E27]&lt;=3;[.I27]&lt;=5);&quot;Baixa&quot;;IF(AND([.E27]&gt;=2;[.E27]&lt;=3;[.I27]&gt;=6;[.I27]&lt;=19);&quot;Média&quot;;IF(AND([.E27]&lt;=1;[.I27]&gt;19);&quot;Média&quot;;IF(AND([.E27]&gt;3;[.I27]&lt;=5);&quot;Média&quot;;IF(AND([.E27]&gt;=2;[.E27]&lt;=3;[.I27]&gt;19);&quot;Alta&quot;;IF(AND([.E27]&gt;3;[.I2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7]=&quot;Baixa&quot;;3;IF([.AA27]=&quot;Média&quot;;4;IF([.AA2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7]=&quot; - &quot;;&quot;*&quot;;IF([.S27]=&quot;Sim&quot;;IF(VLOOKUP([.Q2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7]=&quot; - &quot;;&quot;*&quot;;IF([.AE27]=&quot;Não&quot;;&quot;*&quot;;IF([.AC27]=&quot;*&quot;;&quot;*&quot;;IF([.Y27]=&quot;P&quot;;[.AC27]*[.U27];[.U2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7]=&quot; - &quot;;&quot;*&quot;;IF([.AE27]=&quot;Não&quot;;&quot;*&quot;;IF([.AC27]=&quot;*&quot;;&quot;*&quot;;IF([.Y27]=&quot;P&quot;;[.AC27]*[.W27];[.W2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8]=&quot;&quot;)OR([.O28]=&quot;&quot;);&quot; - &quot;;[.M28] &amp; &quot; - &quot; &amp; [.O2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8]=&quot; - &quot;;&quot;*&quot;;IF( ISNA(VLOOKUP([.Q2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8]=&quot; - &quot;;&quot;*&quot;;IF([.S28]=&quot;Sim&quot;; VLOOKUP([.Q2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8]=&quot; - &quot;;&quot;*&quot;;IF([.S28]=&quot;Sim&quot;;VLOOKUP([.Q2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8])));&quot;Média&quot;;IF(OR([.E28]&lt;=0;[.I28]&lt;=0);&quot;*&quot;;IF(AND([.E28]=1;[.I28]&lt;=19;[.I28]&gt;0);&quot;Baixa&quot;;IF(AND([.E28]&gt;=2;[.E28]&lt;=3;[.I28]&lt;=5);&quot;Baixa&quot;;IF(AND([.E28]&gt;=2;[.E28]&lt;=3;[.I28]&gt;=6;[.I28]&lt;=19);&quot;Média&quot;;IF(AND([.E28]&lt;=1;[.I28]&gt;19);&quot;Média&quot;;IF(AND([.E28]&gt;3;[.I28]&lt;=5);&quot;Média&quot;;IF(AND([.E28]&gt;=2;[.E28]&lt;=3;[.I28]&gt;19);&quot;Alta&quot;;IF(AND([.E28]&gt;3;[.I2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8]=&quot;Baixa&quot;;3;IF([.AA28]=&quot;Média&quot;;4;IF([.AA2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8]=&quot; - &quot;;&quot;*&quot;;IF([.S28]=&quot;Sim&quot;;IF(VLOOKUP([.Q2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8]=&quot; - &quot;;&quot;*&quot;;IF([.AE28]=&quot;Não&quot;;&quot;*&quot;;IF([.AC28]=&quot;*&quot;;&quot;*&quot;;IF([.Y28]=&quot;P&quot;;[.AC28]*[.U28];[.U2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8]=&quot; - &quot;;&quot;*&quot;;IF([.AE28]=&quot;Não&quot;;&quot;*&quot;;IF([.AC28]=&quot;*&quot;;&quot;*&quot;;IF([.Y28]=&quot;P&quot;;[.AC28]*[.W28];[.W2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29]=&quot;&quot;)OR([.O29]=&quot;&quot;);&quot; - &quot;;[.M29] &amp; &quot; - &quot; &amp; [.O2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29]=&quot; - &quot;;&quot;*&quot;;IF( ISNA(VLOOKUP([.Q2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29]=&quot; - &quot;;&quot;*&quot;;IF([.S29]=&quot;Sim&quot;; VLOOKUP([.Q2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29]=&quot; - &quot;;&quot;*&quot;;IF([.S29]=&quot;Sim&quot;;VLOOKUP([.Q2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29])));&quot;Média&quot;;IF(OR([.E29]&lt;=0;[.I29]&lt;=0);&quot;*&quot;;IF(AND([.E29]=1;[.I29]&lt;=19;[.I29]&gt;0);&quot;Baixa&quot;;IF(AND([.E29]&gt;=2;[.E29]&lt;=3;[.I29]&lt;=5);&quot;Baixa&quot;;IF(AND([.E29]&gt;=2;[.E29]&lt;=3;[.I29]&gt;=6;[.I29]&lt;=19);&quot;Média&quot;;IF(AND([.E29]&lt;=1;[.I29]&gt;19);&quot;Média&quot;;IF(AND([.E29]&gt;3;[.I29]&lt;=5);&quot;Média&quot;;IF(AND([.E29]&gt;=2;[.E29]&lt;=3;[.I29]&gt;19);&quot;Alta&quot;;IF(AND([.E29]&gt;3;[.I2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29]=&quot;Baixa&quot;;3;IF([.AA29]=&quot;Média&quot;;4;IF([.AA2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29]=&quot; - &quot;;&quot;*&quot;;IF([.S29]=&quot;Sim&quot;;IF(VLOOKUP([.Q2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29]=&quot; - &quot;;&quot;*&quot;;IF([.AE29]=&quot;Não&quot;;&quot;*&quot;;IF([.AC29]=&quot;*&quot;;&quot;*&quot;;IF([.Y29]=&quot;P&quot;;[.AC29]*[.U29];[.U2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29]=&quot; - &quot;;&quot;*&quot;;IF([.AE29]=&quot;Não&quot;;&quot;*&quot;;IF([.AC29]=&quot;*&quot;;&quot;*&quot;;IF([.Y29]=&quot;P&quot;;[.AC29]*[.W29];[.W2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0]=&quot;&quot;)OR([.O30]=&quot;&quot;);&quot; - &quot;;[.M30] &amp; &quot; - &quot; &amp; [.O3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0]=&quot; - &quot;;&quot;*&quot;;IF( ISNA(VLOOKUP([.Q3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0]=&quot; - &quot;;&quot;*&quot;;IF([.S30]=&quot;Sim&quot;; VLOOKUP([.Q3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0]=&quot; - &quot;;&quot;*&quot;;IF([.S30]=&quot;Sim&quot;;VLOOKUP([.Q3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0])));&quot;Média&quot;;IF(OR([.E30]&lt;=0;[.I30]&lt;=0);&quot;*&quot;;IF(AND([.E30]=1;[.I30]&lt;=19;[.I30]&gt;0);&quot;Baixa&quot;;IF(AND([.E30]&gt;=2;[.E30]&lt;=3;[.I30]&lt;=5);&quot;Baixa&quot;;IF(AND([.E30]&gt;=2;[.E30]&lt;=3;[.I30]&gt;=6;[.I30]&lt;=19);&quot;Média&quot;;IF(AND([.E30]&lt;=1;[.I30]&gt;19);&quot;Média&quot;;IF(AND([.E30]&gt;3;[.I30]&lt;=5);&quot;Média&quot;;IF(AND([.E30]&gt;=2;[.E30]&lt;=3;[.I30]&gt;19);&quot;Alta&quot;;IF(AND([.E30]&gt;3;[.I3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0]=&quot;Baixa&quot;;3;IF([.AA30]=&quot;Média&quot;;4;IF([.AA3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0]=&quot; - &quot;;&quot;*&quot;;IF([.S30]=&quot;Sim&quot;;IF(VLOOKUP([.Q3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0]=&quot; - &quot;;&quot;*&quot;;IF([.AE30]=&quot;Não&quot;;&quot;*&quot;;IF([.AC30]=&quot;*&quot;;&quot;*&quot;;IF([.Y30]=&quot;P&quot;;[.AC30]*[.U30];[.U3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0]=&quot; - &quot;;&quot;*&quot;;IF([.AE30]=&quot;Não&quot;;&quot;*&quot;;IF([.AC30]=&quot;*&quot;;&quot;*&quot;;IF([.Y30]=&quot;P&quot;;[.AC30]*[.W30];[.W3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1]=&quot;&quot;)OR([.O31]=&quot;&quot;);&quot; - &quot;;[.M31] &amp; &quot; - &quot; &amp; [.O31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1]=&quot; - &quot;;&quot;*&quot;;IF( ISNA(VLOOKUP([.Q31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1]=&quot; - &quot;;&quot;*&quot;;IF([.S31]=&quot;Sim&quot;; VLOOKUP([.Q31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1]=&quot; - &quot;;&quot;*&quot;;IF([.S31]=&quot;Sim&quot;;VLOOKUP([.Q3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1])));&quot;Média&quot;;IF(OR([.E31]&lt;=0;[.I31]&lt;=0);&quot;*&quot;;IF(AND([.E31]=1;[.I31]&lt;=19;[.I31]&gt;0);&quot;Baixa&quot;;IF(AND([.E31]&gt;=2;[.E31]&lt;=3;[.I31]&lt;=5);&quot;Baixa&quot;;IF(AND([.E31]&gt;=2;[.E31]&lt;=3;[.I31]&gt;=6;[.I31]&lt;=19);&quot;Média&quot;;IF(AND([.E31]&lt;=1;[.I31]&gt;19);&quot;Média&quot;;IF(AND([.E31]&gt;3;[.I31]&lt;=5);&quot;Média&quot;;IF(AND([.E31]&gt;=2;[.E31]&lt;=3;[.I31]&gt;19);&quot;Alta&quot;;IF(AND([.E31]&gt;3;[.I31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1]=&quot;Baixa&quot;;3;IF([.AA31]=&quot;Média&quot;;4;IF([.AA31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1]=&quot; - &quot;;&quot;*&quot;;IF([.S31]=&quot;Sim&quot;;IF(VLOOKUP([.Q3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1]=&quot; - &quot;;&quot;*&quot;;IF([.AE31]=&quot;Não&quot;;&quot;*&quot;;IF([.AC31]=&quot;*&quot;;&quot;*&quot;;IF([.Y31]=&quot;P&quot;;[.AC31]*[.U31];[.U3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1]=&quot; - &quot;;&quot;*&quot;;IF([.AE31]=&quot;Não&quot;;&quot;*&quot;;IF([.AC31]=&quot;*&quot;;&quot;*&quot;;IF([.Y31]=&quot;P&quot;;[.AC31]*[.W31];[.W3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2]=&quot;&quot;)OR([.O32]=&quot;&quot;);&quot; - &quot;;[.M32] &amp; &quot; - &quot; &amp; [.O32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2]=&quot; - &quot;;&quot;*&quot;;IF( ISNA(VLOOKUP([.Q32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2]=&quot; - &quot;;&quot;*&quot;;IF([.S32]=&quot;Sim&quot;; VLOOKUP([.Q32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2]=&quot; - &quot;;&quot;*&quot;;IF([.S32]=&quot;Sim&quot;;VLOOKUP([.Q3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2])));&quot;Média&quot;;IF(OR([.E32]&lt;=0;[.I32]&lt;=0);&quot;*&quot;;IF(AND([.E32]=1;[.I32]&lt;=19;[.I32]&gt;0);&quot;Baixa&quot;;IF(AND([.E32]&gt;=2;[.E32]&lt;=3;[.I32]&lt;=5);&quot;Baixa&quot;;IF(AND([.E32]&gt;=2;[.E32]&lt;=3;[.I32]&gt;=6;[.I32]&lt;=19);&quot;Média&quot;;IF(AND([.E32]&lt;=1;[.I32]&gt;19);&quot;Média&quot;;IF(AND([.E32]&gt;3;[.I32]&lt;=5);&quot;Média&quot;;IF(AND([.E32]&gt;=2;[.E32]&lt;=3;[.I32]&gt;19);&quot;Alta&quot;;IF(AND([.E32]&gt;3;[.I32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2]=&quot;Baixa&quot;;3;IF([.AA32]=&quot;Média&quot;;4;IF([.AA32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2]=&quot; - &quot;;&quot;*&quot;;IF([.S32]=&quot;Sim&quot;;IF(VLOOKUP([.Q3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2]=&quot; - &quot;;&quot;*&quot;;IF([.AE32]=&quot;Não&quot;;&quot;*&quot;;IF([.AC32]=&quot;*&quot;;&quot;*&quot;;IF([.Y32]=&quot;P&quot;;[.AC32]*[.U32];[.U3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2]=&quot; - &quot;;&quot;*&quot;;IF([.AE32]=&quot;Não&quot;;&quot;*&quot;;IF([.AC32]=&quot;*&quot;;&quot;*&quot;;IF([.Y32]=&quot;P&quot;;[.AC32]*[.W32];[.W3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3]=&quot;&quot;)OR([.O33]=&quot;&quot;);&quot; - &quot;;[.M33] &amp; &quot; - &quot; &amp; [.O3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3]=&quot; - &quot;;&quot;*&quot;;IF( ISNA(VLOOKUP([.Q3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3]=&quot; - &quot;;&quot;*&quot;;IF([.S33]=&quot;Sim&quot;; VLOOKUP([.Q3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3]=&quot; - &quot;;&quot;*&quot;;IF([.S33]=&quot;Sim&quot;;VLOOKUP([.Q3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3])));&quot;Média&quot;;IF(OR([.E33]&lt;=0;[.I33]&lt;=0);&quot;*&quot;;IF(AND([.E33]=1;[.I33]&lt;=19;[.I33]&gt;0);&quot;Baixa&quot;;IF(AND([.E33]&gt;=2;[.E33]&lt;=3;[.I33]&lt;=5);&quot;Baixa&quot;;IF(AND([.E33]&gt;=2;[.E33]&lt;=3;[.I33]&gt;=6;[.I33]&lt;=19);&quot;Média&quot;;IF(AND([.E33]&lt;=1;[.I33]&gt;19);&quot;Média&quot;;IF(AND([.E33]&gt;3;[.I33]&lt;=5);&quot;Média&quot;;IF(AND([.E33]&gt;=2;[.E33]&lt;=3;[.I33]&gt;19);&quot;Alta&quot;;IF(AND([.E33]&gt;3;[.I3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3]=&quot;Baixa&quot;;3;IF([.AA33]=&quot;Média&quot;;4;IF([.AA3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3]=&quot; - &quot;;&quot;*&quot;;IF([.S33]=&quot;Sim&quot;;IF(VLOOKUP([.Q3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3]=&quot; - &quot;;&quot;*&quot;;IF([.AE33]=&quot;Não&quot;;&quot;*&quot;;IF([.AC33]=&quot;*&quot;;&quot;*&quot;;IF([.Y33]=&quot;P&quot;;[.AC33]*[.U33];[.U3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3]=&quot; - &quot;;&quot;*&quot;;IF([.AE33]=&quot;Não&quot;;&quot;*&quot;;IF([.AC33]=&quot;*&quot;;&quot;*&quot;;IF([.Y33]=&quot;P&quot;;[.AC33]*[.W33];[.W3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4]=&quot;&quot;)OR([.O34]=&quot;&quot;);&quot; - &quot;;[.M34] &amp; &quot; - &quot; &amp; [.O3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4]=&quot; - &quot;;&quot;*&quot;;IF( ISNA(VLOOKUP([.Q3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4]=&quot; - &quot;;&quot;*&quot;;IF([.S34]=&quot;Sim&quot;; VLOOKUP([.Q3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4]=&quot; - &quot;;&quot;*&quot;;IF([.S34]=&quot;Sim&quot;;VLOOKUP([.Q3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4])));&quot;Média&quot;;IF(OR([.E34]&lt;=0;[.I34]&lt;=0);&quot;*&quot;;IF(AND([.E34]=1;[.I34]&lt;=19;[.I34]&gt;0);&quot;Baixa&quot;;IF(AND([.E34]&gt;=2;[.E34]&lt;=3;[.I34]&lt;=5);&quot;Baixa&quot;;IF(AND([.E34]&gt;=2;[.E34]&lt;=3;[.I34]&gt;=6;[.I34]&lt;=19);&quot;Média&quot;;IF(AND([.E34]&lt;=1;[.I34]&gt;19);&quot;Média&quot;;IF(AND([.E34]&gt;3;[.I34]&lt;=5);&quot;Média&quot;;IF(AND([.E34]&gt;=2;[.E34]&lt;=3;[.I34]&gt;19);&quot;Alta&quot;;IF(AND([.E34]&gt;3;[.I3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4]=&quot;Baixa&quot;;3;IF([.AA34]=&quot;Média&quot;;4;IF([.AA3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4]=&quot; - &quot;;&quot;*&quot;;IF([.S34]=&quot;Sim&quot;;IF(VLOOKUP([.Q3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4]=&quot; - &quot;;&quot;*&quot;;IF([.AE34]=&quot;Não&quot;;&quot;*&quot;;IF([.AC34]=&quot;*&quot;;&quot;*&quot;;IF([.Y34]=&quot;P&quot;;[.AC34]*[.U34];[.U3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4]=&quot; - &quot;;&quot;*&quot;;IF([.AE34]=&quot;Não&quot;;&quot;*&quot;;IF([.AC34]=&quot;*&quot;;&quot;*&quot;;IF([.Y34]=&quot;P&quot;;[.AC34]*[.W34];[.W3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5]=&quot;&quot;)OR([.O35]=&quot;&quot;);&quot; - &quot;;[.M35] &amp; &quot; - &quot; &amp; [.O3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5]=&quot; - &quot;;&quot;*&quot;;IF( ISNA(VLOOKUP([.Q3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5]=&quot; - &quot;;&quot;*&quot;;IF([.S35]=&quot;Sim&quot;; VLOOKUP([.Q3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5]=&quot; - &quot;;&quot;*&quot;;IF([.S35]=&quot;Sim&quot;;VLOOKUP([.Q3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5])));&quot;Média&quot;;IF(OR([.E35]&lt;=0;[.I35]&lt;=0);&quot;*&quot;;IF(AND([.E35]=1;[.I35]&lt;=19;[.I35]&gt;0);&quot;Baixa&quot;;IF(AND([.E35]&gt;=2;[.E35]&lt;=3;[.I35]&lt;=5);&quot;Baixa&quot;;IF(AND([.E35]&gt;=2;[.E35]&lt;=3;[.I35]&gt;=6;[.I35]&lt;=19);&quot;Média&quot;;IF(AND([.E35]&lt;=1;[.I35]&gt;19);&quot;Média&quot;;IF(AND([.E35]&gt;3;[.I35]&lt;=5);&quot;Média&quot;;IF(AND([.E35]&gt;=2;[.E35]&lt;=3;[.I35]&gt;19);&quot;Alta&quot;;IF(AND([.E35]&gt;3;[.I3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5]=&quot;Baixa&quot;;3;IF([.AA35]=&quot;Média&quot;;4;IF([.AA3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5]=&quot; - &quot;;&quot;*&quot;;IF([.S35]=&quot;Sim&quot;;IF(VLOOKUP([.Q3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5]=&quot; - &quot;;&quot;*&quot;;IF([.AE35]=&quot;Não&quot;;&quot;*&quot;;IF([.AC35]=&quot;*&quot;;&quot;*&quot;;IF([.Y35]=&quot;P&quot;;[.AC35]*[.U35];[.U3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5]=&quot; - &quot;;&quot;*&quot;;IF([.AE35]=&quot;Não&quot;;&quot;*&quot;;IF([.AC35]=&quot;*&quot;;&quot;*&quot;;IF([.Y35]=&quot;P&quot;;[.AC35]*[.W35];[.W3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6]=&quot;&quot;)OR([.O36]=&quot;&quot;);&quot; - &quot;;[.M36] &amp; &quot; - &quot; &amp; [.O3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6]=&quot; - &quot;;&quot;*&quot;;IF( ISNA(VLOOKUP([.Q3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6]=&quot; - &quot;;&quot;*&quot;;IF([.S36]=&quot;Sim&quot;; VLOOKUP([.Q3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6]=&quot; - &quot;;&quot;*&quot;;IF([.S36]=&quot;Sim&quot;;VLOOKUP([.Q3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6])));&quot;Média&quot;;IF(OR([.E36]&lt;=0;[.I36]&lt;=0);&quot;*&quot;;IF(AND([.E36]=1;[.I36]&lt;=19;[.I36]&gt;0);&quot;Baixa&quot;;IF(AND([.E36]&gt;=2;[.E36]&lt;=3;[.I36]&lt;=5);&quot;Baixa&quot;;IF(AND([.E36]&gt;=2;[.E36]&lt;=3;[.I36]&gt;=6;[.I36]&lt;=19);&quot;Média&quot;;IF(AND([.E36]&lt;=1;[.I36]&gt;19);&quot;Média&quot;;IF(AND([.E36]&gt;3;[.I36]&lt;=5);&quot;Média&quot;;IF(AND([.E36]&gt;=2;[.E36]&lt;=3;[.I36]&gt;19);&quot;Alta&quot;;IF(AND([.E36]&gt;3;[.I3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6]=&quot;Baixa&quot;;3;IF([.AA36]=&quot;Média&quot;;4;IF([.AA3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6]=&quot; - &quot;;&quot;*&quot;;IF([.S36]=&quot;Sim&quot;;IF(VLOOKUP([.Q3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6]=&quot; - &quot;;&quot;*&quot;;IF([.AE36]=&quot;Não&quot;;&quot;*&quot;;IF([.AC36]=&quot;*&quot;;&quot;*&quot;;IF([.Y36]=&quot;P&quot;;[.AC36]*[.U36];[.U3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6]=&quot; - &quot;;&quot;*&quot;;IF([.AE36]=&quot;Não&quot;;&quot;*&quot;;IF([.AC36]=&quot;*&quot;;&quot;*&quot;;IF([.Y36]=&quot;P&quot;;[.AC36]*[.W36];[.W3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7]=&quot;&quot;)OR([.O37]=&quot;&quot;);&quot; - &quot;;[.M37] &amp; &quot; - &quot; &amp; [.O3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7]=&quot; - &quot;;&quot;*&quot;;IF( ISNA(VLOOKUP([.Q3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7]=&quot; - &quot;;&quot;*&quot;;IF([.S37]=&quot;Sim&quot;; VLOOKUP([.Q3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7]=&quot; - &quot;;&quot;*&quot;;IF([.S37]=&quot;Sim&quot;;VLOOKUP([.Q3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7])));&quot;Média&quot;;IF(OR([.E37]&lt;=0;[.I37]&lt;=0);&quot;*&quot;;IF(AND([.E37]=1;[.I37]&lt;=19;[.I37]&gt;0);&quot;Baixa&quot;;IF(AND([.E37]&gt;=2;[.E37]&lt;=3;[.I37]&lt;=5);&quot;Baixa&quot;;IF(AND([.E37]&gt;=2;[.E37]&lt;=3;[.I37]&gt;=6;[.I37]&lt;=19);&quot;Média&quot;;IF(AND([.E37]&lt;=1;[.I37]&gt;19);&quot;Média&quot;;IF(AND([.E37]&gt;3;[.I37]&lt;=5);&quot;Média&quot;;IF(AND([.E37]&gt;=2;[.E37]&lt;=3;[.I37]&gt;19);&quot;Alta&quot;;IF(AND([.E37]&gt;3;[.I3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7]=&quot;Baixa&quot;;3;IF([.AA37]=&quot;Média&quot;;4;IF([.AA3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7]=&quot; - &quot;;&quot;*&quot;;IF([.S37]=&quot;Sim&quot;;IF(VLOOKUP([.Q3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7]=&quot; - &quot;;&quot;*&quot;;IF([.AE37]=&quot;Não&quot;;&quot;*&quot;;IF([.AC37]=&quot;*&quot;;&quot;*&quot;;IF([.Y37]=&quot;P&quot;;[.AC37]*[.U37];[.U3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7]=&quot; - &quot;;&quot;*&quot;;IF([.AE37]=&quot;Não&quot;;&quot;*&quot;;IF([.AC37]=&quot;*&quot;;&quot;*&quot;;IF([.Y37]=&quot;P&quot;;[.AC37]*[.W37];[.W3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8]=&quot;&quot;)OR([.O38]=&quot;&quot;);&quot; - &quot;;[.M38] &amp; &quot; - &quot; &amp; [.O3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8]=&quot; - &quot;;&quot;*&quot;;IF( ISNA(VLOOKUP([.Q3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8]=&quot; - &quot;;&quot;*&quot;;IF([.S38]=&quot;Sim&quot;; VLOOKUP([.Q3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8]=&quot; - &quot;;&quot;*&quot;;IF([.S38]=&quot;Sim&quot;;VLOOKUP([.Q3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8])));&quot;Média&quot;;IF(OR([.E38]&lt;=0;[.I38]&lt;=0);&quot;*&quot;;IF(AND([.E38]=1;[.I38]&lt;=19;[.I38]&gt;0);&quot;Baixa&quot;;IF(AND([.E38]&gt;=2;[.E38]&lt;=3;[.I38]&lt;=5);&quot;Baixa&quot;;IF(AND([.E38]&gt;=2;[.E38]&lt;=3;[.I38]&gt;=6;[.I38]&lt;=19);&quot;Média&quot;;IF(AND([.E38]&lt;=1;[.I38]&gt;19);&quot;Média&quot;;IF(AND([.E38]&gt;3;[.I38]&lt;=5);&quot;Média&quot;;IF(AND([.E38]&gt;=2;[.E38]&lt;=3;[.I38]&gt;19);&quot;Alta&quot;;IF(AND([.E38]&gt;3;[.I3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8]=&quot;Baixa&quot;;3;IF([.AA38]=&quot;Média&quot;;4;IF([.AA3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8]=&quot; - &quot;;&quot;*&quot;;IF([.S38]=&quot;Sim&quot;;IF(VLOOKUP([.Q3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8]=&quot; - &quot;;&quot;*&quot;;IF([.AE38]=&quot;Não&quot;;&quot;*&quot;;IF([.AC38]=&quot;*&quot;;&quot;*&quot;;IF([.Y38]=&quot;P&quot;;[.AC38]*[.U38];[.U3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8]=&quot; - &quot;;&quot;*&quot;;IF([.AE38]=&quot;Não&quot;;&quot;*&quot;;IF([.AC38]=&quot;*&quot;;&quot;*&quot;;IF([.Y38]=&quot;P&quot;;[.AC38]*[.W38];[.W3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39]=&quot;&quot;)OR([.O39]=&quot;&quot;);&quot; - &quot;;[.M39] &amp; &quot; - &quot; &amp; [.O3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39]=&quot; - &quot;;&quot;*&quot;;IF( ISNA(VLOOKUP([.Q3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39]=&quot; - &quot;;&quot;*&quot;;IF([.S39]=&quot;Sim&quot;; VLOOKUP([.Q3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39]=&quot; - &quot;;&quot;*&quot;;IF([.S39]=&quot;Sim&quot;;VLOOKUP([.Q3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39])));&quot;Média&quot;;IF(OR([.E39]&lt;=0;[.I39]&lt;=0);&quot;*&quot;;IF(AND([.E39]=1;[.I39]&lt;=19;[.I39]&gt;0);&quot;Baixa&quot;;IF(AND([.E39]&gt;=2;[.E39]&lt;=3;[.I39]&lt;=5);&quot;Baixa&quot;;IF(AND([.E39]&gt;=2;[.E39]&lt;=3;[.I39]&gt;=6;[.I39]&lt;=19);&quot;Média&quot;;IF(AND([.E39]&lt;=1;[.I39]&gt;19);&quot;Média&quot;;IF(AND([.E39]&gt;3;[.I39]&lt;=5);&quot;Média&quot;;IF(AND([.E39]&gt;=2;[.E39]&lt;=3;[.I39]&gt;19);&quot;Alta&quot;;IF(AND([.E39]&gt;3;[.I3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39]=&quot;Baixa&quot;;3;IF([.AA39]=&quot;Média&quot;;4;IF([.AA3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39]=&quot; - &quot;;&quot;*&quot;;IF([.S39]=&quot;Sim&quot;;IF(VLOOKUP([.Q3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39]=&quot; - &quot;;&quot;*&quot;;IF([.AE39]=&quot;Não&quot;;&quot;*&quot;;IF([.AC39]=&quot;*&quot;;&quot;*&quot;;IF([.Y39]=&quot;P&quot;;[.AC39]*[.U39];[.U3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39]=&quot; - &quot;;&quot;*&quot;;IF([.AE39]=&quot;Não&quot;;&quot;*&quot;;IF([.AC39]=&quot;*&quot;;&quot;*&quot;;IF([.Y39]=&quot;P&quot;;[.AC39]*[.W39];[.W3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0]=&quot;&quot;)OR([.O40]=&quot;&quot;);&quot; - &quot;;[.M40] &amp; &quot; - &quot; &amp; [.O4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0]=&quot; - &quot;;&quot;*&quot;;IF( ISNA(VLOOKUP([.Q4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0]=&quot; - &quot;;&quot;*&quot;;IF([.S40]=&quot;Sim&quot;; VLOOKUP([.Q4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0]=&quot; - &quot;;&quot;*&quot;;IF([.S40]=&quot;Sim&quot;;VLOOKUP([.Q4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0])));&quot;Média&quot;;IF(OR([.E40]&lt;=0;[.I40]&lt;=0);&quot;*&quot;;IF(AND([.E40]=1;[.I40]&lt;=19;[.I40]&gt;0);&quot;Baixa&quot;;IF(AND([.E40]&gt;=2;[.E40]&lt;=3;[.I40]&lt;=5);&quot;Baixa&quot;;IF(AND([.E40]&gt;=2;[.E40]&lt;=3;[.I40]&gt;=6;[.I40]&lt;=19);&quot;Média&quot;;IF(AND([.E40]&lt;=1;[.I40]&gt;19);&quot;Média&quot;;IF(AND([.E40]&gt;3;[.I40]&lt;=5);&quot;Média&quot;;IF(AND([.E40]&gt;=2;[.E40]&lt;=3;[.I40]&gt;19);&quot;Alta&quot;;IF(AND([.E40]&gt;3;[.I4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0]=&quot;Baixa&quot;;3;IF([.AA40]=&quot;Média&quot;;4;IF([.AA4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0]=&quot; - &quot;;&quot;*&quot;;IF([.S40]=&quot;Sim&quot;;IF(VLOOKUP([.Q4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0]=&quot; - &quot;;&quot;*&quot;;IF([.AE40]=&quot;Não&quot;;&quot;*&quot;;IF([.AC40]=&quot;*&quot;;&quot;*&quot;;IF([.Y40]=&quot;P&quot;;[.AC40]*[.U40];[.U4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0]=&quot; - &quot;;&quot;*&quot;;IF([.AE40]=&quot;Não&quot;;&quot;*&quot;;IF([.AC40]=&quot;*&quot;;&quot;*&quot;;IF([.Y40]=&quot;P&quot;;[.AC40]*[.W40];[.W4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1]=&quot;&quot;)OR([.O41]=&quot;&quot;);&quot; - &quot;;[.M41] &amp; &quot; - &quot; &amp; [.O41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1]=&quot; - &quot;;&quot;*&quot;;IF( ISNA(VLOOKUP([.Q41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1]=&quot; - &quot;;&quot;*&quot;;IF([.S41]=&quot;Sim&quot;; VLOOKUP([.Q41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1]=&quot; - &quot;;&quot;*&quot;;IF([.S41]=&quot;Sim&quot;;VLOOKUP([.Q4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1])));&quot;Média&quot;;IF(OR([.E41]&lt;=0;[.I41]&lt;=0);&quot;*&quot;;IF(AND([.E41]=1;[.I41]&lt;=19;[.I41]&gt;0);&quot;Baixa&quot;;IF(AND([.E41]&gt;=2;[.E41]&lt;=3;[.I41]&lt;=5);&quot;Baixa&quot;;IF(AND([.E41]&gt;=2;[.E41]&lt;=3;[.I41]&gt;=6;[.I41]&lt;=19);&quot;Média&quot;;IF(AND([.E41]&lt;=1;[.I41]&gt;19);&quot;Média&quot;;IF(AND([.E41]&gt;3;[.I41]&lt;=5);&quot;Média&quot;;IF(AND([.E41]&gt;=2;[.E41]&lt;=3;[.I41]&gt;19);&quot;Alta&quot;;IF(AND([.E41]&gt;3;[.I41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1]=&quot;Baixa&quot;;3;IF([.AA41]=&quot;Média&quot;;4;IF([.AA41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1]=&quot; - &quot;;&quot;*&quot;;IF([.S41]=&quot;Sim&quot;;IF(VLOOKUP([.Q4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1]=&quot; - &quot;;&quot;*&quot;;IF([.AE41]=&quot;Não&quot;;&quot;*&quot;;IF([.AC41]=&quot;*&quot;;&quot;*&quot;;IF([.Y41]=&quot;P&quot;;[.AC41]*[.U41];[.U4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1]=&quot; - &quot;;&quot;*&quot;;IF([.AE41]=&quot;Não&quot;;&quot;*&quot;;IF([.AC41]=&quot;*&quot;;&quot;*&quot;;IF([.Y41]=&quot;P&quot;;[.AC41]*[.W41];[.W4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2]=&quot;&quot;)OR([.O42]=&quot;&quot;);&quot; - &quot;;[.M42] &amp; &quot; - &quot; &amp; [.O42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2]=&quot; - &quot;;&quot;*&quot;;IF( ISNA(VLOOKUP([.Q42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2]=&quot; - &quot;;&quot;*&quot;;IF([.S42]=&quot;Sim&quot;; VLOOKUP([.Q42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2]=&quot; - &quot;;&quot;*&quot;;IF([.S42]=&quot;Sim&quot;;VLOOKUP([.Q4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2])));&quot;Média&quot;;IF(OR([.E42]&lt;=0;[.I42]&lt;=0);&quot;*&quot;;IF(AND([.E42]=1;[.I42]&lt;=19;[.I42]&gt;0);&quot;Baixa&quot;;IF(AND([.E42]&gt;=2;[.E42]&lt;=3;[.I42]&lt;=5);&quot;Baixa&quot;;IF(AND([.E42]&gt;=2;[.E42]&lt;=3;[.I42]&gt;=6;[.I42]&lt;=19);&quot;Média&quot;;IF(AND([.E42]&lt;=1;[.I42]&gt;19);&quot;Média&quot;;IF(AND([.E42]&gt;3;[.I42]&lt;=5);&quot;Média&quot;;IF(AND([.E42]&gt;=2;[.E42]&lt;=3;[.I42]&gt;19);&quot;Alta&quot;;IF(AND([.E42]&gt;3;[.I42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2]=&quot;Baixa&quot;;3;IF([.AA42]=&quot;Média&quot;;4;IF([.AA42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2]=&quot; - &quot;;&quot;*&quot;;IF([.S42]=&quot;Sim&quot;;IF(VLOOKUP([.Q4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2]=&quot; - &quot;;&quot;*&quot;;IF([.AE42]=&quot;Não&quot;;&quot;*&quot;;IF([.AC42]=&quot;*&quot;;&quot;*&quot;;IF([.Y42]=&quot;P&quot;;[.AC42]*[.U42];[.U4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2]=&quot; - &quot;;&quot;*&quot;;IF([.AE42]=&quot;Não&quot;;&quot;*&quot;;IF([.AC42]=&quot;*&quot;;&quot;*&quot;;IF([.Y42]=&quot;P&quot;;[.AC42]*[.W42];[.W4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3]=&quot;&quot;)OR([.O43]=&quot;&quot;);&quot; - &quot;;[.M43] &amp; &quot; - &quot; &amp; [.O4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3]=&quot; - &quot;;&quot;*&quot;;IF( ISNA(VLOOKUP([.Q4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3]=&quot; - &quot;;&quot;*&quot;;IF([.S43]=&quot;Sim&quot;; VLOOKUP([.Q4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3]=&quot; - &quot;;&quot;*&quot;;IF([.S43]=&quot;Sim&quot;;VLOOKUP([.Q4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3])));&quot;Média&quot;;IF(OR([.E43]&lt;=0;[.I43]&lt;=0);&quot;*&quot;;IF(AND([.E43]=1;[.I43]&lt;=19;[.I43]&gt;0);&quot;Baixa&quot;;IF(AND([.E43]&gt;=2;[.E43]&lt;=3;[.I43]&lt;=5);&quot;Baixa&quot;;IF(AND([.E43]&gt;=2;[.E43]&lt;=3;[.I43]&gt;=6;[.I43]&lt;=19);&quot;Média&quot;;IF(AND([.E43]&lt;=1;[.I43]&gt;19);&quot;Média&quot;;IF(AND([.E43]&gt;3;[.I43]&lt;=5);&quot;Média&quot;;IF(AND([.E43]&gt;=2;[.E43]&lt;=3;[.I43]&gt;19);&quot;Alta&quot;;IF(AND([.E43]&gt;3;[.I4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3]=&quot;Baixa&quot;;3;IF([.AA43]=&quot;Média&quot;;4;IF([.AA4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3]=&quot; - &quot;;&quot;*&quot;;IF([.S43]=&quot;Sim&quot;;IF(VLOOKUP([.Q4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3]=&quot; - &quot;;&quot;*&quot;;IF([.AE43]=&quot;Não&quot;;&quot;*&quot;;IF([.AC43]=&quot;*&quot;;&quot;*&quot;;IF([.Y43]=&quot;P&quot;;[.AC43]*[.U43];[.U4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3]=&quot; - &quot;;&quot;*&quot;;IF([.AE43]=&quot;Não&quot;;&quot;*&quot;;IF([.AC43]=&quot;*&quot;;&quot;*&quot;;IF([.Y43]=&quot;P&quot;;[.AC43]*[.W43];[.W4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4]=&quot;&quot;)OR([.O44]=&quot;&quot;);&quot; - &quot;;[.M44] &amp; &quot; - &quot; &amp; [.O4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4]=&quot; - &quot;;&quot;*&quot;;IF( ISNA(VLOOKUP([.Q4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4]=&quot; - &quot;;&quot;*&quot;;IF([.S44]=&quot;Sim&quot;; VLOOKUP([.Q4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4]=&quot; - &quot;;&quot;*&quot;;IF([.S44]=&quot;Sim&quot;;VLOOKUP([.Q4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4])));&quot;Média&quot;;IF(OR([.E44]&lt;=0;[.I44]&lt;=0);&quot;*&quot;;IF(AND([.E44]=1;[.I44]&lt;=19;[.I44]&gt;0);&quot;Baixa&quot;;IF(AND([.E44]&gt;=2;[.E44]&lt;=3;[.I44]&lt;=5);&quot;Baixa&quot;;IF(AND([.E44]&gt;=2;[.E44]&lt;=3;[.I44]&gt;=6;[.I44]&lt;=19);&quot;Média&quot;;IF(AND([.E44]&lt;=1;[.I44]&gt;19);&quot;Média&quot;;IF(AND([.E44]&gt;3;[.I44]&lt;=5);&quot;Média&quot;;IF(AND([.E44]&gt;=2;[.E44]&lt;=3;[.I44]&gt;19);&quot;Alta&quot;;IF(AND([.E44]&gt;3;[.I4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4]=&quot;Baixa&quot;;3;IF([.AA44]=&quot;Média&quot;;4;IF([.AA4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4]=&quot; - &quot;;&quot;*&quot;;IF([.S44]=&quot;Sim&quot;;IF(VLOOKUP([.Q4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4]=&quot; - &quot;;&quot;*&quot;;IF([.AE44]=&quot;Não&quot;;&quot;*&quot;;IF([.AC44]=&quot;*&quot;;&quot;*&quot;;IF([.Y44]=&quot;P&quot;;[.AC44]*[.U44];[.U4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4]=&quot; - &quot;;&quot;*&quot;;IF([.AE44]=&quot;Não&quot;;&quot;*&quot;;IF([.AC44]=&quot;*&quot;;&quot;*&quot;;IF([.Y44]=&quot;P&quot;;[.AC44]*[.W44];[.W4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5]=&quot;&quot;)OR([.O45]=&quot;&quot;);&quot; - &quot;;[.M45] &amp; &quot; - &quot; &amp; [.O4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5]=&quot; - &quot;;&quot;*&quot;;IF( ISNA(VLOOKUP([.Q4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5]=&quot; - &quot;;&quot;*&quot;;IF([.S45]=&quot;Sim&quot;; VLOOKUP([.Q4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5]=&quot; - &quot;;&quot;*&quot;;IF([.S45]=&quot;Sim&quot;;VLOOKUP([.Q4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5])));&quot;Média&quot;;IF(OR([.E45]&lt;=0;[.I45]&lt;=0);&quot;*&quot;;IF(AND([.E45]=1;[.I45]&lt;=19;[.I45]&gt;0);&quot;Baixa&quot;;IF(AND([.E45]&gt;=2;[.E45]&lt;=3;[.I45]&lt;=5);&quot;Baixa&quot;;IF(AND([.E45]&gt;=2;[.E45]&lt;=3;[.I45]&gt;=6;[.I45]&lt;=19);&quot;Média&quot;;IF(AND([.E45]&lt;=1;[.I45]&gt;19);&quot;Média&quot;;IF(AND([.E45]&gt;3;[.I45]&lt;=5);&quot;Média&quot;;IF(AND([.E45]&gt;=2;[.E45]&lt;=3;[.I45]&gt;19);&quot;Alta&quot;;IF(AND([.E45]&gt;3;[.I4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5]=&quot;Baixa&quot;;3;IF([.AA45]=&quot;Média&quot;;4;IF([.AA4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5]=&quot; - &quot;;&quot;*&quot;;IF([.S45]=&quot;Sim&quot;;IF(VLOOKUP([.Q4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5]=&quot; - &quot;;&quot;*&quot;;IF([.AE45]=&quot;Não&quot;;&quot;*&quot;;IF([.AC45]=&quot;*&quot;;&quot;*&quot;;IF([.Y45]=&quot;P&quot;;[.AC45]*[.U45];[.U4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5]=&quot; - &quot;;&quot;*&quot;;IF([.AE45]=&quot;Não&quot;;&quot;*&quot;;IF([.AC45]=&quot;*&quot;;&quot;*&quot;;IF([.Y45]=&quot;P&quot;;[.AC45]*[.W45];[.W4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6]=&quot;&quot;)OR([.O46]=&quot;&quot;);&quot; - &quot;;[.M46] &amp; &quot; - &quot; &amp; [.O4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6]=&quot; - &quot;;&quot;*&quot;;IF( ISNA(VLOOKUP([.Q4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6]=&quot; - &quot;;&quot;*&quot;;IF([.S46]=&quot;Sim&quot;; VLOOKUP([.Q4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6]=&quot; - &quot;;&quot;*&quot;;IF([.S46]=&quot;Sim&quot;;VLOOKUP([.Q4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6])));&quot;Média&quot;;IF(OR([.E46]&lt;=0;[.I46]&lt;=0);&quot;*&quot;;IF(AND([.E46]=1;[.I46]&lt;=19;[.I46]&gt;0);&quot;Baixa&quot;;IF(AND([.E46]&gt;=2;[.E46]&lt;=3;[.I46]&lt;=5);&quot;Baixa&quot;;IF(AND([.E46]&gt;=2;[.E46]&lt;=3;[.I46]&gt;=6;[.I46]&lt;=19);&quot;Média&quot;;IF(AND([.E46]&lt;=1;[.I46]&gt;19);&quot;Média&quot;;IF(AND([.E46]&gt;3;[.I46]&lt;=5);&quot;Média&quot;;IF(AND([.E46]&gt;=2;[.E46]&lt;=3;[.I46]&gt;19);&quot;Alta&quot;;IF(AND([.E46]&gt;3;[.I4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6]=&quot;Baixa&quot;;3;IF([.AA46]=&quot;Média&quot;;4;IF([.AA4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6]=&quot; - &quot;;&quot;*&quot;;IF([.S46]=&quot;Sim&quot;;IF(VLOOKUP([.Q4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6]=&quot; - &quot;;&quot;*&quot;;IF([.AE46]=&quot;Não&quot;;&quot;*&quot;;IF([.AC46]=&quot;*&quot;;&quot;*&quot;;IF([.Y46]=&quot;P&quot;;[.AC46]*[.U46];[.U4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6]=&quot; - &quot;;&quot;*&quot;;IF([.AE46]=&quot;Não&quot;;&quot;*&quot;;IF([.AC46]=&quot;*&quot;;&quot;*&quot;;IF([.Y46]=&quot;P&quot;;[.AC46]*[.W46];[.W4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7]=&quot;&quot;)OR([.O47]=&quot;&quot;);&quot; - &quot;;[.M47] &amp; &quot; - &quot; &amp; [.O4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7]=&quot; - &quot;;&quot;*&quot;;IF( ISNA(VLOOKUP([.Q4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7]=&quot; - &quot;;&quot;*&quot;;IF([.S47]=&quot;Sim&quot;; VLOOKUP([.Q4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7]=&quot; - &quot;;&quot;*&quot;;IF([.S47]=&quot;Sim&quot;;VLOOKUP([.Q4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7])));&quot;Média&quot;;IF(OR([.E47]&lt;=0;[.I47]&lt;=0);&quot;*&quot;;IF(AND([.E47]=1;[.I47]&lt;=19;[.I47]&gt;0);&quot;Baixa&quot;;IF(AND([.E47]&gt;=2;[.E47]&lt;=3;[.I47]&lt;=5);&quot;Baixa&quot;;IF(AND([.E47]&gt;=2;[.E47]&lt;=3;[.I47]&gt;=6;[.I47]&lt;=19);&quot;Média&quot;;IF(AND([.E47]&lt;=1;[.I47]&gt;19);&quot;Média&quot;;IF(AND([.E47]&gt;3;[.I47]&lt;=5);&quot;Média&quot;;IF(AND([.E47]&gt;=2;[.E47]&lt;=3;[.I47]&gt;19);&quot;Alta&quot;;IF(AND([.E47]&gt;3;[.I4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7]=&quot;Baixa&quot;;3;IF([.AA47]=&quot;Média&quot;;4;IF([.AA4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7]=&quot; - &quot;;&quot;*&quot;;IF([.S47]=&quot;Sim&quot;;IF(VLOOKUP([.Q4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7]=&quot; - &quot;;&quot;*&quot;;IF([.AE47]=&quot;Não&quot;;&quot;*&quot;;IF([.AC47]=&quot;*&quot;;&quot;*&quot;;IF([.Y47]=&quot;P&quot;;[.AC47]*[.U47];[.U4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7]=&quot; - &quot;;&quot;*&quot;;IF([.AE47]=&quot;Não&quot;;&quot;*&quot;;IF([.AC47]=&quot;*&quot;;&quot;*&quot;;IF([.Y47]=&quot;P&quot;;[.AC47]*[.W47];[.W4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8]=&quot;&quot;)OR([.O48]=&quot;&quot;);&quot; - &quot;;[.M48] &amp; &quot; - &quot; &amp; [.O4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8]=&quot; - &quot;;&quot;*&quot;;IF( ISNA(VLOOKUP([.Q4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8]=&quot; - &quot;;&quot;*&quot;;IF([.S48]=&quot;Sim&quot;; VLOOKUP([.Q4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8]=&quot; - &quot;;&quot;*&quot;;IF([.S48]=&quot;Sim&quot;;VLOOKUP([.Q4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8])));&quot;Média&quot;;IF(OR([.E48]&lt;=0;[.I48]&lt;=0);&quot;*&quot;;IF(AND([.E48]=1;[.I48]&lt;=19;[.I48]&gt;0);&quot;Baixa&quot;;IF(AND([.E48]&gt;=2;[.E48]&lt;=3;[.I48]&lt;=5);&quot;Baixa&quot;;IF(AND([.E48]&gt;=2;[.E48]&lt;=3;[.I48]&gt;=6;[.I48]&lt;=19);&quot;Média&quot;;IF(AND([.E48]&lt;=1;[.I48]&gt;19);&quot;Média&quot;;IF(AND([.E48]&gt;3;[.I48]&lt;=5);&quot;Média&quot;;IF(AND([.E48]&gt;=2;[.E48]&lt;=3;[.I48]&gt;19);&quot;Alta&quot;;IF(AND([.E48]&gt;3;[.I4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8]=&quot;Baixa&quot;;3;IF([.AA48]=&quot;Média&quot;;4;IF([.AA4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8]=&quot; - &quot;;&quot;*&quot;;IF([.S48]=&quot;Sim&quot;;IF(VLOOKUP([.Q4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8]=&quot; - &quot;;&quot;*&quot;;IF([.AE48]=&quot;Não&quot;;&quot;*&quot;;IF([.AC48]=&quot;*&quot;;&quot;*&quot;;IF([.Y48]=&quot;P&quot;;[.AC48]*[.U48];[.U4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8]=&quot; - &quot;;&quot;*&quot;;IF([.AE48]=&quot;Não&quot;;&quot;*&quot;;IF([.AC48]=&quot;*&quot;;&quot;*&quot;;IF([.Y48]=&quot;P&quot;;[.AC48]*[.W48];[.W4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49]=&quot;&quot;)OR([.O49]=&quot;&quot;);&quot; - &quot;;[.M49] &amp; &quot; - &quot; &amp; [.O4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49]=&quot; - &quot;;&quot;*&quot;;IF( ISNA(VLOOKUP([.Q4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49]=&quot; - &quot;;&quot;*&quot;;IF([.S49]=&quot;Sim&quot;; VLOOKUP([.Q4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49]=&quot; - &quot;;&quot;*&quot;;IF([.S49]=&quot;Sim&quot;;VLOOKUP([.Q4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49])));&quot;Média&quot;;IF(OR([.E49]&lt;=0;[.I49]&lt;=0);&quot;*&quot;;IF(AND([.E49]=1;[.I49]&lt;=19;[.I49]&gt;0);&quot;Baixa&quot;;IF(AND([.E49]&gt;=2;[.E49]&lt;=3;[.I49]&lt;=5);&quot;Baixa&quot;;IF(AND([.E49]&gt;=2;[.E49]&lt;=3;[.I49]&gt;=6;[.I49]&lt;=19);&quot;Média&quot;;IF(AND([.E49]&lt;=1;[.I49]&gt;19);&quot;Média&quot;;IF(AND([.E49]&gt;3;[.I49]&lt;=5);&quot;Média&quot;;IF(AND([.E49]&gt;=2;[.E49]&lt;=3;[.I49]&gt;19);&quot;Alta&quot;;IF(AND([.E49]&gt;3;[.I4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49]=&quot;Baixa&quot;;3;IF([.AA49]=&quot;Média&quot;;4;IF([.AA4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49]=&quot; - &quot;;&quot;*&quot;;IF([.S49]=&quot;Sim&quot;;IF(VLOOKUP([.Q4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49]=&quot; - &quot;;&quot;*&quot;;IF([.AE49]=&quot;Não&quot;;&quot;*&quot;;IF([.AC49]=&quot;*&quot;;&quot;*&quot;;IF([.Y49]=&quot;P&quot;;[.AC49]*[.U49];[.U4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49]=&quot; - &quot;;&quot;*&quot;;IF([.AE49]=&quot;Não&quot;;&quot;*&quot;;IF([.AC49]=&quot;*&quot;;&quot;*&quot;;IF([.Y49]=&quot;P&quot;;[.AC49]*[.W49];[.W4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0]=&quot;&quot;)OR([.O50]=&quot;&quot;);&quot; - &quot;;[.M50] &amp; &quot; - &quot; &amp; [.O5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0]=&quot; - &quot;;&quot;*&quot;;IF( ISNA(VLOOKUP([.Q5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0]=&quot; - &quot;;&quot;*&quot;;IF([.S50]=&quot;Sim&quot;; VLOOKUP([.Q5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0]=&quot; - &quot;;&quot;*&quot;;IF([.S50]=&quot;Sim&quot;;VLOOKUP([.Q5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0])));&quot;Média&quot;;IF(OR([.E50]&lt;=0;[.I50]&lt;=0);&quot;*&quot;;IF(AND([.E50]=1;[.I50]&lt;=19;[.I50]&gt;0);&quot;Baixa&quot;;IF(AND([.E50]&gt;=2;[.E50]&lt;=3;[.I50]&lt;=5);&quot;Baixa&quot;;IF(AND([.E50]&gt;=2;[.E50]&lt;=3;[.I50]&gt;=6;[.I50]&lt;=19);&quot;Média&quot;;IF(AND([.E50]&lt;=1;[.I50]&gt;19);&quot;Média&quot;;IF(AND([.E50]&gt;3;[.I50]&lt;=5);&quot;Média&quot;;IF(AND([.E50]&gt;=2;[.E50]&lt;=3;[.I50]&gt;19);&quot;Alta&quot;;IF(AND([.E50]&gt;3;[.I5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0]=&quot;Baixa&quot;;3;IF([.AA50]=&quot;Média&quot;;4;IF([.AA5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0]=&quot; - &quot;;&quot;*&quot;;IF([.S50]=&quot;Sim&quot;;IF(VLOOKUP([.Q5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0]=&quot; - &quot;;&quot;*&quot;;IF([.AE50]=&quot;Não&quot;;&quot;*&quot;;IF([.AC50]=&quot;*&quot;;&quot;*&quot;;IF([.Y50]=&quot;P&quot;;[.AC50]*[.U50];[.U5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0]=&quot; - &quot;;&quot;*&quot;;IF([.AE50]=&quot;Não&quot;;&quot;*&quot;;IF([.AC50]=&quot;*&quot;;&quot;*&quot;;IF([.Y50]=&quot;P&quot;;[.AC50]*[.W50];[.W5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1]=&quot;&quot;)OR([.O51]=&quot;&quot;);&quot; - &quot;;[.M51] &amp; &quot; - &quot; &amp; [.O51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1]=&quot; - &quot;;&quot;*&quot;;IF( ISNA(VLOOKUP([.Q51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1]=&quot; - &quot;;&quot;*&quot;;IF([.S51]=&quot;Sim&quot;; VLOOKUP([.Q51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1]=&quot; - &quot;;&quot;*&quot;;IF([.S51]=&quot;Sim&quot;;VLOOKUP([.Q51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1])));&quot;Média&quot;;IF(OR([.E51]&lt;=0;[.I51]&lt;=0);&quot;*&quot;;IF(AND([.E51]=1;[.I51]&lt;=19;[.I51]&gt;0);&quot;Baixa&quot;;IF(AND([.E51]&gt;=2;[.E51]&lt;=3;[.I51]&lt;=5);&quot;Baixa&quot;;IF(AND([.E51]&gt;=2;[.E51]&lt;=3;[.I51]&gt;=6;[.I51]&lt;=19);&quot;Média&quot;;IF(AND([.E51]&lt;=1;[.I51]&gt;19);&quot;Média&quot;;IF(AND([.E51]&gt;3;[.I51]&lt;=5);&quot;Média&quot;;IF(AND([.E51]&gt;=2;[.E51]&lt;=3;[.I51]&gt;19);&quot;Alta&quot;;IF(AND([.E51]&gt;3;[.I51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1]=&quot;Baixa&quot;;3;IF([.AA51]=&quot;Média&quot;;4;IF([.AA51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1]=&quot; - &quot;;&quot;*&quot;;IF([.S51]=&quot;Sim&quot;;IF(VLOOKUP([.Q51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1]=&quot; - &quot;;&quot;*&quot;;IF([.AE51]=&quot;Não&quot;;&quot;*&quot;;IF([.AC51]=&quot;*&quot;;&quot;*&quot;;IF([.Y51]=&quot;P&quot;;[.AC51]*[.U51];[.U51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1]=&quot; - &quot;;&quot;*&quot;;IF([.AE51]=&quot;Não&quot;;&quot;*&quot;;IF([.AC51]=&quot;*&quot;;&quot;*&quot;;IF([.Y51]=&quot;P&quot;;[.AC51]*[.W51];[.W51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2]=&quot;&quot;)OR([.O52]=&quot;&quot;);&quot; - &quot;;[.M52] &amp; &quot; - &quot; &amp; [.O52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2]=&quot; - &quot;;&quot;*&quot;;IF( ISNA(VLOOKUP([.Q52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2]=&quot; - &quot;;&quot;*&quot;;IF([.S52]=&quot;Sim&quot;; VLOOKUP([.Q52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2]=&quot; - &quot;;&quot;*&quot;;IF([.S52]=&quot;Sim&quot;;VLOOKUP([.Q52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2])));&quot;Média&quot;;IF(OR([.E52]&lt;=0;[.I52]&lt;=0);&quot;*&quot;;IF(AND([.E52]=1;[.I52]&lt;=19;[.I52]&gt;0);&quot;Baixa&quot;;IF(AND([.E52]&gt;=2;[.E52]&lt;=3;[.I52]&lt;=5);&quot;Baixa&quot;;IF(AND([.E52]&gt;=2;[.E52]&lt;=3;[.I52]&gt;=6;[.I52]&lt;=19);&quot;Média&quot;;IF(AND([.E52]&lt;=1;[.I52]&gt;19);&quot;Média&quot;;IF(AND([.E52]&gt;3;[.I52]&lt;=5);&quot;Média&quot;;IF(AND([.E52]&gt;=2;[.E52]&lt;=3;[.I52]&gt;19);&quot;Alta&quot;;IF(AND([.E52]&gt;3;[.I52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2]=&quot;Baixa&quot;;3;IF([.AA52]=&quot;Média&quot;;4;IF([.AA52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2]=&quot; - &quot;;&quot;*&quot;;IF([.S52]=&quot;Sim&quot;;IF(VLOOKUP([.Q52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2]=&quot; - &quot;;&quot;*&quot;;IF([.AE52]=&quot;Não&quot;;&quot;*&quot;;IF([.AC52]=&quot;*&quot;;&quot;*&quot;;IF([.Y52]=&quot;P&quot;;[.AC52]*[.U52];[.U52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2]=&quot; - &quot;;&quot;*&quot;;IF([.AE52]=&quot;Não&quot;;&quot;*&quot;;IF([.AC52]=&quot;*&quot;;&quot;*&quot;;IF([.Y52]=&quot;P&quot;;[.AC52]*[.W52];[.W52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0" table:number-columns-spanned="2" table:number-rows-spanned="1"/>
          <table:covered-table-cell table:style-name="ce316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9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3]=&quot;&quot;)OR([.O53]=&quot;&quot;);&quot; - &quot;;[.M53] &amp; &quot; - &quot; &amp; [.O53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3]=&quot; - &quot;;&quot;*&quot;;IF( ISNA(VLOOKUP([.Q53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3]=&quot; - &quot;;&quot;*&quot;;IF([.S53]=&quot;Sim&quot;; VLOOKUP([.Q53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3]=&quot; - &quot;;&quot;*&quot;;IF([.S53]=&quot;Sim&quot;;VLOOKUP([.Q53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3])));&quot;Média&quot;;IF(OR([.E53]&lt;=0;[.I53]&lt;=0);&quot;*&quot;;IF(AND([.E53]=1;[.I53]&lt;=19;[.I53]&gt;0);&quot;Baixa&quot;;IF(AND([.E53]&gt;=2;[.E53]&lt;=3;[.I53]&lt;=5);&quot;Baixa&quot;;IF(AND([.E53]&gt;=2;[.E53]&lt;=3;[.I53]&gt;=6;[.I53]&lt;=19);&quot;Média&quot;;IF(AND([.E53]&lt;=1;[.I53]&gt;19);&quot;Média&quot;;IF(AND([.E53]&gt;3;[.I53]&lt;=5);&quot;Média&quot;;IF(AND([.E53]&gt;=2;[.E53]&lt;=3;[.I53]&gt;19);&quot;Alta&quot;;IF(AND([.E53]&gt;3;[.I53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3]=&quot;Baixa&quot;;3;IF([.AA53]=&quot;Média&quot;;4;IF([.AA53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3]=&quot; - &quot;;&quot;*&quot;;IF([.S53]=&quot;Sim&quot;;IF(VLOOKUP([.Q53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3]=&quot; - &quot;;&quot;*&quot;;IF([.AE53]=&quot;Não&quot;;&quot;*&quot;;IF([.AC53]=&quot;*&quot;;&quot;*&quot;;IF([.Y53]=&quot;P&quot;;[.AC53]*[.U53];[.U53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3]=&quot; - &quot;;&quot;*&quot;;IF([.AE53]=&quot;Não&quot;;&quot;*&quot;;IF([.AC53]=&quot;*&quot;;&quot;*&quot;;IF([.Y53]=&quot;P&quot;;[.AC53]*[.W53];[.W53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4]=&quot;&quot;)OR([.O54]=&quot;&quot;);&quot; - &quot;;[.M54] &amp; &quot; - &quot; &amp; [.O54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4]=&quot; - &quot;;&quot;*&quot;;IF( ISNA(VLOOKUP([.Q54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4]=&quot; - &quot;;&quot;*&quot;;IF([.S54]=&quot;Sim&quot;; VLOOKUP([.Q54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4]=&quot; - &quot;;&quot;*&quot;;IF([.S54]=&quot;Sim&quot;;VLOOKUP([.Q54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4])));&quot;Média&quot;;IF(OR([.E54]&lt;=0;[.I54]&lt;=0);&quot;*&quot;;IF(AND([.E54]=1;[.I54]&lt;=19;[.I54]&gt;0);&quot;Baixa&quot;;IF(AND([.E54]&gt;=2;[.E54]&lt;=3;[.I54]&lt;=5);&quot;Baixa&quot;;IF(AND([.E54]&gt;=2;[.E54]&lt;=3;[.I54]&gt;=6;[.I54]&lt;=19);&quot;Média&quot;;IF(AND([.E54]&lt;=1;[.I54]&gt;19);&quot;Média&quot;;IF(AND([.E54]&gt;3;[.I54]&lt;=5);&quot;Média&quot;;IF(AND([.E54]&gt;=2;[.E54]&lt;=3;[.I54]&gt;19);&quot;Alta&quot;;IF(AND([.E54]&gt;3;[.I54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4]=&quot;Baixa&quot;;3;IF([.AA54]=&quot;Média&quot;;4;IF([.AA54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4]=&quot; - &quot;;&quot;*&quot;;IF([.S54]=&quot;Sim&quot;;IF(VLOOKUP([.Q54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4]=&quot; - &quot;;&quot;*&quot;;IF([.AE54]=&quot;Não&quot;;&quot;*&quot;;IF([.AC54]=&quot;*&quot;;&quot;*&quot;;IF([.Y54]=&quot;P&quot;;[.AC54]*[.U54];[.U54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4]=&quot; - &quot;;&quot;*&quot;;IF([.AE54]=&quot;Não&quot;;&quot;*&quot;;IF([.AC54]=&quot;*&quot;;&quot;*&quot;;IF([.Y54]=&quot;P&quot;;[.AC54]*[.W54];[.W54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5]=&quot;&quot;)OR([.O55]=&quot;&quot;);&quot; - &quot;;[.M55] &amp; &quot; - &quot; &amp; [.O55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5]=&quot; - &quot;;&quot;*&quot;;IF( ISNA(VLOOKUP([.Q55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5]=&quot; - &quot;;&quot;*&quot;;IF([.S55]=&quot;Sim&quot;; VLOOKUP([.Q55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5]=&quot; - &quot;;&quot;*&quot;;IF([.S55]=&quot;Sim&quot;;VLOOKUP([.Q55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5])));&quot;Média&quot;;IF(OR([.E55]&lt;=0;[.I55]&lt;=0);&quot;*&quot;;IF(AND([.E55]=1;[.I55]&lt;=19;[.I55]&gt;0);&quot;Baixa&quot;;IF(AND([.E55]&gt;=2;[.E55]&lt;=3;[.I55]&lt;=5);&quot;Baixa&quot;;IF(AND([.E55]&gt;=2;[.E55]&lt;=3;[.I55]&gt;=6;[.I55]&lt;=19);&quot;Média&quot;;IF(AND([.E55]&lt;=1;[.I55]&gt;19);&quot;Média&quot;;IF(AND([.E55]&gt;3;[.I55]&lt;=5);&quot;Média&quot;;IF(AND([.E55]&gt;=2;[.E55]&lt;=3;[.I55]&gt;19);&quot;Alta&quot;;IF(AND([.E55]&gt;3;[.I55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5]=&quot;Baixa&quot;;3;IF([.AA55]=&quot;Média&quot;;4;IF([.AA55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5]=&quot; - &quot;;&quot;*&quot;;IF([.S55]=&quot;Sim&quot;;IF(VLOOKUP([.Q55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5]=&quot; - &quot;;&quot;*&quot;;IF([.AE55]=&quot;Não&quot;;&quot;*&quot;;IF([.AC55]=&quot;*&quot;;&quot;*&quot;;IF([.Y55]=&quot;P&quot;;[.AC55]*[.U55];[.U55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5]=&quot; - &quot;;&quot;*&quot;;IF([.AE55]=&quot;Não&quot;;&quot;*&quot;;IF([.AC55]=&quot;*&quot;;&quot;*&quot;;IF([.Y55]=&quot;P&quot;;[.AC55]*[.W55];[.W55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/>
          <table:table-cell table:style-name="ce499" table:formula="of:=IF(([.M56]=&quot;&quot;)OR([.O56]=&quot;&quot;);&quot; - &quot;;[.M56] &amp; &quot; - &quot; &amp; [.O56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6]=&quot; - &quot;;&quot;*&quot;;IF( ISNA(VLOOKUP([.Q56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6]=&quot; - &quot;;&quot;*&quot;;IF([.S56]=&quot;Sim&quot;; VLOOKUP([.Q56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6]=&quot; - &quot;;&quot;*&quot;;IF([.S56]=&quot;Sim&quot;;VLOOKUP([.Q56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6])));&quot;Média&quot;;IF(OR([.E56]&lt;=0;[.I56]&lt;=0);&quot;*&quot;;IF(AND([.E56]=1;[.I56]&lt;=19;[.I56]&gt;0);&quot;Baixa&quot;;IF(AND([.E56]&gt;=2;[.E56]&lt;=3;[.I56]&lt;=5);&quot;Baixa&quot;;IF(AND([.E56]&gt;=2;[.E56]&lt;=3;[.I56]&gt;=6;[.I56]&lt;=19);&quot;Média&quot;;IF(AND([.E56]&lt;=1;[.I56]&gt;19);&quot;Média&quot;;IF(AND([.E56]&gt;3;[.I56]&lt;=5);&quot;Média&quot;;IF(AND([.E56]&gt;=2;[.E56]&lt;=3;[.I56]&gt;19);&quot;Alta&quot;;IF(AND([.E56]&gt;3;[.I56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6]=&quot;Baixa&quot;;3;IF([.AA56]=&quot;Média&quot;;4;IF([.AA56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6]=&quot; - &quot;;&quot;*&quot;;IF([.S56]=&quot;Sim&quot;;IF(VLOOKUP([.Q56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6]=&quot; - &quot;;&quot;*&quot;;IF([.AE56]=&quot;Não&quot;;&quot;*&quot;;IF([.AC56]=&quot;*&quot;;&quot;*&quot;;IF([.Y56]=&quot;P&quot;;[.AC56]*[.U56];[.U56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6]=&quot; - &quot;;&quot;*&quot;;IF([.AE56]=&quot;Não&quot;;&quot;*&quot;;IF([.AC56]=&quot;*&quot;;&quot;*&quot;;IF([.Y56]=&quot;P&quot;;[.AC56]*[.W56];[.W56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7]=&quot;&quot;)OR([.O57]=&quot;&quot;);&quot; - &quot;;[.M57] &amp; &quot; - &quot; &amp; [.O57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7]=&quot; - &quot;;&quot;*&quot;;IF( ISNA(VLOOKUP([.Q57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7]=&quot; - &quot;;&quot;*&quot;;IF([.S57]=&quot;Sim&quot;; VLOOKUP([.Q57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7]=&quot; - &quot;;&quot;*&quot;;IF([.S57]=&quot;Sim&quot;;VLOOKUP([.Q57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7])));&quot;Média&quot;;IF(OR([.E57]&lt;=0;[.I57]&lt;=0);&quot;*&quot;;IF(AND([.E57]=1;[.I57]&lt;=19;[.I57]&gt;0);&quot;Baixa&quot;;IF(AND([.E57]&gt;=2;[.E57]&lt;=3;[.I57]&lt;=5);&quot;Baixa&quot;;IF(AND([.E57]&gt;=2;[.E57]&lt;=3;[.I57]&gt;=6;[.I57]&lt;=19);&quot;Média&quot;;IF(AND([.E57]&lt;=1;[.I57]&gt;19);&quot;Média&quot;;IF(AND([.E57]&gt;3;[.I57]&lt;=5);&quot;Média&quot;;IF(AND([.E57]&gt;=2;[.E57]&lt;=3;[.I57]&gt;19);&quot;Alta&quot;;IF(AND([.E57]&gt;3;[.I57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7]=&quot;Baixa&quot;;3;IF([.AA57]=&quot;Média&quot;;4;IF([.AA57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7]=&quot; - &quot;;&quot;*&quot;;IF([.S57]=&quot;Sim&quot;;IF(VLOOKUP([.Q57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7]=&quot; - &quot;;&quot;*&quot;;IF([.AE57]=&quot;Não&quot;;&quot;*&quot;;IF([.AC57]=&quot;*&quot;;&quot;*&quot;;IF([.Y57]=&quot;P&quot;;[.AC57]*[.U57];[.U57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7]=&quot; - &quot;;&quot;*&quot;;IF([.AE57]=&quot;Não&quot;;&quot;*&quot;;IF([.AC57]=&quot;*&quot;;&quot;*&quot;;IF([.Y57]=&quot;P&quot;;[.AC57]*[.W57];[.W57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8]=&quot;&quot;)OR([.O58]=&quot;&quot;);&quot; - &quot;;[.M58] &amp; &quot; - &quot; &amp; [.O58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8]=&quot; - &quot;;&quot;*&quot;;IF( ISNA(VLOOKUP([.Q58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8]=&quot; - &quot;;&quot;*&quot;;IF([.S58]=&quot;Sim&quot;; VLOOKUP([.Q58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8]=&quot; - &quot;;&quot;*&quot;;IF([.S58]=&quot;Sim&quot;;VLOOKUP([.Q58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8])));&quot;Média&quot;;IF(OR([.E58]&lt;=0;[.I58]&lt;=0);&quot;*&quot;;IF(AND([.E58]=1;[.I58]&lt;=19;[.I58]&gt;0);&quot;Baixa&quot;;IF(AND([.E58]&gt;=2;[.E58]&lt;=3;[.I58]&lt;=5);&quot;Baixa&quot;;IF(AND([.E58]&gt;=2;[.E58]&lt;=3;[.I58]&gt;=6;[.I58]&lt;=19);&quot;Média&quot;;IF(AND([.E58]&lt;=1;[.I58]&gt;19);&quot;Média&quot;;IF(AND([.E58]&gt;3;[.I58]&lt;=5);&quot;Média&quot;;IF(AND([.E58]&gt;=2;[.E58]&lt;=3;[.I58]&gt;19);&quot;Alta&quot;;IF(AND([.E58]&gt;3;[.I58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8]=&quot;Baixa&quot;;3;IF([.AA58]=&quot;Média&quot;;4;IF([.AA58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8]=&quot; - &quot;;&quot;*&quot;;IF([.S58]=&quot;Sim&quot;;IF(VLOOKUP([.Q58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8]=&quot; - &quot;;&quot;*&quot;;IF([.AE58]=&quot;Não&quot;;&quot;*&quot;;IF([.AC58]=&quot;*&quot;;&quot;*&quot;;IF([.Y58]=&quot;P&quot;;[.AC58]*[.U58];[.U58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8]=&quot; - &quot;;&quot;*&quot;;IF([.AE58]=&quot;Não&quot;;&quot;*&quot;;IF([.AC58]=&quot;*&quot;;&quot;*&quot;;IF([.Y58]=&quot;P&quot;;[.AC58]*[.W58];[.W58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 office:value-type="string" calcext:value-type="string">
            <text:p><text:s/></text:p>
          </table:table-cell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59]=&quot;&quot;)OR([.O59]=&quot;&quot;);&quot; - &quot;;[.M59] &amp; &quot; - &quot; &amp; [.O59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59]=&quot; - &quot;;&quot;*&quot;;IF( ISNA(VLOOKUP([.Q59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59]=&quot; - &quot;;&quot;*&quot;;IF([.S59]=&quot;Sim&quot;; VLOOKUP([.Q59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59]=&quot; - &quot;;&quot;*&quot;;IF([.S59]=&quot;Sim&quot;;VLOOKUP([.Q59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59])));&quot;Média&quot;;IF(OR([.E59]&lt;=0;[.I59]&lt;=0);&quot;*&quot;;IF(AND([.E59]=1;[.I59]&lt;=19;[.I59]&gt;0);&quot;Baixa&quot;;IF(AND([.E59]&gt;=2;[.E59]&lt;=3;[.I59]&lt;=5);&quot;Baixa&quot;;IF(AND([.E59]&gt;=2;[.E59]&lt;=3;[.I59]&gt;=6;[.I59]&lt;=19);&quot;Média&quot;;IF(AND([.E59]&lt;=1;[.I59]&gt;19);&quot;Média&quot;;IF(AND([.E59]&gt;3;[.I59]&lt;=5);&quot;Média&quot;;IF(AND([.E59]&gt;=2;[.E59]&lt;=3;[.I59]&gt;19);&quot;Alta&quot;;IF(AND([.E59]&gt;3;[.I59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59]=&quot;Baixa&quot;;3;IF([.AA59]=&quot;Média&quot;;4;IF([.AA59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59]=&quot; - &quot;;&quot;*&quot;;IF([.S59]=&quot;Sim&quot;;IF(VLOOKUP([.Q59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59]=&quot; - &quot;;&quot;*&quot;;IF([.AE59]=&quot;Não&quot;;&quot;*&quot;;IF([.AC59]=&quot;*&quot;;&quot;*&quot;;IF([.Y59]=&quot;P&quot;;[.AC59]*[.U59];[.U59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59]=&quot; - &quot;;&quot;*&quot;;IF([.AE59]=&quot;Não&quot;;&quot;*&quot;;IF([.AC59]=&quot;*&quot;;&quot;*&quot;;IF([.Y59]=&quot;P&quot;;[.AC59]*[.W59];[.W59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3">
          <table:table-cell table:style-name="ce305"/>
          <table:table-cell table:style-name="ce311" table:number-columns-spanned="2" table:number-rows-spanned="1"/>
          <table:covered-table-cell table:style-name="ce317"/>
          <table:table-cell table:style-name="ce325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/>
          <table:table-cell table:style-name="ce336"/>
          <table:table-cell table:style-name="ce328" table:content-validation-name="val14"/>
          <table:table-cell table:style-name="ce336"/>
          <table:table-cell table:style-name="ce414" table:content-validation-name="val10"/>
          <table:table-cell table:style-name="ce401" office:value-type="string" calcext:value-type="string">
            <text:p><text:s/></text:p>
          </table:table-cell>
          <table:table-cell table:style-name="ce499" table:formula="of:=IF(([.M60]=&quot;&quot;)OR([.O60]=&quot;&quot;);&quot; - &quot;;[.M60] &amp; &quot; - &quot; &amp; [.O60])" office:value-type="string" office:string-value=" - " calcext:value-type="string">
            <text:p><text:s/>- </text:p>
          </table:table-cell>
          <table:table-cell table:style-name="ce401"/>
          <table:table-cell table:style-name="ce499" table:formula="of:=IF([.Q60]=&quot; - &quot;;&quot;*&quot;;IF( ISNA(VLOOKUP([.Q60];[Validar.I$2:.K$84];2;0));&quot;Não&quot;;&quot;Sim&quot;))" office:value-type="string" office:string-value="*" calcext:value-type="string">
            <text:p>*</text:p>
          </table:table-cell>
          <table:table-cell table:style-name="ce401"/>
          <table:table-cell table:style-name="ce503"/>
          <table:table-cell table:style-name="ce401"/>
          <table:table-cell table:style-name="ce499" table:formula="of:=IF([.Q60]=&quot; - &quot;;&quot;*&quot;;IF([.S60]=&quot;Sim&quot;; VLOOKUP([.Q60];[Validar.I$2:.K$84];3;0);&quot;*&quot;))" office:value-type="string" office:string-value="*" calcext:value-type="string">
            <text:p>*</text:p>
          </table:table-cell>
          <table:table-cell table:style-name="ce401"/>
          <table:table-cell table:style-name="ce499" table:formula="of:=IF([.Q60]=&quot; - &quot;;&quot;*&quot;;IF([.S60]=&quot;Sim&quot;;VLOOKUP([.Q60];[Validar.I$2:.L$84];4;0);&quot;*&quot;))" office:value-type="string" office:string-value="*" calcext:value-type="string">
            <text:p>*</text:p>
          </table:table-cell>
          <table:table-cell table:style-name="ce401"/>
          <table:table-cell table:style-name="ce505" table:formula="of:=IF(AND([Sumário.$H$13]=&quot;Contagem Estimada NESMA&quot;;NOT(ISBLANK([.B60])));&quot;Média&quot;;IF(OR([.E60]&lt;=0;[.I60]&lt;=0);&quot;*&quot;;IF(AND([.E60]=1;[.I60]&lt;=19;[.I60]&gt;0);&quot;Baixa&quot;;IF(AND([.E60]&gt;=2;[.E60]&lt;=3;[.I60]&lt;=5);&quot;Baixa&quot;;IF(AND([.E60]&gt;=2;[.E60]&lt;=3;[.I60]&gt;=6;[.I60]&lt;=19);&quot;Média&quot;;IF(AND([.E60]&lt;=1;[.I60]&gt;19);&quot;Média&quot;;IF(AND([.E60]&gt;3;[.I60]&lt;=5);&quot;Média&quot;;IF(AND([.E60]&gt;=2;[.E60]&lt;=3;[.I60]&gt;19);&quot;Alta&quot;;IF(AND([.E60]&gt;3;[.I60]&gt;5);&quot;Alta&quot;;&quot;*&quot;)))))))))" office:value-type="string" office:string-value="*" calcext:value-type="string">
            <text:p>*</text:p>
          </table:table-cell>
          <table:table-cell table:style-name="ce506"/>
          <table:table-cell table:style-name="ce442" table:formula="of:=IF([.AA60]=&quot;Baixa&quot;;3;IF([.AA60]=&quot;Média&quot;;4;IF([.AA60]=&quot;Alta&quot;;6;&quot;*&quot;)))" office:value-type="string" office:string-value="*" calcext:value-type="string">
            <text:p>*</text:p>
          </table:table-cell>
          <table:table-cell table:style-name="ce401"/>
          <table:table-cell table:style-name="ce442" table:formula="of:=IF([.Q60]=&quot; - &quot;;&quot;*&quot;;IF([.S60]=&quot;Sim&quot;;IF(VLOOKUP([.Q60];[Validar.I$2:.Q$84];9;0)=&quot;CE&quot;;&quot;Sim&quot;;&quot;Não&quot;);&quot;*&quot;))" office:value-type="string" office:string-value="*" calcext:value-type="string">
            <text:p>*</text:p>
          </table:table-cell>
          <table:table-cell table:style-name="ce401"/>
          <table:table-cell table:style-name="ce509" table:formula="of:=IF([.Q60]=&quot; - &quot;;&quot;*&quot;;IF([.AE60]=&quot;Não&quot;;&quot;*&quot;;IF([.AC60]=&quot;*&quot;;&quot;*&quot;;IF([.Y60]=&quot;P&quot;;[.AC60]*[.U60];[.U60]))))" office:value-type="string" office:string-value="*" calcext:value-type="string">
            <text:p>*</text:p>
          </table:table-cell>
          <table:table-cell table:style-name="ce401"/>
          <table:table-cell table:style-name="ce471" table:formula="of:=IF([.Q60]=&quot; - &quot;;&quot;*&quot;;IF([.AE60]=&quot;Não&quot;;&quot;*&quot;;IF([.AC60]=&quot;*&quot;;&quot;*&quot;;IF([.Y60]=&quot;P&quot;;[.AC60]*[.W60];[.W60]))))" office:value-type="string" office:string-value="*" calcext:value-type="string">
            <text:p>*</text:p>
          </table:table-cell>
          <table:table-cell table:style-name="ce447"/>
          <table:table-cell table:style-name="ce311"/>
          <table:table-cell table:style-name="ce152" table:number-columns-repeated="205"/>
          <table:table-cell table:style-name="ce122" table:number-columns-repeated="756"/>
          <table:table-cell table:number-columns-repeated="26"/>
        </table:table-row>
        <table:table-row table:style-name="ro12">
          <table:table-cell table:style-name="ce148" table:number-columns-repeated="7"/>
          <table:table-cell table:style-name="ce309" table:number-columns-repeated="4"/>
          <table:table-cell table:style-name="ce402" table:number-columns-repeated="4"/>
          <table:table-cell table:style-name="ce148" office:value-type="string" calcext:value-type="string">
            <text:p><text:s/></text:p>
          </table:table-cell>
          <table:table-cell table:style-name="ce150" table:number-columns-repeated="6"/>
          <table:table-cell table:style-name="ce152"/>
          <table:table-cell table:style-name="ce150" table:number-columns-repeated="9"/>
          <table:table-cell table:style-name="ce433" table:formula="of:=SUM([.AG19:.AG60])" office:value-type="float" office:value="0" calcext:value-type="float">
            <text:p>0</text:p>
          </table:table-cell>
          <table:table-cell table:style-name="ce150" table:number-columns-repeated="4"/>
          <table:table-cell table:style-name="ce152" table:number-columns-repeated="197"/>
          <table:table-cell table:style-name="ce122" table:number-columns-repeated="764"/>
          <table:table-cell table:number-columns-repeated="26"/>
        </table:table-row>
        <table:table-row table:style-name="ro13">
          <table:table-cell table:style-name="ce148" table:number-columns-repeated="3"/>
          <table:table-cell table:style-name="ce326"/>
          <table:table-cell table:style-name="ce452" table:number-columns-spanned="3" table:number-rows-spanned="1"/>
          <table:covered-table-cell table:number-columns-repeated="2" table:style-name="ce454"/>
          <table:table-cell table:style-name="ce402"/>
          <table:table-cell table:style-name="ce326" table:number-columns-repeated="3"/>
          <table:table-cell table:style-name="ce402" table:number-columns-repeated="4"/>
          <table:table-cell table:style-name="ce148" office:value-type="string" calcext:value-type="string">
            <text:p><text:s/></text:p>
          </table:table-cell>
          <table:table-cell table:style-name="ce150" table:number-columns-repeated="6"/>
          <table:table-cell table:style-name="ce504" table:formula="of:=SUM([.AA19:.AA60])" office:value-type="float" office:value="0" calcext:value-type="float">
            <text:p>0</text:p>
          </table:table-cell>
          <table:table-cell table:style-name="ce150" table:number-columns-repeated="3"/>
          <table:table-cell table:style-name="ce111"/>
          <table:table-cell table:style-name="ce150"/>
          <table:table-cell table:style-name="ce425"/>
          <table:table-cell table:style-name="ce150" table:number-columns-repeated="3"/>
          <table:table-cell table:style-name="ce433"/>
          <table:table-cell table:style-name="ce150"/>
          <table:table-cell table:style-name="ce443"/>
          <table:table-cell table:style-name="ce150" table:number-columns-repeated="2"/>
          <table:table-cell table:style-name="ce152" table:number-columns-repeated="201"/>
          <table:table-cell table:style-name="ce122" table:number-columns-repeated="760"/>
          <table:table-cell table:number-columns-repeated="26"/>
        </table:table-row>
        <table:table-row table:style-name="ro2">
          <table:table-cell table:style-name="ce148" table:number-columns-repeated="3"/>
          <table:table-cell table:style-name="ce326"/>
          <table:table-cell table:style-name="ce329" office:value-type="string" calcext:value-type="string" table:number-columns-spanned="4" table:number-rows-spanned="1">
            <text:p>Qtd de CE</text:p>
          </table:table-cell>
          <table:covered-table-cell table:number-columns-repeated="2" table:style-name="ce337"/>
          <table:covered-table-cell table:style-name="ce343"/>
          <table:table-cell table:style-name="ce329" office:value-type="string" calcext:value-type="string" table:number-columns-spanned="4" table:number-rows-spanned="1">
            <text:p>Total de PF</text:p>
          </table:table-cell>
          <table:covered-table-cell table:number-columns-repeated="2" table:style-name="ce343"/>
          <table:covered-table-cell table:style-name="ce403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8" office:value-type="string" calcext:value-type="string">
            <text:p>Complexidade</text:p>
          </table:table-cell>
          <table:table-cell table:style-name="ce148"/>
          <table:table-cell table:style-name="ce330" office:value-type="string" calcext:value-type="string" table:number-columns-spanned="8" table:number-rows-spanned="1">
            <text:p>Transacion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4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&lt;&gt;&quot;Retrabalho&quot;))" office:value-type="float" office:value="4" calcext:value-type="float" table:number-columns-spanned="4" table:number-rows-spanned="1">
            <text:p>4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Média&quot;);(LEFT([.M$19:.M$60];10)&lt;&gt;&quot;Retrabalho&quot;);[.AI$19:.AI$60])" office:value-type="float" office:value="16" calcext:value-type="float" table:number-columns-spanned="4" table:number-rows-spanned="1">
            <text:p>16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&lt;&gt;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SUMPRODUCT(([.AA$19:.AA$60]=&quot;Alta&quot;);(LEFT([.M$19:.M$60];10)&lt;&gt;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Retrabalho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1" table:formula="of:=SUMPRODUCT(([.AA$19:.AA$60]=&quot;Baix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Baix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1" table:formula="of:=SUMPRODUCT(([.AA$19:.AA$60]=&quot;Médi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Médi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1" table:formula="of:=SUMPRODUCT(([.AA$19:.AA$60]=&quot;Alta&quot;)*(LEFT([.M$19:.M$60];10)=&quot;Retrabalho&quot;)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2" table:formula="of:=SUMPRODUCT(([.AA$19:.AA$60]=&quot;Alta&quot;);(LEFT([.M$19:.M$60];10)=&quot;Retrabalho&quot;);[.AI$19:.AI$60])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0"/>
          <table:table-cell table:style-name="ce148"/>
          <table:table-cell table:style-name="ce145"/>
          <table:table-cell table:style-name="ce148" table:number-columns-repeated="3"/>
          <table:table-cell table:style-name="ce145"/>
          <table:table-cell table:style-name="ce148" table:number-columns-repeated="2"/>
          <table: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21"/>
          <table:table-cell table:style-name="ce148"/>
          <table:table-cell table:style-name="ce330" office:value-type="string" calcext:value-type="string" table:number-columns-spanned="8" table:number-rows-spanned="1">
            <text:p>Total</text:p>
          </table:table-cell>
          <table:covered-table-cell table:number-columns-repeated="3" table:style-name="ce148"/>
          <table:covered-table-cell table:style-name="ce145"/>
          <table:covered-table-cell table:number-columns-repeated="2" table:style-name="ce148"/>
          <table:covered-table-cell table:style-name="ce406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Baixa</text:p>
          </table:table-cell>
          <table:table-cell table:style-name="ce148"/>
          <table:table-cell table:style-name="ce332" table:formula="of:=[.E65]+[.E70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338"/>
          <table:table-cell table:style-name="ce331" table:formula="of:=[.I70]+[.I65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Média</text:p>
          </table:table-cell>
          <table:table-cell table:style-name="ce148"/>
          <table:table-cell table:style-name="ce332" table:formula="of:=[.E66]+[.E71]" office:value-type="float" office:value="4" calcext:value-type="float" table:number-columns-spanned="4" table:number-rows-spanned="1">
            <text:p>4</text:p>
          </table:table-cell>
          <table:covered-table-cell table:number-columns-repeated="2"/>
          <table:covered-table-cell table:style-name="ce216"/>
          <table:table-cell table:style-name="ce332" table:formula="of:=[.I66]+[.I71]" office:value-type="float" office:value="16" calcext:value-type="float" table:number-columns-spanned="4" table:number-rows-spanned="1">
            <text:p>16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2"/>
          <table:table-cell table:style-name="ce319" office:value-type="string" calcext:value-type="string">
            <text:p>Alta</text:p>
          </table:table-cell>
          <table:table-cell table:style-name="ce148"/>
          <table:table-cell table:style-name="ce332" table:formula="of:=[.E67]+[.E72]" office:value-type="float" office:value="0" calcext:value-type="float" table:number-columns-spanned="4" table:number-rows-spanned="1">
            <text:p>0</text:p>
          </table:table-cell>
          <table:covered-table-cell table:number-columns-repeated="2"/>
          <table:covered-table-cell table:style-name="ce216"/>
          <table:table-cell table:style-name="ce332" table:formula="of:=[.I72]+[.I67]" office:value-type="float" office:value="0" calcext:value-type="float" table:number-columns-spanned="4" table:number-rows-spanned="1">
            <text:p>0</text:p>
          </table:table-cell>
          <table:covered-table-cell table:style-name="ce338"/>
          <table:covered-table-cell table:style-name="ce341"/>
          <table:covered-table-cell table:style-name="ce405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>
          <table:table-cell table:style-name="ce148" table:number-columns-repeated="4"/>
          <table:table-cell table:style-name="ce333" table:formula="of:=SUM([.E75:.E77])" office:value-type="float" office:value="4" calcext:value-type="float" table:number-columns-spanned="4" table:number-rows-spanned="1">
            <text:p>4</text:p>
          </table:table-cell>
          <table:covered-table-cell table:style-name="ce339"/>
          <table:covered-table-cell table:style-name="ce342"/>
          <table:covered-table-cell table:style-name="ce339"/>
          <table:table-cell table:style-name="ce333" table:formula="of:=SUM([.I75:.I77])" office:value-type="float" office:value="16" calcext:value-type="float" table:number-columns-spanned="4" table:number-rows-spanned="1">
            <text:p>16</text:p>
          </table:table-cell>
          <table:covered-table-cell table:style-name="ce339"/>
          <table:covered-table-cell table:style-name="ce349"/>
          <table:covered-table-cell table:style-name="ce407"/>
          <table:table-cell table:style-name="ce148" table:number-columns-repeated="2"/>
          <table:table-cell table:style-name="ce150" table:number-columns-repeated="12"/>
          <table:table-cell table:style-name="ce425"/>
          <table:table-cell table:style-name="ce150" table:number-columns-repeated="5"/>
          <table:table-cell table:style-name="ce433"/>
          <table:table-cell table:style-name="ce150" table:number-columns-repeated="203"/>
          <table:table-cell table:style-name="ce121" table:number-columns-repeated="750"/>
          <table:table-cell table:style-name="ce122" table:number-columns-repeated="12"/>
          <table:table-cell table:number-columns-repeated="26"/>
        </table:table-row>
        <table:table-row table:style-name="ro2" table:number-rows-repeated="65389">
          <table:table-cell table:style-name="ce303"/>
          <table:table-cell table:style-name="ce148" table:number-columns-repeated="13"/>
          <table:table-cell table:style-name="ce152" table:number-columns-repeated="12"/>
          <table:table-cell table:style-name="ce444"/>
          <table:table-cell table:style-name="ce150" table:number-columns-repeated="5"/>
          <table:table-cell table:style-name="ce433"/>
          <table:table-cell table:style-name="ce150" table:number-columns-repeated="4"/>
          <table:table-cell table:style-name="ce152" table:number-columns-repeated="199"/>
          <table:table-cell table:style-name="ce122" table:number-columns-repeated="762"/>
          <table:table-cell table:number-columns-repeated="26"/>
        </table:table-row>
        <table:table-row table:style-name="ro2" table:number-rows-repeated="9831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lidar" table:style-name="ta2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ce380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0" table:default-cell-style-name="Default"/>
        <table:table-column table:style-name="co82" table:number-columns-repeated="2" table:default-cell-style-name="Default"/>
        <table:table-column table:style-name="co80" table:visibility="collapse" table:default-cell-style-name="Default"/>
        <table:table-column table:style-name="co81" table:visibility="collapse" table:default-cell-style-name="Default"/>
        <table:table-column table:style-name="co80" table:visibility="collapse" table:default-cell-style-name="Default"/>
        <table:table-column table:style-name="co82" table:visibility="collapse" table:number-columns-repeated="2" table:default-cell-style-name="Default"/>
        <table:table-column table:style-name="co83" table:visibility="collapse" table:number-columns-repeated="2" table:default-cell-style-name="Default"/>
        <table:table-column table:style-name="co83" table:number-columns-repeated="1000" table:default-cell-style-name="Default"/>
        <table:table-row table:style-name="ro25">
          <table:table-cell table:style-name="ce350" office:value-type="string" calcext:value-type="string">
            <text:p>Roteiro SISP</text:p>
          </table:table-cell>
          <table:table-cell table:style-name="ce354" office:value-type="string" calcext:value-type="string">
            <text:p>2.0</text:p>
          </table:table-cell>
          <table:table-cell/>
          <table:table-cell table:style-name="ce350" office:value-type="string" calcext:value-type="string">
            <text:p>Plataforma</text:p>
          </table:table-cell>
          <table:table-cell table:number-columns-repeated="2"/>
          <table:table-cell table:style-name="ce350" office:value-type="string" calcext:value-type="string">
            <text:p>CLASSIFICAÇÃO</text:p>
          </table:table-cell>
          <table:table-cell/>
          <table:table-cell table:style-name="ce370" office:value-type="string" calcext:value-type="string">
            <text:p>Tipo</text:p>
          </table:table-cell>
          <table:table-cell table:style-name="ce375"/>
          <table:table-cell table:style-name="ce381" office:value-type="string" calcext:value-type="string">
            <text:p>Fator SISP 2.0</text:p>
          </table:table-cell>
          <table:table-cell table:style-name="ce384" office:value-type="string" calcext:value-type="string">
            <office:annotation draw:style-name="gr1" draw:text-style-name="P1" svg:width="2.897cm" svg:height="0.991cm" svg:x="50.743cm" svg:y="1.351cm" draw:caption-point-x="-0.391cm" draw:caption-point-y="-1.341cm">
              <dc:date>2014-04-03T00:00:00</dc:date>
              <text:p text:style-name="P1"><text:span text:style-name="T1">P: Percentual</text:span></text:p>
              <text:p text:style-name="P1"><text:span text:style-name="T1">F: Fixo</text:span></text:p>
            </office:annotation>
            <text:p>Forma de Cálculo</text:p>
          </table:table-cell>
          <table:table-cell table:style-name="ce391" office:value-type="string" calcext:value-type="string" table:number-columns-spanned="5" table:number-rows-spanned="1">
            <text:p>Funcionalidades</text:p>
          </table:table-cell>
          <table:covered-table-cell table:number-columns-repeated="4" table:style-name="ce384"/>
          <table:table-cell table:style-name="ce393" office:value-type="string" calcext:value-type="string" table:number-columns-spanned="5" table:number-rows-spanned="1">
            <text:p>Funcionalidades Validadas</text:p>
          </table:table-cell>
          <table:covered-table-cell table:number-columns-repeated="4" table:style-name="ce384"/>
          <table:table-cell table:number-columns-repeated="1002"/>
        </table:table-row>
        <table:table-row table:style-name="ro2">
          <table:table-cell table:number-columns-repeated="3"/>
          <table:table-cell table:style-name="ce356" office:value-type="string" calcext:value-type="string">
            <text:p>UNIX</text:p>
          </table:table-cell>
          <table:table-cell table:number-columns-repeated="2"/>
          <table:table-cell table:style-name="ce356" office:value-type="string" calcext:value-type="string">
            <text:p>Incluída</text:p>
          </table:table-cell>
          <table:table-cell/>
          <table:table-cell table:style-name="ce356" table:formula="of:=[.$G$17] &amp; &quot; - &quot; &amp;[.$G$2]" office:value-type="string" office:string-value="Desenvolvimento - Incluída" calcext:value-type="string">
            <text:p>Desenvolviment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0" office:value-type="string" calcext:value-type="string">
            <text:p>CPM</text:p>
          </table:table-cell>
          <table:table-cell table:style-name="ce355" office:value-type="string" calcext:value-type="string">
            <text:p>4.3.1</text:p>
          </table:table-cell>
          <table:table-cell/>
          <table:table-cell table:style-name="ce356" office:value-type="string" calcext:value-type="string">
            <text:p>Grande Porte</text:p>
          </table:table-cell>
          <table:table-cell table:number-columns-repeated="2"/>
          <table:table-cell table:style-name="ce356" office:value-type="string" calcext:value-type="string">
            <text:p>Alterada</text:p>
          </table:table-cell>
          <table:table-cell/>
          <table:table-cell table:style-name="ce356" table:formula="of:=[.$G$17] &amp; &quot; - &quot; &amp;[.$G$7]" office:value-type="string" office:string-value="Desenvolvimento - Conversão" calcext:value-type="string">
            <text:p>Desenvolviment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/>
          <table:table-cell table:style-name="ce394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94" office:value-type="string" calcext:value-type="string">
            <text:p>CE</text:p>
          </table:table-cell>
          <table:table-cell table:style-name="ce395" office:value-type="string" calcext:value-type="string">
            <text:p>Azul</text:p>
          </table:table-cell>
          <table:table-cell table:style-name="ce395" office:value-type="string" calcext:value-type="string">
            <text:p>Incluída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356" office:value-type="string" calcext:value-type="string">
            <text:p>WEB</text:p>
          </table:table-cell>
          <table:table-cell table:number-columns-repeated="2"/>
          <table:table-cell table:style-name="ce356" office:value-type="string" calcext:value-type="string">
            <text:p>Alterada Outra Fábrica Com Redocumentação</text:p>
          </table:table-cell>
          <table:table-cell/>
          <table:table-cell table:style-name="ce356" table:formula="of:=[.$G$18] &amp; &quot; - &quot; &amp;[.$G$2]" office:value-type="string" office:string-value="Melhoria - Incluída" calcext:value-type="string">
            <text:p>Melhori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 office:value-type="string" calcext:value-type="string">
            <text:p>Vermelha</text:p>
          </table:table-cell>
          <table:table-cell table:style-name="ce352" office:value-type="string" calcext:value-type="string">
            <text:p>Excluída</text:p>
          </table:table-cell>
          <table:table-cell table:number-columns-repeated="1000"/>
        </table:table-row>
        <table:table-row table:style-name="ro3">
          <table:table-cell table:style-name="ce350" office:value-type="string" calcext:value-type="string">
            <text:p>Linguagem</text:p>
          </table:table-cell>
          <table:table-cell table:number-columns-repeated="2"/>
          <table:table-cell table:style-name="ce356" office:value-type="string" calcext:value-type="string">
            <text:p>WINDOWS</text:p>
          </table:table-cell>
          <table:table-cell table:number-columns-repeated="2"/>
          <table:table-cell table:style-name="ce356" office:value-type="string" calcext:value-type="string">
            <text:p>Alterada Outra Fábrica Sem Redocumentação</text:p>
          </table:table-cell>
          <table:table-cell/>
          <table:table-cell table:style-name="ce356" table:formula="of:=[.$G$18] &amp; &quot; - &quot; &amp;[.$G$3]" office:value-type="string" office:string-value="Melhoria - Alterada" calcext:value-type="string">
            <text:p>Melhori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ACCESS</text:p>
          </table:table-cell>
          <table:table-cell table:number-columns-repeated="2"/>
          <table:table-cell table:style-name="ce356" office:value-type="string" calcext:value-type="string">
            <text:p>LINUX</text:p>
          </table:table-cell>
          <table:table-cell table:number-columns-repeated="2"/>
          <table:table-cell table:style-name="ce356" office:value-type="string" calcext:value-type="string">
            <text:p>Excluída</text:p>
          </table:table-cell>
          <table:table-cell/>
          <table:table-cell table:style-name="ce356" table:formula="of:=[.$G$18] &amp; &quot; - &quot; &amp;[.$G$4]" office:value-type="string" office:string-value="Melhoria - Alterada Outra Fábrica Com Redocumentação" calcext:value-type="string">
            <text:p>Melhoria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6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ASP<text:span text:style-name="T15"> </text:span></text:p>
          </table:table-cell>
          <table:table-cell table:number-columns-repeated="5"/>
          <table:table-cell table:style-name="ce356" office:value-type="string" calcext:value-type="string">
            <text:p>Conversão</text:p>
          </table:table-cell>
          <table:table-cell/>
          <table:table-cell table:style-name="ce356" table:formula="of:=[.$G$18] &amp; &quot; - &quot; &amp;[.$G$5]" office:value-type="string" office:string-value="Melhoria - Alterada Outra Fábrica Sem Redocumentação" calcext:value-type="string">
            <text:p>Melhoria - Alterada Outra Fábrica Sem Redocumentação</text:p>
          </table:table-cell>
          <table:table-cell table:style-name="ce376"/>
          <table:table-cell table:style-name="ce382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PNET</text:p>
          </table:table-cell>
          <table:table-cell table:number-columns-repeated="2"/>
          <table:table-cell table:style-name="ce350" office:value-type="string" calcext:value-type="string">
            <text:p>Tipo de Contagem</text:p>
          </table:table-cell>
          <table:table-cell table:number-columns-repeated="2"/>
          <table:table-cell table:style-name="ce356" office:value-type="string" calcext:value-type="string">
            <text:p>Help</text:p>
          </table:table-cell>
          <table:table-cell/>
          <table:table-cell table:style-name="ce356" table:formula="of:=[.$G$18] &amp; &quot; - &quot; &amp;[.$G$6]" office:value-type="string" office:string-value="Melhoria - Excluída" calcext:value-type="string">
            <text:p>Melhoria - Excluída</text:p>
          </table:table-cell>
          <table:table-cell table:style-name="ce376"/>
          <table:table-cell table:style-name="ce356" office:value-type="float" office:value="0.4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ASSEMBLER</text:p>
          </table:table-cell>
          <table:table-cell table:number-columns-repeated="2"/>
          <table:table-cell table:style-name="ce356" office:value-type="string" calcext:value-type="string">
            <text:p>Estimativa Inicial</text:p>
          </table:table-cell>
          <table:table-cell table:number-columns-repeated="2"/>
          <table:table-cell table:style-name="ce363" office:value-type="string" calcext:value-type="string">
            <text:p>Fase até Engenharia de Requisitos: 25%</text:p>
          </table:table-cell>
          <table:table-cell/>
          <table:table-cell table:style-name="ce356" table:formula="of:=[.$G$18] &amp; &quot; - &quot; &amp;[.$G$7]" office:value-type="string" office:string-value="Melhoria - Conversão" calcext:value-type="string">
            <text:p>Melhoria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6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BASIC</text:p>
          </table:table-cell>
          <table:table-cell table:number-columns-repeated="2"/>
          <table:table-cell table:style-name="ce356" office:value-type="string" calcext:value-type="string">
            <text:p>Contagem de Referência</text:p>
          </table:table-cell>
          <table:table-cell table:number-columns-repeated="2"/>
          <table:table-cell table:style-name="ce363" office:value-type="string" calcext:value-type="string">
            <text:p>Fase até Design, Arquitetura: 35%</text:p>
          </table:table-cell>
          <table:table-cell/>
          <table:table-cell table:style-name="ce356" table:formula="of:=[.$G$19] &amp; &quot; - &quot; &amp;[.$G2]" office:value-type="string" office:string-value="Migração de Dados - Incluída" calcext:value-type="string">
            <text:p>Migração de Dad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</text:p>
          </table:table-cell>
          <table:table-cell table:number-columns-repeated="2"/>
          <table:table-cell table:style-name="ce356" office:value-type="string" calcext:value-type="string">
            <text:p>Contagem de Encerramento</text:p>
          </table:table-cell>
          <table:table-cell table:number-columns-repeated="2"/>
          <table:table-cell table:style-name="ce363" office:value-type="string" calcext:value-type="string">
            <text:p>Fase até Implementação: 75%</text:p>
          </table:table-cell>
          <table:table-cell/>
          <table:table-cell table:style-name="ce356" table:formula="of:=[.$G$19] &amp; &quot; - &quot; &amp;[.$G7]" office:value-type="string" office:string-value="Migração de Dados - Conversão" calcext:value-type="string">
            <text:p>Migração de Dados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/>
          <table:table-cell table:number-columns-repeated="1002"/>
        </table:table-row>
        <table:table-row table:style-name="ro3">
          <table:table-cell table:style-name="ce351" office:value-type="string" calcext:value-type="string">
            <text:p>C#</text:p>
          </table:table-cell>
          <table:table-cell table:number-columns-repeated="5"/>
          <table:table-cell table:style-name="ce363" office:value-type="string" calcext:value-type="string">
            <text:p>Fase até Testes: 90%</text:p>
          </table:table-cell>
          <table:table-cell/>
          <table:table-cell table:style-name="ce356" table:formula="of:=[.$G$20] &amp; &quot; - &quot; &amp;[.$G3]" office:value-type="string" office:string-value="Manutenção Corretiva - Alterada" calcext:value-type="string">
            <text:p>Manutenção Corretiva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C++</text:p>
          </table:table-cell>
          <table:table-cell table:number-columns-repeated="2"/>
          <table:table-cell table:style-name="ce350" office:value-type="string" calcext:value-type="string">
            <text:p>Redução de Cronograma</text:p>
          </table:table-cell>
          <table:table-cell table:style-name="ce350" office:value-type="string" calcext:value-type="string">
            <text:p>%</text:p>
          </table:table-cell>
          <table:table-cell/>
          <table:table-cell table:style-name="ce363" office:value-type="string" calcext:value-type="string">
            <text:p>Fase até Homologação: 95%</text:p>
          </table:table-cell>
          <table:table-cell/>
          <table:table-cell table:style-name="ce371" table:formula="of:=[.$G$20] &amp; &quot; - &quot; &amp;[.$G4]" office:value-type="string" office:string-value="Manutenção Corretiva - Alterada Outra Fábrica Com Redocumentação" calcext:value-type="string">
            <text:p>Manutenção Corretiva - Alterada Outra Fábrica Com Redocumentação</text:p>
          </table:table-cell>
          <table:table-cell table:style-name="ce377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2"/>
          <table:table-cell table:number-columns-repeated="1001"/>
        </table:table-row>
        <table:table-row table:style-name="ro3">
          <table:table-cell table:style-name="ce351" office:value-type="string" calcext:value-type="string">
            <text:p>CLIPPER</text:p>
          </table:table-cell>
          <table:table-cell table:number-columns-repeated="2"/>
          <table:table-cell table:style-name="ce350" office:value-type="string" calcext:value-type="string">
            <text:p>Não</text:p>
          </table:table-cell>
          <table:table-cell table:style-name="ce350" office:value-type="float" office:value="0" calcext:value-type="float">
            <text:p>0</text:p>
          </table:table-cell>
          <table:table-cell/>
          <table:table-cell table:style-name="ce363" office:value-type="string" calcext:value-type="string">
            <text:p>Fase até Implantação: 100%</text:p>
          </table:table-cell>
          <table:table-cell/>
          <table:table-cell table:style-name="ce356" table:formula="of:=[.$G$20] &amp; &quot; - &quot; &amp;[.$G5]" office:value-type="string" office:string-value="Manutenção Corretiva - Alterada Outra Fábrica Sem Redocumentação" calcext:value-type="string">
            <text:p>Manutenção Corretiva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SP</text:p>
          </table:table-cell>
          <table:table-cell table:number-columns-repeated="2"/>
          <table:table-cell table:style-name="ce356" office:value-type="string" calcext:value-type="string">
            <text:p>Projeto Urgente</text:p>
          </table:table-cell>
          <table:table-cell table:style-name="ce360" office:value-type="percentage" office:value="0.2" calcext:value-type="percentage">
            <text:p>20,00%</text:p>
          </table:table-cell>
          <table:table-cell table:number-columns-repeated="3"/>
          <table:table-cell table:style-name="ce356" table:formula="of:=[.$G$21] &amp; &quot; - &quot; &amp;[.$G2]" office:value-type="string" office:string-value="Mudança de Plataforma – Linguagem de Programação - Incluída" calcext:value-type="string">
            <text:p>Mudança de Plataforma – Linguagem de Programaçã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COBOL</text:p>
          </table:table-cell>
          <table:table-cell table:number-columns-repeated="2"/>
          <table:table-cell table:style-name="ce356" office:value-type="string" calcext:value-type="string">
            <text:p>Projeto Crítico</text:p>
          </table:table-cell>
          <table:table-cell table:style-name="ce360" office:value-type="percentage" office:value="0.5" calcext:value-type="percentage">
            <text:p>50,00%</text:p>
          </table:table-cell>
          <table:table-cell/>
          <table:table-cell table:style-name="ce350" office:value-type="string" calcext:value-type="string">
            <text:p>Tipos de demanda</text:p>
          </table:table-cell>
          <table:table-cell/>
          <table:table-cell table:style-name="ce356" table:formula="of:=[.$G$21] &amp; &quot; - &quot; &amp;[.$G7]" office:value-type="string" office:string-value="Mudança de Plataforma – Linguagem de Programação - Conversão" calcext:value-type="string">
            <text:p>Mudança de Plataforma – Linguagem de Programaçã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ardo<text:span text:style-name="T15"> </text:span>/Netuno</text:p>
          </table:table-cell>
          <table:table-cell table:number-columns-repeated="2"/>
          <table:table-cell table:style-name="ce356" office:value-type="string" calcext:value-type="string">
            <text:p>Projeto Alta Criticidade</text:p>
          </table:table-cell>
          <table:table-cell table:style-name="ce360" office:value-type="percentage" office:value="0.7" calcext:value-type="percentage">
            <text:p>70,00%</text:p>
          </table:table-cell>
          <table:table-cell/>
          <table:table-cell table:style-name="ce359" office:value-type="string" calcext:value-type="string">
            <text:p>Desenvolvimento</text:p>
          </table:table-cell>
          <table:table-cell/>
          <table:table-cell table:style-name="ce356" table:formula="of:=[.$G$22] &amp; &quot; - &quot; &amp;[.$G2]" office:value-type="string" office:string-value="Mudança de Plataforma – Banco de Dados Hierárquico - Incluída" calcext:value-type="string">
            <text:p>Mudança de Plataforma – Banco de Dados Hierárquico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DELPHI</text:p>
          </table:table-cell>
          <table:table-cell table:number-columns-repeated="5"/>
          <table:table-cell table:style-name="ce359" office:value-type="string" calcext:value-type="string">
            <text:p>Melhoria</text:p>
          </table:table-cell>
          <table:table-cell/>
          <table:table-cell table:style-name="ce356" table:formula="of:=[.$G$22] &amp; &quot; - &quot; &amp;[.$G7]" office:value-type="string" office:string-value="Mudança de Plataforma – Banco de Dados Hierárquico - Conversão" calcext:value-type="string">
            <text:p>Mudança de Plataforma – Banco de Dados Hierárquico 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Dot<text:span text:style-name="T15"> </text:span>Net<text:span text:style-name="T15"> </text:span>(.Net)</text:p>
          </table:table-cell>
          <table:table-cell table:number-columns-repeated="2"/>
          <table:table-cell table:style-name="ce357" office:value-type="string" calcext:value-type="string">
            <text:p>Versão / autor</text:p>
          </table:table-cell>
          <table:table-cell table:style-name="ce357" office:value-type="string" calcext:value-type="string">
            <text:p>Data</text:p>
          </table:table-cell>
          <table:table-cell/>
          <table:table-cell table:style-name="ce356" office:value-type="string" calcext:value-type="string">
            <text:p>Migração de Dados</text:p>
          </table:table-cell>
          <table:table-cell/>
          <table:table-cell table:style-name="ce356" table:formula="of:=[.$G$23] &amp; &quot; - &quot; &amp;[.$G3]" office:value-type="string" office:string-value="Mudança de Plataforma – Banco de Dados Relacional  - Alterada" calcext:value-type="string">
            <text:p>Mudança de Plataforma – Banco de Dados Relacional 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6">
          <table:table-cell table:style-name="ce351" office:value-type="string" calcext:value-type="string">
            <text:p>EXCEL</text:p>
          </table:table-cell>
          <table:table-cell table:number-columns-repeated="2"/>
          <table:table-cell table:style-name="ce358" office:value-type="string" calcext:value-type="string">
            <text:p>1- Luciano</text:p>
          </table:table-cell>
          <table:table-cell table:style-name="ce361" office:value-type="date" office:date-value="2016-09-01" calcext:value-type="date">
            <text:p>01/09/16</text:p>
          </table:table-cell>
          <table:table-cell/>
          <table:table-cell table:style-name="ce356" office:value-type="string" calcext:value-type="string">
            <text:p>Manutenção Corretiva</text:p>
          </table:table-cell>
          <table:table-cell/>
          <table:table-cell table:style-name="ce356" table:formula="of:=[.$G$23] &amp; &quot; - &quot; &amp;[.$G7]" office:value-type="string" office:string-value="Mudança de Plataforma – Banco de Dados Relacional  - Conversão" calcext:value-type="string">
            <text:p>Mudança de Plataforma – Banco de Dados Relacional <text:s/>- Conversão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/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7">
          <table:table-cell table:style-name="ce351" office:value-type="string" calcext:value-type="string">
            <text:p>FORMS/REPORTS/ORACLE</text:p>
          </table:table-cell>
          <table:table-cell table:style-name="ce353" table:number-columns-repeated="2"/>
          <table:table-cell table:style-name="ce359"/>
          <table:table-cell table:style-name="ce362"/>
          <table:table-cell table:style-name="ce353"/>
          <table:table-cell table:style-name="ce359" office:value-type="string" calcext:value-type="string">
            <text:p>Mudança de Plataforma – Linguagem de Programação</text:p>
          </table:table-cell>
          <table:table-cell table:style-name="ce353"/>
          <table:table-cell table:style-name="ce359" table:formula="of:=[.$G$24] &amp; &quot; - &quot; &amp;[.$G3]" office:value-type="string" office:string-value="Atualização de Versão – Linguagem de Programação - Alterada" calcext:value-type="string">
            <text:p>Atualização de Versão – Linguagem de Programação - Alterada</text:p>
          </table:table-cell>
          <table:table-cell table:style-name="ce376"/>
          <table:table-cell table:style-name="ce359" office:value-type="float" office:value="0.3" calcext:value-type="float">
            <text:p>0,3</text:p>
          </table:table-cell>
          <table:table-cell table:style-name="ce386" office:value-type="string" calcext:value-type="string">
            <text:p>P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86" table:number-columns-repeated="2"/>
          <table:table-cell table:style-name="ce386" office:value-type="string" calcext:value-type="string">
            <text:p>EE</text:p>
          </table:table-cell>
          <table:table-cell table:style-name="ce386" office:value-type="string" calcext:value-type="string">
            <text:p>SE</text:p>
          </table:table-cell>
          <table:table-cell table:style-name="ce386" office:value-type="string" calcext:value-type="string">
            <text:p>CE</text:p>
          </table:table-cell>
          <table:table-cell table:style-name="ce353" table:number-columns-repeated="1002"/>
        </table:table-row>
        <table:table-row table:style-name="ro2">
          <table:table-cell table:style-name="ce351" office:value-type="string" calcext:value-type="string">
            <text:p>HTML</text:p>
          </table:table-cell>
          <table:table-cell table:number-columns-repeated="2"/>
          <table:table-cell table:style-name="ce356"/>
          <table:table-cell table:style-name="ce355"/>
          <table:table-cell/>
          <table:table-cell table:style-name="ce359" office:value-type="string" calcext:value-type="string">
            <text:p>Mudança de Plataforma – Banco de Dados Hierárquico</text:p>
          </table:table-cell>
          <table:table-cell/>
          <table:table-cell table:style-name="ce356" table:formula="of:=[.$G$25] &amp; &quot; - &quot; &amp;[.$G3]" office:value-type="string" office:string-value="Atualização de Versão – Browser - Alterada" calcext:value-type="string">
            <text:p>Atualização de Versão – Browser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JAVA</text:p>
          </table:table-cell>
          <table:table-cell table:number-columns-repeated="5"/>
          <table:table-cell table:style-name="ce359" office:value-type="string" calcext:value-type="string">
            <text:p>Mudança de Plataforma – Banco de Dados Relacional </text:p>
          </table:table-cell>
          <table:table-cell/>
          <table:table-cell table:style-name="ce356" table:formula="of:=[.$G$26] &amp; &quot; - &quot; &amp;[.$G3]" office:value-type="string" office:string-value="Atualização de Versão – Banco de Dados - Alterada" calcext:value-type="string">
            <text:p>Atualização de Versão – Banco de Dados 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53"/>
          <table:table-cell table:number-columns-repeated="1001"/>
        </table:table-row>
        <table:table-row table:style-name="ro3">
          <table:table-cell table:style-name="ce351" office:value-type="string" calcext:value-type="string">
            <text:p>Java<text:span text:style-name="T15"> </text:span>AndroMDA</text:p>
          </table:table-cell>
          <table:table-cell table:number-columns-repeated="2"/>
          <table:table-cell table:style-name="ce350" office:value-type="string" calcext:value-type="string">
            <text:p>Versão</text:p>
          </table:table-cell>
          <table:table-cell table:number-columns-repeated="2"/>
          <table:table-cell table:style-name="ce364" office:value-type="string" calcext:value-type="string">
            <text:p>Atualização de Versão – Linguagem de Programação</text:p>
          </table:table-cell>
          <table:table-cell/>
          <table:table-cell table:style-name="ce356" table:formula="of:=[.$G$27] &amp; &quot; - &quot; &amp;[.$G3]" office:value-type="string" office:string-value="Manutenção em Interface - Alterada" calcext:value-type="string">
            <text:p>Manutenção em Interface - Altera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/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1.0</text:p>
          </table:table-cell>
          <table:table-cell table:number-columns-repeated="2"/>
          <table:table-cell table:style-name="ce356" office:value-type="string" calcext:value-type="string">
            <text:p>Modelo 1.1</text:p>
          </table:table-cell>
          <table:table-cell table:number-columns-repeated="2"/>
          <table:table-cell table:style-name="ce364" office:value-type="string" calcext:value-type="string">
            <text:p>Atualização de Versão – Browser</text:p>
          </table:table-cell>
          <table:table-cell/>
          <table:table-cell table:style-name="ce356" table:formula="of:=[.$G$27] &amp; &quot; - &quot; &amp;[.$G8]" office:value-type="string" office:string-value="Manutenção em Interface - Help" calcext:value-type="string">
            <text:p>Manutenção em Interface - Help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8" office:value-type="string" calcext:value-type="string">
            <text:p>ALI</text:p>
          </table:table-cell>
          <table:table-cell table:style-name="ce385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Demoiselle<text:span text:style-name="T15"> </text:span>V<text:span text:style-name="T15"> </text:span>2.0</text:p>
          </table:table-cell>
          <table:table-cell table:number-columns-repeated="5"/>
          <table:table-cell table:style-name="ce364" office:value-type="string" calcext:value-type="string">
            <text:p>Atualização de Versão – Banco de Dados</text:p>
          </table:table-cell>
          <table:table-cell/>
          <table:table-cell table:style-name="ce356" table:formula="of:=[.$G$28] &amp; &quot; - &quot; &amp;[.$G3]" office:value-type="string" office:string-value="Adaptação em Func sem alteração de Req Funcionais - Alterada" calcext:value-type="string">
            <text:p>Adaptação em Func sem alteração de Req Funcionais - Alterada</text:p>
          </table:table-cell>
          <table:table-cell table:style-name="ce376"/>
          <table:table-cell table:style-name="ce356" office:value-type="float" office:value="0.5" calcext:value-type="float">
            <text:p>0,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Flex</text:p>
          </table:table-cell>
          <table:table-cell table:number-columns-repeated="5"/>
          <table:table-cell table:style-name="ce359" office:value-type="string" calcext:value-type="string">
            <text:p>Manutenção em Interface</text:p>
          </table:table-cell>
          <table:table-cell/>
          <table:table-cell table:style-name="ce356" table:formula="of:=[.$G$28] &amp; &quot; - &quot; &amp;[.$G4]" office:value-type="string" office:string-value="Adaptação em Func sem alteração de Req Funcionais - Alterada Outra Fábrica Com Redocumentação" calcext:value-type="string">
            <text:p>Adaptação em Func sem alteração de Req Funcionais - Alterada Outra Fábrica Com Redocumentação</text:p>
          </table:table-cell>
          <table:table-cell table:style-name="ce376"/>
          <table:table-cell table:style-name="ce356" office:value-type="float" office:value="0.9" calcext:value-type="float">
            <text:p>0,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Script</text:p>
          </table:table-cell>
          <table:table-cell table:number-columns-repeated="5"/>
          <table:table-cell table:style-name="ce365" office:value-type="string" calcext:value-type="string">
            <text:p>Adaptação em Func sem alteração de Req Funcionais</text:p>
          </table:table-cell>
          <table:table-cell/>
          <table:table-cell table:style-name="ce356" table:formula="of:=[.$G$28] &amp; &quot; - &quot; &amp;[.$G5]" office:value-type="string" office:string-value="Adaptação em Func sem alteração de Req Funcionais - Alterada Outra Fábrica Sem Redocumentação" calcext:value-type="string">
            <text:p>Adaptação em Func sem alteração de Req Funcionais - Alterada Outra Fábrica Sem Redocumentação</text:p>
          </table:table-cell>
          <table:table-cell table:style-name="ce376"/>
          <table:table-cell table:style-name="ce356" office:value-type="float" office:value="0.75" calcext:value-type="float">
            <text:p>0,7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Java<text:span text:style-name="T15"> </text:span>Web</text:p>
          </table:table-cell>
          <table:table-cell table:number-columns-repeated="5"/>
          <table:table-cell table:style-name="ce359" office:value-type="string" calcext:value-type="string">
            <text:p>Apuração Especial - Base de Dados – sem consulta</text:p>
          </table:table-cell>
          <table:table-cell/>
          <table:table-cell table:style-name="ce356" table:formula="of:=[.$G$29] &amp; &quot; - &quot; &amp;[.$G2]" office:value-type="string" office:string-value="Apuração Especial - Base de Dados – sem consulta - Incluída" calcext:value-type="string">
            <text:p>Apuração Especial - Base de Dados – sem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JCUPIM</text:p>
          </table:table-cell>
          <table:table-cell table:number-columns-repeated="5"/>
          <table:table-cell table:style-name="ce359" office:value-type="string" calcext:value-type="string">
            <text:p>Apuração Especial - Base de Dados – somente consulta</text:p>
          </table:table-cell>
          <table:table-cell/>
          <table:table-cell table:style-name="ce356" table:formula="of:=[.$G$30] &amp; &quot; - &quot; &amp;[.$G2]" office:value-type="string" office:string-value="Apuração Especial - Base de Dados – somente consulta - Incluída" calcext:value-type="string">
            <text:p>Apuração Especial - Base de Dados – somente consulta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8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ASER<text:span text:style-name="T15"> </text:span>XEROX</text:p>
          </table:table-cell>
          <table:table-cell table:number-columns-repeated="5"/>
          <table:table-cell table:style-name="ce359" office:value-type="string" calcext:value-type="string">
            <text:p>Apuração Especial - Base de Dados – após consulta</text:p>
          </table:table-cell>
          <table:table-cell/>
          <table:table-cell table:style-name="ce356" table:formula="of:=[.$G$31] &amp; &quot; - &quot; &amp;[.$G2]" office:value-type="string" office:string-value="Apuração Especial - Base de Dados – após consulta - Incluída" calcext:value-type="string">
            <text:p>Apuração Especial - Base de Dados – após consulta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LIFERAY</text:p>
          </table:table-cell>
          <table:table-cell table:number-columns-repeated="5"/>
          <table:table-cell table:style-name="ce359" office:value-type="string" calcext:value-type="string">
            <text:p>Apuração Especial - Geração de Relatórios</text:p>
          </table:table-cell>
          <table:table-cell/>
          <table:table-cell table:style-name="ce356" table:formula="of:=[.$G$32] &amp; &quot; - &quot; &amp;[.$G2]" office:value-type="string" office:string-value="Apuração Especial - Geração de Relatórios - Incluída" calcext:value-type="string">
            <text:p>Apuração Especial - Geração de Relatórios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3"/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LIGHTBASE</text:p>
          </table:table-cell>
          <table:table-cell table:number-columns-repeated="5"/>
          <table:table-cell table:style-name="ce364" office:value-type="string" calcext:value-type="string">
            <text:p>Apuração Especial – Reexecução</text:p>
          </table:table-cell>
          <table:table-cell/>
          <table:table-cell table:style-name="ce356" table:formula="of:=[.$G$33] &amp; &quot; - &quot; &amp;[.$G2]" office:value-type="string" office:string-value="Apuração Especial – Reexecução - Incluída" calcext:value-type="string">
            <text:p>Apuração Especial – Reexecuçã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LOTUS<text:span text:style-name="T15"> </text:span>NOTES</text:p>
          </table:table-cell>
          <table:table-cell table:style-name="ce352" table:number-columns-repeated="5"/>
          <table:table-cell table:style-name="ce366" office:value-type="string" calcext:value-type="string">
            <text:p>Atualização de Dados Domínio</text:p>
          </table:table-cell>
          <table:table-cell table:style-name="ce352"/>
          <table:table-cell table:style-name="ce372" table:formula="of:=[.$G$33] &amp; &quot; - &quot; &amp;[.$G3]" office:value-type="string" office:string-value="Apuração Especial – Reexecução - Alterada" calcext:value-type="string">
            <text:p>Apuração Especial – Reexecução - Alterada</text:p>
          </table:table-cell>
          <table:table-cell table:style-name="ce372"/>
          <table:table-cell table:style-name="ce372" office:value-type="float" office:value="0.1" calcext:value-type="float">
            <text:p>0,1</text:p>
          </table:table-cell>
          <table:table-cell table:style-name="ce387" office:value-type="string" calcext:value-type="string">
            <text:p>P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LTD</text:p>
          </table:table-cell>
          <table:table-cell table:number-columns-repeated="5"/>
          <table:table-cell table:style-name="ce359" office:value-type="string" calcext:value-type="string">
            <text:p>Desenv, Manut e Public de Páginas Estáticas</text:p>
          </table:table-cell>
          <table:table-cell/>
          <table:table-cell table:style-name="ce356" table:formula="of:=[.$G$34] &amp; &quot; - &quot; &amp;[.$G2]" office:value-type="string" office:string-value="Atualização de Dados Domínio - Incluída" calcext:value-type="string">
            <text:p>Atualização de Dados Domínio - Incluída</text:p>
          </table:table-cell>
          <table:table-cell table:style-name="ce376"/>
          <table:table-cell table:style-name="ce356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4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number-columns-repeated="1002"/>
        </table:table-row>
        <table:table-row table:style-name="ro2">
          <table:table-cell table:style-name="ce351" office:value-type="string" calcext:value-type="string">
            <text:p>Plataforma de Desenvolvimento</text:p>
          </table:table-cell>
          <table:table-cell table:number-columns-repeated="5"/>
          <table:table-cell table:style-name="ce359" office:value-type="string" calcext:value-type="string">
            <text:p>Manutenção de Documentação de Sistemas Legados</text:p>
          </table:table-cell>
          <table:table-cell/>
          <table:table-cell table:style-name="ce356" table:formula="of:=[.$G$35] &amp; &quot; - &quot; &amp;[.$G2]" office:value-type="string" office:string-value="Desenv, Manut e Public de Páginas Estáticas - Incluída" calcext:value-type="string">
            <text:p>Desenv, Manut e Public de Páginas Estáticas 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style-name="ce385" table:number-columns-repeated="4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</text:p>
          </table:table-cell>
          <table:table-cell table:number-columns-repeated="5"/>
          <table:table-cell table:style-name="ce356" office:value-type="string" calcext:value-type="string">
            <text:p>Verificação de Erros – sem Testes documentados</text:p>
          </table:table-cell>
          <table:table-cell/>
          <table:table-cell table:style-name="ce356" table:formula="of:=[.$G$35] &amp; &quot; - &quot; &amp;[.$G3]" office:value-type="string" office:string-value="Desenv, Manut e Public de Páginas Estáticas - Alterada" calcext:value-type="string">
            <text:p>Desenv, Manut e Public de Páginas Estáticas - Alterada</text:p>
          </table:table-cell>
          <table:table-cell table:style-name="ce376"/>
          <table:table-cell table:style-name="ce382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style-name="ce392" table:number-columns-repeated="3"/>
          <table:table-cell table:style-name="ce385"/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IOS</text:p>
          </table:table-cell>
          <table:table-cell table:number-columns-repeated="5"/>
          <table:table-cell table:style-name="ce356" office:value-type="string" calcext:value-type="string">
            <text:p>Verificação de Erros – com Testes documentados</text:p>
          </table:table-cell>
          <table:table-cell/>
          <table:table-cell table:style-name="ce356" table:formula="of:=[.$G$36] &amp; &quot; - &quot; &amp;[.$G2]" office:value-type="string" office:string-value="Manutenção de Documentação de Sistemas Legados - Incluída" calcext:value-type="string">
            <text:p>Manutenção de Documentação de Sistemas Legados - Incluí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ANDROID E IOS </text:p>
          </table:table-cell>
          <table:table-cell table:number-columns-repeated="5"/>
          <table:table-cell table:style-name="ce364" office:value-type="string" calcext:value-type="string">
            <text:p>Pontos de Função de Testes</text:p>
          </table:table-cell>
          <table:table-cell/>
          <table:table-cell table:style-name="ce356" table:formula="of:=[.$G$36] &amp; &quot; - &quot; &amp;[.$G3]" office:value-type="string" office:string-value="Manutenção de Documentação de Sistemas Legados - Alterada" calcext:value-type="string">
            <text:p>Manutenção de Documentação de Sistemas Legados - Alterada</text:p>
          </table:table-cell>
          <table:table-cell table:style-name="ce376"/>
          <table:table-cell table:style-name="ce356" office:value-type="float" office:value="0.25" calcext:value-type="float">
            <text:p>0,2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4">
          <table:table-cell table:style-name="ce351" office:value-type="string" calcext:value-type="string">
            <text:p>MOBILE - HTML 5 e JQUERY MOBILE </text:p>
          </table:table-cell>
          <table:table-cell table:number-columns-repeated="2"/>
          <table:table-cell office:value-type="string" calcext:value-type="string">
            <text:p>Sim</text:p>
          </table:table-cell>
          <table:table-cell table:number-columns-repeated="2"/>
          <table:table-cell table:style-name="ce359" office:value-type="string" calcext:value-type="string">
            <text:p>Componente Interno Reusável</text:p>
          </table:table-cell>
          <table:table-cell/>
          <table:table-cell table:style-name="ce356" table:formula="of:=[.$G$37] &amp; &quot; - &quot; &amp;[.$G2]" office:value-type="string" office:string-value="Verificação de Erros – sem Testes documentados - Incluída" calcext:value-type="string">
            <text:p>Verificação de Erros – sem Testes documentados 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MOBILE - PHONEGAP </text:p>
          </table:table-cell>
          <table:table-cell table:number-columns-repeated="2"/>
          <table:table-cell office:value-type="string" calcext:value-type="string">
            <text:p>Não</text:p>
          </table:table-cell>
          <table:table-cell table:number-columns-repeated="2"/>
          <table:table-cell table:style-name="ce364" office:value-type="string" calcext:value-type="string">
            <text:p>Retrabalho Alteração de Requisitos</text:p>
          </table:table-cell>
          <table:table-cell/>
          <table:table-cell table:style-name="ce356" table:formula="of:=[.$G$37] &amp; &quot; - &quot; &amp;[.$G3]" office:value-type="string" office:string-value="Verificação de Erros – sem Testes documentados - Alterada" calcext:value-type="string">
            <text:p>Verificação de Erros – sem Testes documentados 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MOBILE – Windows Phone</text:p>
          </table:table-cell>
          <table:table-cell table:number-columns-repeated="5"/>
          <table:table-cell table:style-name="ce364" office:value-type="string" calcext:value-type="string">
            <text:p>Retrabalho Alteração de Interface</text:p>
          </table:table-cell>
          <table:table-cell/>
          <table:table-cell table:style-name="ce356" table:formula="of:=[.$G$38] &amp; &quot; - &quot; &amp;[.$G2]" office:value-type="string" office:string-value="Verificação de Erros – com Testes documentados - Incluída" calcext:value-type="string">
            <text:p>Verificação de Erros – com Testes documentado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NATURAL<text:span text:style-name="T15"> </text:span>(Batch<text:span text:style-name="T15"> </text:span>e<text:span text:style-name="T15"> </text:span>On-Line)<text:span text:style-name="T15"> </text:span></text:p>
          </table:table-cell>
          <table:table-cell table:number-columns-repeated="5"/>
          <table:table-cell table:style-name="ce364" office:value-type="string" calcext:value-type="string">
            <text:p>Retrabalho Desistência – Incluir Função</text:p>
          </table:table-cell>
          <table:table-cell/>
          <table:table-cell table:style-name="ce356" table:formula="of:=[.$G$38] &amp; &quot; - &quot; &amp;[.$G3]" office:value-type="string" office:string-value="Verificação de Erros – com Testes documentados - Alterada" calcext:value-type="string">
            <text:p>Verificação de Erros – com Testes documentados - Altera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Oracle<text:span text:style-name="T15"> </text:span>Designer<text:span text:style-name="T15"> </text:span>2000</text:p>
          </table:table-cell>
          <table:table-cell table:number-columns-repeated="5"/>
          <table:table-cell table:style-name="ce364" office:value-type="string" calcext:value-type="string">
            <text:p>Retrabalho Desistência – Alterar Função</text:p>
          </table:table-cell>
          <table:table-cell/>
          <table:table-cell table:style-name="ce356" table:formula="of:=[.$G$39] &amp; &quot; - &quot; &amp;[.$G2]" office:value-type="string" office:string-value="Pontos de Função de Testes - Incluída" calcext:value-type="string">
            <text:p>Pontos de Função de Testes - Incluída</text:p>
          </table:table-cell>
          <table:table-cell table:style-name="ce376"/>
          <table:table-cell table:style-name="ce356" office:value-type="float" office:value="0.15" calcext:value-type="float">
            <text:p>0,15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Projetos Não BI)</text:p>
          </table:table-cell>
          <table:table-cell table:number-columns-repeated="5"/>
          <table:table-cell table:style-name="ce364" office:value-type="string" calcext:value-type="string">
            <text:p>Retrabalho Desistência – Excluir Função</text:p>
          </table:table-cell>
          <table:table-cell/>
          <table:table-cell table:style-name="ce356" table:formula="of:=[.$G$40] &amp; &quot; - &quot; &amp;[.$G2]" office:value-type="string" office:string-value="Componente Interno Reusável - Incluída" calcext:value-type="string">
            <text:p>Componente Interno Reusável - Incluí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Extração e OLAP)</text:p>
          </table:table-cell>
          <table:table-cell table:number-columns-repeated="5"/>
          <table:table-cell table:style-name="ce356"/>
          <table:table-cell/>
          <table:table-cell table:style-name="ce356" table:formula="of:=[.$G$40] &amp; &quot; - &quot; &amp;[.$G3]" office:value-type="string" office:string-value="Componente Interno Reusável - Alterada" calcext:value-type="string">
            <text:p>Componente Interno Reusável - Alterada</text:p>
          </table:table-cell>
          <table:table-cell table:style-name="ce376"/>
          <table:table-cell table:style-name="ce356" office:value-type="float" office:value="1" calcext:value-type="float">
            <text:p>1</text:p>
          </table:table-cell>
          <table:table-cell table:style-name="ce385" office:value-type="string" calcext:value-type="string">
            <text:p>P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ENTAHO<text:span text:style-name="T15"> </text:span>(Apenas OLAP)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9]" office:value-type="string" office:string-value="Retrabalho Alteração de Requisitos - Fase até Engenharia de Requisitos: 25%" calcext:value-type="string">
            <text:p>Retrabalho Alteração de Requisitos - Fase até Engenharia de Requisitos: 25%</text:p>
          </table:table-cell>
          <table:table-cell table:style-name="ce376"/>
          <table:table-cell table:style-name="ce356" table:formula="of:=0.75*0.25" office:value-type="float" office:value="0.1875" calcext:value-type="float">
            <text:p>0,1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HP</text:p>
          </table:table-cell>
          <table:table-cell table:number-columns-repeated="5"/>
          <table:table-cell table:style-name="ce359"/>
          <table:table-cell/>
          <table:table-cell table:style-name="ce371" table:formula="of:=[.$G$41] &amp; &quot; - &quot; &amp;[.$G10]" office:value-type="string" office:string-value="Retrabalho Alteração de Requisitos - Fase até Design, Arquitetura: 35%" calcext:value-type="string">
            <text:p>Retrabalho Alteração de Requisitos - Fase até Design, Arquitetura: 35%</text:p>
          </table:table-cell>
          <table:table-cell table:style-name="ce376"/>
          <table:table-cell table:style-name="ce356" table:formula="of:=0.75*0.35" office:value-type="float" office:value="0.2625" calcext:value-type="float">
            <text:p>0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L/SQL<text:span text:style-name="T15"> </text:span>de<text:span text:style-name="T15"> </text:span>demais<text:span text:style-name="T15"> </text:span>SGBDs</text:p>
          </table:table-cell>
          <table:table-cell table:number-columns-repeated="5"/>
          <table:table-cell table:style-name="ce356"/>
          <table:table-cell/>
          <table:table-cell table:style-name="ce371" table:formula="of:=[.$G$41] &amp; &quot; - &quot; &amp;[.$G11]" office:value-type="string" office:string-value="Retrabalho Alteração de Requisitos - Fase até Implementação: 75%" calcext:value-type="string">
            <text:p>Retrabalho Alteração de Requisitos - Fase até Implementação: 75%</text:p>
          </table:table-cell>
          <table:table-cell table:style-name="ce376"/>
          <table:table-cell table:style-name="ce356" table:formula="of:=0.75*0.75" office:value-type="float" office:value="0.5625" calcext:value-type="float">
            <text:p>0,5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PYTHON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2]" office:value-type="string" office:string-value="Retrabalho Alteração de Requisitos - Fase até Testes: 90%" calcext:value-type="string">
            <text:p>Retrabalho Alteração de Requisitos - Fase até Testes: 90%</text:p>
          </table:table-cell>
          <table:table-cell table:style-name="ce376"/>
          <table:table-cell table:style-name="ce356" table:formula="of:=0.75*0.9" office:value-type="float" office:value="0.675" calcext:value-type="float">
            <text:p>0,6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RUBY ON RAILS</text:p>
          </table:table-cell>
          <table:table-cell table:number-columns-repeated="5"/>
          <table:table-cell table:style-name="ce365"/>
          <table:table-cell/>
          <table:table-cell table:style-name="ce371" table:formula="of:=[.$G$41] &amp; &quot; - &quot; &amp;[.$G13]" office:value-type="string" office:string-value="Retrabalho Alteração de Requisitos - Fase até Homologação: 95%" calcext:value-type="string">
            <text:p>Retrabalho Alteração de Requisitos - Fase até Homologação: 95%</text:p>
          </table:table-cell>
          <table:table-cell table:style-name="ce376"/>
          <table:table-cell table:style-name="ce356" table:formula="of:=0.75*0.95" office:value-type="float" office:value="0.7125" calcext:value-type="float">
            <text:p>0,7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UNIX<text:span text:style-name="T15"> </text:span>SHELL<text:span text:style-name="T15"> </text:span>SCRIPTS</text:p>
          </table:table-cell>
          <table:table-cell table:style-name="ce352" table:number-columns-repeated="5"/>
          <table:table-cell table:style-name="ce367"/>
          <table:table-cell table:style-name="ce352"/>
          <table:table-cell table:style-name="ce373" table:formula="of:=[.$G$41] &amp; &quot; - &quot; &amp;[.$G14]" office:value-type="string" office:string-value="Retrabalho Alteração de Requisitos - Fase até Implantação: 100%" calcext:value-type="string">
            <text:p>Retrabalho Alteração de Requisitos - Fase até Implantação: 100%</text:p>
          </table:table-cell>
          <table:table-cell table:style-name="ce376"/>
          <table:table-cell table:style-name="ce383" table:formula="of:=0.75" office:value-type="float" office:value="0.75" calcext:value-type="float">
            <text:p>0,7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style-name="ce351" office:value-type="string" calcext:value-type="string">
            <text:p>VB-SCRIPT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9]" office:value-type="string" office:string-value="Retrabalho Alteração de Interface - Fase até Engenharia de Requisitos: 25%" calcext:value-type="string">
            <text:p>Retrabalho Alteração de Interface - Fase até Engenharia de Requisitos: 25%</text:p>
          </table:table-cell>
          <table:table-cell table:style-name="ce376"/>
          <table:table-cell table:style-name="ce356" table:formula="of:=0.6*0.25" office:value-type="float" office:value="0.15" calcext:value-type="float">
            <text:p>0,1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BASIC<text:span text:style-name="T15"> </text:span>/Crystal<text:span text:style-name="T15"> </text:span>Reports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0]" office:value-type="string" office:string-value="Retrabalho Alteração de Interface - Fase até Design, Arquitetura: 35%" calcext:value-type="string">
            <text:p>Retrabalho Alteração de Interface - Fase até Design, Arquitetura: 35%</text:p>
          </table:table-cell>
          <table:table-cell table:style-name="ce376"/>
          <table:table-cell table:style-name="ce356" table:formula="of:=0.6*0.35" office:value-type="float" office:value="0.21" calcext:value-type="float">
            <text:p>0,21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C++</text:p>
          </table:table-cell>
          <table:table-cell table:number-columns-repeated="5"/>
          <table:table-cell table:style-name="ce109"/>
          <table:table-cell/>
          <table:table-cell table:style-name="ce371" table:formula="of:=[.$G$42] &amp; &quot; - &quot; &amp;[.$G11]" office:value-type="string" office:string-value="Retrabalho Alteração de Interface - Fase até Implementação: 75%" calcext:value-type="string">
            <text:p>Retrabalho Alteração de Interface - Fase até Implementação: 75%</text:p>
          </table:table-cell>
          <table:table-cell table:style-name="ce376"/>
          <table:table-cell table:style-name="ce356" table:formula="of:=0.6*0.75" office:value-type="float" office:value="0.45" calcext:value-type="float">
            <text:p>0,45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1" office:value-type="string" calcext:value-type="string">
            <text:p>VISUAL GEN</text:p>
          </table:table-cell>
          <table:table-cell table:number-columns-repeated="5"/>
          <table:table-cell table:style-name="ce369"/>
          <table:table-cell/>
          <table:table-cell table:style-name="ce371" table:formula="of:=[.$G$42] &amp; &quot; - &quot; &amp;[.$G12]" office:value-type="string" office:string-value="Retrabalho Alteração de Interface - Fase até Testes: 90%" calcext:value-type="string">
            <text:p>Retrabalho Alteração de Interface - Fase até Testes: 90%</text:p>
          </table:table-cell>
          <table:table-cell table:style-name="ce376"/>
          <table:table-cell table:style-name="ce356" table:formula="of:=0.6*0.9" office:value-type="float" office:value="0.54" calcext:value-type="float">
            <text:p>0,54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VISUAL<text:span text:style-name="T15"> </text:span>INTERDEV</text:p>
          </table:table-cell>
          <table:table-cell table:number-columns-repeated="5"/>
          <table:table-cell table:style-name="ce368"/>
          <table:table-cell/>
          <table:table-cell table:style-name="ce371" table:formula="of:=[.$G$42] &amp; &quot; - &quot; &amp;[.$G13]" office:value-type="string" office:string-value="Retrabalho Alteração de Interface - Fase até Homologação: 95%" calcext:value-type="string">
            <text:p>Retrabalho Alteração de Interface - Fase até Homologação: 95%</text:p>
          </table:table-cell>
          <table:table-cell table:style-name="ce376"/>
          <table:table-cell table:style-name="ce356" table:formula="of:=0.6*0.95" office:value-type="float" office:value="0.57" calcext:value-type="float">
            <text:p>0,57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94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ZOPE<text:span text:style-name="T15"> </text:span>PLONE</text:p>
          </table:table-cell>
          <table:table-cell table:style-name="ce352" table:number-columns-repeated="7"/>
          <table:table-cell table:style-name="ce373" table:formula="of:=[.$G$42] &amp; &quot; - &quot; &amp;[.$G14]" office:value-type="string" office:string-value="Retrabalho Alteração de Interface - Fase até Implantação: 100%" calcext:value-type="string">
            <text:p>Retrabalho Alteração de Interface - Fase até Implantação: 100%</text:p>
          </table:table-cell>
          <table:table-cell table:style-name="ce376"/>
          <table:table-cell table:style-name="ce383" table:formula="of:=0.6" office:value-type="float" office:value="0.6" calcext:value-type="float">
            <text:p>0,6</text:p>
          </table:table-cell>
          <table:table-cell table:style-name="ce388" office:value-type="string" calcext:value-type="string">
            <text:p>F</text:p>
          </table:table-cell>
          <table:table-cell table:style-name="ce388" table:number-columns-repeated="7"/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COMPONENTES</text:p>
          </table:table-cell>
          <table:table-cell table:number-columns-repeated="7"/>
          <table:table-cell table:style-name="ce371" table:formula="of:=[.$G$43] &amp; &quot; - &quot; &amp;[.$G9]" office:value-type="string" office:string-value="Retrabalho Desistência – Incluir Função - Fase até Engenharia de Requisitos: 25%" calcext:value-type="string">
            <text:p>Retrabalho Desistência – Incluir Função - Fase até Engenharia de Requisitos: 25%</text:p>
          </table:table-cell>
          <table:table-cell table:style-name="ce376"/>
          <table:table-cell table:style-name="ce356" table:formula="of:=1.4*0.25" office:value-type="float" office:value="0.35" calcext:value-type="float">
            <text:p>0,3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Extração e OLAP)<text:span text:style-name="T15"> – </text:span>OUTRAS<text:span text:style-name="T15"> </text:span>(Microstrategy,<text:span text:style-name="T15"> </text:span>Power<text:span text:style-name="T15"> </text:span>Center,<text:span text:style-name="T15"> </text:span>,...)</text:p>
          </table:table-cell>
          <table:table-cell table:number-columns-repeated="7"/>
          <table:table-cell table:style-name="ce371" table:formula="of:=[.$G$43] &amp; &quot; - &quot; &amp;[.$G10]" office:value-type="string" office:string-value="Retrabalho Desistência – Incluir Função - Fase até Design, Arquitetura: 35%" calcext:value-type="string">
            <text:p>Retrabalho Desistência – Incluir Função - Fase até Design, Arquitetura: 35%</text:p>
          </table:table-cell>
          <table:table-cell table:style-name="ce376"/>
          <table:table-cell table:style-name="ce356" table:formula="of:=1.4*0.35" office:value-type="float" office:value="0.49" calcext:value-type="float">
            <text:p>0,4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DATAWAREHOUSING<text:span text:style-name="T15"> </text:span>(<text:span text:style-name="T15"> </text:span>apenas OLAP)<text:span text:style-name="T15"> – </text:span>OUTRAS<text:span text:style-name="T15"> </text:span>(Microstrategy,<text:span text:style-name="T15"> </text:span>Power<text:span text:style-name="T15"> </text:span>Center<text:span text:style-name="T15"> </text:span>...)</text:p>
          </table:table-cell>
          <table:table-cell table:number-columns-repeated="7"/>
          <table:table-cell table:style-name="ce371" table:formula="of:=[.$G$43] &amp; &quot; - &quot; &amp;[.$G11]" office:value-type="string" office:string-value="Retrabalho Desistência – Incluir Função - Fase até Implementação: 75%" calcext:value-type="string">
            <text:p>Retrabalho Desistência – Incluir Função - Fase até Implementação: 75%</text:p>
          </table:table-cell>
          <table:table-cell table:style-name="ce376"/>
          <table:table-cell table:style-name="ce356" table:formula="of:=1.4*0.75" office:value-type="float" office:value="1.05" calcext:value-type="float">
            <text:p>1,05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WORKFLOW</text:p>
          </table:table-cell>
          <table:table-cell table:number-columns-repeated="7"/>
          <table:table-cell table:style-name="ce371" table:formula="of:=[.$G$43] &amp; &quot; - &quot; &amp;[.$G12]" office:value-type="string" office:string-value="Retrabalho Desistência – Incluir Função - Fase até Testes: 90%" calcext:value-type="string">
            <text:p>Retrabalho Desistência – Incluir Função - Fase até Testes: 90%</text:p>
          </table:table-cell>
          <table:table-cell table:style-name="ce376"/>
          <table:table-cell table:style-name="ce356" table:formula="of:=1.4*0.9" office:value-type="float" office:value="1.26" calcext:value-type="float">
            <text:p>1,2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1" office:value-type="string" calcext:value-type="string">
            <text:p>PROJETOS<text:span text:style-name="T15"> </text:span>DE<text:span text:style-name="T15"> </text:span>GEOPROCESSAMENTO</text:p>
          </table:table-cell>
          <table:table-cell table:number-columns-repeated="7"/>
          <table:table-cell table:style-name="ce371" table:formula="of:=[.$G$43] &amp; &quot; - &quot; &amp;[.$G13]" office:value-type="string" office:string-value="Retrabalho Desistência – Incluir Função - Fase até Homologação: 95%" calcext:value-type="string">
            <text:p>Retrabalho Desistência – Incluir Função - Fase até Homologação: 95%</text:p>
          </table:table-cell>
          <table:table-cell table:style-name="ce376"/>
          <table:table-cell table:style-name="ce356" table:formula="of:=1.4*0.95" office:value-type="float" office:value="1.33" calcext:value-type="float">
            <text:p>1,3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2" table:number-columns-repeated="8"/>
          <table:table-cell table:style-name="ce373" table:formula="of:=[.$G$43] &amp; &quot; - &quot; &amp;[.$G14]" office:value-type="string" office:string-value="Retrabalho Desistência – Incluir Função - Fase até Implantação: 100%" calcext:value-type="string">
            <text:p>Retrabalho Desistência – Incluir Função - Fase até Implantação: 100%</text:p>
          </table:table-cell>
          <table:table-cell table:style-name="ce376"/>
          <table:table-cell table:style-name="ce383" table:formula="of:=1.4" office:value-type="float" office:value="1.4" calcext:value-type="float">
            <text:p>1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9]" office:value-type="string" office:string-value="Retrabalho Desistência – Alterar Função - Fase até Engenharia de Requisitos: 25%" calcext:value-type="string">
            <text:p>Retrabalho Desistência – Alterar Função - Fase até Engenharia de Requisitos: 25%</text:p>
          </table:table-cell>
          <table:table-cell table:style-name="ce376"/>
          <table:table-cell table:style-name="ce356" table:formula="of:=1.15*0.25" office:value-type="float" office:value="0.2875" calcext:value-type="float">
            <text:p>0,2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0]" office:value-type="string" office:string-value="Retrabalho Desistência – Alterar Função - Fase até Design, Arquitetura: 35%" calcext:value-type="string">
            <text:p>Retrabalho Desistência – Alterar Função - Fase até Design, Arquitetura: 35%</text:p>
          </table:table-cell>
          <table:table-cell table:style-name="ce376"/>
          <table:table-cell table:style-name="ce356" table:formula="of:=1.15*0.35" office:value-type="float" office:value="0.4025" calcext:value-type="float">
            <text:p>0,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1]" office:value-type="string" office:string-value="Retrabalho Desistência – Alterar Função - Fase até Implementação: 75%" calcext:value-type="string">
            <text:p>Retrabalho Desistência – Alterar Função - Fase até Implementação: 75%</text:p>
          </table:table-cell>
          <table:table-cell table:style-name="ce376"/>
          <table:table-cell table:style-name="ce356" table:formula="of:=1.15*0.75" office:value-type="float" office:value="0.8625" calcext:value-type="float">
            <text:p>0,8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2]" office:value-type="string" office:string-value="Retrabalho Desistência – Alterar Função - Fase até Testes: 90%" calcext:value-type="string">
            <text:p>Retrabalho Desistência – Alterar Função - Fase até Testes: 90%</text:p>
          </table:table-cell>
          <table:table-cell table:style-name="ce376"/>
          <table:table-cell table:style-name="ce356" table:formula="of:=1.15*0.9" office:value-type="float" office:value="1.035" calcext:value-type="float">
            <text:p>1,0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4] &amp; &quot; - &quot; &amp;[.$G13]" office:value-type="string" office:string-value="Retrabalho Desistência – Alterar Função - Fase até Homologação: 95%" calcext:value-type="string">
            <text:p>Retrabalho Desistência – Alterar Função - Fase até Homologação: 95%</text:p>
          </table:table-cell>
          <table:table-cell table:style-name="ce376"/>
          <table:table-cell table:style-name="ce356" table:formula="of:=1.15*0.95" office:value-type="float" office:value="1.0925" calcext:value-type="float">
            <text:p>1,09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3">
          <table:table-cell table:style-name="ce352" office:value-type="string" calcext:value-type="string">
            <text:p>Expoentes Capers Jones</text:p>
          </table:table-cell>
          <table:table-cell table:style-name="ce352" table:number-columns-repeated="7"/>
          <table:table-cell table:style-name="ce373" table:formula="of:=[.$G$44] &amp; &quot; - &quot; &amp;[.$G14]" office:value-type="string" office:string-value="Retrabalho Desistência – Alterar Função - Fase até Implantação: 100%" calcext:value-type="string">
            <text:p>Retrabalho Desistência – Alterar Função - Fase até Implantação: 100%</text:p>
          </table:table-cell>
          <table:table-cell table:style-name="ce376"/>
          <table:table-cell table:style-name="ce383" table:formula="of:=1.15" office:value-type="float" office:value="1.15" calcext:value-type="float">
            <text:p>1,15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Nenhum</text:p>
          </table:table-cell>
          <table:table-cell table:number-columns-repeated="7"/>
          <table:table-cell table:style-name="ce371" table:formula="of:=[.$G$45] &amp; &quot; - &quot; &amp;[.$G9]" office:value-type="string" office:string-value="Retrabalho Desistência – Excluir Função - Fase até Engenharia de Requisitos: 25%" calcext:value-type="string">
            <text:p>Retrabalho Desistência – Excluir Função - Fase até Engenharia de Requisitos: 25%</text:p>
          </table:table-cell>
          <table:table-cell table:style-name="ce376"/>
          <table:table-cell table:style-name="ce356" table:formula="of:=0.4*0.25" office:value-type="float" office:value="0.1" calcext:value-type="float">
            <text:p>0,1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2 – Sistema mainframe com baixa complexidade</text:p>
          </table:table-cell>
          <table:table-cell office:value-type="float" office:value="0.32" calcext:value-type="float">
            <text:p>0,32</text:p>
          </table:table-cell>
          <table:table-cell table:number-columns-repeated="6"/>
          <table:table-cell table:style-name="ce371" table:formula="of:=[.$G$45] &amp; &quot; - &quot; &amp;[.$G10]" office:value-type="string" office:string-value="Retrabalho Desistência – Excluir Função - Fase até Design, Arquitetura: 35%" calcext:value-type="string">
            <text:p>Retrabalho Desistência – Excluir Função - Fase até Design, Arquitetura: 35%</text:p>
          </table:table-cell>
          <table:table-cell table:style-name="ce376"/>
          <table:table-cell table:style-name="ce356" table:formula="of:=0.4*0.35" office:value-type="float" office:value="0.14" calcext:value-type="float">
            <text:p>0,14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3 – Sistema mainframe</text:p>
          </table:table-cell>
          <table:table-cell office:value-type="float" office:value="0.33" calcext:value-type="float">
            <text:p>0,33</text:p>
          </table:table-cell>
          <table:table-cell table:number-columns-repeated="6"/>
          <table:table-cell table:style-name="ce371" table:formula="of:=[.$G$45] &amp; &quot; - &quot; &amp;[.$G11]" office:value-type="string" office:string-value="Retrabalho Desistência – Excluir Função - Fase até Implementação: 75%" calcext:value-type="string">
            <text:p>Retrabalho Desistência – Excluir Função - Fase até Implementação: 75%</text:p>
          </table:table-cell>
          <table:table-cell table:style-name="ce376"/>
          <table:table-cell table:style-name="ce356" table:formula="of:=0.4*0.75" office:value-type="float" office:value="0.3" calcext:value-type="float">
            <text:p>0,3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4 – Sistema web ou cliente servidor com baixa complexidade</text:p>
          </table:table-cell>
          <table:table-cell office:value-type="float" office:value="0.34" calcext:value-type="float">
            <text:p>0,34</text:p>
          </table:table-cell>
          <table:table-cell table:number-columns-repeated="6"/>
          <table:table-cell table:style-name="ce371" table:formula="of:=[.$G$45] &amp; &quot; - &quot; &amp;[.$G12]" office:value-type="string" office:string-value="Retrabalho Desistência – Excluir Função - Fase até Testes: 90%" calcext:value-type="string">
            <text:p>Retrabalho Desistência – Excluir Função - Fase até Testes: 90%</text:p>
          </table:table-cell>
          <table:table-cell table:style-name="ce376"/>
          <table:table-cell table:style-name="ce356" table:formula="of:=0.4*0.9" office:value-type="float" office:value="0.36" calcext:value-type="float">
            <text:p>0,36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,35 – Sistema web ou cliente servidor</text:p>
          </table:table-cell>
          <table:table-cell office:value-type="float" office:value="0.35" calcext:value-type="float">
            <text:p>0,35</text:p>
          </table:table-cell>
          <table:table-cell table:number-columns-repeated="6"/>
          <table:table-cell table:style-name="ce371" table:formula="of:=[.$G$45] &amp; &quot; - &quot; &amp;[.$G13]" office:value-type="string" office:string-value="Retrabalho Desistência – Excluir Função - Fase até Homologação: 95%" calcext:value-type="string">
            <text:p>Retrabalho Desistência – Excluir Função - Fase até Homologação: 95%</text:p>
          </table:table-cell>
          <table:table-cell table:style-name="ce376"/>
          <table:table-cell table:style-name="ce356" table:formula="of:=0.4*0.95" office:value-type="float" office:value="0.38" calcext:value-type="float">
            <text:p>0,38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number-columns-repeated="1002"/>
        </table:table-row>
        <table:table-row table:style-name="ro2">
          <table:table-cell table:style-name="ce353" office:value-type="string" calcext:value-type="string">
            <text:p>0,36 – Sistema OO com alta complexidade</text:p>
          </table:table-cell>
          <table:table-cell table:style-name="ce353" office:value-type="float" office:value="0.36" calcext:value-type="float">
            <text:p>0,36</text:p>
          </table:table-cell>
          <table:table-cell table:style-name="ce352" table:number-columns-repeated="6"/>
          <table:table-cell table:style-name="ce373" table:formula="of:=[.$G$45] &amp; &quot; - &quot; &amp;[.$G14]" office:value-type="string" office:string-value="Retrabalho Desistência – Excluir Função - Fase até Implantação: 100%" calcext:value-type="string">
            <text:p>Retrabalho Desistência – Excluir Função - Fase até Implantação: 100%</text:p>
          </table:table-cell>
          <table:table-cell table:style-name="ce376"/>
          <table:table-cell table:style-name="ce383" table:formula="of:=0.4" office:value-type="float" office:value="0.4" calcext:value-type="float">
            <text:p>0,4</text:p>
          </table:table-cell>
          <table:table-cell table:style-name="ce388" office:value-type="string" calcext:value-type="string">
            <text:p>P</text:p>
          </table:table-cell>
          <table:table-cell table:style-name="ce388" table:number-columns-repeated="5"/>
          <table:table-cell table:style-name="ce388" office:value-type="string" calcext:value-type="string">
            <text:p>ALI</text:p>
          </table:table-cell>
          <table:table-cell table:style-name="ce388" office:value-type="string" calcext:value-type="string">
            <text:p>AIE</text:p>
          </table:table-cell>
          <table:table-cell table:style-name="ce388" office:value-type="string" calcext:value-type="string">
            <text:p>EE</text:p>
          </table:table-cell>
          <table:table-cell table:style-name="ce388" office:value-type="string" calcext:value-type="string">
            <text:p>SE</text:p>
          </table:table-cell>
          <table:table-cell table:style-name="ce388" office:value-type="string" calcext:value-type="string">
            <text:p>CE</text:p>
          </table:table-cell>
          <table:table-cell table:style-name="ce352" table:number-columns-repeated="1002"/>
        </table:table-row>
        <table:table-row table:style-name="ro2">
          <table:table-cell office:value-type="string" calcext:value-type="string">
            <text:p>0,37 – Sistema web ou cliente servidor com complexidade arquitetural e/ou integrações</text:p>
          </table:table-cell>
          <table:table-cell office:value-type="float" office:value="0.37" calcext:value-type="float">
            <text:p>0,37</text:p>
          </table:table-cell>
          <table:table-cell table:number-columns-repeated="6"/>
          <table:table-cell table:style-name="ce371" table:formula="of:=[.$G$46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39 – Sistemas com muitas integrações, datawarehouse, geoprocessamento, workflow</text:p>
          </table:table-cell>
          <table:table-cell office:value-type="float" office:value="0.39" calcext:value-type="float">
            <text:p>0,39</text:p>
          </table:table-cell>
          <table:table-cell table:number-columns-repeated="6"/>
          <table:table-cell table:style-name="ce371" table:formula="of:=[.$G$47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3" calcext:value-type="float">
            <text:p>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3">
          <table:table-cell office:value-type="string" calcext:value-type="string">
            <text:p>0,40 – Software básico, frameworks, desenvolvimento ou manutenção de componentes</text:p>
          </table:table-cell>
          <table:table-cell office:value-type="float" office:value="0.4" calcext:value-type="float">
            <text:p>0,4</text:p>
          </table:table-cell>
          <table:table-cell table:number-columns-repeated="6"/>
          <table:table-cell table:style-name="ce371" table:formula="of:=[.$G$48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table:number-columns-repeated="2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1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6" calcext:value-type="float">
            <text:p>0,6</text:p>
          </table:table-cell>
          <table:table-cell table:style-name="ce385" office:value-type="string" calcext:value-type="string">
            <text:p>F</text:p>
          </table:table-cell>
          <table:table-cell table:style-name="ce385" table:number-columns-repeated="2"/>
          <table:table-cell table:style-name="ce385" office:value-type="string" calcext:value-type="string">
            <text:p>EE</text:p>
          </table:table-cell>
          <table:table-cell table:style-name="ce385" office:value-type="string" calcext:value-type="string">
            <text:p>SE</text:p>
          </table:table-cell>
          <table:table-cell table:style-name="ce385" office:value-type="string" calcext:value-type="string">
            <text:p>CE</text:p>
          </table:table-cell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2]" office:value-type="string" office:string-value=" - Incluída" calcext:value-type="string">
            <text:p><text:s/>- Incluí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49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2" calcext:value-type="float">
            <text:p>0,2</text:p>
          </table:table-cell>
          <table:table-cell table:style-name="ce385" office:value-type="string" calcext:value-type="string">
            <text:p>P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1" table:formula="of:=[.$G$50] &amp; &quot; - &quot; &amp;[.$G$3]" office:value-type="string" office:string-value=" - Alterada" calcext:value-type="string">
            <text:p><text:s/>- Alterada</text:p>
          </table:table-cell>
          <table:table-cell table:style-name="ce376"/>
          <table:table-cell table:style-name="ce356" office:value-type="float" office:value="0.3" calcext:value-type="float">
            <text:p>0,3</text:p>
          </table:table-cell>
          <table:table-cell table:style-name="ce385" office:value-type="string" calcext:value-type="string">
            <text:p>F</text:p>
          </table:table-cell>
          <table:table-cell table:style-name="ce385" office:value-type="string" calcext:value-type="string">
            <text:p>ALI</text:p>
          </table:table-cell>
          <table:table-cell table:style-name="ce385" office:value-type="string" calcext:value-type="string">
            <text:p>AIE</text:p>
          </table:table-cell>
          <table:table-cell table:style-name="ce385" table:number-columns-repeated="3"/>
          <table:table-cell table:style-name="ce390" table:number-columns-repeated="5"/>
          <table:table-cell table:number-columns-repeated="1002"/>
        </table:table-row>
        <table:table-row table:style-name="ro2">
          <table:table-cell table:number-columns-repeated="8"/>
          <table:table-cell table:style-name="ce374"/>
          <table:table-cell table:style-name="ce378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25">
          <table:table-cell table:number-columns-repeated="8"/>
          <table:table-cell table:style-name="ce109"/>
          <table:table-cell table:style-name="ce379"/>
          <table:table-cell table:style-name="ce109"/>
          <table:table-cell table:style-name="ce389" table:number-columns-repeated="6"/>
          <table:table-cell table:style-name="ce390" table:number-columns-repeated="5"/>
          <table:table-cell table:number-columns-repeated="1002"/>
        </table:table-row>
        <table:table-row table:style-name="ro2" table:number-rows-repeated="65426">
          <table:table-cell table:number-columns-repeated="11"/>
          <table:table-cell table:style-name="ce390" table:number-columns-repeated="11"/>
          <table:table-cell table:number-columns-repeated="100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SHARED_FORMULA_10_18_10_18_4" table:base-cell-address="$AIE.$K$19" table:expression="IF(AND([.G19]&lt;=1;[.I19]&lt;=15;[.I19]&gt;0);&quot;Baixa&quot;;IF(AND([.G19]=2;[.I19]&lt;5);&quot;Baixa&quot;;IF(AND([.G19]&lt;=1;[.I19]&gt;15);&quot;Média&quot;;IF(AND([.G19]=2;[.I19]&gt;4;[.I19]&lt;=15);&quot;Média&quot;;IF(AND([.G19]&gt;2;[.I19]&lt;5);&quot;Média&quot;;IF(AND([.G19]=2;[.I19]&gt;15);&quot;Alta&quot;;IF(AND([.G19]&gt;2;[.I19]&gt;4);&quot;Alta&quot;;&quot;     * &quot;)))))))"/>
        <table:named-expression table:name="SHARED_FORMULA_10_19_10_19_5" table:base-cell-address="$EE.$K$20" table:expression="IF(AND([.G20]&lt;=1;[.I20]&lt;=19;[.I20]&gt;0);&quot;Baixa&quot;;IF(AND([.G20]&gt;=2;[.G20]&lt;=3;[.I20]&lt;=5);&quot;Baixa&quot;;IF(AND([.G20]&gt;=2;[.G20]&lt;=3;[.I20]&gt;=6;[.I20]&lt;=19);&quot;Média&quot;;IF(AND([.G20]&lt;=1;[.I20]&gt;19);&quot;Média&quot;;IF(AND([.G20]&gt;3;[.I20]&lt;=5);&quot;Média&quot;;IF(AND([.G20]&gt;=2;[.G20]&lt;=3;[.I20]&gt;19);&quot;Alta&quot;;IF(AND([.G20]&gt;3;[.I20]&gt;5);&quot;Alta&quot;;&quot;            * &quot;)))))))"/>
        <table:named-expression table:name="SHARED_FORMULA_12_18_12_18_2" table:base-cell-address="$Sumário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18_12_18_3" table:base-cell-address="$ALI.$M$19" table:expression="IF(AND([.E19]=1;[.G19]&lt;=50;[.G19]&gt;0);&quot;Baixa&quot;;IF(AND([.E19]&gt;=2;[.E19]&lt;=5;[.G19]&gt;0;[.G19]&lt;20);&quot;Baixa&quot;;IF(AND([.E19]=1;[.G19]&gt;50);&quot;Média&quot;;IF(AND([.E19]&gt;=2;[.E19]&lt;=5;[.G19]&gt;=20;[.G19]&lt;=50);&quot;Média&quot;;IF(AND([.E19]&gt;5;[.G19]&gt;=1;[.G19]&lt;=19);&quot;Média&quot;;IF(AND([.E19]&gt;=2;[.E19]&lt;=5;[.G19]&gt;50);&quot;Alta&quot;;IF(AND([.E19]&gt;5;[.G19]&gt;=20);&quot;Alta&quot;;&quot;     * &quot;)))))))"/>
        <table:named-expression table:name="SHARED_FORMULA_12_26_12_26_2" table:base-cell-address="$Sumário.$M$27" table:expression="IF(AND([.E27]=1;[.G27]&lt;=50;[.G27]&gt;0);&quot;Baixa&quot;;IF(AND([.E27]&gt;=2;[.E27]&lt;=5;[.G27]&gt;0;[.G27]&lt;20);&quot;Baixa&quot;;IF(AND([.E27]=1;[.G27]&gt;50);&quot;Média&quot;;IF(AND([.E27]&gt;=2;[.E27]&lt;=5;[.G27]&gt;=20;[.G27]&lt;=50);&quot;Média&quot;;IF(AND([.E27]&gt;5;[.G27]&gt;=1;[.G27]&lt;=19);&quot;Média&quot;;IF(AND([.E27]&gt;=2;[.E27]&lt;=5;[.G27]&gt;50);&quot;Alta&quot;;IF(AND([.E27]&gt;5;[.G27]&gt;=20);&quot;Alta&quot;;&quot;     * &quot;)))))))"/>
        <table:named-expression table:name="SHARED_FORMULA_14_18_14_18_3" table:base-cell-address="$ALI.$O$19" table:expression="IF(AND([.M19]=&quot;Baixa&quot;);5;IF(AND([.M19]=&quot;Média&quot;);7;IF(AND([.M19]=&quot;Alta&quot;);10;IF(AND([.M19]=0);&quot; &quot;;&quot;     * &quot;))))"/>
        <table:named-expression table:name="SHARED_FORMULA_14_19_14_19_2" table:base-cell-address="$Sumário.$O$20" table:expression="IF(AND([.M20]=&quot;Baixa&quot;);7;IF(AND([.M20]=&quot;Média&quot;);10;IF(AND([.M20]=&quot;Alta&quot;);15;IF(AND([.M20]=0);&quot; &quot;;&quot;     * &quot;))))"/>
        <table:named-expression table:name="SHARED_FORMULA_16_18_16_18_2" table:base-cell-address="$Sumário.$Q$19" table:expression="IF(ISNUMBER([.O19]);[.K19]*[.O19];&quot;    * &quot;)"/>
        <table:named-expression table:name="SHARED_FORMULA_18_18_18_18_4" table:base-cell-address="$AIE.$S$19" table:expression="IF([.M19]=&quot;MI&quot;;0.3;IF([.M19]=&quot;PWEB&quot;;1.5;IF(ISNUMBER([.Q19]);[.O19]*[.Q19];&quot;    * &quot;)))"/>
      </table:named-expressions>
      <table:database-ranges>
        <table:database-range table:name="__Anonymous_Sheet_DB__2" table:target-range-address="ALI.M19:ALI.M19" table:contains-header="false" table:orientation="column"/>
        <table:database-range table:name="__Anonymous_Sheet_DB__7" table:target-range-address="Validar.I1:Validar.Q4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Arial2" style:font-size-asian="24pt" style:language-asian="zh" style:country-asian="CN" style:font-name-complex="Arial2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- </number:text>
    </number:number-style>
    <number:number-style style:name="N109P1" style:volatile="true">
      <number:text>- </number:text>
    </number:number-style>
    <number:number-style style:name="N109P2" style:volatile="true">
      <number:text>- </number:text>
    </number:number-style>
    <number:text-style style:name="N109">
      <number:text-content/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R$ </number:text>
      <number:number number:decimal-places="0" loext:min-decimal-places="0" number:min-integer-digits="1" number:grouping="true"/>
    </number:number-style>
    <number:number-style style:name="N115">
      <number:text>-R$ 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">
      <number:text>R$ </number:text>
      <number:number number:decimal-places="2" loext:min-decimal-places="2" number:min-integer-digits="1" number:grouping="true"/>
    </number:number-style>
    <number:number-style style:name="N118P0" style:volatile="true">
      <number:text>R$ </number:text>
      <number:number number:decimal-places="2" loext:min-decimal-places="2" number:min-integer-digits="1" number:grouping="true"/>
    </number:number-style>
    <number:number-style style:name="N118">
      <number:text>-R$ 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text>R$ 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R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R$ 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3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6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7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R$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 R$ 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1" loext:min-decimal-places="1" number:min-integer-digits="1" number:grouping="true"/>
      <number:text> </number:text>
    </number:number-style>
    <number:number-style style:name="N157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57P2" style:volatile="true"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P0" style:volatile="true">
      <number:day number:style="long"/>
      <number:text>/</number:text>
      <number:month number:style="long"/>
      <number:text>/</number:text>
      <number:year/>
    </number:date-style>
    <number:text-style style:name="N158">
      <number:text-content/>
      <style:map style:condition="value()&lt;=1.79769313486232E+308" style:apply-style-name="N158P0"/>
    </number:text-style>
    <number:number-style style:name="N159">
      <number:number number:decimal-places="1" loext:min-decimal-places="1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3" loext:min-decimal-places="3" number:min-integer-digits="1"/>
    </number:number-style>
    <number:number-style style:name="N163P0" style:volatile="true">
      <number:text>Sim</number:text>
    </number:number-style>
    <number:number-style style:name="N163P1" style:volatile="true">
      <number:text>Sim</number:text>
    </number:number-style>
    <number:number-style style:name="N163">
      <number:text>Nã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Verdadeiro</number:text>
    </number:number-style>
    <number:number-style style:name="N165P1" style:volatile="true">
      <number:text>Verdadeiro</number:text>
    </number:number-style>
    <number:number-style style:name="N165">
      <number:text>Fals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tivar</number:text>
    </number:number-style>
    <number:number-style style:name="N167P1" style:volatile="true">
      <number:text>Ativar</number:text>
    </number:number-style>
    <number:number-style style:name="N167">
      <number:text>Desativar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0" loext:min-decimal-places="0" number:min-integer-digits="2"/>
    </number:number-style>
    <number:number-style style:name="N17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8P2" style:volatile="true">
      <number:text> $-</number:text>
      <number:number number:decimal-places="0" loext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loext:min-decimal-places="0" number:min-integer-digits="1" number:grouping="true"/>
      <number:text>   </number:text>
    </number:number-style>
    <number:number-style style:name="N18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0P0"/>
    </number:number-style>
    <number:number-style style:name="N181P0" style:volatile="true">
      <number:number number:decimal-places="0" loext:min-decimal-places="0" number:min-integer-digits="1" number:grouping="true"/>
      <number:text>  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1P0"/>
    </number:number-style>
    <number:number-style style:name="N183P0" style:volatile="true">
      <number:number number:decimal-places="2" loext:min-decimal-places="2" number:min-integer-digits="1" number:grouping="true"/>
      <number:text>   </number:text>
    </number:number-style>
    <number:number-style style:name="N18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3P0"/>
    </number:number-style>
    <number:number-style style:name="N184P0" style:volatile="true">
      <number:number number:decimal-places="2" loext:min-decimal-places="2" number:min-integer-digits="1" number:grouping="true"/>
      <number:text>   </number:text>
    </number:number-style>
    <number:number-style style:name="N18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4P0"/>
    </number:number-style>
    <number:number-style style:name="N18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8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5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95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95P2" style:volatile="true">
      <number:text> R$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199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number:text> R$-</number:text>
      <number:number number:decimal-places="0" loext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3" loext:min-decimal-places="3" number:min-integer-digits="1" number:grouping="true"/>
      <number:text> </number:text>
    </number:number-style>
    <number:number-style style:name="N202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02P2" style:volatile="true">
      <number:text>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">
      <number:number number:decimal-places="0" loext:min-decimal-places="0" number:min-integer-digits="5"/>
    </number:number-style>
    <number:number-style style:name="N20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5P0"/>
    </number:number-style>
    <number:number-style style:name="N2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6P0"/>
    </number:number-style>
    <number:number-style style:name="N20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9P0"/>
    </number:number-style>
    <number:date-style style:name="N210">
      <number:day/>
      <number:text>/</number:text>
      <number:month/>
      <number:text>/</number:text>
      <number:year number:style="long"/>
    </number:date-style>
    <number:number-style style:name="N211">
      <number:number number:decimal-places="1" loext:min-decimal-places="1" number:min-integer-digits="1" number:grouping="true"/>
    </number:number-style>
    <number:number-style style:name="N212">
      <number:number number:decimal-places="3" loext:min-decimal-places="3" number:min-integer-digits="1" number:grouping="true"/>
    </number:number-style>
    <number:percentage-style style:name="N215P0" style:volatile="true">
      <number:number number:decimal-places="0" loext:min-decimal-places="0" number:min-integer-digits="0"/>
      <number:text>% </number:text>
    </number:percentage-style>
    <number:number-style style:name="N215P1" style:volatile="true">
      <number:text>-</number:text>
    </number:number-style>
    <number:text-style style:name="N215">
      <number:text-content/>
      <number:text> </number:text>
      <style:map style:condition="value()&gt;=0" style:apply-style-name="N215P0"/>
      <style:map style:condition="value()&lt;0" style:apply-style-name="N215P1"/>
    </number:text-style>
    <number:percentage-style style:name="N217P0" style:volatile="true">
      <number:number number:decimal-places="0" loext:min-decimal-places="0" number:min-integer-digits="0"/>
      <number:text>% </number:text>
    </number:percentage-style>
    <number:number-style style:name="N217P1" style:volatile="true">
      <number:text>-</number:text>
      <number:number number:decimal-places="0" loext:min-decimal-places="0" number:min-integer-digits="0"/>
    </number:number-style>
    <number:text-style style:name="N217">
      <number:text-content/>
      <number:text> </number:text>
      <style:map style:condition="value()&gt;=0" style:apply-style-name="N217P0"/>
      <style:map style:condition="value()&lt;0" style:apply-style-name="N217P1"/>
    </number:text-style>
    <number:percentage-style style:name="N219P0" style:volatile="true">
      <number:number number:decimal-places="0" loext:min-decimal-places="0" number:min-integer-digits="1"/>
      <number:text>% </number:text>
    </number:percentage-style>
    <number:number-style style:name="N219P1" style:volatile="true">
      <number:text>-</number:text>
      <number:number number:decimal-places="0" loext:min-decimal-places="0" number:min-integer-digits="0"/>
    </number:number-style>
    <number:text-style style:name="N219">
      <number:text-content/>
      <number:text> </number:text>
      <style:map style:condition="value()&gt;=0" style:apply-style-name="N219P0"/>
      <style:map style:condition="value()&lt;0" style:apply-style-name="N219P1"/>
    </number:text-style>
    <number:number-style style:name="N220P0" style:volatile="true">
      <number:number number:decimal-places="0" loext:min-decimal-places="0" number:min-integer-digits="1" number:grouping="true"/>
      <number:text> </number:text>
    </number:number-style>
    <number:number-style style:name="N220P1" style:volatile="true"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=0" style:apply-style-name="N220P0"/>
      <style:map style:condition="value()&lt;0" style:apply-style-name="N220P1"/>
    </number:text-style>
    <number:percentage-style style:name="N222P0" style:volatile="true">
      <number:number number:decimal-places="0" loext:min-decimal-places="0" number:min-integer-digits="1"/>
      <number:text>% </number:text>
    </number:percentage-style>
    <number:percentage-style style:name="N222P1" style:volatile="true">
      <number:text> (</number:text>
      <number:number number:decimal-places="0" loext:min-decimal-places="0" number:min-integer-digits="1"/>
      <number:text>%)</number:text>
    </number:percentage-style>
    <number:number-style style:name="N222P2" style:volatile="true">
      <number:text>-</number:text>
      <number:number number:decimal-places="0" loext:min-decimal-places="0" number:min-integer-digits="0"/>
      <number:text> </number:text>
    </number:number-style>
    <number:text-style style:name="N222" number:title="Definido pelo usuário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percentage-style style:name="N223P0" style:volatile="true">
      <number:number number:decimal-places="0" loext:min-decimal-places="0" number:min-integer-digits="1"/>
      <number:text>% </number:text>
    </number:percentage-style>
    <number:number-style style:name="N223P1" style:volatile="true">
      <number:text>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=0" style:apply-style-name="N223P0"/>
      <style:map style:condition="value()&lt;0" style:apply-style-name="N223P1"/>
    </number:text-style>
    <number:number-style style:name="N225P0" style:volatile="true">
      <number:text>- X -</number:text>
    </number:number-style>
    <number:number-style style:name="N225P1" style:volatile="true">
      <number:text>- X -</number:text>
    </number:number-style>
    <number:text-style style:name="N225">
      <number:text-content/>
      <style:map style:condition="value()&gt;=0" style:apply-style-name="N225P0"/>
      <style:map style:condition="value()&lt;0" style:apply-style-name="N225P1"/>
    </number:text-style>
    <number:number-style style:name="N227P0" style:volatile="true">
      <number:text>- x -</number:text>
    </number:number-style>
    <number:number-style style:name="N227P1" style:volatile="true">
      <number:text>- x -</number:text>
    </number:number-style>
    <number:text-style style:name="N227">
      <number:text-content/>
      <style:map style:condition="value()&gt;=0" style:apply-style-name="N227P0"/>
      <style:map style:condition="value()&lt;0" style:apply-style-name="N227P1"/>
    </number:text-style>
    <number:number-style style:name="N228P0" style:volatile="true">
      <number:text>- x -</number:text>
    </number:number-style>
    <number:number-style style:name="N228P1" style:volatile="true">
      <number:text>- x -</number:text>
    </number:number-style>
    <number:number-style style:name="N228P2" style:volatile="true">
      <number:text>- x -</number:text>
    </number:number-style>
    <number:text-style style:name="N228">
      <number:text-content/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text>-</number:text>
    </number:number-style>
    <number:number-style style:name="N229P1" style:volatile="true">
      <number:text>-</number:text>
    </number:number-style>
    <number:number-style style:name="N229P2" style:volatile="true">
      <number:text>-</number:text>
    </number:number-style>
    <number:text-style style:name="N229">
      <number:text-content/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currency-style style:name="N231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31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31P0"/>
    </number:currency-style>
    <number:number-style style:name="N232">
      <number:text/>
    </number:number-style>
    <number:number-style style:name="N233P0" style:volatile="true">
      <number:text/>
    </number:number-style>
    <number:number-style style:name="N233P1" style:volatile="true">
      <number:text/>
    </number:number-style>
    <number:number-style style:name="N233P2" style:volatile="true">
      <number:text/>
    </number:number-style>
    <number:text-style style:name="N233">
      <number:text/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0" loext:min-decimal-places="0" number:min-integer-digits="1" number:grouping="true"/>
      <number:text> R$</number:text>
    </number:number-style>
    <number:number-style style:name="N235"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5P0"/>
    </number:number-style>
    <number:number-style style:name="N236P0" style:volatile="true">
      <number:number number:decimal-places="0" loext:min-decimal-places="0" number:min-integer-digits="1" number:grouping="true"/>
      <number:text> R$</number:text>
    </number:number-style>
    <number:number-style style:name="N236">
      <style:text-properties fo:color="#ff0000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6P0"/>
    </number:number-style>
    <number:number-style style:name="N238P0" style:volatile="true">
      <number:number number:decimal-places="2" loext:min-decimal-places="2" number:min-integer-digits="1" number:grouping="true"/>
      <number:text> R$</number:text>
    </number:number-style>
    <number:number-style style:name="N238"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8P0"/>
    </number:number-style>
    <number:number-style style:name="N239P0" style:volatile="true">
      <number:number number:decimal-places="2" loext:min-decimal-places="2" number:min-integer-digits="1" number:grouping="true"/>
      <number:text> R$</number:text>
    </number:number-style>
    <number:number-style style:name="N239">
      <style:text-properties fo:color="#ff0000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9P0"/>
    </number:number-style>
    <number:number-style style:name="N243P0" style:volatile="true">
      <number:number number:decimal-places="0" loext:min-decimal-places="0" number:min-integer-digits="1" number:grouping="true"/>
      <number:text> R$ </number:text>
    </number:number-style>
    <number:number-style style:name="N243P1" style:volatile="true">
      <number:text>-</number:text>
      <number:number number:decimal-places="0" loext:min-decimal-places="0" number:min-integer-digits="1" number:grouping="true"/>
      <number:text> R$ </number:text>
    </number:number-style>
    <number:number-style style:name="N243P2" style:volatile="true">
      <number:text> - R$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0" loext:min-decimal-places="0" number:min-integer-digits="1" number:grouping="true"/>
      <number:text>      </number:text>
    </number:number-style>
    <number:number-style style:name="N247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47P2" style:volatile="true">
      <number:text> -  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51P0" style:volatile="true">
      <number:number number:decimal-places="2" loext:min-decimal-places="2" number:min-integer-digits="1" number:grouping="true"/>
      <number:text> R$ </number:text>
    </number:number-style>
    <number:number-style style:name="N251P1" style:volatile="true">
      <number:text>-</number:text>
      <number:number number:decimal-places="2" loext:min-decimal-places="2" number:min-integer-digits="1" number:grouping="true"/>
      <number:text> R$ </number:text>
    </number:number-style>
    <number:number-style style:name="N251P2" style:volatile="true">
      <number:text>-</number:text>
      <number:number number:decimal-places="0" loext:min-decimal-places="0" number:min-integer-digits="0"/>
      <number:text> R$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5P0" style:volatile="true">
      <number:number number:decimal-places="2" loext:min-decimal-places="2" number:min-integer-digits="1" number:grouping="true"/>
      <number:text>      </number:text>
    </number:number-style>
    <number:number-style style:name="N255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55P2" style:volatile="true">
      <number:text>-</number:text>
      <number:number number:decimal-places="0" loext:min-decimal-places="0" number:min-integer-digits="0"/>
      <number:text>     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date-style style:name="N256P0" style:volatile="true">
      <number:day number:style="long"/>
      <number:text>/</number:text>
      <number:month number:style="long"/>
      <number:text>/</number:text>
      <number:year/>
    </number:date-style>
    <number:number-style style:name="N256P1" style:volatile="true">
      <number:text/>
    </number:number-style>
    <number:text-style style:name="N256">
      <number:text-content/>
      <number:text> </number:text>
      <style:map style:condition="value()&gt;=0" style:apply-style-name="N256P0"/>
      <style:map style:condition="value()&lt;0" style:apply-style-name="N256P1"/>
    </number:text-style>
    <number:number-style style:name="N257">
      <number:number number:decimal-places="4" loext:min-decimal-places="4" number:min-integer-digits="1" number:grouping="true"/>
    </number:number-style>
    <number:number-style style:name="N258">
      <number:number number:decimal-places="5" loext:min-decimal-places="5" number:min-integer-digits="1" number:grouping="true"/>
    </number:number-style>
    <number:number-style style:name="N259">
      <number:number number:decimal-places="4" loext:min-decimal-places="4" number:min-integer-digits="1"/>
    </number:number-style>
    <number:number-style style:name="N260">
      <number:number number:decimal-places="5" loext:min-decimal-places="5" number:min-integer-digits="1"/>
    </number:number-style>
    <number:number-style style:name="N263P0" style:volatile="true">
      <number:number number:decimal-places="4" loext:min-decimal-places="4" number:min-integer-digits="1" number:grouping="true"/>
      <number:text> </number:text>
    </number:number-style>
    <number:number-style style:name="N263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263P2" style:volatile="true">
      <number:text>-</number:text>
      <number:number number:decimal-places="0" loext:min-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date-style style:name="N264">
      <number:month number:style="long"/>
      <number:text>/</number:text>
      <number:year number:style="long"/>
    </number:date-style>
    <number:number-style style:name="N265">
      <number:number number:decimal-places="0" loext:min-decimal-places="0" number:min-integer-digits="0"/>
    </number:number-style>
    <number:number-style style:name="N267P0" style:volatile="true">
      <number:number number:decimal-places="1" loext:min-decimal-places="1" number:min-integer-digits="3" number:grouping="true"/>
      <number:text> </number:text>
    </number:number-style>
    <number:number-style style:name="N267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67P2" style:volatile="true">
      <number:text>-</number:text>
      <number:number number:decimal-places="0" loext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">
      <number:number number:decimal-places="1" loext:min-decimal-places="1" number:min-integer-digits="0" number:grouping="true"/>
    </number:number-style>
    <number:number-style style:name="N269">
      <number:number number:decimal-places="3" loext:min-decimal-places="3" number:min-integer-digits="0"/>
    </number:number-style>
    <number:number-style style:name="N270P0" style:volatile="true">
      <number:number number:decimal-places="3" loext:min-decimal-places="3" number:min-integer-digits="0"/>
    </number:number-style>
    <number:number-style style:name="N270">
      <number:text>-</number:text>
      <style:map style:condition="value()&gt;=0" style:apply-style-name="N270P0"/>
    </number:number-style>
    <number:number-style style:name="N271">
      <number:number number:decimal-places="3" loext:min-decimal-places="3" number:min-integer-digits="0" number:grouping="true"/>
    </number:number-style>
    <number:number-style style:name="N272P0" style:volatile="true">
      <number:number number:decimal-places="3" loext:min-decimal-places="3" number:min-integer-digits="0"/>
    </number:number-style>
    <number:number-style style:name="N272">
      <number:text> -  </number:text>
      <style:map style:condition="value()&gt;=0" style:apply-style-name="N272P0"/>
    </number:number-style>
    <number:number-style style:name="N273P0" style:volatile="true">
      <number:number number:decimal-places="3" loext:min-decimal-places="3" number:min-integer-digits="0"/>
    </number:number-style>
    <number:number-style style:name="N273">
      <number:text>-</number:text>
      <number:number number:decimal-places="0" loext:min-decimal-places="0" number:min-integer-digits="0"/>
      <style:map style:condition="value()&gt;=0" style:apply-style-name="N273P0"/>
    </number:number-style>
    <number:number-style style:name="N274P0" style:volatile="true">
      <number:number number:decimal-places="3" loext:min-decimal-places="3" number:min-integer-digits="0"/>
    </number:number-style>
    <number:number-style style:name="N274P1" style:volatile="true">
      <number:text>-</number:text>
      <number:number number:decimal-places="0" loext:min-decimal-places="0" number:min-integer-digits="0"/>
    </number:number-style>
    <number:text-style style:name="N274">
      <number:text-content/>
      <style:map style:condition="value()&gt;=0" style:apply-style-name="N274P0"/>
      <style:map style:condition="value()&lt;0" style:apply-style-name="N274P1"/>
    </number:text-style>
    <number:number-style style:name="N275">
      <number:number number:decimal-places="0" loext:min-decimal-places="0" number:min-integer-digits="3"/>
    </number:number-style>
    <number:number-style style:name="N276">
      <number:number number:decimal-places="0" loext:min-decimal-places="0" number:min-integer-digits="4"/>
    </number:number-style>
    <number:number-style style:name="N277">
      <number:number number:decimal-places="0" loext:min-decimal-places="0" number:min-integer-digits="10"/>
    </number:number-style>
    <number:number-style style:name="N278">
      <number:number number:decimal-places="0" loext:min-decimal-places="0" number:min-integer-digits="8"/>
    </number:number-style>
    <number:number-style style:name="N279">
      <number:number number:decimal-places="2" loext:min-decimal-places="2" number:min-integer-digits="0"/>
    </number:number-style>
    <number:number-style style:name="N281P0" style:volatile="true">
      <number:number number:decimal-places="2" loext:min-decimal-places="2" number:min-integer-digits="1" number:grouping="true"/>
      <number:text> </number:text>
    </number:number-style>
    <number:number-style style:name="N28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81P2" style:volatile="true">
      <number:text>-</number:text>
      <number:number number:decimal-places="0" loext:min-decimal-places="0" number:min-integer-digits="0"/>
      <number:text>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number number:decimal-places="0" loext:min-decimal-places="0" number:min-integer-digits="1" number:grouping="true"/>
      <number:text> </number:text>
    </number:number-style>
    <number:number-style style:name="N282P1" style:volatile="true">
      <number:number number:decimal-places="0" loext:min-decimal-places="0" number:min-integer-digits="1" number:grouping="true"/>
      <number:text> </number:text>
    </number:number-style>
    <number:number-style style:name="N282P2" style:volatile="true">
      <number:text>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2" loext:min-decimal-places="2" number:min-integer-digits="1" number:grouping="true"/>
      <number:text> </number:text>
    </number:number-style>
    <number:number-style style:name="N283P1" style:volatile="true">
      <number:number number:decimal-places="2" loext:min-decimal-places="2" number:min-integer-digits="1" number:grouping="true"/>
      <number:text> </number:text>
    </number:number-style>
    <number:number-style style:name="N283P2" style:volatile="true">
      <number:text>-</number:text>
      <number:number number:decimal-places="0" loext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currency-style style:name="N284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84"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84P0"/>
    </number:currency-style>
    <number:number-style style:name="N285">
      <number:number number:decimal-places="6" loext:min-decimal-places="6" number:min-integer-digits="1"/>
    </number:number-style>
    <number:number-style style:name="N286">
      <number:number number:decimal-places="7" loext:min-decimal-places="7" number:min-integer-digits="1"/>
    </number:number-style>
    <number:date-style style:name="N287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289P0" style:volatile="true">
      <number:text>Yes</number:text>
    </number:number-style>
    <number:number-style style:name="N289P1" style:volatile="true">
      <number:text>Yes</number:text>
    </number:number-style>
    <number:number-style style:name="N289">
      <number:text>No</number:text>
      <style:map style:condition="value()&gt;0" style:apply-style-name="N289P0"/>
      <style:map style:condition="value()&lt;0" style:apply-style-name="N289P1"/>
    </number:number-style>
    <number:number-style style:name="N291P0" style:volatile="true">
      <number:text>True</number:text>
    </number:number-style>
    <number:number-style style:name="N291P1" style:volatile="true">
      <number:text>True</number:text>
    </number:number-style>
    <number:number-style style:name="N291">
      <number:text>False</number:text>
      <style:map style:condition="value()&gt;0" style:apply-style-name="N291P0"/>
      <style:map style:condition="value()&lt;0" style:apply-style-name="N291P1"/>
    </number:number-style>
    <number:number-style style:name="N293P0" style:volatile="true">
      <number:text>On</number:text>
    </number:number-style>
    <number:number-style style:name="N293P1" style:volatile="true">
      <number:text>On</number:text>
    </number:number-style>
    <number:number-style style:name="N293">
      <number:text>Off</number:text>
      <style:map style:condition="value()&gt;0" style:apply-style-name="N293P0"/>
      <style:map style:condition="value()&lt;0" style:apply-style-name="N293P1"/>
    </number:number-style>
    <number:percentage-style style:name="N294">
      <number:number number:decimal-places="3" loext:min-decimal-places="3" number:min-integer-digits="1"/>
      <number:text>%</number:text>
    </number:percentage-style>
    <number:time-style style:name="N295">
      <number:hours/>
      <number:text>:</number:text>
      <number:minutes number:style="long"/>
    </number:time-style>
    <number:time-style style:name="N296">
      <number:hours/>
      <number:text>:</number:text>
      <number:minutes number:style="long"/>
      <number:text>:</number:text>
      <number:seconds number:style="long"/>
    </number:time-style>
    <number:date-style style:name="N297">
      <number:day/>
      <number:text> de </number:text>
      <number:month number:textual="true"/>
      <number:text> de </number:text>
      <number:year/>
    </number:date-style>
    <number:number-style style:name="N29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298">
      <style:text-properties fo:color="#00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298P0"/>
    </number:number-style>
    <number:number-style style:name="N299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299">
      <style:text-properties fo:color="#00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299P0"/>
    </number:number-style>
    <number:date-style style:name="N300">
      <number:month number:textual="true"/>
      <number:text>/</number:text>
      <number:year number:style="long"/>
    </number:date-style>
    <number:number-style style:name="N30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01">
      <style:text-properties fo:color="#00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1P0"/>
    </number:number-style>
    <number:number-style style:name="N30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02">
      <style:text-properties fo:color="#00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2P0"/>
    </number:number-style>
    <number:time-style style:name="N303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303P1" style:volatile="true">
      <number:text>-</number:text>
    </number:number-style>
    <number:number-style style:name="N303">
      <number:number number:min-integer-digits="1"/>
      <number:text/>
      <style:map style:condition="value()&gt;0" style:apply-style-name="N303P0"/>
      <style:map style:condition="value()=0" style:apply-style-name="N303P1"/>
    </number:number-style>
    <number:number-style style:name="N304">
      <number:number number:decimal-places="8" loext:min-decimal-places="8" number:min-integer-digits="1"/>
    </number:number-style>
    <number:number-style style:name="N305">
      <number:number number:decimal-places="15" loext:min-decimal-places="15" number:min-integer-digits="1"/>
    </number:number-style>
    <number:number-style style:name="N306">
      <number:number number:decimal-places="9" loext:min-decimal-places="9" number:min-integer-digits="1"/>
    </number:number-style>
    <number:percentage-style style:name="N307">
      <number:number number:decimal-places="2" loext:min-decimal-places="2" number:min-integer-digits="1" number:grouping="true"/>
      <number:text>%</number:text>
    </number:percentage-style>
    <number:date-style style:name="N308">
      <number:year number:style="long"/>
    </number:date-style>
    <number:time-style style:name="N309" number:truncate-on-overflow="false">
      <number:hours/>
      <number:text>:</number:text>
      <number:minutes number:style="long"/>
    </number:time-style>
    <number:date-style style:name="N310">
      <number:day number:style="long"/>
      <number:text>-</number:text>
      <number:month number:textual="true"/>
      <number:text>-</number:text>
      <number:year/>
    </number:date-style>
    <number:number-style style:name="N312P0" style:volatile="true">
      <number:number number:decimal-places="2" loext:min-decimal-places="2" number:min-integer-digits="1" number:grouping="true"/>
      <number:text> </number:text>
    </number:number-style>
    <number:number-style style:name="N312P1" style:volatile="true">
      <style:text-properties fo:color="#ff0000"/>
      <number:text> (</number:text>
      <number:number number:decimal-places="2" loext:min-decimal-places="2" number:min-integer-digits="1" number:grouping="true"/>
      <number:text>)</number:text>
    </number:number-style>
    <number:number-style style:name="N312P2" style:volatile="true">
      <number:text>-</number:text>
      <number:number number:decimal-places="0" loext:min-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">
      <number:number number:decimal-places="1" loext:min-decimal-places="1" number:min-integer-digits="6">
        <number:embedded-text number:position="3"> </number:embedded-text>
      </number:number>
    </number:number-style>
    <number:number-style style:name="N316P0" style:volatile="true">
      <number:text> R$ </number:text>
      <number:number number:decimal-places="3" loext:min-decimal-places="3" number:min-integer-digits="1" number:grouping="true"/>
      <number:text> </number:text>
    </number:number-style>
    <number:number-style style:name="N316P1" style:volatile="true">
      <number:text> R$ (</number:text>
      <number:number number:decimal-places="3" loext:min-decimal-places="3" number:min-integer-digits="1" number:grouping="true"/>
      <number:text>)</number:text>
    </number:number-style>
    <number:number-style style:name="N316P2" style:volatile="true">
      <number:text> R$ -</number:text>
      <number:number number:decimal-places="0" loext:min-decimal-places="0" number:min-integer-digits="0"/>
      <number:text>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date-style style:name="N317">
      <number:day/>
      <number:text>-</number:text>
      <number:month number:textual="true"/>
      <number:text>-</number:text>
      <number:year/>
    </number:date-style>
    <number:date-style style:name="N318">
      <number:month number:style="long"/>
      <number:text>/</number:text>
      <number:day number:style="long"/>
      <number:text>/</number:text>
      <number:year/>
      <number:text> </number:text>
    </number:date-style>
    <number:number-style style:name="N319">
      <number:number number:min-integer-digits="1"/>
      <number:text> </number:text>
    </number:number-style>
    <number:number-style style:name="N320">
      <number:number number:decimal-places="0" loext:min-decimal-places="0" number:min-integer-digits="1"/>
      <number:text> </number:text>
    </number:number-style>
    <number:time-style style:name="N323P0" style:volatile="true" number:truncate-on-overflow="false">
      <number:hours number:style="long"/>
      <number:text>:</number:text>
      <number:minutes number:style="long"/>
    </number:time-style>
    <number:number-style style:name="N323P1" style:volatile="true">
      <style:text-properties fo:color="#ff0000"/>
      <number:text>—</number:text>
    </number:number-style>
    <number:number-style style:name="N323">
      <number:text>—</number:text>
      <style:map style:condition="value()&gt;0" style:apply-style-name="N323P0"/>
      <style:map style:condition="value()&lt;0" style:apply-style-name="N323P1"/>
    </number:number-style>
    <number:time-style style:name="N325P0" style:volatile="true" number:truncate-on-overflow="false">
      <number:hours number:style="long"/>
      <number:text>:</number:text>
      <number:minutes number:style="long"/>
    </number:time-style>
    <number:number-style style:name="N325P1" style:volatile="true">
      <style:text-properties fo:color="#ff0000"/>
      <number:text>×</number:text>
    </number:number-style>
    <number:number-style style:name="N325">
      <number:text>—</number:text>
      <style:map style:condition="value()&gt;0" style:apply-style-name="N325P0"/>
      <style:map style:condition="value()&lt;0" style:apply-style-name="N325P1"/>
    </number:number-style>
    <number:percentage-style style:name="N326P0" style:volatile="true">
      <number:number number:decimal-places="1" loext:min-decimal-places="1" number:min-integer-digits="1"/>
      <number:text>%</number:text>
    </number:percentage-style>
    <number:number-style style:name="N326">
      <number:number number:min-integer-digits="1"/>
      <number:text/>
      <style:map style:condition="value()&gt;0.02" style:apply-style-name="N326P0"/>
    </number:number-style>
    <number:number-style style:name="N327P0" style:volatile="true">
      <number:number number:decimal-places="0" loext:min-decimal-places="0" number:min-integer-digits="1"/>
      <number:text> </number:text>
    </number:number-style>
    <number:number-style style:name="N327">
      <number:text>(</number:text>
      <number:number number:decimal-places="0" loext:min-decimal-places="0" number:min-integer-digits="1"/>
      <number:text>)</number:text>
      <style:map style:condition="value()&gt;=0" style:apply-style-name="N327P0"/>
    </number:number-style>
    <number:date-style style:name="N328">
      <number:month number:style="long" number:textual="true"/>
      <number:text>-</number:text>
      <number:year/>
    </number:date-style>
    <number:date-style style:name="N329">
      <number:month number:style="long" number:textual="true"/>
      <number:text>/</number:text>
      <number:year number:style="long"/>
    </number:date-style>
    <number:number-style style:name="N330P0" style:volatile="true">
      <number:text>R$ </number:text>
      <number:number number:decimal-places="0" loext:min-decimal-places="0" number:min-integer-digits="1" number:grouping="true"/>
    </number:number-style>
    <number:number-style style:name="N330">
      <number:text>R$ -</number:text>
      <number:number number:decimal-places="0" loext:min-decimal-places="0" number:min-integer-digits="1" number:grouping="true"/>
      <style:map style:condition="value()&gt;=0" style:apply-style-name="N330P0"/>
    </number:number-style>
    <number:number-style style:name="N331P0" style:volatile="true">
      <number:text>R$ </number:text>
      <number:number number:decimal-places="0" loext:min-decimal-places="0" number:min-integer-digits="1" number:grouping="true"/>
    </number:number-style>
    <number:number-style style:name="N331">
      <style:text-properties fo:color="#ff0000"/>
      <number:text>R$ -</number:text>
      <number:number number:decimal-places="0" loext:min-decimal-places="0" number:min-integer-digits="1" number:grouping="true"/>
      <style:map style:condition="value()&gt;=0" style:apply-style-name="N331P0"/>
    </number:number-style>
    <number:number-style style:name="N332P0" style:volatile="true">
      <number:text>R$ </number:text>
      <number:number number:decimal-places="2" loext:min-decimal-places="2" number:min-integer-digits="1" number:grouping="true"/>
    </number:number-style>
    <number:number-style style:name="N332">
      <number:text>R$ -</number:text>
      <number:number number:decimal-places="2" loext:min-decimal-places="2" number:min-integer-digits="1" number:grouping="true"/>
      <style:map style:condition="value()&gt;=0" style:apply-style-name="N332P0"/>
    </number:number-style>
    <number:number-style style:name="N333P0" style:volatile="true">
      <number:text>R$ </number:text>
      <number:number number:decimal-places="2" loext:min-decimal-places="2" number:min-integer-digits="1" number:grouping="true"/>
    </number:number-style>
    <number:number-style style:name="N333">
      <style:text-properties fo:color="#ff0000"/>
      <number:text>R$ -</number:text>
      <number:number number:decimal-places="2" loext:min-decimal-places="2" number:min-integer-digits="1" number:grouping="true"/>
      <style:map style:condition="value()&gt;=0" style:apply-style-name="N333P0"/>
    </number:number-style>
    <number:number-style style:name="N33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35P1" style:volatile="true">
      <number:text> R$ -</number:text>
      <number:number number:decimal-places="0" loext:min-decimal-places="0" number:min-integer-digits="1" number:grouping="true"/>
      <number:text> </number:text>
    </number:number-style>
    <number:number-style style:name="N335P2" style:volatile="true">
      <number:text> R$ -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7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37P1" style:volatile="true">
      <number:text> R$ -</number:text>
      <number:number number:decimal-places="2" loext:min-decimal-places="2" number:min-integer-digits="1" number:grouping="true"/>
      <number:text> </number:text>
    </number:number-style>
    <number:number-style style:name="N337P2" style:volatile="true">
      <number:text> R$ -</number:text>
      <number:number number:decimal-places="0" loext:min-decimal-places="0" number:min-integer-digits="0"/>
      <number:text>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percentage-style style:name="N338">
      <number:number number:decimal-places="0" loext:min-decimal-places="0" number:min-integer-digits="0"/>
      <number:text>%</number:text>
    </number:percentage-style>
    <number:percentage-style style:name="N339">
      <number:number number:decimal-places="1" loext:min-decimal-places="1" number:min-integer-digits="0"/>
      <number:text>%</number:text>
    </number:percentage-style>
    <number:number-style style:name="N340">
      <number:number number:decimal-places="2" loext:min-decimal-places="0" number:min-integer-digits="0" number:decimal-replacement=""/>
    </number:number-style>
    <number:number-style style:name="N341">
      <number:number number:decimal-places="0" loext:min-decimal-places="0" number:min-integer-digits="4">
        <number:embedded-text number:position="2">:</number:embedded-text>
      </number:number>
    </number:number-style>
    <number:number-style style:name="N342">
      <number:number number:decimal-places="0" loext:min-decimal-places="0" number:min-integer-digits="3">
        <number:embedded-text number:position="2">:</number:embedded-text>
      </number:number>
    </number:number-style>
    <number:number-style style:name="N343P0" style:volatile="true">
      <number:number number:decimal-places="0" loext:min-decimal-places="0" number:min-integer-digits="1" number:grouping="true"/>
    </number:number-style>
    <number:number-style style:name="N343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343P0"/>
    </number:number-style>
    <number:number-style style:name="N344P0" style:volatile="true">
      <number:number number:decimal-places="2" loext:min-decimal-places="2" number:min-integer-digits="1" number:grouping="true"/>
    </number:number-style>
    <number:number-style style:name="N344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344P0"/>
    </number:number-style>
    <number:percentage-style style:name="N345">
      <number:number number:decimal-places="4" loext:min-decimal-places="4" number:min-integer-digits="1"/>
      <number:text>%</number:text>
    </number:percentage-style>
    <number:number-style style:name="N346">
      <number:number number:decimal-places="10" loext:min-decimal-places="10" number:min-integer-digits="1"/>
    </number:number-style>
    <number:number-style style:name="N347">
      <number:number number:decimal-places="11" loext:min-decimal-places="11" number:min-integer-digits="1"/>
    </number:number-style>
    <number:number-style style:name="N348">
      <number:number number:decimal-places="0" loext:min-decimal-places="0" number:min-integer-digits="7"/>
    </number:number-style>
    <number:date-style style:name="N349">
      <number:day number:style="long"/>
      <number:text>.</number:text>
      <number:month number:style="long"/>
      <number:text>.</number:text>
      <number:year number:style="long"/>
    </number:date-style>
    <number:number-style style:name="N350">
      <number:number number:decimal-places="0" loext:min-decimal-places="0" number:min-integer-digits="6"/>
    </number:number-style>
    <number:number-style style:name="N351P0" style:volatile="true">
      <number:number number:decimal-places="4" loext:min-decimal-places="4" number:min-integer-digits="1" number:grouping="true"/>
      <number:text> </number:text>
    </number:number-style>
    <number:number-style style:name="N351">
      <number:text>(</number:text>
      <number:number number:decimal-places="4" loext:min-decimal-places="4" number:min-integer-digits="1" number:grouping="true"/>
      <number:text>)</number:text>
      <style:map style:condition="value()&gt;=0" style:apply-style-name="N351P0"/>
    </number:number-style>
    <number:date-style style:name="N352">
      <number:day/>
      <number:text>/</number:text>
      <number:month/>
      <number:text>/</number:text>
      <number:year/>
    </number:date-style>
    <number:number-style style:name="N354P0" style:volatile="true">
      <number:number number:decimal-places="2" loext:min-decimal-places="2" number:min-integer-digits="1"/>
      <number:text> </number:text>
    </number:number-style>
    <number:number-style style:name="N354">
      <number:text>(</number:text>
      <number:number number:decimal-places="2" loext:min-decimal-places="2" number:min-integer-digits="1"/>
      <number:text>)</number:text>
      <style:map style:condition="value()&gt;=0" style:apply-style-name="N354P0"/>
    </number:number-style>
    <number:number-style style:name="N356P0" style:volatile="true">
      <number:number number:decimal-places="3" loext:min-decimal-places="3" number:min-integer-digits="1"/>
      <number:text> </number:text>
    </number:number-style>
    <number:number-style style:name="N356">
      <number:text>(</number:text>
      <number:number number:decimal-places="3" loext:min-decimal-places="3" number:min-integer-digits="1"/>
      <number:text>)</number:text>
      <style:map style:condition="value()&gt;=0" style:apply-style-name="N356P0"/>
    </number:number-style>
    <number:currency-style style:name="N35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57"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57P0"/>
    </number:currency-style>
    <number:number-style style:name="N358">
      <number:number number:min-integer-digits="1"/>
      <number:text>.</number:text>
    </number:number-style>
    <number:date-style style:name="N359">
      <number:day number:style="long"/>
      <number:text>/</number:text>
      <number:month number:style="long"/>
      <number:text> </number:text>
      <number:hours number:style="long"/>
      <number:text>:</number:text>
      <number:minutes number:style="long"/>
    </number:date-style>
    <number:currency-style style:name="N36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1P0"/>
    </number:currency-style>
    <number:currency-style style:name="N36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2"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2P0"/>
    </number:currency-style>
    <number:date-style style:name="N363">
      <number:month number:style="long" number:textual="true"/>
      <number:text> </number:text>
      <number:day/>
      <number:text>, </number:text>
      <number:year number:style="long"/>
    </number:date-style>
    <number:number-style style:name="N365P0" style:volatile="true">
      <number:text>VERDADEIRO</number:text>
    </number:number-style>
    <number:number-style style:name="N365P1" style:volatile="true">
      <number:text>VERDADEIRO</number:text>
    </number:number-style>
    <number:number-style style:name="N365">
      <number:text>FALSO</number:text>
      <style:map style:condition="value()&gt;0" style:apply-style-name="N365P0"/>
      <style:map style:condition="value()&lt;0" style:apply-style-name="N365P1"/>
    </number:number-style>
    <number:number-style style:name="N366P0" style:volatile="true">
      <number:number number:decimal-places="0" loext:min-decimal-places="0" number:min-integer-digits="1" number:grouping="true"/>
      <number:text> </number:text>
    </number:number-style>
    <number:number-style style:name="N36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66P2" style:volatile="true">
      <number:text>-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P0" style:volatile="true">
      <number:number number:decimal-places="2" loext:min-decimal-places="2" number:min-integer-digits="0" number:grouping="true"/>
    </number:number-style>
    <number:number-style style:name="N36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367P0"/>
    </number:number-style>
    <number:number-style style:name="N369P0" style:volatile="true">
      <number:number number:decimal-places="0" loext:min-decimal-places="0" number:min-integer-digits="1" number:grouping="true"/>
      <number:text> </number:text>
    </number:number-style>
    <number:number-style style:name="N369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69P2" style:volatile="true">
      <number:text>-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currency-style style:name="N371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71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71P0"/>
    </number:currency-style>
    <number:number-style style:name="N373P0" style:volatile="true">
      <number:number number:decimal-places="0" loext:min-decimal-places="0" number:min-integer-digits="1" number:grouping="true"/>
      <number:text> </number:text>
    </number:number-style>
    <number:number-style style:name="N373P1" style:volatile="true">
      <number:number number:decimal-places="0" loext:min-decimal-places="0" number:min-integer-digits="1" number:grouping="true"/>
      <number:text>)</number:text>
    </number:number-style>
    <number:number-style style:name="N373P2" style:volatile="true">
      <number:text>-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P1" style:volatile="true">
      <number:number number:decimal-places="2" loext:min-decimal-places="2" number:min-integer-digits="1" number:grouping="true"/>
      <number:text>)</number:text>
    </number:number-style>
    <number:number-style style:name="N375P2" style:volatile="true">
      <number:text>-</number:text>
      <number:number number:decimal-places="0" loext:min-decimal-places="0" number:min-integer-digits="0"/>
      <number:text>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6"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76P0"/>
    </number:number-style>
    <number:number-style style:name="N3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7">
      <style:text-properties fo:color="#ff0000"/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77P0"/>
    </number:number-style>
    <number:number-style style:name="N3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78"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78P0"/>
    </number:number-style>
    <number:number-style style:name="N3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79">
      <style:text-properties fo:color="#ff0000"/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79P0"/>
    </number:number-style>
    <number:number-style style:name="N381P0" style:volatile="true">
      <number:number number:decimal-places="0" loext:min-decimal-places="0" number:min-integer-digits="1" number:grouping="true"/>
      <number:text> </number:text>
    </number:number-style>
    <number:number-style style:name="N381P1" style:volatile="true">
      <number:text>( </number:text>
      <number:number number:decimal-places="0" loext:min-decimal-places="0" number:min-integer-digits="1" number:grouping="true"/>
      <number:text> )</number:text>
    </number:number-style>
    <number:number-style style:name="N381P2" style:volatile="true">
      <number:text>- </number:text>
    </number:number-style>
    <number:text-style style:name="N381">
      <number:text-content/>
      <number:text> )</number:text>
      <style:map style:condition="value()&gt;0" style:apply-style-name="N381P0"/>
      <style:map style:condition="value()&lt;0" style:apply-style-name="N381P1"/>
      <style:map style:condition="value()=0" style:apply-style-name="N381P2"/>
    </number:text-style>
    <number:number-style style:name="N383P0" style:volatile="true">
      <number:number number:decimal-places="2" loext:min-decimal-places="2" number:min-integer-digits="1" number:grouping="true"/>
      <number:text> </number:text>
    </number:number-style>
    <number:number-style style:name="N383P1" style:volatile="true">
      <number:text>( </number:text>
      <number:number number:decimal-places="2" loext:min-decimal-places="2" number:min-integer-digits="1" number:grouping="true"/>
      <number:text> )</number:text>
    </number:number-style>
    <number:number-style style:name="N383P2" style:volatile="true">
      <number:text>-</number:text>
      <number:number number:decimal-places="0" loext:min-decimal-places="0" number:min-integer-digits="0"/>
      <number:text> </number:text>
    </number:number-style>
    <number:text-style style:name="N383">
      <number:text-content/>
      <number:text> )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number-style style:name="N384P0" style:volatile="true">
      <number:number number:decimal-places="1" loext:min-decimal-places="1" number:min-integer-digits="1" number:grouping="true"/>
    </number:number-style>
    <number:number-style style:name="N384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384P0"/>
    </number:number-style>
    <number:number-style style:name="N385P0" style:volatile="true">
      <number:number number:decimal-places="3" loext:min-decimal-places="3" number:min-integer-digits="1" number:grouping="true"/>
    </number:number-style>
    <number:number-style style:name="N385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385P0"/>
    </number:number-style>
    <number:number-style style:name="N386">
      <number:number number:decimal-places="0" loext:min-decimal-places="0" number:min-integer-digits="2" number:grouping="true"/>
    </number:number-style>
    <number:number-style style:name="N387">
      <number:number number:decimal-places="1" loext:min-decimal-places="1" number:min-integer-digits="2" number:grouping="true"/>
    </number:number-style>
    <number:number-style style:name="N388">
      <number:number number:decimal-places="2" loext:min-decimal-places="2" number:min-integer-digits="2" number:grouping="true"/>
    </number:number-style>
    <number:number-style style:name="N389">
      <number:number number:decimal-places="2" loext:min-decimal-places="2" number:min-integer-digits="2"/>
    </number:number-style>
    <number:number-style style:name="N391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91P1" style:volatile="true">
      <number:text>(R$ </number:text>
      <number:number number:decimal-places="0" loext:min-decimal-places="0" number:min-integer-digits="1" number:grouping="true"/>
      <number:text>)</number:text>
    </number:number-style>
    <number:number-style style:name="N391P2" style:volatile="true">
      <number:text> R$ - </number:text>
    </number:number-style>
    <number:text-style style:name="N391">
      <number:text-content/>
      <number:text> </number:text>
      <style:map style:condition="value()&gt;0" style:apply-style-name="N391P0"/>
      <style:map style:condition="value()&lt;0" style:apply-style-name="N391P1"/>
      <style:map style:condition="value()=0" style:apply-style-name="N391P2"/>
    </number:text-style>
    <number:number-style style:name="N39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93P1" style:volatile="true">
      <number:text>(R$ </number:text>
      <number:number number:decimal-places="2" loext:min-decimal-places="2" number:min-integer-digits="1" number:grouping="true"/>
      <number:text>)</number:text>
    </number:number-style>
    <number:number-style style:name="N393P2" style:volatile="true">
      <number:text> R$ -</number:text>
      <number:number number:decimal-places="0" loext:min-decimal-places="0" number:min-integer-digits="0"/>
      <number:text> </number:text>
    </number:number-style>
    <number:text-style style:name="N393">
      <number:text-content/>
      <number:text> </number:text>
      <style:map style:condition="value()&gt;0" style:apply-style-name="N393P0"/>
      <style:map style:condition="value()&lt;0" style:apply-style-name="N393P1"/>
      <style:map style:condition="value()=0" style:apply-style-name="N393P2"/>
    </number:text-style>
    <number:number-style style:name="N39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95P1" style:volatile="true">
      <number:text> $( </number:text>
      <number:number number:decimal-places="0" loext:min-decimal-places="0" number:min-integer-digits="1" number:grouping="true"/>
      <number:text> )</number:text>
    </number:number-style>
    <number:number-style style:name="N395P2" style:volatile="true">
      <number:text> $- </number:text>
    </number:number-style>
    <number:text-style style:name="N395">
      <number:text-content/>
      <number:text> )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97P1" style:volatile="true">
      <number:text> $( </number:text>
      <number:number number:decimal-places="2" loext:min-decimal-places="2" number:min-integer-digits="1" number:grouping="true"/>
      <number:text> )</number:text>
    </number:number-style>
    <number:number-style style:name="N397P2" style:volatile="true">
      <number:text> $-</number:text>
      <number:number number:decimal-places="0" loext:min-decimal-places="0" number:min-integer-digits="0"/>
      <number:text> </number:text>
    </number:number-style>
    <number:text-style style:name="N397">
      <number:text-content/>
      <number:text> )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399P0" style:volatile="true">
      <number:number number:decimal-places="1" loext:min-decimal-places="1" number:min-integer-digits="1" number:grouping="true"/>
      <number:text> </number:text>
    </number:number-style>
    <number:number-style style:name="N399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399P2" style:volatile="true">
      <number:text>-</number:text>
      <number:number number:decimal-places="0" loext:min-decimal-places="0" number:min-integer-digits="0"/>
      <number:text>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P0" style:volatile="true">
      <number:number number:decimal-places="0" loext:min-decimal-places="0" number:min-integer-digits="1" number:grouping="true"/>
      <number:text> </number:text>
    </number:number-style>
    <number:number-style style:name="N40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1P0" style:volatile="true">
      <number:number number:decimal-places="0" loext:min-decimal-places="0" number:min-integer-digits="1"/>
      <number:text> </number:text>
    </number:number-style>
    <number:number-style style:name="N40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401P0"/>
    </number:number-style>
    <number:number-style style:name="N402P0" style:volatile="true">
      <number:number number:decimal-places="0" loext:min-decimal-places="0" number:min-integer-digits="1"/>
    </number:number-style>
    <number:number-style style:name="N402">
      <style:text-properties fo:color="#ff0000"/>
      <number:text>-</number:text>
      <number:number number:decimal-places="0" loext:min-decimal-places="0" number:min-integer-digits="1"/>
      <style:map style:condition="value()&gt;=0" style:apply-style-name="N402P0"/>
    </number:number-style>
    <number:date-style style:name="N403">
      <number:day/>
      <number:text>-</number:text>
      <number:month number:textual="true"/>
    </number:date-style>
    <number:number-style style:name="N404P0" style:volatile="true">
      <number:number number:decimal-places="0" loext:min-decimal-places="0" number:min-integer-digits="1"/>
    </number:number-style>
    <number:number-style style:name="N404">
      <style:text-properties fo:color="#ff0000"/>
      <number:number number:decimal-places="0" loext:min-decimal-places="0" number:min-integer-digits="1"/>
      <style:map style:condition="value()&gt;=0" style:apply-style-name="N404P0"/>
    </number:number-style>
    <number:number-style style:name="N405P0" style:volatile="true">
      <number:number number:decimal-places="2" loext:min-decimal-places="2" number:min-integer-digits="1"/>
    </number:number-style>
    <number:number-style style:name="N405">
      <style:text-properties fo:color="#ff0000"/>
      <number:number number:decimal-places="2" loext:min-decimal-places="2" number:min-integer-digits="1"/>
      <style:map style:condition="value()&gt;=0" style:apply-style-name="N405P0"/>
    </number:number-style>
    <number:date-style style:name="N406">
      <number:day/>
      <number:text>/</number:text>
      <number:month/>
    </number:date-style>
    <number:number-style style:name="N408P0" style:volatile="true">
      <number:number number:decimal-places="0" loext:min-decimal-places="0" number:min-integer-digits="1" number:grouping="true"/>
      <number:text> DM</number:text>
    </number:number-style>
    <number:number-style style:name="N408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08P0"/>
    </number:number-style>
    <number:number-style style:name="N410P0" style:volatile="true">
      <number:number number:decimal-places="2" loext:min-decimal-places="2" number:min-integer-digits="1" number:grouping="true"/>
      <number:text> DM</number:text>
    </number:number-style>
    <number:number-style style:name="N410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10P0"/>
    </number:number-style>
    <number:number-style style:name="N414P0" style:volatile="true">
      <number:number number:decimal-places="0" loext:min-decimal-places="0" number:min-integer-digits="1" number:grouping="true"/>
      <number:text> DM </number:text>
    </number:number-style>
    <number:number-style style:name="N414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414P2" style:volatile="true">
      <number:text> - DM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number-style style:name="N418P0" style:volatile="true">
      <number:number number:decimal-places="0" loext:min-decimal-places="0" number:min-integer-digits="1" number:grouping="true"/>
      <number:text>       </number:text>
    </number:number-style>
    <number:number-style style:name="N41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418P2" style:volatile="true">
      <number:text> -       </number:text>
    </number:number-style>
    <number:text-style style:name="N418">
      <number:text-content/>
      <number:text> </number:text>
      <style:map style:condition="value()&gt;0" style:apply-style-name="N418P0"/>
      <style:map style:condition="value()&lt;0" style:apply-style-name="N418P1"/>
      <style:map style:condition="value()=0" style:apply-style-name="N418P2"/>
    </number:text-style>
    <number:number-style style:name="N422P0" style:volatile="true">
      <number:number number:decimal-places="2" loext:min-decimal-places="2" number:min-integer-digits="1" number:grouping="true"/>
      <number:text> DM </number:text>
    </number:number-style>
    <number:number-style style:name="N422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422P2" style:volatile="true">
      <number:text>-</number:text>
      <number:number number:decimal-places="0" loext:min-decimal-places="0" number:min-integer-digits="0"/>
      <number:text> DM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6P0" style:volatile="true">
      <number:number number:decimal-places="2" loext:min-decimal-places="2" number:min-integer-digits="1" number:grouping="true"/>
      <number:text>       </number:text>
    </number:number-style>
    <number:number-style style:name="N426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26P2" style:volatile="true">
      <number:text>-</number:text>
      <number:number number:decimal-places="0" loext:min-decimal-places="0" number:min-integer-digits="0"/>
      <number:text>      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27P0" style:volatile="true">
      <number:number number:decimal-places="0" loext:min-decimal-places="0" number:min-integer-digits="1" number:grouping="true"/>
      <number:text> </number:text>
    </number:number-style>
    <number:number-style style:name="N427">
      <number:text>-</number:text>
      <number:number number:decimal-places="0" loext:min-decimal-places="0" number:min-integer-digits="1" number:grouping="true"/>
      <number:text> </number:text>
      <style:map style:condition="value()&gt;=0" style:apply-style-name="N427P0"/>
    </number:number-style>
    <number:number-style style:name="N428P0" style:volatile="true">
      <number:number number:decimal-places="2" loext:min-decimal-places="2" number:min-integer-digits="1" number:grouping="true"/>
      <number:text> </number:text>
    </number:number-style>
    <number:number-style style:name="N428">
      <number:text>-</number:text>
      <number:number number:decimal-places="2" loext:min-decimal-places="2" number:min-integer-digits="1" number:grouping="true"/>
      <number:text> </number:text>
      <style:map style:condition="value()&gt;=0" style:apply-style-name="N428P0"/>
    </number:number-style>
    <number:number-style style:name="N429P0" style:volatile="true">
      <number:text>R$ </number:text>
      <number:number number:decimal-places="0" loext:min-decimal-places="0" number:min-integer-digits="1" number:grouping="true"/>
    </number:number-style>
    <number:number-style style:name="N429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29P0"/>
    </number:number-style>
    <number:number-style style:name="N430P0" style:volatile="true">
      <number:text>R$ </number:text>
      <number:number number:decimal-places="2" loext:min-decimal-places="2" number:min-integer-digits="1" number:grouping="true"/>
    </number:number-style>
    <number:number-style style:name="N43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30P0"/>
    </number:number-style>
    <number:number-style style:name="N432P0" style:volatile="true">
      <number:text>R$ </number:text>
      <number:number number:decimal-places="0" loext:min-decimal-places="0" number:min-integer-digits="1" number:grouping="true"/>
    </number:number-style>
    <number:number-style style:name="N432P1" style:volatile="true">
      <number:text>R$ (</number:text>
      <number:number number:decimal-places="0" loext:min-decimal-places="0" number:min-integer-digits="1" number:grouping="true"/>
      <number:text>)</number:text>
    </number:number-style>
    <number:number-style style:name="N432">
      <number:text>R$ -</number:text>
      <style:map style:condition="value()&gt;0" style:apply-style-name="N432P0"/>
      <style:map style:condition="value()&lt;0" style:apply-style-name="N432P1"/>
    </number:number-style>
    <number:number-style style:name="N433P0" style:volatile="true">
      <number:number number:decimal-places="0" loext:min-decimal-places="0" number:min-integer-digits="1" number:grouping="true"/>
    </number:number-style>
    <number:number-style style:name="N433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33">
      <number:text>-</number:text>
      <style:map style:condition="value()&gt;0" style:apply-style-name="N433P0"/>
      <style:map style:condition="value()&lt;0" style:apply-style-name="N433P1"/>
    </number:number-style>
    <number:number-style style:name="N435P0" style:volatile="true">
      <number:text>R$ </number:text>
      <number:number number:decimal-places="2" loext:min-decimal-places="2" number:min-integer-digits="1" number:grouping="true"/>
    </number:number-style>
    <number:number-style style:name="N435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435">
      <number:text>R$ -</number:text>
      <number:number number:decimal-places="0" loext:min-decimal-places="0" number:min-integer-digits="0"/>
      <style:map style:condition="value()&gt;0" style:apply-style-name="N435P0"/>
      <style:map style:condition="value()&lt;0" style:apply-style-name="N435P1"/>
    </number:number-style>
    <number:number-style style:name="N436P0" style:volatile="true">
      <number:number number:decimal-places="2" loext:min-decimal-places="2" number:min-integer-digits="1" number:grouping="true"/>
    </number:number-style>
    <number:number-style style:name="N43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36">
      <number:text>-</number:text>
      <number:number number:decimal-places="0" loext:min-decimal-places="0" number:min-integer-digits="0"/>
      <style:map style:condition="value()&gt;0" style:apply-style-name="N436P0"/>
      <style:map style:condition="value()&lt;0" style:apply-style-name="N436P1"/>
    </number:number-style>
    <number:number-style style:name="N438P0" style:volatile="true">
      <number:text>R$</number:text>
      <number:number number:decimal-places="0" loext:min-decimal-places="0" number:min-integer-digits="1" number:grouping="true"/>
    </number:number-style>
    <number:number-style style:name="N43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438P0"/>
    </number:number-style>
    <number:number-style style:name="N440P0" style:volatile="true">
      <number:text>R$</number:text>
      <number:number number:decimal-places="2" loext:min-decimal-places="2" number:min-integer-digits="1" number:grouping="true"/>
    </number:number-style>
    <number:number-style style:name="N44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440P0"/>
    </number:number-style>
    <number:number-style style:name="N442P0" style:volatile="true">
      <number:text>R$</number:text>
      <number:number number:decimal-places="0" loext:min-decimal-places="0" number:min-integer-digits="1" number:grouping="true"/>
    </number:number-style>
    <number:number-style style:name="N442P1" style:volatile="true">
      <number:text>R$(</number:text>
      <number:number number:decimal-places="0" loext:min-decimal-places="0" number:min-integer-digits="1" number:grouping="true"/>
      <number:text>)</number:text>
    </number:number-style>
    <number:number-style style:name="N442">
      <number:text>R$-</number:text>
      <style:map style:condition="value()&gt;0" style:apply-style-name="N442P0"/>
      <style:map style:condition="value()&lt;0" style:apply-style-name="N442P1"/>
    </number:number-style>
    <number:number-style style:name="N444P0" style:volatile="true">
      <number:text>R$</number:text>
      <number:number number:decimal-places="2" loext:min-decimal-places="2" number:min-integer-digits="1" number:grouping="true"/>
    </number:number-style>
    <number:number-style style:name="N444P1" style:volatile="true">
      <number:text>R$(</number:text>
      <number:number number:decimal-places="2" loext:min-decimal-places="2" number:min-integer-digits="1" number:grouping="true"/>
      <number:text>)</number:text>
    </number:number-style>
    <number:number-style style:name="N444">
      <number:text>R$-</number:text>
      <number:number number:decimal-places="0" loext:min-decimal-places="0" number:min-integer-digits="0"/>
      <style:map style:condition="value()&gt;0" style:apply-style-name="N444P0"/>
      <style:map style:condition="value()&lt;0" style:apply-style-name="N444P1"/>
    </number:number-style>
    <number:number-style style:name="N446P0" style:volatile="true">
      <number:text>$</number:text>
      <number:number number:decimal-places="0" loext:min-decimal-places="0" number:min-integer-digits="1" number:grouping="true"/>
    </number:number-style>
    <number:number-style style:name="N4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446P0"/>
    </number:number-style>
    <number:number-style style:name="N448P0" style:volatile="true">
      <number:text>$</number:text>
      <number:number number:decimal-places="2" loext:min-decimal-places="2" number:min-integer-digits="1" number:grouping="true"/>
    </number:number-style>
    <number:number-style style:name="N44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448P0"/>
    </number:number-style>
    <number:number-style style:name="N450P0" style:volatile="true">
      <number:text>$</number:text>
      <number:number number:decimal-places="0" loext:min-decimal-places="0" number:min-integer-digits="1" number:grouping="true"/>
    </number:number-style>
    <number:number-style style:name="N450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450">
      <number:text>$-</number:text>
      <style:map style:condition="value()&gt;0" style:apply-style-name="N450P0"/>
      <style:map style:condition="value()&lt;0" style:apply-style-name="N450P1"/>
    </number:number-style>
    <number:number-style style:name="N452P0" style:volatile="true">
      <number:text>$</number:text>
      <number:number number:decimal-places="2" loext:min-decimal-places="2" number:min-integer-digits="1" number:grouping="true"/>
    </number:number-style>
    <number:number-style style:name="N452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452">
      <number:text>$-</number:text>
      <number:number number:decimal-places="0" loext:min-decimal-places="0" number:min-integer-digits="0"/>
      <style:map style:condition="value()&gt;0" style:apply-style-name="N452P0"/>
      <style:map style:condition="value()&lt;0" style:apply-style-name="N452P1"/>
    </number:number-style>
    <number:number-style style:name="N454P0" style:volatile="true">
      <number:number number:decimal-places="1" loext:min-decimal-places="1" number:min-integer-digits="1" number:grouping="true"/>
    </number:number-style>
    <number:number-style style:name="N45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54">
      <number:text>-</number:text>
      <number:number number:decimal-places="0" loext:min-decimal-places="0" number:min-integer-digits="0"/>
      <style:map style:condition="value()&gt;0" style:apply-style-name="N454P0"/>
      <style:map style:condition="value()&lt;0" style:apply-style-name="N454P1"/>
    </number:number-style>
    <number:number-style style:name="N455P0" style:volatile="true">
      <number:number number:decimal-places="0" loext:min-decimal-places="0" number:min-integer-digits="1" number:grouping="true"/>
    </number:number-style>
    <number:number-style style:name="N45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55">
      <number:text>-</number:text>
      <number:number number:decimal-places="0" loext:min-decimal-places="0" number:min-integer-digits="0"/>
      <style:map style:condition="value()&gt;0" style:apply-style-name="N455P0"/>
      <style:map style:condition="value()&lt;0" style:apply-style-name="N455P1"/>
    </number:number-style>
    <number:currency-style style:name="N45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4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57P0"/>
    </number:currency-style>
    <number:number-style style:name="N4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458">
      <style:text-properties fo:color="#00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58P0"/>
    </number:number-style>
    <number:number-style style:name="N45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459">
      <style:text-properties fo:color="#00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59P0"/>
    </number:number-style>
    <number:number-style style:name="N460">
      <number:text>1.</number:text>
      <number:number number:decimal-places="0" loext:min-decimal-places="0" number:min-integer-digits="1"/>
    </number:number-style>
    <number:number-style style:name="N461">
      <number:text>1.1</number:text>
    </number:number-style>
    <number:number-style style:name="N462">
      <number:text>1.2</number:text>
    </number:number-style>
    <number:number-style style:name="N463P0" style:volatile="true">
      <number:text>R$</number:text>
      <number:number number:decimal-places="0" loext:min-decimal-places="0" number:min-integer-digits="1" number:grouping="true"/>
    </number:number-style>
    <number:number-style style:name="N463">
      <number:text>R$-</number:text>
      <number:number number:decimal-places="0" loext:min-decimal-places="0" number:min-integer-digits="1" number:grouping="true"/>
      <style:map style:condition="value()&gt;=0" style:apply-style-name="N463P0"/>
    </number:number-style>
    <number:number-style style:name="N464P0" style:volatile="true">
      <number:text>R$</number:text>
      <number:number number:decimal-places="0" loext:min-decimal-places="0" number:min-integer-digits="1" number:grouping="true"/>
    </number:number-style>
    <number:number-style style:name="N464">
      <style:text-properties fo:color="#ff0000"/>
      <number:text>R$-</number:text>
      <number:number number:decimal-places="0" loext:min-decimal-places="0" number:min-integer-digits="1" number:grouping="true"/>
      <style:map style:condition="value()&gt;=0" style:apply-style-name="N464P0"/>
    </number:number-style>
    <number:number-style style:name="N465P0" style:volatile="true">
      <number:text>R$</number:text>
      <number:number number:decimal-places="2" loext:min-decimal-places="2" number:min-integer-digits="1" number:grouping="true"/>
    </number:number-style>
    <number:number-style style:name="N465">
      <number:text>R$-</number:text>
      <number:number number:decimal-places="2" loext:min-decimal-places="2" number:min-integer-digits="1" number:grouping="true"/>
      <style:map style:condition="value()&gt;=0" style:apply-style-name="N465P0"/>
    </number:number-style>
    <number:number-style style:name="N466P0" style:volatile="true">
      <number:text>R$</number:text>
      <number:number number:decimal-places="2" loext:min-decimal-places="2" number:min-integer-digits="1" number:grouping="true"/>
    </number:number-style>
    <number:number-style style:name="N466">
      <style:text-properties fo:color="#ff0000"/>
      <number:text>R$-</number:text>
      <number:number number:decimal-places="2" loext:min-decimal-places="2" number:min-integer-digits="1" number:grouping="true"/>
      <style:map style:condition="value()&gt;=0" style:apply-style-name="N466P0"/>
    </number:number-style>
    <number:number-style style:name="N468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468P1" style:volatile="true">
      <number:text> R$-</number:text>
      <number:number number:decimal-places="0" loext:min-decimal-places="0" number:min-integer-digits="1" number:grouping="true"/>
      <number:text> </number:text>
    </number:number-style>
    <number:number-style style:name="N468P2" style:volatile="true">
      <number:text> R$-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0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470P1" style:volatile="true">
      <number:text> R$-</number:text>
      <number:number number:decimal-places="2" loext:min-decimal-places="2" number:min-integer-digits="1" number:grouping="true"/>
      <number:text> </number:text>
    </number:number-style>
    <number:number-style style:name="N470P2" style:volatile="true">
      <number:text> R$-</number:text>
      <number:number number:decimal-places="0" loext:min-decimal-places="0" number:min-integer-digits="0"/>
      <number:text> </number:text>
    </number:number-style>
    <number:text-style style:name="N470">
      <number:text-content/>
      <number:text> </number:text>
      <style:map style:condition="value()&gt;0" style:apply-style-name="N470P0"/>
      <style:map style:condition="value()&lt;0" style:apply-style-name="N470P1"/>
      <style:map style:condition="value()=0" style:apply-style-name="N470P2"/>
    </number:text-style>
    <number:number-style style:name="N471">
      <number:number number:decimal-places="0" loext:min-decimal-places="0" number:min-integer-digits="0" number:grouping="true"/>
    </number:number-style>
    <number:currency-style style:name="N473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473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473P0"/>
    </number:currency-style>
    <number:text-style style:name="N10107" number:language="pt" number:country="BR">
      <number:text-content/>
      <number:text>dd/mm/aa</number:text>
    </number:text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32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3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37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pt" number:country="BR">
      <number:text> R$ -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48P2" style:volatile="true" number:language="pt" number:country="BR">
      <number:text> - </number:text>
    </number:number-style>
    <number:text-style style:name="N10148" number:language="pt" number:country="B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50" number:language="pt" number:country="B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" number:language="pt" number:country="BR">
      <number:number number:decimal-places="3" loext:min-decimal-places="3" number:min-integer-digits="1" number:grouping="true"/>
    </number:number-style>
    <number:date-style style:name="N20111" number:language="ja" number:country="JP">
      <number:day/>
      <number:text>/</number:text>
      <number:month/>
      <number:text>/</number:text>
      <number:year/>
    </number:date-style>
    <number:date-style style:name="N2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20114" number:language="ja" number:country="JP">
      <number:month/>
      <number:text>月</number:text>
      <number:day/>
      <number:text>日</number:text>
    </number:date-style>
    <number:date-style style:name="N2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0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1" style:family="table-cell" style:parent-style-name="Default">
      <style:table-cell-properties fo:background-color="#c0c0c0" style:cell-protect="protected formula-hidden" style:print-content="true" style:diagonal-bl-tr="none" style:diagonal-tl-br="none" fo:border="0.31pt solid #000000" fo:padding="0.71mm" style:rotation-align="non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A2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Numero_5f_anulado" style:display-name="Numero_anulado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3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Sem_20_título1" style:display-name="Sem título1" style:family="table-cell" style:parent-style-name="Default">
      <style:table-cell-properties fo:background-color="#ffffff"/>
      <style:text-properties fo:color="#ffffff"/>
    </style:style>
    <style:style style:name="Sem_20_título2" style:display-name="Sem título2" style:family="table-cell" style:parent-style-name="Default">
      <style:table-cell-properties fo:background-color="#ffffff"/>
      <style:text-properties fo:color="#ffffff"/>
    </style:style>
    <style:style style:name="Sem_20_título3" style:display-name="Sem título3" style:family="table-cell" style:parent-style-name="Default">
      <style:table-cell-properties fo:background-color="#ffffff" fo:border="0.06pt solid #ffffff"/>
      <style:text-properties fo:color="#ffffff"/>
    </style:style>
    <style:style style:name="Sem_20_título4" style:display-name="Sem título4" style:family="table-cell" style:parent-style-name="Default">
      <style:table-cell-properties fo:background-color="#ffffff"/>
      <style:text-properties fo:color="#ffffff"/>
    </style:style>
    <style:style style:name="Sem_20_título5" style:display-name="Sem título5" style:family="table-cell" style:parent-style-name="Default">
      <style:table-cell-properties fo:background-color="#ffffff"/>
      <style:text-properties fo:color="#ffffff"/>
    </style:style>
    <style:style style:name="Sem_20_título6" style:display-name="Sem título6" style:family="table-cell" style:parent-style-name="Default">
      <style:table-cell-properties fo:background-color="#ffffff"/>
      <style:text-properties fo:color="#ffffff"/>
    </style:style>
    <style:style style:name="Sem_20_título7" style:display-name="Sem título7" style:family="table-cell" style:parent-style-name="Default" style:data-style-name="N11">
      <style:table-cell-properties fo:background-color="#e6e6e6"/>
      <style:text-properties fo:color="#e6e6e6"/>
    </style:style>
    <style:style style:name="Sem_20_título8" style:display-name="Sem título8" style:family="table-cell" style:parent-style-name="Default">
      <style:table-cell-properties fo:background-color="transparent"/>
    </style:style>
    <style:style style:name="Sem_20_título9" style:display-name="Sem título9" style:family="table-cell" style:parent-style-name="Default">
      <style:text-properties fo:color="#ffffff"/>
    </style:style>
    <style:style style:name="Sem_20_título10" style:display-name="Sem título10" style:family="table-cell" style:parent-style-name="Default">
      <style:table-cell-properties fo:background-color="#ffffff"/>
    </style:style>
    <style:style style:name="Sem_20_título11" style:display-name="Sem título11" style:family="table-cell" style:parent-style-name="Default"/>
    <draw:marker draw:name="Arrowhead_20_1" draw:display-name="Arrowhead 1" svg:viewBox="0 0 200 200" svg:d="M200 100c0 18-4 34-13 50s-21 27-37 37-32 13-50 13-34-4-50-13c-16-10-27-21-37-37-9-16-13-32-13-50s4-34 13-50c10-16 21-27 37-37 16-9 32-13 50-13s34 4 50 13c16 10 27 21 37 37 9 16 13 32 13 50z"/>
    <draw:marker draw:name="Arrowhead_20_2" draw:display-name="Arrowhead 2" svg:viewBox="0 0 10 10" svg:d="M0 0h10v10h-10z"/>
    <draw:marker draw:name="Arrowhead_20_3" draw:display-name="Arrowhead 3" svg:viewBox="0 0 200 200" svg:d="M200 100c0 18-4 34-13 50s-21 27-37 37-32 13-50 13-34-4-50-13c-16-10-27-21-37-37-9-16-13-32-13-50s4-34 13-50c10-16 21-27 37-37 16-9 32-13 50-13s34 4 50 13c16 10 27 21 37 37 9 16 13 32 13 50z"/>
    <draw:marker draw:name="Arrowhead_20_4" draw:display-name="Arrowhead 4" svg:viewBox="0 0 200 200" svg:d="M200 100c0 18-4 34-13 50s-21 27-37 37-32 13-50 13-34-4-50-13c-16-10-27-21-37-37-9-16-13-32-13-50s4-34 13-50c10-16 21-27 37-37 16-9 32-13 50-13s34 4 50 13c16 10 27 21 37 37 9 16 13 32 13 50z"/>
    <draw:marker draw:name="Arrowhead_20_5" draw:display-name="Arrowhead 5" svg:viewBox="0 0 20 30" svg:d="M10 0l-10 30h20z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fo:page-width="210.01mm" fo:page-height="297mm" style:num-format="1" style:print-orientation="portrait" fo:margin-top="5.84mm" fo:margin-bottom="6.12mm" fo:margin-left="5.73mm" fo:margin-right="5.17mm" style:shadow="none" fo:background-color="transparent" style:first-page-number="continue" style:scale-to="97%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3.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7.99mm" fo:margin-bottom="17.99mm" fo:margin-left="20mm" fo:margin-right="14.99mm" style:first-page-number="continue" loext:scale-to-X="1" style:writing-mode="lr-tb"/>
      <style:header-style>
        <style:header-footer-properties fo:min-height="7.5mm" fo:margin-left="0mm" fo:margin-right="4mm" fo:margin-bottom="6mm"/>
      </style:header-style>
      <style:footer-style>
        <style:header-footer-properties fo:min-height="7.5mm" fo:margin-left="0mm" fo:margin-right="4mm" fo:margin-top="6mm"/>
      </style:footer-style>
    </style:page-layout>
    <style:page-layout style:name="Mpm4">
      <style:page-layout-properties style:num-format="1" style:print-orientation="portrait" fo:margin-top="17.99mm" fo:margin-bottom="17.99mm" fo:margin-left="20mm" fo:margin-right="14.99mm" style:first-page-number="continue" loext:scale-to-X="1"/>
      <style:header-style>
        <style:header-footer-properties fo:margin-left="0mm" fo:margin-right="4mm" fo:margin-bottom="6mm"/>
      </style:header-style>
      <style:footer-style>
        <style:header-footer-properties fo:margin-left="0mm" fo:margin-right="4mm" fo:margin-top="6mm"/>
      </style:footer-style>
    </style:page-layout>
    <style:page-layout style:name="Mpm5">
      <style:page-layout-properties style:num-format="1" style:print-orientation="portrait" fo:margin-top="19mm" fo:margin-bottom="8.01mm" fo:margin-left="6mm" fo:margin-right="6mm" style:first-page-number="continue" style:scale-to="90%" style:writing-mode="lr-tb"/>
      <style:header-style>
        <style:header-footer-properties fo:min-height="7.5mm" fo:margin-left="13mm" fo:margin-right="13mm" fo:margin-bottom="0mm"/>
      </style:header-style>
      <style:footer-style>
        <style:header-footer-properties fo:min-height="7.5mm" fo:margin-left="13mm" fo:margin-right="13mm" fo:margin-top="7.48mm"/>
      </style:footer-style>
    </style:page-layout>
    <style:page-layout style:name="Mpm6">
      <style:page-layout-properties style:num-format="1" style:print-orientation="portrait" fo:margin-top="19mm" fo:margin-bottom="8.01mm" fo:margin-left="6mm" fo:margin-right="6mm" style:first-page-number="continue" style:scale-to="90%"/>
      <style:header-style>
        <style:header-footer-properties fo:margin-left="13mm" fo:margin-right="13mm" fo:margin-bottom="0mm"/>
      </style:header-style>
      <style:footer-style>
        <style:header-footer-properties fo:margin-left="13mm" fo:margin-right="13mm" fo:margin-top="7.4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2:23:21.4417244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Versão" style:display-name="PageStyle_Versã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23:21.446107354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23:21.449276838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1" style:display-name="PageStyle_Versão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23:21.446107354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23:21.449276838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Versão_20_2" style:display-name="PageStyle_Versão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23:21.446107354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2"><text:sheet-name>???</text:sheet-name></text:span></text:p>
          <text:p><text:span text:style-name="MT2">Release do PSDS: 6.6</text:span></text:p>
        </style:region-left>
        <style:region-center>
          <text:p><text:span text:style-name="MT2"><text:date style:data-style-name="N2" text:date-value="2017-09-26">00/00/0000</text:date></text:span><text:span text:style-name="MT2"> </text:span><text:span text:style-name="MT2"><text:time style:data-style-name="N2" text:time-value="12:23:21.449276838">00:00:00</text:time></text:span></text:p>
        </style:region-center>
        <style:region-right>
          <text:p><text:span text:style-name="MT2"><text:file-name text:display="name-and-extension">???</text:file-name></text:span></text:p>
          <text:p><text:span text:style-name="MT2">Página: </text:span><text:span text:style-name="MT2"><text:page-number>1</text:page-number></text:span><text:span text:style-name="MT2"> / </text:span><text:span text:style-name="MT2"><text:page-count>99</text:page-count></text:span></text:p>
        </style:region-right>
      </style:footer-left>
    </style:master-page>
    <style:master-page style:name="PageStyle_5f_Identificação" style:display-name="PageStyle_Identificação" style:page-layout-name="Mpm5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1" style:display-name="PageStyle_Identificação 1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  <style:master-page style:name="PageStyle_5f_Identificação_20_2" style:display-name="PageStyle_Identificação 2" style:page-layout-name="Mpm6">
      <style:header style:display="false"/>
      <style:header-left style:display="false"/>
      <style:footer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>
      <style:footer-left style:display="false">
        <style:region-left>
          <text:p><text:span text:style-name="MT1"><text:sheet-name>???</text:sheet-name></text:span></text:p>
        </style:region-left>
        <style:region-center>
          <text:p><text:span text:style-name="MT1"><text:page-number>1</text:page-number></text:span><text:span text:style-name="MT1"> 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0:24:45.84</meta:creation-date>
    <meta:generator>LibreOffice/5.2.2.2$Linux_X86_64 LibreOffice_project/20m0$Build-1</meta:generator>
    <dc:date>2017-09-26T12:33:52.415007360</dc:date>
    <meta:editing-duration>P10DT21H25M47S</meta:editing-duration>
    <meta:editing-cycles>1074</meta:editing-cycles>
    <meta:print-date>2012-06-04T17:32:59.08</meta:print-date>
    <meta:document-statistic meta:table-count="8" meta:cell-count="3591" meta:object-count="10"/>
  </office:meta>
</office:document-meta>
</file>